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rebuchet MS" svg:font-family="'Trebuchet MS'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_2e_LongTitle">
      <style:text-properties fo:language="de" fo:country="DE" officeooo:paragraph-rsid="000bf656"/>
    </style:style>
    <style:style style:name="P2" style:family="paragraph" style:parent-style-name="_2e_SQLite">
      <loext:graphic-properties draw:fill="solid" draw:fill-color="#ffffbd"/>
      <style:paragraph-properties fo:background-color="#ffffbd"/>
      <style:text-properties fo:language="de" fo:country="DE" officeooo:paragraph-rsid="000bf656"/>
    </style:style>
    <style:style style:name="P3" style:family="paragraph" style:parent-style-name="_2e_LongTitle">
      <style:text-properties officeooo:paragraph-rsid="000bf656"/>
    </style:style>
    <style:style style:name="P4" style:family="paragraph" style:parent-style-name="_2e_MSAccess">
      <style:text-properties officeooo:paragraph-rsid="000bf656"/>
    </style:style>
    <style:style style:name="P5" style:family="paragraph" style:parent-style-name="_2e_SQL_20_Server-">
      <style:text-properties officeooo:paragraph-rsid="000bf656"/>
    </style:style>
    <style:style style:name="P6" style:family="paragraph" style:parent-style-name="_2e_SQL_20_Server-">
      <loext:graphic-properties draw:fill="solid" draw:fill-color="#d9e2f3"/>
      <style:paragraph-properties fo:background-color="#d9e2f3"/>
      <style:text-properties officeooo:paragraph-rsid="000bf656"/>
    </style:style>
    <style:style style:name="P7" style:family="paragraph" style:parent-style-name="_2e_SQLite">
      <style:text-properties officeooo:paragraph-rsid="000bf656"/>
    </style:style>
    <style:style style:name="P8" style:family="paragraph" style:parent-style-name="_2e_SQLite">
      <loext:graphic-properties draw:fill="solid" draw:fill-color="#ffffbd"/>
      <style:paragraph-properties fo:background-color="#ffffbd"/>
      <style:text-properties officeooo:paragraph-rsid="000bf656"/>
    </style:style>
    <style:style style:name="P9" style:family="paragraph" style:parent-style-name="_2e_Tip_2f_Comment">
      <style:text-properties officeooo:paragraph-rsid="000bf656"/>
    </style:style>
    <style:style style:name="P10" style:family="paragraph" style:parent-style-name="_2e_Topic">
      <style:text-properties officeooo:paragraph-rsid="000bf656"/>
    </style:style>
    <style:style style:name="P11" style:family="paragraph" style:parent-style-name="_2e_Vocabulary">
      <style:text-properties officeooo:paragraph-rsid="000bf656"/>
    </style:style>
    <style:style style:name="P12" style:family="paragraph" style:parent-style-name="_2e_Vocabulary">
      <loext:graphic-properties draw:fill="solid" draw:fill-color="#ffffbd"/>
      <style:paragraph-properties fo:background-color="#ffffbd"/>
      <style:text-properties officeooo:paragraph-rsid="000bf656"/>
    </style:style>
    <style:style style:name="P13" style:family="paragraph" style:parent-style-name="Constructs">
      <style:text-properties officeooo:paragraph-rsid="000bf656"/>
    </style:style>
    <style:style style:name="P14" style:family="paragraph" style:parent-style-name="Exercise">
      <style:text-properties officeooo:paragraph-rsid="000bf656"/>
    </style:style>
    <style:style style:name="P15" style:family="paragraph" style:parent-style-name="FRAME1">
      <style:text-properties officeooo:paragraph-rsid="000bf656"/>
    </style:style>
    <style:style style:name="P16" style:family="paragraph" style:parent-style-name="FRAME1">
      <loext:graphic-properties draw:fill="solid" draw:fill-color="#f2f2f2"/>
      <style:paragraph-properties fo:background-color="#f2f2f2"/>
      <style:text-properties officeooo:paragraph-rsid="000bf656"/>
    </style:style>
    <style:style style:name="P17" style:family="paragraph" style:parent-style-name="GreenTopics">
      <style:text-properties officeooo:paragraph-rsid="000bf656"/>
    </style:style>
    <style:style style:name="P18" style:family="paragraph" style:parent-style-name="LINK">
      <style:text-properties officeooo:paragraph-rsid="000bf656"/>
    </style:style>
    <style:style style:name="P19" style:family="paragraph" style:parent-style-name="LINK">
      <loext:graphic-properties draw:fill="solid" draw:fill-color="#c5e0b3"/>
      <style:paragraph-properties fo:background-color="#c5e0b3"/>
      <style:text-properties officeooo:paragraph-rsid="000bf656"/>
    </style:style>
    <style:style style:name="P20" style:family="paragraph" style:parent-style-name="NOTES">
      <style:text-properties officeooo:paragraph-rsid="000bf656"/>
    </style:style>
    <style:style style:name="P21" style:family="paragraph" style:parent-style-name="ORACLE">
      <style:text-properties officeooo:paragraph-rsid="000bf656"/>
    </style:style>
    <style:style style:name="P22" style:family="paragraph" style:parent-style-name="ORACLE">
      <loext:graphic-properties draw:fill="solid" draw:fill-color="#e3e8ed"/>
      <style:paragraph-properties fo:background-color="#e3e8ed"/>
      <style:text-properties officeooo:paragraph-rsid="000bf656"/>
    </style:style>
    <style:style style:name="P23" style:family="paragraph" style:parent-style-name="Standard">
      <style:text-properties officeooo:paragraph-rsid="000bf656"/>
    </style:style>
    <style:style style:name="P24" style:family="paragraph" style:parent-style-name="TIP">
      <style:text-properties officeooo:paragraph-rsid="000bf656"/>
    </style:style>
    <style:style style:name="P25" style:family="paragraph" style:parent-style-name="_2e_LongTitle">
      <style:text-properties style:font-name="Courier New1" fo:font-size="9pt" fo:language="en" fo:country="GB" officeooo:paragraph-rsid="000bf656" style:font-size-asian="9pt" style:font-name-complex="Courier New2" style:font-size-complex="9pt"/>
    </style:style>
    <style:style style:name="P26" style:family="paragraph" style:parent-style-name="Standard">
      <style:text-properties style:font-name="Courier New1" fo:font-size="9pt" fo:language="en" fo:country="GB" officeooo:paragraph-rsid="000bf656" style:font-size-asian="9pt" style:font-name-complex="Courier New2" style:font-size-complex="9pt"/>
    </style:style>
    <style:style style:name="P27" style:family="paragraph" style:parent-style-name="Standard">
      <style:text-properties style:font-name="Courier New1" fo:font-size="9pt" fo:language="en" fo:country="GB" officeooo:paragraph-rsid="000ed74b" style:font-size-asian="9pt" style:font-name-complex="Courier New2" style:font-size-complex="9pt"/>
    </style:style>
    <style:style style:name="P28" style:family="paragraph" style:parent-style-name="Standard">
      <style:text-properties style:font-name="Courier New1" fo:font-size="9pt" fo:language="en" fo:country="GB" officeooo:rsid="002e4bdb" officeooo:paragraph-rsid="002e4bdb" style:font-size-asian="9pt" style:font-name-complex="Courier New2" style:font-size-complex="9pt"/>
    </style:style>
    <style:style style:name="P29" style:family="paragraph" style:parent-style-name="Standard">
      <style:text-properties style:font-name="Courier New1" fo:font-size="9pt" fo:language="en" fo:country="GB" officeooo:paragraph-rsid="0069c735" style:font-size-asian="9pt" style:font-name-complex="Courier New2" style:font-size-complex="9pt"/>
    </style:style>
    <style:style style:name="P30" style:family="paragraph" style:parent-style-name="Standard">
      <style:text-properties style:font-name="Courier New1" fo:font-size="9pt" fo:language="en" fo:country="GB" officeooo:paragraph-rsid="007d236a" style:font-size-asian="9pt" style:font-name-complex="Courier New2" style:font-size-complex="9pt"/>
    </style:style>
    <style:style style:name="P31" style:family="paragraph" style:parent-style-name="Standard">
      <style:text-properties style:font-name="Courier New1" fo:font-size="9pt" fo:language="en" fo:country="GB" officeooo:paragraph-rsid="007fe5a9" style:font-size-asian="9pt" style:font-name-complex="Courier New2" style:font-size-complex="9pt"/>
    </style:style>
    <style:style style:name="P32" style:family="paragraph" style:parent-style-name="Standard">
      <style:text-properties style:font-name="Courier New1" fo:font-size="9pt" fo:language="en" fo:country="GB" officeooo:paragraph-rsid="00832ae2" style:font-size-asian="9pt" style:font-name-complex="Courier New2" style:font-size-complex="9pt"/>
    </style:style>
    <style:style style:name="P33" style:family="paragraph" style:parent-style-name="Standard">
      <style:text-properties style:font-name="Courier New1" fo:font-size="9pt" fo:language="en" fo:country="GB" officeooo:paragraph-rsid="00881fcc" style:font-size-asian="9pt" style:font-name-complex="Courier New2" style:font-size-complex="9pt"/>
    </style:style>
    <style:style style:name="P34" style:family="paragraph" style:parent-style-name="Standard">
      <style:text-properties style:font-name="Courier New1" fo:font-size="9pt" fo:language="en" fo:country="GB" fo:font-weight="bold" officeooo:rsid="0069c735" officeooo:paragraph-rsid="007d236a" style:font-size-asian="9pt" style:font-weight-asian="bold" style:font-name-complex="Courier New2" style:font-size-complex="9pt" style:font-weight-complex="bold"/>
    </style:style>
    <style:style style:name="P35" style:family="paragraph" style:parent-style-name="Standard">
      <style:text-properties style:font-name="Courier New1" fo:font-size="9pt" fo:language="en" fo:country="US" officeooo:paragraph-rsid="000bf656" style:font-size-asian="9pt" style:font-name-complex="Courier New2" style:font-size-complex="9pt"/>
    </style:style>
    <style:style style:name="P36" style:family="paragraph" style:parent-style-name="_2e_SQL_20_Server-">
      <loext:graphic-properties draw:fill="solid" draw:fill-color="#d9e2f3"/>
      <style:paragraph-properties fo:background-color="#d9e2f3"/>
      <style:text-properties style:font-name="Courier New1" officeooo:paragraph-rsid="000bf656" style:font-name-complex="Courier New2" style:font-size-complex="9pt"/>
    </style:style>
    <style:style style:name="P37" style:family="paragraph" style:parent-style-name="_2e_Topic">
      <style:text-properties style:font-name="Courier New1" fo:language="en" fo:country="GB" officeooo:paragraph-rsid="000bf656" style:font-name-complex="Courier New2" style:font-size-complex="9pt"/>
    </style:style>
    <style:style style:name="P38" style:family="paragraph" style:parent-style-name="No_20_Spacing">
      <style:text-properties style:font-name="Courier New1" fo:language="en" fo:country="GB" officeooo:paragraph-rsid="000bf656" style:font-name-complex="Courier New2" style:font-size-complex="9pt"/>
    </style:style>
    <style:style style:name="P39" style:family="paragraph" style:parent-style-name="Standard">
      <style:text-properties style:font-name="Courier New1" fo:language="en" fo:country="GB" officeooo:paragraph-rsid="000bf656" style:font-name-complex="Courier New2" style:font-size-complex="9pt"/>
    </style:style>
    <style:style style:name="P40" style:family="paragraph" style:parent-style-name="Standard">
      <style:text-properties style:font-name="Courier New1" fo:language="en" fo:country="GB" officeooo:paragraph-rsid="00376a32" style:font-name-complex="Courier New2" style:font-size-complex="9pt"/>
    </style:style>
    <style:style style:name="P41" style:family="paragraph" style:parent-style-name="Standard">
      <style:text-properties style:font-name="Courier New1" fo:language="en" fo:country="GB" officeooo:paragraph-rsid="006d0fe3" style:font-name-complex="Courier New2" style:font-size-complex="9pt"/>
    </style:style>
    <style:style style:name="P42" style:family="paragraph" style:parent-style-name="Standard">
      <style:text-properties style:font-name="Courier New1" fo:language="en" fo:country="GB" officeooo:paragraph-rsid="00721009" style:font-name-complex="Courier New2" style:font-size-complex="9pt"/>
    </style:style>
    <style:style style:name="P43" style:family="paragraph" style:parent-style-name="Standard">
      <style:text-properties style:font-name="Courier New1" fo:language="en" fo:country="GB" officeooo:paragraph-rsid="00832ae2" style:font-name-complex="Courier New2" style:font-size-complex="9pt"/>
    </style:style>
    <style:style style:name="P44" style:family="paragraph" style:parent-style-name="Standard">
      <style:text-properties style:font-name="Courier New1" fo:language="en" fo:country="GB" officeooo:paragraph-rsid="0087e9ee" style:font-name-complex="Courier New2" style:font-size-complex="9pt"/>
    </style:style>
    <style:style style:name="P45" style:family="paragraph" style:parent-style-name="FRAME1">
      <loext:graphic-properties draw:fill="solid" draw:fill-color="#f2f2f2"/>
      <style:paragraph-properties fo:margin-left="0in" fo:margin-right="4.7244in" fo:text-indent="0in" style:auto-text-indent="false" fo:background-color="#f2f2f2"/>
      <style:text-properties style:font-name="Courier New1" fo:font-weight="bold" officeooo:paragraph-rsid="000bf656" style:font-weight-asian="bold"/>
    </style:style>
    <style:style style:name="P46" style:family="paragraph" style:parent-style-name="Standard">
      <style:text-properties style:font-name="Courier New1" fo:language="en" fo:country="US" officeooo:paragraph-rsid="000bf656" style:font-name-complex="Courier New2" style:font-size-complex="9pt"/>
    </style:style>
    <style:style style:name="P47" style:family="paragraph" style:parent-style-name="Standard">
      <style:text-properties style:font-name="Courier New1" fo:language="en" fo:country="US" officeooo:paragraph-rsid="00721009" style:font-name-complex="Courier New2" style:font-size-complex="9pt"/>
    </style:style>
    <style:style style:name="P48" style:family="paragraph" style:parent-style-name="ORACLE">
      <loext:graphic-properties draw:fill="solid" draw:fill-color="#e3e8ed"/>
      <style:paragraph-properties fo:background-color="#e3e8ed"/>
      <style:text-properties fo:font-size="11pt" fo:font-weight="bold" officeooo:paragraph-rsid="000bf656" style:font-size-asian="11pt" style:font-weight-asian="bold"/>
    </style:style>
    <style:style style:name="P49" style:family="paragraph" style:parent-style-name="_2e_Tip_2f_Comment">
      <style:text-properties fo:font-size="11pt" officeooo:paragraph-rsid="000bf656" style:font-size-asian="11pt"/>
    </style:style>
    <style:style style:name="P50" style:family="paragraph" style:parent-style-name="ORACLE">
      <loext:graphic-properties draw:fill="solid" draw:fill-color="#e3e8ed"/>
      <style:paragraph-properties fo:background-color="#e3e8ed"/>
      <style:text-properties fo:font-size="11pt" fo:language="de" fo:country="DE" fo:font-weight="bold" officeooo:paragraph-rsid="000bf656" style:font-size-asian="11pt" style:font-weight-asian="bold"/>
    </style:style>
    <style:style style:name="P51" style:family="paragraph" style:parent-style-name="_2e_SQL_20_Server-">
      <style:text-properties fo:color="#008000" loext:opacity="100%" officeooo:paragraph-rsid="000bf656"/>
    </style:style>
    <style:style style:name="P52" style:family="paragraph" style:parent-style-name="_2e_SQL_20_Server-">
      <loext:graphic-properties draw:fill="solid" draw:fill-color="#d9e2f3"/>
      <style:paragraph-properties fo:background-color="#d9e2f3"/>
      <style:text-properties fo:color="#008000" loext:opacity="100%" officeooo:paragraph-rsid="000bf656"/>
    </style:style>
    <style:style style:name="P53" style:family="paragraph" style:parent-style-name="_2e_SQL_20_Server-">
      <loext:graphic-properties draw:fill="solid" draw:fill-color="#d9e2f3"/>
      <style:paragraph-properties fo:background-color="#d9e2f3"/>
      <style:text-properties fo:color="#000000" loext:opacity="100%" officeooo:paragraph-rsid="000bf656"/>
    </style:style>
    <style:style style:name="P54" style:family="paragraph" style:parent-style-name="_2e_Vocabulary">
      <loext:graphic-properties draw:fill="solid" draw:fill-color="#ffffbd"/>
      <style:paragraph-properties fo:background-color="#ffffbd"/>
      <style:text-properties fo:color="#000000" loext:opacity="100%" fo:font-weight="bold" officeooo:paragraph-rsid="000bf656" style:font-weight-asian="bold"/>
    </style:style>
    <style:style style:name="P55" style:family="paragraph" style:parent-style-name="Standard">
      <style:text-properties fo:color="#000000" loext:opacity="100%" style:font-name="Consolas" fo:font-size="9.5pt" fo:language="en" fo:country="US" officeooo:paragraph-rsid="000bf656" fo:background-color="#ffffff" style:font-size-asian="9.5pt" style:font-name-complex="Consolas1" style:font-size-complex="9.5pt"/>
    </style:style>
    <style:style style:name="P56" style:family="paragraph" style:parent-style-name="Standard">
      <style:text-properties fo:color="#000000" loext:opacity="100%" style:font-name="Consolas" fo:font-size="9.5pt" fo:language="en" fo:country="US" officeooo:paragraph-rsid="006d0fe3" fo:background-color="#ffffff" style:font-size-asian="9.5pt" style:font-name-complex="Consolas1" style:font-size-complex="9.5pt"/>
    </style:style>
    <style:style style:name="P57" style:family="paragraph" style:parent-style-name="Standard">
      <style:text-properties fo:color="#000000" loext:opacity="100%" style:font-name="Consolas" fo:font-size="9.5pt" fo:language="en" fo:country="GB" officeooo:paragraph-rsid="00721009" style:font-size-asian="9.5pt" style:font-name-complex="Consolas1" style:font-size-complex="9.5pt"/>
    </style:style>
    <style:style style:name="P58" style:family="paragraph" style:parent-style-name="Standard">
      <style:text-properties fo:color="#000000" loext:opacity="100%" style:font-name="Consolas" fo:font-size="9.5pt" fo:language="en" fo:country="GB" officeooo:paragraph-rsid="000bf656" style:font-size-asian="9.5pt"/>
    </style:style>
    <style:style style:name="P59" style:family="paragraph" style:parent-style-name="Standard">
      <style:text-properties fo:color="#000000" loext:opacity="100%" style:font-name="Courier New1" fo:font-size="9pt" fo:language="en" fo:country="US" officeooo:paragraph-rsid="000bf656" style:font-size-asian="9pt" style:font-name-complex="Courier New2"/>
    </style:style>
    <style:style style:name="P60" style:family="paragraph" style:parent-style-name="Standard">
      <style:text-properties fo:color="#000000" loext:opacity="100%" style:font-name="Courier New1" fo:font-size="9pt" fo:language="en" fo:country="US" officeooo:paragraph-rsid="000bf656" style:font-size-asian="9pt" style:font-name-complex="Courier New2" style:font-size-complex="9pt"/>
    </style:style>
    <style:style style:name="P61" style:family="paragraph" style:parent-style-name="_2e_SQL_20_Server-">
      <loext:graphic-properties draw:fill="solid" draw:fill-color="#d9e2f3"/>
      <style:paragraph-properties fo:background-color="#d9e2f3"/>
      <style:text-properties fo:color="#000000" loext:opacity="100%" officeooo:paragraph-rsid="00721009"/>
    </style:style>
    <style:style style:name="P62" style:family="paragraph" style:parent-style-name="_2e_SQL_20_Server-">
      <style:text-properties fo:color="#0000ff" loext:opacity="100%" officeooo:paragraph-rsid="000bf656"/>
    </style:style>
    <style:style style:name="P63" style:family="paragraph" style:parent-style-name="_2e_SQL_20_Server-">
      <loext:graphic-properties draw:fill="solid" draw:fill-color="#d9e2f3"/>
      <style:paragraph-properties fo:background-color="#d9e2f3"/>
      <style:text-properties fo:color="#0000ff" loext:opacity="100%" officeooo:paragraph-rsid="000bf656"/>
    </style:style>
    <style:style style:name="P64" style:family="paragraph" style:parent-style-name="_2e_Vocabulary">
      <style:text-properties fo:color="#0000ff" loext:opacity="100%" officeooo:paragraph-rsid="000bf656"/>
    </style:style>
    <style:style style:name="P65" style:family="paragraph" style:parent-style-name="Standard">
      <style:text-properties fo:color="#0000ff" loext:opacity="100%" style:font-name="Consolas" fo:font-size="9.5pt" fo:language="en" fo:country="GB" officeooo:paragraph-rsid="00721009" style:font-size-asian="9.5pt" style:font-name-complex="Consolas1" style:font-size-complex="9.5pt"/>
    </style:style>
    <style:style style:name="P66" style:family="paragraph" style:parent-style-name="_2e_SQL_20_Server-">
      <loext:graphic-properties draw:fill="solid" draw:fill-color="#d9e2f3"/>
      <style:paragraph-properties fo:background-color="#d9e2f3"/>
      <style:text-properties fo:language="en" fo:country="GB" officeooo:paragraph-rsid="000bf656"/>
    </style:style>
    <style:style style:name="P67" style:family="paragraph" style:parent-style-name="_2e_Tip_2f_Comment">
      <style:text-properties fo:language="en" fo:country="GB" officeooo:paragraph-rsid="000bf656"/>
    </style:style>
    <style:style style:name="P68" style:family="paragraph" style:parent-style-name="ERROR">
      <loext:graphic-properties draw:fill="solid" draw:fill-color="#d9d9d9"/>
      <style:paragraph-properties fo:background-color="#d9d9d9"/>
      <style:text-properties fo:language="en" fo:country="GB" officeooo:paragraph-rsid="000bf656"/>
    </style:style>
    <style:style style:name="P69" style:family="paragraph" style:parent-style-name="Heading_20_1">
      <style:text-properties fo:language="en" fo:country="GB" officeooo:paragraph-rsid="000bf656"/>
    </style:style>
    <style:style style:name="P70" style:family="paragraph" style:parent-style-name="Heading_20_2">
      <loext:graphic-properties draw:fill="solid" draw:fill-color="#deeaf6"/>
      <style:paragraph-properties fo:background-color="#deeaf6"/>
      <style:text-properties fo:language="en" fo:country="GB" officeooo:paragraph-rsid="000bf656"/>
    </style:style>
    <style:style style:name="P71" style:family="paragraph" style:parent-style-name="No_20_Spacing">
      <style:text-properties fo:language="en" fo:country="GB" officeooo:paragraph-rsid="000bf656"/>
    </style:style>
    <style:style style:name="P72" style:family="paragraph" style:parent-style-name="Standard">
      <style:text-properties fo:language="en" fo:country="GB" officeooo:paragraph-rsid="000bf656"/>
    </style:style>
    <style:style style:name="P73" style:family="paragraph" style:parent-style-name="Title">
      <style:text-properties fo:language="en" fo:country="GB" officeooo:paragraph-rsid="000bf656"/>
    </style:style>
    <style:style style:name="P74" style:family="paragraph" style:parent-style-name="_2e_SQLite">
      <loext:graphic-properties draw:fill="solid" draw:fill-color="#ffffbd"/>
      <style:paragraph-properties fo:background-color="#ffffbd"/>
      <style:text-properties fo:language="en" fo:country="GB" officeooo:paragraph-rsid="000bf656" style:font-size-complex="9pt"/>
    </style:style>
    <style:style style:name="P75" style:family="paragraph" style:parent-style-name="Standard">
      <style:text-properties fo:language="en" fo:country="GB" officeooo:rsid="005dccba" officeooo:paragraph-rsid="000bf656"/>
    </style:style>
    <style:style style:name="P76" style:family="paragraph" style:parent-style-name="Standard">
      <style:text-properties fo:language="en" fo:country="GB" officeooo:paragraph-rsid="006d0fe3"/>
    </style:style>
    <style:style style:name="P77" style:family="paragraph" style:parent-style-name="Standard">
      <style:text-properties fo:language="en" fo:country="GB" officeooo:paragraph-rsid="00721009"/>
    </style:style>
    <style:style style:name="P78" style:family="paragraph" style:parent-style-name="No_20_Spacing">
      <style:text-properties fo:language="en" fo:country="GB" officeooo:paragraph-rsid="00783ed5"/>
    </style:style>
    <style:style style:name="P79" style:family="paragraph" style:parent-style-name="_2e_SQLite">
      <loext:graphic-properties draw:fill="solid" draw:fill-color="#ffffbd"/>
      <style:paragraph-properties fo:background-color="#ffffbd"/>
      <style:text-properties officeooo:paragraph-rsid="000bf656" style:font-size-complex="9pt"/>
    </style:style>
    <style:style style:name="P80" style:family="paragraph" style:parent-style-name="_2e_SQLite">
      <loext:graphic-properties draw:fill="solid" draw:fill-color="#ffffbd"/>
      <style:paragraph-properties fo:background-color="#ffffbd"/>
      <style:text-properties fo:font-weight="bold" officeooo:paragraph-rsid="000bf656" style:font-weight-asian="bold"/>
    </style:style>
    <style:style style:name="P81" style:family="paragraph" style:parent-style-name="_2e_Vocabulary">
      <loext:graphic-properties draw:fill="solid" draw:fill-color="#ffffbd"/>
      <style:paragraph-properties fo:background-color="#ffffbd"/>
      <style:text-properties fo:font-weight="bold" officeooo:paragraph-rsid="000bf656" style:font-weight-asian="bold"/>
    </style:style>
    <style:style style:name="P82" style:family="paragraph" style:parent-style-name="_2e_SQLite">
      <style:text-properties fo:font-weight="bold" officeooo:paragraph-rsid="000bf656" style:font-weight-asian="bold" style:font-weight-complex="bold"/>
    </style:style>
    <style:style style:name="P83" style:family="paragraph" style:parent-style-name="_2e_Vocabulary">
      <style:text-properties fo:font-weight="bold" style:font-weight-asian="bold" style:font-weight-complex="bold"/>
    </style:style>
    <style:style style:name="P84" style:family="paragraph" style:parent-style-name="_2e_SQLite">
      <style:text-properties officeooo:paragraph-rsid="00365aeb"/>
    </style:style>
    <style:style style:name="P85" style:family="paragraph" style:parent-style-name="_2e_Tip_2f_Comment">
      <style:text-properties officeooo:paragraph-rsid="0024e1da"/>
    </style:style>
    <style:style style:name="P86" style:family="paragraph" style:parent-style-name="_2e_Tip_2f_Comment">
      <style:text-properties fo:font-size="10pt" officeooo:paragraph-rsid="0024e1da" style:font-size-asian="10pt" style:font-size-complex="10pt"/>
    </style:style>
    <style:style style:name="P87" style:family="paragraph" style:parent-style-name="FRAME1">
      <loext:graphic-properties draw:fill="solid" draw:fill-color="#f2f2f2"/>
      <style:paragraph-properties fo:background-color="#f2f2f2"/>
      <style:text-properties style:font-name="Consolas" fo:font-size="10pt" officeooo:paragraph-rsid="000bf656" style:font-size-asian="10pt" style:font-name-complex="Consolas1"/>
    </style:style>
    <style:style style:name="P88" style:family="paragraph" style:parent-style-name="FRAME1">
      <loext:graphic-properties draw:fill="solid" draw:fill-color="#f2f2f2"/>
      <style:paragraph-properties fo:margin-left="0in" fo:margin-right="6.8898in" fo:text-indent="0in" style:auto-text-indent="false" fo:background-color="#f2f2f2"/>
      <style:text-properties fo:font-size="16pt" fo:font-weight="bold" officeooo:paragraph-rsid="000bf656" style:font-size-asian="16pt" style:font-weight-asian="bold"/>
    </style:style>
    <style:style style:name="P89" style:family="paragraph" style:parent-style-name="Heading_20_1">
      <style:text-properties fo:language="en" fo:country="US" officeooo:paragraph-rsid="000bf656"/>
    </style:style>
    <style:style style:name="P90" style:family="paragraph" style:parent-style-name="No_20_Spacing">
      <style:text-properties fo:language="en" fo:country="US" officeooo:paragraph-rsid="000bf656"/>
    </style:style>
    <style:style style:name="P91" style:family="paragraph" style:parent-style-name="Standard">
      <style:text-properties fo:language="en" fo:country="US" officeooo:paragraph-rsid="000bf656"/>
    </style:style>
    <style:style style:name="P92" style:family="paragraph" style:parent-style-name="Standard">
      <style:text-properties fo:language="en" fo:country="US" fo:font-style="italic" officeooo:paragraph-rsid="000bf656" style:font-style-asian="italic"/>
    </style:style>
    <style:style style:name="P93" style:family="paragraph" style:parent-style-name="_2e_SQLite">
      <style:text-properties fo:language="en" fo:country="US" officeooo:paragraph-rsid="0056f52e"/>
    </style:style>
    <style:style style:name="P94" style:family="paragraph" style:parent-style-name="Standard">
      <style:text-properties fo:language="en" fo:country="US" officeooo:paragraph-rsid="0044149b"/>
    </style:style>
    <style:style style:name="P95" style:family="paragraph" style:parent-style-name="Standard">
      <style:text-properties fo:language="en" fo:country="US" officeooo:paragraph-rsid="0059b49e"/>
    </style:style>
    <style:style style:name="P96" style:family="paragraph" style:parent-style-name="Standard">
      <style:text-properties fo:language="en" fo:country="US" officeooo:paragraph-rsid="007010d9"/>
    </style:style>
    <style:style style:name="P97" style:family="paragraph" style:parent-style-name="Standard">
      <style:text-properties fo:language="en" fo:country="US" officeooo:paragraph-rsid="00721009"/>
    </style:style>
    <style:style style:name="P98" style:family="paragraph" style:parent-style-name="NOTES">
      <loext:graphic-properties draw:fill="solid" draw:fill-color="#deeaf6"/>
      <style:paragraph-properties fo:background-color="#deeaf6"/>
      <style:text-properties officeooo:paragraph-rsid="000bf656" style:font-size-complex="9.5pt"/>
    </style:style>
    <style:style style:name="P99" style:family="paragraph" style:parent-style-name="NOTES">
      <loext:graphic-properties draw:fill="solid" draw:fill-color="#deeaf6"/>
      <style:paragraph-properties fo:background-color="#deeaf6"/>
      <style:text-properties fo:font-size="9.5pt" officeooo:paragraph-rsid="000bf656" style:font-size-asian="9.5pt" style:font-size-complex="9.5pt"/>
    </style:style>
    <style:style style:name="P100" style:family="paragraph" style:parent-style-name="NOTES">
      <loext:graphic-properties draw:fill="solid" draw:fill-color="#deeaf6"/>
      <style:paragraph-properties fo:background-color="#deeaf6"/>
      <style:text-properties fo:font-size="9.5pt" fo:font-weight="normal" officeooo:paragraph-rsid="000bf656" style:font-size-asian="9.5pt" style:font-weight-asian="normal" style:font-size-complex="9.5pt"/>
    </style:style>
    <style:style style:name="P101" style:family="paragraph" style:parent-style-name="ORACLE">
      <loext:graphic-properties draw:fill="solid" draw:fill-color="#e3e8ed"/>
      <style:paragraph-properties fo:background-color="#e3e8ed"/>
      <style:text-properties fo:font-size="9pt" officeooo:paragraph-rsid="000bf656" style:font-size-asian="9pt"/>
    </style:style>
    <style:style style:name="P102" style:family="paragraph" style:parent-style-name="ORACLE">
      <loext:graphic-properties draw:fill="solid" draw:fill-color="#e3e8ed"/>
      <style:paragraph-properties fo:background-color="#e3e8ed"/>
      <style:text-properties fo:font-style="italic" fo:font-weight="bold" officeooo:paragraph-rsid="000bf656" style:font-style-asian="italic" style:font-weight-asian="bold"/>
    </style:style>
    <style:style style:name="P103" style:family="paragraph" style:parent-style-name="Standard">
      <style:text-properties fo:color="#a6a6a6" loext:opacity="100%" fo:language="en" fo:country="US" officeooo:paragraph-rsid="000bf656"/>
    </style:style>
    <style:style style:name="P104" style:family="paragraph" style:parent-style-name="Standard">
      <style:text-properties fo:color="#808080" loext:opacity="100%" style:font-name="Consolas" fo:font-size="9.5pt" fo:language="en" fo:country="GB" officeooo:paragraph-rsid="000bf656" style:font-size-asian="9.5pt" style:font-name-complex="Consolas1" style:font-size-complex="9.5pt"/>
    </style:style>
    <style:style style:name="P105" style:family="paragraph" style:parent-style-name="Standard">
      <style:text-properties fo:color="#808080" loext:opacity="100%" style:font-name="Consolas" fo:font-size="9.5pt" fo:language="en" fo:country="US" officeooo:paragraph-rsid="000bf656" style:font-size-asian="9.5pt" style:font-name-complex="Consolas1" style:font-size-complex="9.5pt"/>
    </style:style>
    <style:style style:name="P106" style:family="paragraph" style:parent-style-name="_2e_SQLite">
      <style:text-properties fo:font-size="6pt" style:font-size-asian="6pt" style:font-size-complex="6pt"/>
    </style:style>
    <style:style style:name="P107" style:family="paragraph" style:parent-style-name="ORACLE">
      <loext:graphic-properties draw:fill="solid" draw:fill-color="#e3e8ed"/>
      <style:paragraph-properties fo:background-color="#e3e8ed"/>
      <style:text-properties fo:font-size="8.5pt" officeooo:paragraph-rsid="000bf656" style:font-size-asian="8.5pt" style:font-size-complex="8.5pt"/>
    </style:style>
    <style:style style:name="P108" style:family="paragraph" style:parent-style-name="_2e_LongTitle">
      <style:text-properties officeooo:paragraph-rsid="0059b49e"/>
    </style:style>
    <style:style style:name="P109" style:family="paragraph" style:parent-style-name="_2e_SQLite">
      <style:text-properties officeooo:paragraph-rsid="0059b49e"/>
    </style:style>
    <style:style style:name="P110" style:family="paragraph" style:parent-style-name="_2e_Topic">
      <style:text-properties officeooo:paragraph-rsid="006d0fe3"/>
    </style:style>
    <style:style style:name="P111" style:family="paragraph" style:parent-style-name="Standard">
      <style:text-properties officeooo:paragraph-rsid="006d0fe3"/>
    </style:style>
    <style:style style:name="P112" style:family="paragraph" style:parent-style-name="_2e_LongTitle">
      <style:text-properties officeooo:rsid="007010d9" officeooo:paragraph-rsid="007010d9"/>
    </style:style>
    <style:style style:name="P113" style:family="paragraph" style:parent-style-name="_2e_SQL_20_Server-">
      <style:text-properties officeooo:paragraph-rsid="00721009"/>
    </style:style>
    <style:style style:name="P114" style:family="paragraph" style:parent-style-name="_2e_SQL_20_Server-">
      <loext:graphic-properties draw:fill="solid" draw:fill-color="#d9e2f3"/>
      <style:paragraph-properties fo:background-color="#d9e2f3"/>
      <style:text-properties officeooo:paragraph-rsid="00721009"/>
    </style:style>
    <style:style style:name="P115" style:family="paragraph" style:parent-style-name="_2e_Vocabulary">
      <style:text-properties officeooo:paragraph-rsid="00721009"/>
    </style:style>
    <style:style style:name="P116" style:family="paragraph" style:parent-style-name="_2e_Vocabulary">
      <loext:graphic-properties draw:fill="solid" draw:fill-color="#ffffbd"/>
      <style:paragraph-properties fo:background-color="#ffffbd"/>
      <style:text-properties officeooo:paragraph-rsid="00721009"/>
    </style:style>
    <style:style style:name="P117" style:family="paragraph" style:parent-style-name="FRAME1">
      <style:text-properties officeooo:paragraph-rsid="00721009"/>
    </style:style>
    <style:style style:name="P118" style:family="paragraph" style:parent-style-name="Heading_20_1">
      <style:text-properties officeooo:paragraph-rsid="00721009"/>
    </style:style>
    <style:style style:name="P119" style:family="paragraph" style:parent-style-name="Standard">
      <style:text-properties officeooo:paragraph-rsid="00721009"/>
    </style:style>
    <style:style style:name="P120" style:family="paragraph" style:parent-style-name="_2e_Vocabulary">
      <style:text-properties officeooo:paragraph-rsid="007010d9"/>
    </style:style>
    <style:style style:name="P121" style:family="paragraph" style:parent-style-name="_2e_SQLite">
      <style:text-properties officeooo:paragraph-rsid="00783ed5"/>
    </style:style>
    <style:style style:name="P122" style:family="paragraph" style:parent-style-name="_2e_Vocabulary">
      <style:text-properties officeooo:paragraph-rsid="007d236a"/>
    </style:style>
    <style:style style:name="P123" style:family="paragraph" style:parent-style-name="_2e_Vocabulary">
      <style:text-properties officeooo:paragraph-rsid="007fe5a9"/>
    </style:style>
    <style:style style:name="P124" style:family="paragraph" style:parent-style-name="_2e_Vocabulary">
      <style:text-properties fo:font-weight="normal" style:font-weight-asian="normal" style:font-weight-complex="normal"/>
    </style:style>
    <style:style style:name="P125" style:family="paragraph" style:parent-style-name="_2e_Vocabulary">
      <style:text-properties officeooo:paragraph-rsid="00832ae2"/>
    </style:style>
    <style:style style:name="P126" style:family="paragraph" style:parent-style-name="_2e_SQLite">
      <style:text-properties officeooo:paragraph-rsid="0087e9ee"/>
    </style:style>
    <style:style style:name="P127" style:family="paragraph" style:parent-style-name="_2e_Vocabulary">
      <style:text-properties officeooo:paragraph-rsid="00881fcc"/>
    </style:style>
    <style:style style:name="P128" style:family="paragraph" style:parent-style-name="NOTES">
      <style:text-properties officeooo:paragraph-rsid="00881fcc"/>
    </style:style>
    <style:style style:name="P129" style:family="paragraph" style:parent-style-name="_2e_Vocabulary">
      <style:text-properties officeooo:paragraph-rsid="008b1afb"/>
    </style:style>
    <style:style style:name="P130" style:family="paragraph" style:parent-style-name="_2e_Vocabulary">
      <style:text-properties fo:language="en" fo:country="US" officeooo:paragraph-rsid="008d47be"/>
    </style:style>
    <style:style style:name="P131" style:family="paragraph" style:parent-style-name="_2e_LongTitle">
      <style:text-properties officeooo:paragraph-rsid="008d47be"/>
    </style:style>
    <style:style style:name="P132" style:family="paragraph" style:parent-style-name="List_20_Paragraph" style:list-style-name="WWNum1">
      <style:text-properties fo:language="en" fo:country="GB" officeooo:paragraph-rsid="00721009"/>
    </style:style>
    <style:style style:name="P133" style:family="paragraph" style:parent-style-name="Standard" style:master-page-name="Standard">
      <style:paragraph-properties style:page-number="auto"/>
      <style:text-properties style:font-name="Courier New1" fo:font-size="9pt" fo:language="en" fo:country="GB" officeooo:paragraph-rsid="000bf656" style:font-size-asian="9pt" style:font-name-complex="Courier New2" style:font-size-complex="9pt"/>
    </style:style>
    <style:style style:name="P134" style:family="paragraph" style:parent-style-name="Standard">
      <style:text-properties style:font-name="Courier New1" fo:font-size="9pt" fo:language="en" fo:country="GB" officeooo:paragraph-rsid="000bf656" style:font-size-asian="9pt" style:font-name-complex="Courier New2" style:font-size-complex="9pt"/>
    </style:style>
    <style:style style:name="P135" style:family="paragraph" style:parent-style-name="Standard">
      <style:text-properties style:font-name="Courier New1" fo:language="en" fo:country="GB" officeooo:paragraph-rsid="000bf656" style:font-name-complex="Courier New2" style:font-size-complex="9pt"/>
    </style:style>
    <style:style style:name="P136" style:family="paragraph" style:parent-style-name="Standard">
      <style:text-properties fo:language="en" fo:country="US" officeooo:paragraph-rsid="000bf656"/>
    </style:style>
    <style:style style:name="P137" style:family="paragraph" style:parent-style-name="Standard">
      <style:text-properties fo:color="#808080" loext:opacity="100%" style:font-name="Consolas" fo:font-size="9.5pt" fo:language="en" fo:country="US" officeooo:paragraph-rsid="000bf656" style:font-size-asian="9.5pt" style:font-name-complex="Consolas1" style:font-size-complex="9.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9c735" style:font-weight-asian="bold" style:font-weight-complex="bold"/>
    </style:style>
    <style:style style:name="T4" style:family="text">
      <style:text-properties fo:font-weight="bold" officeooo:rsid="006fe9d5" style:font-weight-asian="bold" style:font-weight-complex="bold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style:font-size-asian="12pt"/>
    </style:style>
    <style:style style:name="T7" style:family="text">
      <style:text-properties fo:font-size="5.5pt" style:font-size-asian="5.5pt" style:font-size-complex="5.5pt"/>
    </style:style>
    <style:style style:name="T8" style:family="text">
      <style:text-properties fo:color="#ff00ff" loext:opacity="100%"/>
    </style:style>
    <style:style style:name="T9" style:family="text">
      <style:text-properties fo:color="#ff00ff" loext:opacity="100%" style:font-name="Consolas" fo:font-size="9.5pt" fo:language="en" fo:country="US" fo:background-color="#ffffff" loext:char-shading-value="0" style:font-size-asian="9.5pt" style:font-name-complex="Consolas1" style:font-size-complex="9.5pt"/>
    </style:style>
    <style:style style:name="T10" style:family="text">
      <style:text-properties fo:color="#ff00ff" loext:opacity="100%" style:font-name="Consolas" fo:font-size="9.5pt" fo:language="en" fo:country="GB" style:font-size-asian="9.5pt" style:font-name-complex="Consolas1" style:font-size-complex="9.5pt"/>
    </style:style>
    <style:style style:name="T11" style:family="text">
      <style:text-properties fo:color="#ff00ff" loext:opacity="100%" fo:font-size="9.5pt" fo:language="en" fo:country="GB" style:font-size-asian="9.5pt" style:font-name-complex="Consolas1" style:font-size-complex="9.5pt"/>
    </style:style>
    <style:style style:name="T12" style:family="text">
      <style:text-properties fo:color="#ff00ff" loext:opacity="100%" style:font-name-complex="Consolas1" style:font-size-complex="9.5pt"/>
    </style:style>
    <style:style style:name="T13" style:family="text">
      <style:text-properties fo:color="#ff00ff" loext:opacity="100%" fo:font-size="11pt" fo:font-weight="bold" style:font-size-asian="11pt" style:font-weight-asian="bold"/>
    </style:style>
    <style:style style:name="T14" style:family="text">
      <style:text-properties fo:color="#ff00ff" loext:opacity="100%" fo:font-weight="bold" style:font-weight-asian="bold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style:font-name="Consolas" fo:font-size="9.5pt" fo:language="en" fo:country="US" fo:background-color="#ffffff" loext:char-shading-value="0" style:font-size-asian="9.5pt" style:font-name-complex="Consolas1" style:font-size-complex="9.5pt"/>
    </style:style>
    <style:style style:name="T17" style:family="text">
      <style:text-properties fo:color="#808080" loext:opacity="100%" style:font-name="Consolas" fo:font-size="9.5pt" fo:language="en" fo:country="GB" style:font-size-asian="9.5pt" style:font-name-complex="Consolas1" style:font-size-complex="9.5pt"/>
    </style:style>
    <style:style style:name="T18" style:family="text">
      <style:text-properties fo:color="#808080" loext:opacity="100%" fo:font-size="9.5pt" fo:language="en" fo:country="GB" style:font-size-asian="9.5pt" style:font-name-complex="Consolas1" style:font-size-complex="9.5pt"/>
    </style:style>
    <style:style style:name="T19" style:family="text">
      <style:text-properties fo:color="#808080" loext:opacity="100%" style:font-name-complex="Consolas1" style:font-size-complex="9.5pt"/>
    </style:style>
    <style:style style:name="T20" style:family="text">
      <style:text-properties fo:color="#808080" loext:opacity="100%" fo:font-size="11pt" fo:font-weight="bold" style:font-size-asian="11pt" style:font-weight-asian="bold"/>
    </style:style>
    <style:style style:name="T21" style:family="text">
      <style:text-properties fo:color="#808080" loext:opacity="100%" fo:font-weight="bold" style:font-weight-asian="bold"/>
    </style:style>
    <style:style style:name="T22" style:family="text">
      <style:text-properties fo:color="#0000ff" loext:opacity="100%"/>
    </style:style>
    <style:style style:name="T23" style:family="text">
      <style:text-properties fo:color="#0000ff" loext:opacity="100%" style:font-name="Consolas" fo:font-size="9.5pt" fo:language="en" fo:country="US" fo:background-color="#ffffff" loext:char-shading-value="0" style:font-size-asian="9.5pt" style:font-name-complex="Consolas1" style:font-size-complex="9.5pt"/>
    </style:style>
    <style:style style:name="T24" style:family="text">
      <style:text-properties fo:color="#0000ff" loext:opacity="100%" style:font-name="Consolas" fo:font-size="9.5pt" fo:language="en" fo:country="GB" style:font-size-asian="9.5pt" style:font-name-complex="Consolas1" style:font-size-complex="9.5pt"/>
    </style:style>
    <style:style style:name="T25" style:family="text">
      <style:text-properties fo:color="#0000ff" loext:opacity="100%" style:font-name-complex="Consolas1" style:font-size-complex="9.5pt"/>
    </style:style>
    <style:style style:name="T26" style:family="text">
      <style:text-properties fo:color="#0000ff" loext:opacity="100%" fo:font-size="11pt" fo:font-weight="bold" style:font-size-asian="11pt" style:font-weight-asian="bold"/>
    </style:style>
    <style:style style:name="T27" style:family="text">
      <style:text-properties fo:color="#0000ff" loext:opacity="100%" fo:font-weight="bold" style:font-weight-asian="bold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font-name="Consolas" fo:font-size="9.5pt" fo:language="en" fo:country="US" fo:background-color="#ffffff" loext:char-shading-value="0" style:font-size-asian="9.5pt" style:font-name-complex="Consolas1" style:font-size-complex="9.5pt"/>
    </style:style>
    <style:style style:name="T30" style:family="text">
      <style:text-properties fo:color="#000000" loext:opacity="100%" style:font-name="Consolas" fo:font-size="9.5pt" fo:language="en" fo:country="GB" style:font-size-asian="9.5pt" style:font-name-complex="Consolas1" style:font-size-complex="9.5pt"/>
    </style:style>
    <style:style style:name="T31" style:family="text">
      <style:text-properties fo:color="#000000" loext:opacity="100%" fo:font-size="9.5pt" fo:language="en" fo:country="GB" style:font-size-asian="9.5pt" style:font-name-complex="Consolas1" style:font-size-complex="9.5pt"/>
    </style:style>
    <style:style style:name="T32" style:family="text">
      <style:text-properties fo:color="#000000" loext:opacity="100%" style:font-name-complex="Consolas1" style:font-size-complex="9.5pt"/>
    </style:style>
    <style:style style:name="T33" style:family="text">
      <style:text-properties fo:color="#000000" loext:opacity="100%" fo:font-size="10.5pt" style:font-size-asian="10.5pt" style:font-size-complex="10.5pt"/>
    </style:style>
    <style:style style:name="T34" style:family="text">
      <style:text-properties style:font-name="Courier New1" fo:language="en" fo:country="GB" style:font-name-complex="Courier New2" style:font-size-complex="9pt"/>
    </style:style>
    <style:style style:name="T35" style:family="text">
      <style:text-properties style:font-name="Courier New1" fo:language="en" fo:country="GB" style:font-size-complex="9pt"/>
    </style:style>
    <style:style style:name="T36" style:family="text">
      <style:text-properties fo:color="#ff0000" loext:opacity="100%"/>
    </style:style>
    <style:style style:name="T37" style:family="text">
      <style:text-properties fo:color="#ff0000" loext:opacity="100%" style:font-name="Consolas" fo:font-size="9.5pt" fo:language="en" fo:country="US" fo:background-color="#ffffff" loext:char-shading-value="0" style:font-size-asian="9.5pt" style:font-name-complex="Consolas1" style:font-size-complex="9.5pt"/>
    </style:style>
    <style:style style:name="T38" style:family="text">
      <style:text-properties fo:color="#ff0000" loext:opacity="100%" style:font-name="Consolas" fo:font-size="9.5pt" fo:language="en" fo:country="GB" style:font-size-asian="9.5pt" style:font-name-complex="Consolas1" style:font-size-complex="9.5pt"/>
    </style:style>
    <style:style style:name="T39" style:family="text">
      <style:text-properties fo:color="#ff0000" loext:opacity="100%" fo:font-size="9.5pt" fo:language="en" fo:country="GB" style:font-size-asian="9.5pt" style:font-name-complex="Consolas1" style:font-size-complex="9.5pt"/>
    </style:style>
    <style:style style:name="T40" style:family="text">
      <style:text-properties fo:color="#ff0000" loext:opacity="100%" fo:font-size="8pt" style:font-size-asian="8pt"/>
    </style:style>
    <style:style style:name="T41" style:family="text">
      <style:text-properties fo:color="#ff0000" loext:opacity="100%" style:font-name-complex="Consolas1" style:font-size-complex="9.5pt"/>
    </style:style>
    <style:style style:name="T42" style:family="text">
      <style:text-properties fo:color="#ff0000" loext:opacity="100%" fo:font-weight="bold" style:font-weight-asian="bold"/>
    </style:style>
    <style:style style:name="T43" style:family="text">
      <style:text-properties fo:color="#008000" loext:opacity="100%"/>
    </style:style>
    <style:style style:name="T44" style:family="text">
      <style:text-properties style:font-name="Consolas" fo:font-weight="bold" style:font-weight-asian="bold" style:font-name-complex="Consolas1"/>
    </style:style>
    <style:style style:name="T45" style:family="text">
      <style:text-properties fo:language="en" fo:country="GB"/>
    </style:style>
    <style:style style:name="T46" style:family="text">
      <style:text-properties style:font-size-complex="9pt"/>
    </style:style>
    <style:style style:name="T47" style:family="text">
      <style:text-properties fo:font-size="8.5pt" style:font-size-asian="8.5pt" style:font-size-complex="8.5pt"/>
    </style:style>
    <style:style style:name="T48" style:family="text">
      <style:text-properties fo:font-size="10.5pt" style:font-size-asian="10.5pt" style:font-size-complex="10.5pt"/>
    </style:style>
    <style:style style:name="T49" style:family="text">
      <style:text-properties fo:color="#1f4e79" loext:opacity="100%"/>
    </style:style>
    <style:style style:name="T50" style:family="text">
      <style:text-properties fo:color="#1f4e79" loext:opacity="100%" fo:font-weight="bold" style:font-weight-asian="bold"/>
    </style:style>
    <style:style style:name="T51" style:family="text">
      <style:text-properties fo:font-size="7pt" style:font-size-asian="7pt"/>
    </style:style>
    <style:style style:name="T52" style:family="text">
      <style:text-properties fo:font-size="11pt" fo:font-weight="bold" style:font-size-asian="11pt" style:font-weight-asian="bold"/>
    </style:style>
    <style:style style:name="T53" style:family="text">
      <style:text-properties officeooo:rsid="00136ce9"/>
    </style:style>
    <style:style style:name="T54" style:family="text">
      <style:text-properties officeooo:rsid="0014c8e8"/>
    </style:style>
    <style:style style:name="T55" style:family="text">
      <style:text-properties officeooo:rsid="00164f09"/>
    </style:style>
    <style:style style:name="T56" style:family="text">
      <style:text-properties officeooo:rsid="00493c81"/>
    </style:style>
    <style:style style:name="T57" style:family="text">
      <style:text-properties officeooo:rsid="004e71ec"/>
    </style:style>
    <style:style style:name="T58" style:family="text">
      <style:text-properties officeooo:rsid="004f6538"/>
    </style:style>
    <style:style style:name="T59" style:family="text">
      <style:text-properties officeooo:rsid="0059b49e"/>
    </style:style>
    <style:style style:name="T60" style:family="text">
      <style:text-properties officeooo:rsid="006e8a93"/>
    </style:style>
    <style:style style:name="T61" style:family="text">
      <style:text-properties officeooo:rsid="007010d9"/>
    </style:style>
    <style:style style:name="T62" style:family="text">
      <style:text-properties officeooo:rsid="0078b54e"/>
    </style:style>
    <style:style style:name="T63" style:family="text">
      <style:text-properties officeooo:rsid="007eb4b3"/>
    </style:style>
    <style:style style:name="T64" style:family="text">
      <style:text-properties officeooo:rsid="00832ae2"/>
    </style:style>
    <style:style style:name="T65" style:family="text">
      <style:text-properties officeooo:rsid="00860b03"/>
    </style:style>
    <style:style style:name="T66" style:family="text">
      <style:text-properties officeooo:rsid="00881fcc"/>
    </style:style>
    <style:style style:name="T67" style:family="text">
      <style:text-properties officeooo:rsid="0088dfd8"/>
    </style:style>
    <style:style style:name="T68" style:family="text">
      <style:text-properties officeooo:rsid="008b1afb"/>
    </style:style>
    <style:style style:name="T69" style:family="text">
      <style:text-properties officeooo:rsid="008d47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/>
      <text:p text:style-name="P26"/>
      <text:p text:style-name="P26"/>
      <text:p text:style-name="_2e_LongTitle"><text:span text:style-name="T4">join </text:span><text:span text:style-name="T2">where</text:span> the <text:span text:style-name="T2">group</text:span> is <text:span text:style-name="T2">having</text:span> <text:span text:style-name="T2">order</text:span></text:p>
      <text:p text:style-name="_2e_Vocabulary">FROM</text:p>
      <text:p text:style-name="_2e_Vocabulary">JOIN ON</text:p>
      <text:p text:style-name="P83">WHERE</text:p>
      <text:p text:style-name="P83">GROUP</text:p>
      <text:p text:style-name="P83">HAVING</text:p>
      <text:p text:style-name="P83">ORDER</text:p>
      <text:p text:style-name="_2e_Vocabulary">LIMIT</text:p>
      <text:p text:style-name="P27"/>
      <text:p text:style-name="P27"/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89" text:outline-level="1">UNSORTED</text:h>
      <text:p text:style-name="P91"/>
      <text:p text:style-name="P127">SELECT * FROM <text:span text:style-name="T64">t</text:span> WHERE ...</text:p>
      <text:p text:style-name="P127"><text:s text:c="2"/>DELETE FROM <text:span text:style-name="T64">t</text:span> WHERE ...</text:p>
      <text:p text:style-name="P127"><text:span text:style-name="T2">UPDATE</text:span> <text:span text:style-name="T64">t</text:span> <text:span text:style-name="T2">SET</text:span> <text:span text:style-name="T64">f1 </text:span>= ”<text:span text:style-name="T64">new value</text:span>”, <text:span text:style-name="T64">f2 </text:span>= <text:span text:style-name="T64">42</text:span> WHERE ...</text:p>
      <text:p text:style-name="P33"/>
      <text:p text:style-name="P33"/>
      <text:p text:style-name="P128">If you omit WHERE <text:s/>all rows will be updated</text:p>
      <text:p text:style-name="P128">UPDATE Customer SET name = 'John White', address = '5 Kings Road’; </text:p>
      <text:p text:style-name="P33"/>
      <text:p text:style-name="P33"/>
      <text:p text:style-name="P94"/>
      <text:p text:style-name="P93">SELECT LENGTH(<text:span text:style-name="T2">CAST</text:span>(ROUND(sqrt(11 % 4), 3) <text:span text:style-name="T2">AS</text:span> TEXT));</text:p>
      <text:p text:style-name="P91"/>
      <text:p text:style-name="P91"/>
      <text:p text:style-name="_2e_SQLite">DISTINCT field</text:p>
      <text:p text:style-name="_2e_SQLite"/>
      <text:p text:style-name="_2e_SQLite">CAST(field AS FLOAT) / 1.<text:span text:style-name="T58">0</text:span></text:p>
      <text:p text:style-name="P91"/>
      <text:p text:style-name="P91"/>
      <text:p text:style-name="P108">self-join</text:p>
      <text:p text:style-name="P109">DROP TABLE IF EXISTS t; CREATE TABLE t(id INTEGER PRIMARY KEY, cat);</text:p>
      <text:p text:style-name="P109">INSERT INTO t VALUES (1, 'a'), (2, 'a'), (3, 'b'), (4, 'c'), (5, 'b'), (6, 'a');</text:p>
      <text:p text:style-name="P109"/>
      <text:p text:style-name="P109">SELECT * FROM t AS l JOIN t AS r ON l.cat = r.cat WHERE l.id &lt;&gt; r.id ORDER BY l.id;</text:p>
      <text:p text:style-name="P95"/>
      <text:p text:style-name="P108">strftime</text:p>
      <text:p text:style-name="P109">SELECT DATETIME(DATE('2019-12-31'), '+1 month'); <text:s/>-- 2020-01-31 00:00:00</text:p>
      <text:p text:style-name="P109">SELECT <text:span text:style-name="T3">STRFTIME</text:span>("%Y", "2019-12-31"); <text:s/>-- 2019</text:p>
      <text:p text:style-name="P109">SELECT strftime("%m", <text:span text:style-name="T61">DATE()</text:span>); <text:s/>-- 12</text:p>
      <text:p text:style-name="P109">SELECT strftime("%d", <text:span text:style-name="T61">date()</text:span>); <text:s/>-- 31</text:p>
      <text:p text:style-name="P95"/>
      <text:p text:style-name="_2e_Vocabulary">SELECT <text:span text:style-name="T2">DATE</text:span>('now', 'start of month', '+1 month', '-1 day');</text:p>
      <text:p text:style-name="P95"/>
      <text:p text:style-name="P108">difference between dates in days</text:p>
      <text:p text:style-name="_2e_Vocabulary">SELECT <text:span text:style-name="T2">JULIANDAY("1999-02-01") - julianday(</text:span>"1999-01-01");</text:p>
      <text:p text:style-name="P96"/>
      <text:p text:style-name="P96"/>
      <text:p text:style-name="P120">WHERE <text:span text:style-name="T67">timestamp</text:span> BETWEEN “2000-01-01” AND “2023-12-31”</text:p>
      <text:p text:style-name="P96"><text:soft-page-break/></text:p>
      <text:p text:style-name="P96"/>
      <text:p text:style-name="P91"/>
      <text:p text:style-name="P106">DROP TABLE IF EXISTS customers; DROP TABLE IF EXISTS products; DROP TABLE IF EXISTS sales;</text:p>
      <text:p text:style-name="P106"/>
      <text:p text:style-name="P106">CREATE TABLE customers (customer_id INTEGER PRIMARY KEY, name TEXT UNIQUE NOT NULL, country TEXT);</text:p>
      <text:p text:style-name="P106">CREATE TABLE products (product_id INTEGER PRIMARY KEY, item TEXT, price REAL, type INT DEFAULT 'A');</text:p>
      <text:p text:style-name="P106">CREATE TABLE sales (sales_id INTEGER PRIMARY KEY, customer_id INTEGER, product_id INTEGER, amount INTEGER, date TEXT);</text:p>
      <text:p text:style-name="P106"/>
      <text:p text:style-name="P106">INSERT INTO customers (name) VALUES("Customer One");</text:p>
      <text:p text:style-name="P106">INSERT INTO customers (name, country) VALUES ("Customer Two", "UK"), ("Customer Three", "USA"), ("Customer Four", "UK"), ("Customer Five", "UK");</text:p>
      <text:p text:style-name="P106"/>
      <text:p text:style-name="P106">INSERT INTO products (item, price) VALUES ("Item A", 10.99), ("Item B", 15.99);</text:p>
      <text:p text:style-name="P106">INSERT INTO products (item, price, type) VALUES ("Item C", 23.99, 'B'), ("Item D", 99.99, 'C');</text:p>
      <text:p text:style-name="P106"/>
      <text:p text:style-name="P106">INSERT INTO sales (customer_id, product_id, amount, date) VALUES (1,2,10, "20/12/1999"), (2, 1, 100, "21/12/1999"),</text:p>
      <text:p text:style-name="P106">(1, 2, 3, "22/12/1999"), (2, 3, 4, "23/12/1999"), (3, 1, 5, "24/12/1999"), (4, 2, 6, "25/12/1999"), (1, 3, 7, "26/12/1999"),</text:p>
      <text:p text:style-name="P106">(2, 1, 8, "27/12/1999"), (3, 2, 9, "28/12/1999"), (4, 3, 10, "29/12/1999"), (4, 1, 11, "30/12/1999"), (2, 2, 12, "31/12/1999");</text:p>
      <text:p text:style-name="_2e_SQLite">UPDATE sales SET date = substr(date, 7, 4) || "-" || substr(date, 4, 2) || "-" || substr(date, 1, 2);</text:p>
      <text:p text:style-name="_2e_SQLite"/>
      <text:p text:style-name="_2e_SQLite">SELECT t1.*, t2.name, t2.total_amount</text:p>
      <text:p text:style-name="_2e_SQLite">FROM sales t1 JOIN </text:p>
      <text:p text:style-name="_2e_SQLite">(SELECT l.customer_id, l.name, SUM(amount) AS total_amount FROM customers l LEFT JOIN sales r ON l.customer_id = r.customer_id GROUP BY 1) t2</text:p>
      <text:p text:style-name="_2e_SQLite">ON t1.customer_id = t2.customer_id;</text:p>
      <text:p text:style-name="_2e_SQLite"/>
      <text:p text:style-name="_2e_SQLite"/>
      <text:p text:style-name="_2e_SQLite">SELECT </text:p>
      <text:p text:style-name="_2e_SQLite"><text:tab/>s.*, </text:p>
      <text:p text:style-name="_2e_SQLite"><text:tab/>c.name,</text:p>
      <text:p text:style-name="_2e_SQLite"><text:tab/><text:span text:style-name="T2">SUM(amount) OVER(PARTITION BY</text:span> c.customer_id) <text:span text:style-name="T56">AS</text:span> total_amount</text:p>
      <text:p text:style-name="_2e_SQLite">FROM</text:p>
      <text:p text:style-name="_2e_SQLite"><text:tab/>customers c LEFT JOIN sales s ON c.customer_id = s.customer_id; </text:p>
      <text:p text:style-name="P91"/>
      <text:p text:style-name="P91"/>
      <text:p text:style-name="_2e_LongTitle">Window <text:span text:style-name="T59">f</text:span>unctions</text:p>
      <text:p text:style-name="_2e_SQLite">DROP TABLE IF EXISTS t;</text:p>
      <text:p text:style-name="_2e_SQLite">CREATE TABLE t(A INTEGER PRIMARY KEY, B TEXT);</text:p>
      <text:p text:style-name="_2e_SQLite">INSERT INTO t VALUES (1, 'x'), (2, 'z'), (3, 'y'), (4, 'x'), (5, 'x');</text:p>
      <text:p text:style-name="_2e_SQLite"/>
      <text:p text:style-name="_2e_SQLite">SELECT *,</text:p>
      <text:p text:style-name="_2e_SQLite"><text:tab/>SUM(A) OVER(PARTITION BY B) AS C,</text:p>
      <text:p text:style-name="_2e_SQLite"><text:tab/>ROW_NUMBER() OVER(ORDER BY B DESC, A ASC) AS D,</text:p>
      <text:p text:style-name="_2e_SQLite"><text:tab/>row_number() OVER(PARTITION BY B ORDER BY A) AS E,</text:p>
      <text:p text:style-name="_2e_SQLite"><text:tab/>rank() OVER(PARTITION BY B ORDER BY A DESC) AS F</text:p>
      <text:p text:style-name="_2e_SQLite">FROM t </text:p>
      <text:p text:style-name="_2e_SQLite">ORDER BY B;</text:p>
      <text:p text:style-name="P91"/>
      <text:p text:style-name="P91"/>
      <text:p text:style-name="_2e_SQLite">DROP TABLE IF EXISTS t; CREATE TABLE t (A INTEGER PRIMARY KEY, B);</text:p>
      <text:p text:style-name="_2e_SQLite">INSERT INTO t VALUES <text:s text:c="2"/>(1, 'a'), (2, 'b'), (3, 'c'), (4, 'd'), (5, 'e'), (6, 'f'), (7, 'g');</text:p>
      <text:p text:style-name="_2e_SQLite"/>
      <text:p text:style-name="_2e_SQLite">SELECT *, </text:p>
      <text:p text:style-name="_2e_SQLite"><text:tab/>group_concat(B, ', ') OVER(</text:p>
      <text:p text:style-name="_2e_SQLite"><text:tab/><text:tab/>ORDER BY A </text:p>
      <text:p text:style-name="_2e_SQLite"><text:tab/><text:tab/>ROWS BETWEEN 1 PRECEDING AND 1 FOLLOWING) </text:p>
      <text:p text:style-name="_2e_SQLite"><text:tab/><text:tab/>AS C</text:p>
      <text:p text:style-name="_2e_SQLite">FROM t;</text:p>
      <text:p text:style-name="P91"/>
      <text:p text:style-name="P91"/>
      <text:p text:style-name="_2e_SQLite">DROP TABLE IF EXISTS t; CREATE TABLE t (A, B); INSERT INTO t VALUES (1, 10), (2, 20), (3, 25), (4, 25), (5, 25), (6, 25), (7, 100);</text:p>
      <text:p text:style-name="_2e_SQLite"/>
      <text:p text:style-name="_2e_SQLite">SELECT *, AVG(B) <text:span text:style-name="T2">OVER(ORDER BY A ROWS BETWEEN 1 PRECEDING AND 0 FOLLOWING)</text:span> AS C FROM t;</text:p>
      <text:p text:style-name="P91"/>
      <text:p text:style-name="P91"/>
      <text:p text:style-name="_2e_LongTitle">Window functions</text:p>
      <text:p text:style-name="_2e_SQLite">DROP TABLE IF EXISTS stock;</text:p>
      <text:p text:style-name="_2e_SQLite">CREATE TABLE stock (id INTEGER PRIMARY KEY, date TEXT, price REAL);</text:p>
      <text:p text:style-name="_2e_SQLite">INSERT INTO stock (price, date) VALUES (99, "31/01/2000"), (98, "20/12/1999"), (95, "21/12/1999"),</text:p>
      <text:p text:style-name="_2e_SQLite">(80, "21/12/1999"), (81, "21/12/1999"), (82, "25/12/1999"), (85, "25/12/1999"), (89, "26/12/1999"),</text:p>
      <text:p text:style-name="_2e_SQLite"><text:soft-page-break/>(89, "27/12/1999"), (90, "28/12/1999"), (100, "29/12/1999"), (110, "30/12/1999"), (120, "31/12/1999");</text:p>
      <text:p text:style-name="_2e_SQLite">UPDATE stock SET date = substr(date, 7, 4) || "-" || substr(date, 4, 2) || "-" || substr(date, 1, 2);</text:p>
      <text:p text:style-name="_2e_SQLite"/>
      <text:p text:style-name="_2e_SQLite">SELECT *,</text:p>
      <text:p text:style-name="_2e_SQLite"><text:tab/>LAG(price, 1) OVER(ORDER BY date) AS "previous price",</text:p>
      <text:p text:style-name="_2e_SQLite"><text:tab/>AVG(price) OVER(ORDER BY date ROWS BETWEEN 1 PRECEDING AND 0 FOLLOWING) AS "smoothed price",</text:p>
      <text:p text:style-name="_2e_SQLite"><text:tab/>RANK() OVER(ORDER BY price) AS "price rank",</text:p>
      <text:p text:style-name="_2e_SQLite"><text:tab/>ROW_NUMBER() OVER(PARTITION BY date ORDER BY id) AS "transaction number on day",</text:p>
      <text:p text:style-name="_2e_SQLite"><text:tab/>MAX(price) OVER(PARTITION BY STRFTIME('%d', date)) AS "peak price this day of month"</text:p>
      <text:p text:style-name="_2e_SQLite">FROM stock</text:p>
      <text:p text:style-name="_2e_SQLite">ORDER BY date;</text:p>
      <text:p text:style-name="P91"/>
      <text:p text:style-name="P91"/>
      <text:p text:style-name="P91"/>
      <text:p text:style-name="_2e_SQLite">SELECT *,</text:p>
      <text:p text:style-name="_2e_SQLite"><text:tab/>CASE CAST(strftime('%d', timestamp) AS INTEGER) WHEN 25 THEN 1 ELSE 0 END AS flag</text:p>
      <text:p text:style-name="_2e_SQLite">FROM</text:p>
      <text:p text:style-name="_2e_SQLite"><text:tab/>sales</text:p>
      <text:p text:style-name="_2e_SQLite">WHERE</text:p>
      <text:p text:style-name="_2e_SQLite"><text:tab/>timestamp BETWEEN "1999-12-21" AND "1999-12-30"</text:p>
      <text:p text:style-name="_2e_SQLite">;</text:p>
      <text:p text:style-name="P91"/>
      <text:p text:style-name="P91"/>
      <text:p text:style-name="P112">cumsum</text:p>
      <text:p text:style-name="_2e_SQLite">SELECT *,</text:p>
      <text:p text:style-name="_2e_SQLite"><text:tab/>SUM(quantity) OVER(</text:p>
      <text:p text:style-name="_2e_SQLite"><text:tab/><text:tab/>ORDER BY timestamp</text:p>
      <text:p text:style-name="_2e_SQLite"><text:tab/><text:tab/>ROWS BETWEEN UNBOUNDED PRECEDING</text:p>
      <text:p text:style-name="_2e_SQLite"><text:tab/><text:tab/>AND CURRENT ROW)</text:p>
      <text:p text:style-name="_2e_SQLite"><text:tab/><text:tab/>AS "cumsum"</text:p>
      <text:p text:style-name="_2e_SQLite">FROM sales</text:p>
      <text:p text:style-name="_2e_SQLite">ORDER BY timestamp;</text:p>
      <text:p text:style-name="P91"/>
      <text:p text:style-name="P91"/>
      <text:p text:style-name="P91"/>
      <text:p text:style-name="_2e_LongTitle">data for exercises</text:p>
      <text:p text:style-name="_2e_SQLite">DROP TABLE IF EXISTS customers; DROP TABLE IF EXISTS products; DROP TABLE IF EXISTS sales;</text:p>
      <text:p text:style-name="_2e_SQLite"/>
      <text:p text:style-name="_2e_SQLite">CREATE TABLE customers (customer_id INTEGER PRIMARY KEY, name TEXT UNIQUE NOT NULL, gender TEXT);</text:p>
      <text:p text:style-name="_2e_SQLite">CREATE TABLE products (product_id INTEGER PRIMARY KEY, item TEXT, price REAL, category INT DEFAULT 'M');</text:p>
      <text:p text:style-name="_2e_SQLite">CREATE TABLE sales (sales_id INTEGER PRIMARY KEY, customer_id INTEGER, product_id INTEGER, quantity INTEGER, timestamp TEXT);</text:p>
      <text:p text:style-name="_2e_SQLite"/>
      <text:p text:style-name="_2e_SQLite">INSERT INTO customers (name) VALUES("User One");</text:p>
      <text:p text:style-name="_2e_SQLite">INSERT INTO customers (name, gender) VALUES ("User Two", "M"), ("User Three", "F"), ("User Four", "M"), ("User Five", "M");</text:p>
      <text:p text:style-name="_2e_SQLite"/>
      <text:p text:style-name="_2e_SQLite">INSERT INTO products (item, price) VALUES ("Item A", 10.99), ("Item B", 15.99);</text:p>
      <text:p text:style-name="_2e_SQLite">INSERT INTO products (item, price, category) VALUES ("Item C", 23.99, 'B'), ("Item D", 99.99, 'C');</text:p>
      <text:p text:style-name="_2e_SQLite"/>
      <text:p text:style-name="_2e_SQLite">INSERT INTO sales (customer_id, product_id, quantity, timestamp) VALUES (1,1,7, "30/01/2000"), (1,2,10, "20/12/1999"), (2, 1, 100, "21/12/1999"),</text:p>
      <text:p text:style-name="_2e_SQLite">(1, 2, 3, "22/12/1999"), (2, 3, 4, "23/12/1999"), (3, 1, 5, "24/12/1999"), (4, 2, 6, "25/12/1999"), (1, 3, 7, "26/12/1999"),</text:p>
      <text:p text:style-name="_2e_SQLite">(2, 1, 8, "27/12/1999"), (3, 2, 9, "28/12/1999"), (4, 3, 10, "29/12/1999"), (4, 1, 11, "30/12/1999"), (2, 2, 12, "31/12/1999"),</text:p>
      <text:p text:style-name="_2e_SQLite">(1, 2, 10, "25/12/1999"), (1, 2, 20, "25/12/1999"), (1, 1, 30, "25/12/1999"), (3, 3, 40, "26/12/1999"), (3, 3, 50, "26/12/1999"),</text:p>
      <text:p text:style-name="_2e_SQLite">(4, 2, 60, "30/12/1999");</text:p>
      <text:p text:style-name="_2e_SQLite"/>
      <text:p text:style-name="_2e_SQLite">UPDATE sales SET timestamp = substr(timestamp, 7, 4) || "-" || substr(timestamp, 4, 2) || "-" || substr(timestamp, 1, 2);</text:p>
      <text:p text:style-name="P91"/>
      <text:p text:style-name="P91"/>
      <text:p text:style-name="P91"><text:soft-page-break/></text:p>
      <text:p text:style-name="P91"/>
      <text:p text:style-name="P91"/>
      <text:p text:style-name="_2e_LongTitle">VIEW</text:p>
      <text:p text:style-name="_2e_Vocabulary">DROP VIEW IF EXISTS transactions;</text:p>
      <text:p text:style-name="_2e_Vocabulary"/>
      <text:p text:style-name="_2e_Vocabulary">CREATE VIEW transactions AS</text:p>
      <text:p text:style-name="_2e_Vocabulary"><text:tab/>SELECT</text:p>
      <text:p text:style-name="_2e_Vocabulary"><text:tab/><text:tab/>l.sales_id AS transaction_id,</text:p>
      <text:p text:style-name="_2e_Vocabulary"><text:tab/><text:tab/>l.product_id,</text:p>
      <text:p text:style-name="_2e_Vocabulary"><text:tab/><text:tab/>category AS category_id,</text:p>
      <text:p text:style-name="_2e_Vocabulary"><text:tab/><text:tab/>user_id,</text:p>
      <text:p text:style-name="_2e_Vocabulary"><text:tab/><text:tab/>amount AS spend,</text:p>
      <text:p text:style-name="_2e_Vocabulary"><text:tab/><text:tab/>transaction_date</text:p>
      <text:p text:style-name="_2e_Vocabulary"><text:tab/>FROM</text:p>
      <text:p text:style-name="_2e_Vocabulary"><text:tab/><text:tab/>sales l JOIN products r</text:p>
      <text:p text:style-name="_2e_Vocabulary"><text:tab/><text:tab/>ON l.product_id = r.product_id</text:p>
      <text:p text:style-name="_2e_Vocabulary"><text:tab/>ORDER BY transaction_id;</text:p>
      <text:p text:style-name="P91"/>
      <text:p text:style-name="P91"/>
      <text:p text:style-name="P91"/>
      <text:p text:style-name="_2e_LongTitle">FOREIGN KEY</text:p>
      <text:p text:style-name="P124">DROP TABLE IF EXISTS orders;</text:p>
      <text:p text:style-name="P124"/>
      <text:p text:style-name="P124">CREATE TABLE orders(</text:p>
      <text:p text:style-name="P124"><text:tab/>order_id INTEGER PRIMARY KEY,</text:p>
      <text:p text:style-name="P124"><text:tab/>customer_id INTEGER NOT NULL,</text:p>
      <text:p text:style-name="P124"><text:tab/>product_id INTEGER,</text:p>
      <text:p text:style-name="P124"><text:tab/>quantity INTEGER DEFAULT 1,</text:p>
      <text:p text:style-name="P124"><text:tab/>FOREIGN KEY(customer_id) REFERENCES customers(customer_id),</text:p>
      <text:p text:style-name="P124"><text:tab/>FOREIGN KEY(product_id) REFERENCES products(product_id<text:span text:style-name="T2">))</text:span>;</text:p>
      <text:p text:style-name="P124"/>
      <text:p text:style-name="P124">INSERT INTO orders (customer_id, product_id) VALUES (4, 2), (1, 3), (2, 2), (2, NULL);</text:p>
      <text:p text:style-name="P124"/>
      <text:p text:style-name="P124">CREATE INDEX orders_product ON orders(product_id);</text:p>
      <text:p text:style-name="P124"/>
      <text:p text:style-name="P124">SELECT * FROM orders WHERE product_id IN (1,2,3);</text:p>
      <text:p text:style-name="P124"/>
      <text:p text:style-name="P124">PRAGMA foreign_keys;</text:p>
      <text:p text:style-name="P91"/>
      <text:p text:style-name="P91"/>
      <text:p text:style-name="P34"/>
      <text:p text:style-name="_2e_LongTitle">HAVING</text:p>
      <text:p text:style-name="P122">SELECT</text:p>
      <text:p text:style-name="P122"><text:tab/>l.customer_id, product_id,</text:p>
      <text:p text:style-name="P122"><text:tab/>gender,</text:p>
      <text:p text:style-name="P122"><text:tab/>SUM(quantity) AS total_quantity,</text:p>
      <text:p text:style-name="P122"><text:tab/>MAX(timestamp) AS last_active</text:p>
      <text:p text:style-name="P122">FROM sales l</text:p>
      <text:p text:style-name="P122">JOIN customers r ON l.customer_id = r.customer_id</text:p>
      <text:p text:style-name="P122">WHERE timestamp &gt; "1999-12-20"</text:p>
      <text:p text:style-name="P122">GROUP BY l.customer_id, product_id</text:p>
      <text:p text:style-name="P122">HAVING total_quantity &gt; 50</text:p>
      <text:p text:style-name="P122">ORDER BY total_quantity DESC;</text:p>
      <text:p text:style-name="P30"/>
      <text:p text:style-name="P30"/>
      <text:p text:style-name="_2e_LongTitle">OFFSET</text:p>
      <text:p text:style-name="_2e_Vocabulary">SELECT * </text:p>
      <text:p text:style-name="_2e_Vocabulary">FROM transactions</text:p>
      <text:p text:style-name="_2e_Vocabulary">ORDER BY spend DESC</text:p>
      <text:p text:style-name="_2e_Vocabulary">LIMIT 5</text:p>
      <text:p text:style-name="_2e_Vocabulary"><text:span text:style-name="T2">OFFSET</text:span> 3;</text:p>
      <text:p text:style-name="P91"><text:soft-page-break/></text:p>
      <text:p text:style-name="P91"/>
      <text:p text:style-name="P91"/>
      <text:p text:style-name="_2e_LongTitle">EXISTS, EXCEPT</text:p>
      <text:p text:style-name="_2e_Vocabulary">-- customers who have ever made a purchase AND that purchase must be at least 10 items</text:p>
      <text:p text:style-name="P129">SELECT DISTINCT l.customer_id, name, gender </text:p>
      <text:p text:style-name="P129">FROM customers l <text:span text:style-name="T2">JOIN</text:span> sales r ON l.customer_id = r.customer_id</text:p>
      <text:p text:style-name="_2e_Vocabulary">WHERE quantity &gt; 30</text:p>
      <text:p text:style-name="_2e_Vocabulary">ORDER BY l.customer_id;</text:p>
      <text:p text:style-name="_2e_Vocabulary"/>
      <text:p text:style-name="_2e_Vocabulary">-- analogous as the previous query</text:p>
      <text:p text:style-name="_2e_Vocabulary">SELECT * </text:p>
      <text:p text:style-name="_2e_Vocabulary">FROM customers</text:p>
      <text:p text:style-name="_2e_Vocabulary">WHERE customer_id <text:span text:style-name="T2">IN</text:span> (SELECT customer_id FROM sales WHERE quantity &gt; 30);</text:p>
      <text:p text:style-name="_2e_Vocabulary"/>
      <text:p text:style-name="_2e_Vocabulary">-- same as the previous query</text:p>
      <text:p text:style-name="_2e_Vocabulary">SELECT *</text:p>
      <text:p text:style-name="_2e_Vocabulary">FROM customers AS l</text:p>
      <text:p text:style-name="_2e_Vocabulary">WHERE <text:span text:style-name="T2">EXISTS</text:span>(SELECT * from sales AS r WHERE </text:p>
      <text:p text:style-name="_2e_Vocabulary"><text:s text:c="6"/>l.customer_id = r.customer_id AND r.quantity &gt; 30);</text:p>
      <text:p text:style-name="_2e_Vocabulary"/>
      <text:p text:style-name="_2e_Vocabulary">-- customers who have never made a purchase</text:p>
      <text:p text:style-name="_2e_Vocabulary">SELECT customer_id FROM customers</text:p>
      <text:p text:style-name="P83">EXCEPT</text:p>
      <text:p text:style-name="_2e_Vocabulary">SELECT customer_id FROM sales;</text:p>
      <text:p text:style-name="_2e_Vocabulary"/>
      <text:p text:style-name="_2e_Vocabulary">-- <text:span text:style-name="T68">example</text:span></text:p>
      <text:p text:style-name="_2e_Vocabulary">SELECT * </text:p>
      <text:p text:style-name="_2e_Vocabulary">FROM customers </text:p>
      <text:p text:style-name="_2e_Vocabulary">WHERE customer_id IN</text:p>
      <text:p text:style-name="_2e_Vocabulary"><text:tab/>(SELECT customer_id FROM customers EXCEPT SELECT customer_id FROM sales);</text:p>
      <text:p text:style-name="P91"/>
      <text:p text:style-name="P91"/>
      <text:p text:style-name="P91"/>
      <text:p text:style-name="_2e_LongTitle">aggregate functions</text:p>
      <text:p text:style-name="_2e_Vocabulary">SELECT *,</text:p>
      <text:p text:style-name="_2e_Vocabulary"><text:tab/><text:span text:style-name="T2">COUNT</text:span>(product_id),</text:p>
      <text:p text:style-name="_2e_Vocabulary"><text:tab/><text:span text:style-name="T2">SUM</text:span>(price),</text:p>
      <text:p text:style-name="_2e_Vocabulary"><text:tab/><text:span text:style-name="T2">AVG</text:span>(price),</text:p>
      <text:p text:style-name="_2e_Vocabulary"><text:tab/><text:span text:style-name="T2">MAX</text:span>(price),</text:p>
      <text:p text:style-name="_2e_Vocabulary"><text:tab/><text:span text:style-name="T2">MIN</text:span>(category)</text:p>
      <text:p text:style-name="_2e_Vocabulary">FROM products;</text:p>
      <text:p text:style-name="P91"/>
      <text:p text:style-name="P91"/>
      <text:p text:style-name="P91"/>
      <text:p text:style-name="_2e_LongTitle">COUNT DISTINCT</text:p>
      <text:p text:style-name="_2e_Vocabulary">SELECT</text:p>
      <text:p text:style-name="_2e_Vocabulary"><text:tab/><text:span text:style-name="T2">COUNT</text:span>(<text:span text:style-name="T2">DISTINCT</text:span> category),</text:p>
      <text:p text:style-name="_2e_Vocabulary"><text:tab/>SUM(DISTINCT price),</text:p>
      <text:p text:style-name="_2e_Vocabulary"><text:tab/>group_concat(category, ', ')</text:p>
      <text:p text:style-name="_2e_Vocabulary">FROM products;</text:p>
      <text:p text:style-name="P91"/>
      <text:p text:style-name="P91"/>
      <text:p text:style-name="P131">GROUP BY 1</text:p>
      <text:p text:style-name="P130">SELECT <text:span text:style-name="T69">f</text:span>, COUNT(*) FROM <text:span text:style-name="T69">t</text:span> <text:span text:style-name="T2">GROUP BY 1</text:span>; <text:s text:c="2"/>-- <text:span text:style-name="T69">i.e. GROUP BY f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5"/>
      <text:p text:style-name="P72"/>
      <text:p text:style-name="P72"/>
      <text:p text:style-name="P72"/>
      <text:p text:style-name="P72"/>
      <text:h text:style-name="Heading_20_1" text:outline-level="1">SYNTAX, <text:span text:style-name="T57">NUMBERS</text:span></text:h>
      <text:p text:style-name="P39"/>
      <text:p text:style-name="P126">SELECT * FROM Table; -- comment</text:p>
      <text:p text:style-name="P126">/* </text:p>
      <text:p text:style-name="P126">More comment</text:p>
      <text:p text:style-name="P126">Comment lines</text:p>
      <text:p text:style-name="P126">*/</text:p>
      <text:p text:style-name="P44"/>
      <text:p text:style-name="P39"/>
      <text:p text:style-name="P7">SELECT SUM(SurfaceArea) [total area] FROM Country; -- same as the next line</text:p>
      <text:p text:style-name="P7">SELECT SUM([SurfaceArea]) AS 'Total Area' FROM Country;</text:p>
      <text:p text:style-name="P7">SELECT SUM(Country.SurfaceArea) [Total Area] FROM Country;</text:p>
      <text:p text:style-name="P7">SELECT SUM(Country.[SurfaceArea]) AS "Total Area" FROM Country;</text:p>
      <text:p text:style-name="P39"/>
      <text:p text:style-name="P39"/>
      <text:p text:style-name="P7">SELECT 1;</text:p>
      <text:p text:style-name="P7">SELECT 1,2,3;</text:p>
      <text:p text:style-name="P7">SELECT 1+2, 2+3;</text:p>
      <text:p text:style-name="P7">SELECT 'abc', 'def';</text:p>
      <text:p text:style-name="P7">SELECT 2*3, 'Abc';</text:p>
      <text:p text:style-name="P7">SELECT 2*3 AS 'Mult', 'Abc';</text:p>
      <text:p text:style-name="P7">SELECT 2*3 'Mult', 'Abc' 'Text';</text:p>
      <text:p text:style-name="P39"/>
      <text:p text:style-name="P39"/>
      <text:p text:style-name="P3">BASIC SYNTAX OF Transact-SQL</text:p>
      <text:p text:style-name="P5"><text:span text:style-name="T22">SELECT</text:span> <text:span text:style-name="T22">TOP</text:span> 3 <text:span text:style-name="T15">*</text:span> <text:span text:style-name="T22">FROM</text:span> Sales<text:span text:style-name="T15">.</text:span>Orders<text:span text:style-name="T15">;</text:span></text:p>
      <text:p text:style-name="P5"><text:span text:style-name="T22">SELECT</text:span> <text:span text:style-name="T22">TOP</text:span> 2 WideWorldImporters<text:span text:style-name="T15">.</text:span>Sales<text:span text:style-name="T15">.</text:span>Orders<text:span text:style-name="T15">.*</text:span> <text:span text:style-name="T22">FROM</text:span> WideWorldImporters<text:span text:style-name="T15">.</text:span>Sales<text:span text:style-name="T15">.</text:span>Orders<text:span text:style-name="T15">;</text:span></text:p>
      <text:p text:style-name="P5"><text:span text:style-name="T22">SELECT</text:span> <text:span text:style-name="T22">TOP</text:span> 2 WideWorldImporters<text:span text:style-name="T15">.</text:span>Sales<text:span text:style-name="T15">.</text:span>Orders<text:span text:style-name="T15">.</text:span>OrderID <text:span text:style-name="T22">FROM</text:span> WideWorldImporters<text:span text:style-name="T15">.</text:span>Sales<text:span text:style-name="T15">.</text:span>Orders<text:span text:style-name="T15">;</text:span></text:p>
      <text:p text:style-name="P5"><text:span text:style-name="T22">SELECT</text:span> <text:span text:style-name="T22">TOP</text:span> 2 WideWorldImporters<text:span text:style-name="T15">.</text:span>Sales<text:span text:style-name="T15">.</text:span>Orders<text:span text:style-name="T15">.</text:span>OrderID <text:span text:style-name="T22">FROM</text:span> WideWorldImporters<text:span text:style-name="T15">.</text:span>Sales<text:span text:style-name="T15">.</text:span>Orders <text:span text:style-name="T22">ORDER</text:span> <text:span text:style-name="T22">BY</text:span> OrderID <text:span text:style-name="T22">ASC</text:span><text:span text:style-name="T15">;</text:span></text:p>
      <text:p text:style-name="P72"/>
      <text:p text:style-name="P6">SELECT<text:span text:style-name="T28"> </text:span>TOP<text:span text:style-name="T28"> 10 </text:span></text:p>
      <text:p text:style-name="P6"><text:soft-page-break/><text:span text:style-name="T28"><text:tab/><text:tab/>OrderLineID</text:span><text:span text:style-name="T15">,</text:span><text:span text:style-name="T28"> </text:span></text:p>
      <text:p text:style-name="P6"><text:span text:style-name="T28"><text:tab/><text:tab/>Quantity </text:span>AS<text:span text:style-name="T28"> Quantity</text:span><text:span text:style-name="T15">,</text:span><text:span text:style-name="T28"> </text:span></text:p>
      <text:p text:style-name="P6"><text:span text:style-name="T28"><text:tab/><text:tab/>UnitPrice </text:span>AS<text:span text:style-name="T28"> </text:span><text:span text:style-name="T36">'Unit Price'</text:span><text:span text:style-name="T15">,</text:span><text:span text:style-name="T28"> </text:span></text:p>
      <text:p text:style-name="P6"><text:span text:style-name="T28"><text:tab/><text:tab/>TaxRate </text:span>AS<text:span text:style-name="T28"> [Tax Rate]</text:span><text:span text:style-name="T15">,</text:span><text:span text:style-name="T28"> </text:span></text:p>
      <text:p text:style-name="P6"><text:span text:style-name="T28"><text:tab/><text:tab/>Quantity </text:span><text:span text:style-name="T15">*</text:span><text:span text:style-name="T28"> UnitPrice </text:span>AS<text:span text:style-name="T28"> [Total Price]</text:span><text:span text:style-name="T15">,</text:span></text:p>
      <text:p text:style-name="P6"><text:span text:style-name="T28"><text:tab/><text:tab/></text:span><text:span text:style-name="T8">Format</text:span><text:span text:style-name="T15">(</text:span><text:span text:style-name="T28">Quantity </text:span><text:span text:style-name="T15">*</text:span><text:span text:style-name="T28"> UnitPrice </text:span><text:span text:style-name="T15">*</text:span> <text:span text:style-name="T15">(</text:span><text:span text:style-name="T28">TaxRate </text:span><text:span text:style-name="T15">/</text:span><text:span text:style-name="T28"> 100</text:span><text:span text:style-name="T15">),</text:span><text:span text:style-name="T28"> </text:span><text:span text:style-name="T36">'c'</text:span><text:span text:style-name="T15">)</text:span><text:span text:style-name="T28"> </text:span>AS<text:span text:style-name="T28"> </text:span><text:span text:style-name="T36">'Tax Due'</text:span></text:p>
      <text:p text:style-name="P5">FROM<text:span text:style-name="T28"> Sales</text:span><text:span text:style-name="T15">.</text:span><text:span text:style-name="T28">OrderLines</text:span><text:span text:style-name="T15">;</text:span></text:p>
      <text:p text:style-name="P39"/>
      <text:p text:style-name="P3">Comments</text:p>
      <text:p text:style-name="P6">DECLARE<text:span text:style-name="T28"> @s </text:span>VARCHAR<text:span text:style-name="T15">(</text:span><text:span text:style-name="T28">20</text:span><text:span text:style-name="T15">)</text:span><text:span text:style-name="T28"> </text:span><text:span text:style-name="T15">=</text:span><text:span text:style-name="T28"> </text:span><text:span text:style-name="T36">'Halöchen!'</text:span><text:span text:style-name="T15">;</text:span><text:span text:style-name="T28"> </text:span><text:span text:style-name="T43">-- Comment --</text:span></text:p>
      <text:p text:style-name="P6">DECLARE<text:span text:style-name="T28"> @c </text:span>MONEY<text:span text:style-name="T28"> </text:span><text:span text:style-name="T15">=</text:span><text:span text:style-name="T28"> 12.55</text:span><text:span text:style-name="T15">,</text:span><text:span text:style-name="T28"> @r </text:span>REAL<text:span text:style-name="T28"> </text:span><text:span text:style-name="T15">=</text:span><text:span text:style-name="T28"> </text:span><text:span text:style-name="T15">-</text:span><text:span text:style-name="T28">5.75</text:span><text:span text:style-name="T15">,</text:span><text:span text:style-name="T28"> @i </text:span>INT<text:span text:style-name="T28"> </text:span><text:span text:style-name="T15">=</text:span><text:span text:style-name="T28"> 3</text:span><text:span text:style-name="T15">;</text:span><text:span text:style-name="T28"> </text:span><text:span text:style-name="T43">-- Comment</text:span></text:p>
      <text:p text:style-name="P52">/* comments</text:p>
      <text:p text:style-name="P52">more comments here</text:p>
      <text:p text:style-name="P52">enough comments */</text:p>
      <text:p text:style-name="P5">SELECT<text:span text:style-name="T28"> @s</text:span><text:span text:style-name="T15">,</text:span><text:span text:style-name="T28"> @c</text:span><text:span text:style-name="T15">,</text:span><text:span text:style-name="T28"> @r </text:span><text:span text:style-name="T15">+</text:span><text:span text:style-name="T28"> @i</text:span><text:span text:style-name="T15">,</text:span><text:span text:style-name="T28"> @i </text:span><text:span text:style-name="T15">/</text:span><text:span text:style-name="T28"> 2</text:span><text:span text:style-name="T15">,</text:span><text:span text:style-name="T28"> @i </text:span><text:span text:style-name="T15">/</text:span><text:span text:style-name="T28"> 2.0</text:span><text:span text:style-name="T15">,</text:span><text:span text:style-name="T28"> </text:span><text:span text:style-name="T8">CAST</text:span><text:span text:style-name="T15">(</text:span><text:span text:style-name="T28">@i </text:span>AS<text:span text:style-name="T28"> </text:span>REAL<text:span text:style-name="T15">)</text:span><text:span text:style-name="T28"> </text:span><text:span text:style-name="T15">/</text:span><text:span text:style-name="T28"> 2 </text:span>AS<text:span text:style-name="T28"> </text:span><text:span text:style-name="T36">'Column x'</text:span><text:span text:style-name="T15">;</text:span></text:p>
      <text:p text:style-name="P72"/>
      <text:p text:style-name="P6">DECLARE<text:span text:style-name="T28"> @s </text:span>VARCHAR<text:span text:style-name="T15">(</text:span><text:span text:style-name="T28">10</text:span><text:span text:style-name="T15">)</text:span><text:span text:style-name="T28"> </text:span><text:span text:style-name="T15">=</text:span><text:span text:style-name="T28"> </text:span><text:span text:style-name="T36">'dd/mm/yy'</text:span><text:span text:style-name="T15">;</text:span></text:p>
      <text:p text:style-name="P6">SELECT<text:span text:style-name="T28"> @s</text:span><text:span text:style-name="T15">+</text:span><text:span text:style-name="T28">@s</text:span><text:span text:style-name="T15">+</text:span><text:span text:style-name="T36">'Xyz'</text:span><text:span text:style-name="T15">;</text:span></text:p>
      <text:p text:style-name="P6">SELECT<text:span text:style-name="T28"> </text:span><text:span text:style-name="T8">format</text:span><text:span text:style-name="T15">(</text:span><text:span text:style-name="T8">GETDATE</text:span><text:span text:style-name="T15">(),</text:span><text:span text:style-name="T28"> @s</text:span><text:span text:style-name="T15">);</text:span></text:p>
      <text:p text:style-name="P72"/>
      <text:p text:style-name="P39"/>
      <text:p text:style-name="P39"/>
      <text:p text:style-name="P39"/>
      <text:p text:style-name="P7">SELECT (1 + 1);</text:p>
      <text:p text:style-name="P7">SELECT (1 + 1.0);</text:p>
      <text:p text:style-name="P7">SELECT TYPEOF(1 + 1);</text:p>
      <text:p text:style-name="P7">SELECT TYPEOF(1 + 1.0);</text:p>
      <text:p text:style-name="P7">SELECT TYPEOF('text');</text:p>
      <text:p text:style-name="P7">SELECT TYPEOF('text' + 'string');</text:p>
      <text:p text:style-name="P7"/>
      <text:p text:style-name="P7">SELECT 'text' || 'string'; <text:s/>-- concatenates strings</text:p>
      <text:p text:style-name="P7">SELECT <text:span text:style-name="T53">(</text:span>'text' || 'string'<text:span text:style-name="T53">)</text:span>; <text:s/>-- concatenates strings</text:p>
      <text:p text:style-name="P39"/>
      <text:p text:style-name="P39"/>
      <text:p text:style-name="P10">TYPEOF</text:p>
      <text:p text:style-name="P7">SELECT TYPEOF(SurfaceArea) FROM Country LIMIT 1;</text:p>
      <text:p text:style-name="P7">SELECT TYPEOF(Name), TYPEOF(IndepYear), TYPEOF(Population), TYPEOF(LifeExpectancy), TYPEOF(GNPOld), TYPEOF(Capital) FROM Country LIMIT 1;</text:p>
      <text:p text:style-name="P7">SELECT TYPEOF(Name), TYPEOF(MAX(IndepYear)), TYPEOF(MAX(Population)), TYPEOF(MAX(LifeExpectancy)), TYPEOF(MAX(GNPOld)), TYPEOF(MAX(Capital)) FROM Country;</text:p>
      <text:p text:style-name="P39"/>
      <text:p text:style-name="P39"/>
      <text:p text:style-name="P7">SELECT TYPEOF(id) FROM Product LIMIT 1;</text:p>
      <text:p text:style-name="P7">SELECT TYPEOF(MAX(id)) FROM Product;</text:p>
      <text:p text:style-name="P39"/>
      <text:p text:style-name="P7">SELECT TYPEOF(TYPEOF(-12.23)); <text:s text:c="2"/>-- text</text:p>
      <text:p text:style-name="P39"/>
      <text:p text:style-name="P39"/>
      <text:p text:style-name="P39"/>
      <text:p text:style-name="P10">CAST</text:p>
      <text:p text:style-name="P7">SELECT 5 / 2;</text:p>
      <text:p text:style-name="P7">SELECT 5.0 / 2;</text:p>
      <text:p text:style-name="P7">SELECT 5 / 2.0;</text:p>
      <text:p text:style-name="P7">SELECT CAST(5 AS REAL) / 2;</text:p>
      <text:p text:style-name="P7">SELECT CAST(5.4 AS INTEGER) / 2;</text:p>
      <text:p text:style-name="P72"/>
      <text:p text:style-name="P7">SELECT CAST(12.0 AS TEXT) || '.2';</text:p>
      <text:p text:style-name="P7">SELECT CAST('12' AS INTEGER) + 1;</text:p>
      <text:p text:style-name="P7">SELECT CAST('12+1' AS REAL); <text:s/>-- 12.0 not 13</text:p>
      <text:p text:style-name="P72"/>
      <text:p text:style-name="P7">SELECT 11 / 3, 11 % 3;</text:p>
      <text:p text:style-name="P7">SELECT CAST(11.0 AS INTEGER) / 3, 11 % 3;</text:p>
      <text:p text:style-name="P7">SELECT CAST(11 AS REAL) / 3, 11 % 3;</text:p>
      <text:p text:style-name="P72"/>
      <text:p text:style-name="P7">SELECT </text:p>
      <text:p text:style-name="P7"><text:soft-page-break/><text:s/>Code, </text:p>
      <text:p text:style-name="P7"><text:s/>CAST(SurfaceArea AS INTEGER) AS 'Area', </text:p>
      <text:p text:style-name="P7"><text:s/>ROUND(LifeExpectancy) AS 'Life Expectancy', </text:p>
      <text:p text:style-name="P7"><text:s/>CAST(ROUND(LifeExpectancy) AS INTEGER) AS [Life Expectancy Integer],</text:p>
      <text:p text:style-name="P7"><text:s/>CAST(Capital AS REAL) AS 'Pointless Transformation'</text:p>
      <text:p text:style-name="P7">FROM Country </text:p>
      <text:p text:style-name="P7">ORDER BY [Pointless Transformation] ASC </text:p>
      <text:p text:style-name="P7">LIMIT 15;</text:p>
      <text:p text:style-name="P7"/>
      <text:p text:style-name="P7"/>
      <text:p text:style-name="P7">SELECT </text:p>
      <text:p text:style-name="P7"><text:s/>Code, </text:p>
      <text:p text:style-name="P7"><text:s/>CAST(SurfaceArea AS INTEGER) AS 'Area', </text:p>
      <text:p text:style-name="P7"><text:s/>ROUND(LifeExpectancy) AS 'Life Expectancy', </text:p>
      <text:p text:style-name="P7"><text:s/>CAST(Capital AS REAL) AS 'Pointless Transformation'</text:p>
      <text:p text:style-name="P7">FROM COUNTRY</text:p>
      <text:p text:style-name="P7">ORDER BY [Pointless Transformation] * Capital * Country.Capital * Country.[Capital] DESC </text:p>
      <text:p text:style-name="P7">LIMIT 15;</text:p>
      <text:p text:style-name="P72"/>
      <text:p text:style-name="P72"/>
      <text:p text:style-name="P10">%</text:p>
      <text:p text:style-name="P7">SELECT 5 / 2, 5 % 2;</text:p>
      <text:p text:style-name="P7">SELECT 11 <text:s/>/ 3, 11 % 3;</text:p>
      <text:p text:style-name="P39"/>
      <text:p text:style-name="P10">integer vs real</text:p>
      <text:p text:style-name="P7">SELECT 1 / 2;</text:p>
      <text:p text:style-name="P7">SELECT (1 + .5 - .5) / 2;</text:p>
      <text:p text:style-name="P7">SELECT 1 * 1.0 / 2;</text:p>
      <text:p text:style-name="P39"/>
      <text:p text:style-name="P39"/>
      <text:p text:style-name="P10">ROUND</text:p>
      <text:p text:style-name="P7">SELECT 2.555;</text:p>
      <text:p text:style-name="P7">SELECT ROUND(2.555);</text:p>
      <text:p text:style-name="P7">SELECT CAST(ROUND(2.555) AS INTEGER);</text:p>
      <text:p text:style-name="P7">SELECT CAST(2.555 AS INTEGER);</text:p>
      <text:p text:style-name="P39"/>
      <text:p text:style-name="P7">SELECT ROUND(2.555), ROUND(2.555, 0), ROUND(2.555, 1), ROUND(2.555, 2);</text:p>
      <text:p text:style-name="P7">SELECT CAST(ROUND(2.555) AS INTEGER), CAST(ROUND(2.555, 1) AS INTEGER);</text:p>
      <text:p text:style-name="P39"/>
      <text:p text:style-name="P20">In MySQL <text:span text:style-name="T54">and SQLite </text:span>use LENGTH(</text:p>
      <text:p text:style-name="P20">in SQL Server <text:span text:style-name="T54">use</text:span> LEN(</text:p>
      <text:p text:style-name="P39"/>
      <text:p text:style-name="P39"/>
      <text:p text:style-name="_2e_SQLite">SELECT LENGTH(CAST(ROUND(sqrt(11 % 4), 3) AS TEXT));</text:p>
      <text:p text:style-name="P39"/>
      <text:p text:style-name="P39"/>
      <text:p text:style-name="P39"/>
      <text:p text:style-name="P40"/>
      <text:p text:style-name="P42"/>
      <text:p text:style-name="P42"/>
      <text:p text:style-name="P42"/>
      <text:p text:style-name="P42"/>
      <text:h text:style-name="P118" text:outline-level="1">DATA TYPES</text:h>
      <text:p text:style-name="P77"/>
      <text:p text:style-name="P117">char(2)<text:tab/><text:tab/>nchar(2)</text:p>
      <text:p text:style-name="P117">varchar(25)<text:tab/>nvarchar(25)</text:p>
      <text:p text:style-name="P97"/>
      <text:p text:style-name="P77"/>
      <text:p text:style-name="P117"><text:soft-page-break/>tinyint</text:p>
      <text:p text:style-name="P117">int</text:p>
      <text:p text:style-name="P117">float</text:p>
      <text:p text:style-name="P117">money</text:p>
      <text:p text:style-name="P117">date</text:p>
      <text:p text:style-name="P77"/>
      <text:p text:style-name="P77"/>
      <text:p text:style-name="P77"/>
      <text:p text:style-name="P77">n = Unicode</text:p>
      <text:p text:style-name="P77">var = variable length</text:p>
      <text:list xml:id="list3765462038" text:style-name="WWNum1">
        <text:list-item>
          <text:p text:style-name="P132">nchar and nvarchar can store Unicode characters.</text:p>
        </text:list-item>
        <text:list-item>
          <text:p text:style-name="P132">char and varchar cannot store Unicode characters.</text:p>
        </text:list-item>
        <text:list-item>
          <text:p text:style-name="P132">char and nchar are fixed-length which will reserve storage space for number of characters you specify even if you don't use up all that space.</text:p>
        </text:list-item>
        <text:list-item>
          <text:p text:style-name="P132">varchar and nvarchar are variable-length which will only use up spaces for the characters you store. It will not reserve storage like char or nchar.</text:p>
        </text:list-item>
      </text:list>
      <text:p text:style-name="P77"/>
      <text:p text:style-name="P77">nchar and nvarchar will take up twice as much storage space, so it may be wise to use them only if you need Unicode support.</text:p>
      <text:p text:style-name="P77"/>
      <text:p text:style-name="P77"/>
      <text:p text:style-name="P114">DECLARE<text:span text:style-name="T28"> @s </text:span>NVARCHAR<text:span text:style-name="T15">(</text:span><text:span text:style-name="T28">6</text:span><text:span text:style-name="T15">)</text:span><text:span text:style-name="T28"> </text:span><text:span text:style-name="T15">=</text:span><text:span text:style-name="T28"> </text:span><text:span text:style-name="T8">STR</text:span><text:span text:style-name="T15">(</text:span><text:span text:style-name="T28">123</text:span><text:span text:style-name="T15">)</text:span><text:span text:style-name="T28"> </text:span><text:span text:style-name="T15">+</text:span><text:span text:style-name="T28"> </text:span><text:span text:style-name="T36">'Äöü'</text:span><text:span text:style-name="T15">;</text:span></text:p>
      <text:p text:style-name="P114">SELECT<text:span text:style-name="T28"> </text:span><text:span text:style-name="T8">STR</text:span><text:span text:style-name="T15">(</text:span><text:span text:style-name="T28">123</text:span><text:span text:style-name="T15">)</text:span><text:span text:style-name="T28"> </text:span><text:span text:style-name="T15">+</text:span><text:span text:style-name="T28"> </text:span><text:span text:style-name="T36">'Äöü'</text:span><text:span text:style-name="T15">;</text:span></text:p>
      <text:p text:style-name="P114">SELECT<text:span text:style-name="T28"> </text:span><text:span text:style-name="T8">SQL_VARIANT_PROPERTY</text:span><text:span text:style-name="T15">(</text:span><text:span text:style-name="T28">@s</text:span><text:span text:style-name="T15">,</text:span><text:span text:style-name="T28"> </text:span><text:span text:style-name="T36">'BaseType'</text:span><text:span text:style-name="T15">);</text:span></text:p>
      <text:p text:style-name="P47"/>
      <text:p text:style-name="P42"/>
      <text:p text:style-name="P65"/>
      <text:p text:style-name="P119"><text:span text:style-name="T24">SELECT</text:span><text:span text:style-name="T30"> </text:span><text:span text:style-name="T10">CAST</text:span><text:span text:style-name="T17">(</text:span><text:span text:style-name="T10">ROUND</text:span><text:span text:style-name="T17">(</text:span><text:span text:style-name="T30">123.5</text:span><text:span text:style-name="T17">,</text:span><text:span text:style-name="T30">0</text:span><text:span text:style-name="T17">)</text:span><text:span text:style-name="T30"> </text:span><text:span text:style-name="T24">AS</text:span><text:span text:style-name="T30"> </text:span><text:span text:style-name="T24">INTEGER</text:span><text:span text:style-name="T17">);</text:span></text:p>
      <text:p text:style-name="P119"><text:span text:style-name="T24">SELECT</text:span><text:span text:style-name="T30"> </text:span><text:span text:style-name="T10">CAST</text:span><text:span text:style-name="T17">(</text:span><text:span text:style-name="T30">123.44 </text:span><text:span text:style-name="T24">AS</text:span><text:span text:style-name="T30"> </text:span><text:span text:style-name="T24">INT</text:span><text:span text:style-name="T17">);</text:span></text:p>
      <text:p text:style-name="P42"/>
      <text:p text:style-name="P57"/>
      <text:p text:style-name="P119"><text:span text:style-name="T24">DECLARE</text:span><text:span text:style-name="T30"> @x </text:span><text:span text:style-name="T24">DATETIME</text:span><text:span text:style-name="T30"> </text:span><text:span text:style-name="T17">=</text:span><text:span text:style-name="T30"> </text:span><text:span text:style-name="T38">'12/31/2017'</text:span><text:span text:style-name="T17">;</text:span></text:p>
      <text:p text:style-name="P119"><text:span text:style-name="T24">SELECT</text:span><text:span text:style-name="T30"> </text:span><text:span text:style-name="T10">Format</text:span><text:span text:style-name="T17">(</text:span><text:span text:style-name="T30">@x</text:span><text:span text:style-name="T17">,</text:span><text:span text:style-name="T30"> </text:span><text:span text:style-name="T38">'D'</text:span><text:span text:style-name="T17">);</text:span></text:p>
      <text:p text:style-name="P119"><text:span text:style-name="T24">SELECT</text:span><text:span text:style-name="T30"> </text:span><text:span text:style-name="T10">Format</text:span><text:span text:style-name="T17">(</text:span><text:span text:style-name="T30">@x</text:span><text:span text:style-name="T17">,</text:span><text:span text:style-name="T30"> </text:span><text:span text:style-name="T38">'dd/MM/yy'</text:span><text:span text:style-name="T17">);</text:span></text:p>
      <text:p text:style-name="P57"/>
      <text:p text:style-name="P119"><text:span text:style-name="T24">SELECT</text:span><text:span text:style-name="T30"> </text:span><text:span text:style-name="T10">Format</text:span><text:span text:style-name="T17">(</text:span><text:span text:style-name="T30">123.45</text:span><text:span text:style-name="T17">,</text:span><text:span text:style-name="T30"> </text:span><text:span text:style-name="T38">'0.0'</text:span><text:span text:style-name="T17">);</text:span></text:p>
      <text:p text:style-name="P119"><text:span text:style-name="T24">SELECT</text:span><text:span text:style-name="T30"> </text:span><text:span text:style-name="T10">Format</text:span><text:span text:style-name="T17">(</text:span><text:span text:style-name="T10">GETDATE</text:span><text:span text:style-name="T17">(),</text:span><text:span text:style-name="T30"> </text:span><text:span text:style-name="T38">'dd-MMM-yy, ddd'</text:span><text:span text:style-name="T17">);</text:span></text:p>
      <text:p text:style-name="P119"><text:span text:style-name="T24">SELECT</text:span><text:span text:style-name="T30"> </text:span><text:span text:style-name="T10">CAST</text:span><text:span text:style-name="T17">(</text:span><text:span text:style-name="T10">Format</text:span><text:span text:style-name="T17">(</text:span><text:span text:style-name="T10">GETDATE</text:span><text:span text:style-name="T17">(),</text:span><text:span text:style-name="T30"> </text:span><text:span text:style-name="T38">'dd'</text:span><text:span text:style-name="T17">)</text:span><text:span text:style-name="T30"> </text:span><text:span text:style-name="T24">AS</text:span><text:span text:style-name="T30"> </text:span><text:span text:style-name="T24">INT</text:span><text:span text:style-name="T17">)</text:span><text:span text:style-name="T30"> </text:span><text:span text:style-name="T17">+</text:span><text:span text:style-name="T30"> 100</text:span><text:span text:style-name="T17">;</text:span></text:p>
      <text:p text:style-name="P77"/>
      <text:p text:style-name="P42"/>
      <text:p text:style-name="P116"><text:span text:style-name="T22">SELECT</text:span><text:span text:style-name="T28"> </text:span><text:span text:style-name="T8">Format</text:span><text:span text:style-name="T15">(</text:span><text:span text:style-name="T8">GETDATE</text:span><text:span text:style-name="T15">(),</text:span><text:span text:style-name="T28"> </text:span><text:span text:style-name="T36">'dd-MMM-yy, ddd'</text:span><text:span text:style-name="T15">);</text:span></text:p>
      <text:p text:style-name="P115"><text:span text:style-name="T22">SELECT</text:span><text:span text:style-name="T28"> </text:span><text:span text:style-name="T8">CAST</text:span><text:span text:style-name="T15">(</text:span><text:span text:style-name="T8">Format</text:span><text:span text:style-name="T15">(</text:span><text:span text:style-name="T8">GETDATE</text:span><text:span text:style-name="T15">(),</text:span><text:span text:style-name="T28"> </text:span><text:span text:style-name="T36">'dd'</text:span><text:span text:style-name="T15">)</text:span><text:span text:style-name="T28"> </text:span><text:span text:style-name="T22">AS</text:span><text:span text:style-name="T28"> </text:span><text:span text:style-name="T22">INT</text:span><text:span text:style-name="T15">)</text:span><text:span text:style-name="T28"> </text:span><text:span text:style-name="T15">+</text:span><text:span text:style-name="T28"> 100</text:span><text:span text:style-name="T15">;</text:span></text:p>
      <text:p text:style-name="P97"/>
      <text:p text:style-name="P97"/>
      <text:p text:style-name="P115">FORMAT(12.5, 'C')<text:tab/><text:tab/><text:span text:style-name="T11">Format</text:span><text:span text:style-name="T18">(</text:span><text:span text:style-name="T31">123.55</text:span><text:span text:style-name="T18">,</text:span><text:span text:style-name="T31"> </text:span><text:span text:style-name="T39">'c'</text:span><text:span text:style-name="T18">)</text:span></text:p>
      <text:p text:style-name="P97"/>
      <text:p text:style-name="P97"/>
      <text:p text:style-name="P97"/>
      <text:p text:style-name="P115">CAST(Field AS TYPE)</text:p>
      <text:p text:style-name="P115">CONVERT(TYPE, Field)</text:p>
      <text:p text:style-name="P115">FORMAT(Field, ‘format’)<text:tab/><text:span text:style-name="T36">‘c’, ‘0.00’, 'dd/MM/yy', 'dd-MMM-yy’</text:span></text:p>
      <text:p text:style-name="P97">INT, REAL, TIME, DATE, DATETIME, VARCHAR</text:p>
      <text:p text:style-name="P97"/>
      <text:p text:style-name="P97"/>
      <text:p text:style-name="P114"><text:span text:style-name="T22">SELECT</text:span><text:span text:style-name="T28"> </text:span><text:span text:style-name="T8">CONVERT</text:span><text:span text:style-name="T15">(</text:span><text:span text:style-name="T22">TIME</text:span><text:span text:style-name="T15">,</text:span><text:span text:style-name="T28"> </text:span>'2:30pm'<text:span text:style-name="T15">),</text:span><text:span text:style-name="T28"> </text:span><text:span text:style-name="T8">CONVERT</text:span><text:span text:style-name="T15">(</text:span><text:span text:style-name="T22">TIME</text:span><text:span text:style-name="T15">,</text:span><text:span text:style-name="T28"> </text:span>'23:30'<text:span text:style-name="T15">);</text:span></text:p>
      <text:p text:style-name="P114"><text:span text:style-name="T22">SELECT</text:span><text:span text:style-name="T28"> </text:span><text:span text:style-name="T8">CONVERT</text:span><text:span text:style-name="T15">(</text:span><text:span text:style-name="T22">DATE</text:span><text:span text:style-name="T15">,</text:span><text:span text:style-name="T28"> </text:span>'2017-12-31'<text:span text:style-name="T15">),</text:span><text:span text:style-name="T28"> </text:span><text:span text:style-name="T8">CONVERT</text:span><text:span text:style-name="T15">(</text:span><text:span text:style-name="T22">DATE</text:span><text:span text:style-name="T15">,</text:span><text:span text:style-name="T28"> </text:span>'12-30-2000'<text:span text:style-name="T15">),</text:span><text:span text:style-name="T28"> </text:span><text:span text:style-name="T8">CONVERT</text:span><text:span text:style-name="T15">(</text:span><text:span text:style-name="T22">DATE</text:span><text:span text:style-name="T15">,</text:span><text:span text:style-name="T28"> </text:span>'12/30/99'<text:span text:style-name="T15">);</text:span></text:p>
      <text:p text:style-name="P114"><text:span text:style-name="T22">SELECT</text:span><text:span text:style-name="T28"> </text:span><text:span text:style-name="T8">CONVERT</text:span><text:span text:style-name="T15">(</text:span><text:span text:style-name="T22">DATETIME</text:span><text:span text:style-name="T15">,</text:span><text:span text:style-name="T28"> </text:span>'12-30-17 13:45'<text:span text:style-name="T15">),</text:span><text:span text:style-name="T28"> </text:span><text:span text:style-name="T8">CONVERT</text:span><text:span text:style-name="T15">(</text:span><text:span text:style-name="T22">DATETIME</text:span><text:span text:style-name="T15">,</text:span><text:span text:style-name="T28"> </text:span>'1998/12/31 11:45pm'<text:span text:style-name="T15">);</text:span></text:p>
      <text:p text:style-name="P61"/>
      <text:p text:style-name="P114"><text:span text:style-name="T22">SELECT</text:span><text:span text:style-name="T28"> </text:span><text:span text:style-name="T8">CAST</text:span><text:span text:style-name="T15">(</text:span>'2:30pm'<text:span text:style-name="T28"> </text:span><text:span text:style-name="T22">AS</text:span><text:span text:style-name="T28"> </text:span><text:span text:style-name="T22">TIME</text:span><text:span text:style-name="T15">),</text:span><text:span text:style-name="T28"> </text:span><text:span text:style-name="T8">CAST</text:span><text:span text:style-name="T15">(</text:span>'23:30'<text:span text:style-name="T28"> </text:span><text:span text:style-name="T22">AS</text:span><text:span text:style-name="T28"> </text:span><text:span text:style-name="T22">TIME</text:span><text:span text:style-name="T15">);</text:span></text:p>
      <text:p text:style-name="P114"><text:soft-page-break/><text:span text:style-name="T22">SELECT</text:span><text:span text:style-name="T28"> </text:span><text:span text:style-name="T8">CAST</text:span><text:span text:style-name="T15">(</text:span>'2017-12-31'<text:span text:style-name="T28"> </text:span><text:span text:style-name="T22">AS</text:span><text:span text:style-name="T28"> </text:span><text:span text:style-name="T22">DATE</text:span><text:span text:style-name="T15">),</text:span><text:span text:style-name="T28"> </text:span><text:span text:style-name="T8">CAST</text:span><text:span text:style-name="T15">(</text:span>'12/30/99'<text:span text:style-name="T28"> </text:span><text:span text:style-name="T22">AS</text:span><text:span text:style-name="T28"> </text:span><text:span text:style-name="T22">DATE</text:span><text:span text:style-name="T15">);</text:span></text:p>
      <text:p text:style-name="P113"><text:span text:style-name="T22">SELECT</text:span><text:span text:style-name="T28"> </text:span><text:span text:style-name="T8">CAST</text:span><text:span text:style-name="T15">(</text:span>'12-30-17 13:45'<text:span text:style-name="T28"> </text:span><text:span text:style-name="T22">AS</text:span><text:span text:style-name="T28"> </text:span><text:span text:style-name="T22">DATETIME</text:span><text:span text:style-name="T15">),</text:span><text:span text:style-name="T28"> </text:span><text:span text:style-name="T8">CAST</text:span><text:span text:style-name="T15">(</text:span>'1998/12/31 11:45pm'<text:span text:style-name="T28"> </text:span><text:span text:style-name="T22">AS</text:span><text:span text:style-name="T28"> </text:span><text:span text:style-name="T22">DATETIME</text:span><text:span text:style-name="T15">);</text:span></text:p>
      <text:p text:style-name="P97"/>
      <text:p text:style-name="P97"/>
      <text:p text:style-name="P114">DECLARE<text:span text:style-name="T28"> @s </text:span>VARCHAR<text:span text:style-name="T15">(</text:span><text:span text:style-name="T28">20</text:span><text:span text:style-name="T15">)</text:span><text:span text:style-name="T28"> </text:span><text:span text:style-name="T15">=</text:span><text:span text:style-name="T28"> </text:span><text:span text:style-name="T36">'Halöchen!'</text:span><text:span text:style-name="T15">;</text:span></text:p>
      <text:p text:style-name="P114">DECLARE<text:span text:style-name="T28"> @c </text:span>MONEY<text:span text:style-name="T28"> </text:span><text:span text:style-name="T15">=</text:span><text:span text:style-name="T28"> 12.55</text:span><text:span text:style-name="T15">,</text:span><text:span text:style-name="T28"> @r </text:span>REAL<text:span text:style-name="T28"> </text:span><text:span text:style-name="T15">=</text:span><text:span text:style-name="T28"> </text:span><text:span text:style-name="T15">-</text:span><text:span text:style-name="T28">5.75</text:span><text:span text:style-name="T15">,</text:span><text:span text:style-name="T28"> @i </text:span>INT<text:span text:style-name="T28"> </text:span><text:span text:style-name="T15">=</text:span><text:span text:style-name="T28"> 3</text:span><text:span text:style-name="T15">;</text:span></text:p>
      <text:p text:style-name="P113">SELECT<text:span text:style-name="T28"> @s</text:span><text:span text:style-name="T15">,</text:span><text:span text:style-name="T28"> @c</text:span><text:span text:style-name="T15">,</text:span><text:span text:style-name="T28"> @r </text:span><text:span text:style-name="T15">+</text:span><text:span text:style-name="T28"> @i</text:span><text:span text:style-name="T15">,</text:span><text:span text:style-name="T28"> @i </text:span><text:span text:style-name="T15">/</text:span><text:span text:style-name="T28"> 2</text:span><text:span text:style-name="T15">,</text:span><text:span text:style-name="T28"> </text:span><text:span text:style-name="T8">FORMAT</text:span><text:span text:style-name="T15">(</text:span><text:span text:style-name="T28">@i </text:span><text:span text:style-name="T15">/</text:span><text:span text:style-name="T28"> 2.0</text:span><text:span text:style-name="T15">,</text:span><text:span text:style-name="T28"> </text:span><text:span text:style-name="T36">'0.00'</text:span><text:span text:style-name="T15">),</text:span><text:span text:style-name="T28"> </text:span><text:span text:style-name="T8">CAST</text:span><text:span text:style-name="T15">(</text:span><text:span text:style-name="T28">@i </text:span>AS<text:span text:style-name="T28"> </text:span>REAL<text:span text:style-name="T15">)</text:span><text:span text:style-name="T28"> </text:span><text:span text:style-name="T15">/</text:span><text:span text:style-name="T28"> 2 </text:span>AS<text:span text:style-name="T28"> </text:span><text:span text:style-name="T36">'Column x'</text:span><text:span text:style-name="T15">;</text:span></text:p>
      <text:p text:style-name="P97"/>
      <text:p text:style-name="P116"><text:span text:style-name="T22">SELECT</text:span><text:span text:style-name="T28"> </text:span><text:span text:style-name="T8">GETDATE</text:span><text:span text:style-name="T15">()+</text:span><text:span text:style-name="T28">1</text:span><text:span text:style-name="T15">;</text:span><text:span text:style-name="T28"> <text:s/><text:tab/><text:tab/><text:tab/><text:tab/><text:tab/><text:tab/></text:span>-- tomorrow</text:p>
      <text:p text:style-name="P116"><text:span text:style-name="T22">SELECT</text:span><text:span text:style-name="T28"> </text:span><text:span text:style-name="T8">Format</text:span><text:span text:style-name="T15">(</text:span><text:span text:style-name="T8">GETDATE</text:span><text:span text:style-name="T15">(),</text:span><text:span text:style-name="T28"> </text:span><text:span text:style-name="T36">'dd-MMM-yy, ddd'</text:span><text:span text:style-name="T15">);</text:span></text:p>
      <text:p text:style-name="P115"><text:span text:style-name="T22">SELECT</text:span><text:span text:style-name="T28"> </text:span><text:span text:style-name="T8">CAST</text:span><text:span text:style-name="T15">(</text:span><text:span text:style-name="T8">Format</text:span><text:span text:style-name="T15">(</text:span><text:span text:style-name="T8">GETDATE</text:span><text:span text:style-name="T15">(),</text:span><text:span text:style-name="T28"> </text:span><text:span text:style-name="T36">'dd'</text:span><text:span text:style-name="T15">)</text:span><text:span text:style-name="T28"> </text:span><text:span text:style-name="T22">AS</text:span><text:span text:style-name="T28"> </text:span><text:span text:style-name="T22">INT</text:span><text:span text:style-name="T15">)</text:span><text:span text:style-name="T28"> </text:span><text:span text:style-name="T15">+</text:span><text:span text:style-name="T28"> 100</text:span><text:span text:style-name="T15">;</text:span></text:p>
      <text:p text:style-name="P97"/>
      <text:p text:style-name="P115"><text:span text:style-name="T22">select</text:span> <text:span text:style-name="T36">'abc'</text:span> <text:span text:style-name="T15">+</text:span> <text:span text:style-name="T8">format</text:span><text:span text:style-name="T15">(</text:span>123<text:span text:style-name="T15">,</text:span> <text:span text:style-name="T36">''</text:span><text:span text:style-name="T15">);</text:span></text:p>
      <text:p text:style-name="P97"/>
      <text:p text:style-name="P42"/>
      <text:p text:style-name="P42"/>
      <text:p text:style-name="P42"/>
      <text:p text:style-name="P42"/>
      <text:p text:style-name="P42"/>
      <text:p text:style-name="P39"/>
      <text:p text:style-name="P39"/>
      <text:p text:style-name="P39"/>
      <text:p text:style-name="P39"/>
      <text:p text:style-name="P39"/>
      <text:p text:style-name="P39"/>
      <text:h text:style-name="Heading_20_1" text:outline-level="1">STRING FUNCTIONS</text:h>
      <text:p text:style-name="P39"/>
      <text:p text:style-name="P7">SELECT('These are ''speech marks'' characters');</text:p>
      <text:p text:style-name="P7">SELECT 'abc' || 'xyz';</text:p>
      <text:p text:style-name="P7">SELECT 'abc' + 'xyz'; <text:s/>– <text:span text:style-name="T55">0</text:span></text:p>
      <text:p text:style-name="P7">SELECT CONCAT('abc', '123'); <text:s/>-- <text:span text:style-name="T55">doesn’t work in SQLite</text:span></text:p>
      <text:p text:style-name="P39"/>
      <text:p text:style-name="P7">SELECT LENGTH('abc');</text:p>
      <text:p text:style-name="P7">SELECT TRIM(' <text:s/>text <text:s text:c="2"/>string <text:s/>');</text:p>
      <text:p text:style-name="P7">SELECT UPPER('abc');</text:p>
      <text:p text:style-name="P7">SELECT LOWER('Abc');</text:p>
      <text:p text:style-name="P7">SELECT SUBSTR('abcdefg', 2,4);</text:p>
      <text:p text:style-name="P39"/>
      <text:p text:style-name="P7">SELECT Code || ' ' || Name AS 'Country' <text:s/>FROM Country LIMIT 15;</text:p>
      <text:p text:style-name="P39"/>
      <text:p text:style-name="P39"/>
      <text:p text:style-name="P10">SUBSTR = VBA.Mid(</text:p>
      <text:p text:style-name="P7">SELECT SUBSTR('abcde', 3);<text:tab/><text:tab/>-- cde</text:p>
      <text:p text:style-name="P7">SELECT SUBSTR('abcde', 3, 2);<text:tab/>-- cd</text:p>
      <text:p text:style-name="P39"/>
      <text:p text:style-name="P39"/>
      <text:p text:style-name="P7">SELECT TRIM(' <text:s text:c="2"/>text <text:s text:c="2"/>string <text:s text:c="2"/>');</text:p>
      <text:p text:style-name="P7">SELECT RTRIM(' <text:s text:c="2"/>text <text:s text:c="2"/>string <text:s text:c="2"/>');</text:p>
      <text:p text:style-name="P7">SELECT LTRIM(' <text:s text:c="2"/>text <text:s text:c="2"/>string <text:s text:c="2"/>');</text:p>
      <text:p text:style-name="P7">SELECT TRIM('...text...string...', '.');</text:p>
      <text:p text:style-name="P7">SELECT RTRIM('...text...string...', '.');</text:p>
      <text:p text:style-name="P7">SELECT LTRIM('...text...string...', '.');</text:p>
      <text:p text:style-name="P7">SELECT RTRIM('../. /.text /. /.string./ .///', '/');</text:p>
      <text:p text:style-name="P7">SELECT LTRIM('../. /.text /. /.string./ .///', '/');</text:p>
      <text:p text:style-name="P7">SELECT LTRIM('../. /.text /. /.string./ .///', '.');</text:p>
      <text:p text:style-name="P39"/>
      <text:p text:style-name="P37"/>
      <text:p text:style-name="P7"><text:soft-page-break/>CREATE TABLE Employee( EmployeeID INTEGER PRIMARY KEY, FirstName TEXT, LastName TEXT, DeptID INTEGER DEFAULT 1);</text:p>
      <text:p text:style-name="P7">INSERT INTO Employee(FirstName, LastName, DeptID) VALUES('John', 'White', 2);</text:p>
      <text:p text:style-name="P7">INSERT INTO Employee(FirstName, LastName, DeptID) VALUES('Mark', 'Boldwin', 1);</text:p>
      <text:p text:style-name="P7">INSERT INTO Employee(FirstName, LastName, DeptID) VALUES('Mary', 'Hansen', 3);</text:p>
      <text:p text:style-name="P7">INSERT INTO Employee(FirstName, LastName, DeptID) VALUES('Lynda', 'Black', NULL);</text:p>
      <text:p text:style-name="P7">INSERT INTO Employee(FirstName, LastName) VALUES('Bill', 'Green');</text:p>
      <text:p text:style-name="P7">INSERT INTO Employee VALUES(10, 'Rufus', 'Johnson', 4);</text:p>
      <text:p text:style-name="P7">INSERT INTO Employee(FirstName, LastName) VALUES('', NULL);</text:p>
      <text:p text:style-name="P7"/>
      <text:p text:style-name="P7">SELECT * FROM Employee;</text:p>
      <text:p text:style-name="P7">SELECT FirstName || ' ' || LastName AS 'Full Name', DeptID FROM Employee ORDER BY [Full Name];</text:p>
      <text:p text:style-name="P39"/>
      <text:p text:style-name="P39"/>
      <text:p text:style-name="P13">In Access:</text:p>
      <text:p text:style-name="P4">SELECT [FirstName] &amp; ' ' &amp; [LastName] AS FullName, EmployeePhone.Number, Employees.HireDate</text:p>
      <text:p text:style-name="P4">FROM Employees INNER JOIN EmployeePhone </text:p>
      <text:p text:style-name="P4">ON Employees.[EmployeeID] = EmployeePhone.[EmployeeID]</text:p>
      <text:p text:style-name="P4">ORDER BY [FirstName] &amp; ' ' &amp; [LastName];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Heading_20_1" text:outline-level="1">DATES AND TIMES</text:h>
      <text:p text:style-name="P39"/>
      <text:p text:style-name="P39"/>
      <text:p text:style-name="P7">SELECT DATETIME(); SELECT DATE(); SELECT TIME();</text:p>
      <text:p text:style-name="P7">SELECT DATETIME('now'); SELECT DATE('now'); SELECT TIME('now');</text:p>
      <text:p text:style-name="P7"/>
      <text:p text:style-name="P7">SELECT DATETIME('now', '+1 day');</text:p>
      <text:p text:style-name="P7">SELECT DATETIME('now', '+2 day');</text:p>
      <text:p text:style-name="P7">SELECT DATE('now', '-2 days');</text:p>
      <text:p text:style-name="P7">SELECT DATETIME('now', '+2 months');</text:p>
      <text:p text:style-name="P7"/>
      <text:p text:style-name="P7">SELECT DATETIME('now', '+3 days', '-2 months', '+1 year', '-2 hour');</text:p>
      <text:p text:style-name="P7"/>
      <text:p text:style-name="P7">SELECT DATE('2000-12-31');</text:p>
      <text:p text:style-name="P7">SELECT DATETIME(DATE('2000-12-31'), '+1 year');</text:p>
      <text:p text:style-name="P7">SELECT TYPEOF(DATE('2000-12-31')), TYPEOF(DATE('now'));</text:p>
      <text:p text:style-name="P7"/>
      <text:p text:style-name="P7">SELECT DATE('12-12-2000'); -- NULL</text:p>
      <text:p text:style-name="P7">SELECT DATE('12/12/2000'); -- NULL</text:p>
      <text:p text:style-name="P7">SELECT DATE('2000/12/12'); -- NULL</text:p>
      <text:p text:style-name="P7">SELECT DATE('2000-12-12'); -- OK</text:p>
      <text:p text:style-name="P39"/>
      <text:p text:style-name="P39"/>
      <text:p text:style-name="P39"/>
      <text:p text:style-name="P7">SELECT * FROM Album;</text:p>
      <text:p text:style-name="P7">SELECT TYPEOF(released) FROM Album LIMIT 1;</text:p>
      <text:p text:style-name="P7"/>
      <text:p text:style-name="P7">-- all three queries are identical:</text:p>
      <text:p text:style-name="P7">SELECT *, DATE(released, '+2 months') AS 'sold' FROM Album;</text:p>
      <text:p text:style-name="P7">SELECT *, DATE(Album.[released], '+2 months') AS sold FROM Album;</text:p>
      <text:p text:style-name="P7">SELECT *, DATE(DATE(Album.[released]), '+2 months') sold FROM Album;</text:p>
      <text:p text:style-name="P39"/>
      <text:p text:style-name="P72"/>
      <text:p text:style-name="P3">Ways tocreate DATE / TIME / DATETIME type variables</text:p>
      <text:p text:style-name="P6"><text:soft-page-break/><text:span text:style-name="T22">DECLARE</text:span><text:span text:style-name="T28"> @dt </text:span><text:span text:style-name="T22">DATE</text:span><text:span text:style-name="T28"> </text:span><text:span text:style-name="T15">=</text:span><text:span text:style-name="T28"> </text:span>'2000-12-12'<text:span text:style-name="T15">;</text:span></text:p>
      <text:p text:style-name="P6"><text:span text:style-name="T22">DECLARE</text:span><text:span text:style-name="T28"> @tm </text:span><text:span text:style-name="T22">TIME</text:span><text:span text:style-name="T28"> </text:span><text:span text:style-name="T15">=</text:span><text:span text:style-name="T28"> </text:span>'12:30:00'</text:p>
      <text:p text:style-name="P6"><text:span text:style-name="T22">DECLARE</text:span><text:span text:style-name="T28"> @dtm </text:span><text:span text:style-name="T22">DATETIME</text:span><text:span text:style-name="T28"> </text:span><text:span text:style-name="T15">=</text:span><text:span text:style-name="T28"> </text:span>'2000-12-12 12:30:00'</text:p>
      <text:p text:style-name="P6"><text:span text:style-name="T8">CAST</text:span><text:span text:style-name="T15">(</text:span>'2000-12-12'<text:span text:style-name="T28"> </text:span><text:span text:style-name="T22">AS</text:span><text:span text:style-name="T28"> </text:span><text:span text:style-name="T22">DATE</text:span><text:span text:style-name="T15">)</text:span></text:p>
      <text:p text:style-name="P6"><text:span text:style-name="T8">CONVERT</text:span><text:span text:style-name="T15">(</text:span><text:span text:style-name="T22">DATE</text:span><text:span text:style-name="T15">,</text:span><text:span text:style-name="T28"> </text:span>'2000-12-12'<text:span text:style-name="T15">)</text:span></text:p>
      <text:p text:style-name="P72"/>
      <text:p text:style-name="P6"><text:span text:style-name="T22">DECLARE</text:span><text:span text:style-name="T28"> @dt </text:span><text:span text:style-name="T22">DATE</text:span><text:span text:style-name="T28"> </text:span><text:span text:style-name="T15">=</text:span><text:span text:style-name="T28"> </text:span>'2000-12-12'<text:span text:style-name="T15">;</text:span></text:p>
      <text:p text:style-name="P6"><text:span text:style-name="T22">DECLARE</text:span><text:span text:style-name="T28"> @tm </text:span><text:span text:style-name="T22">TIME</text:span><text:span text:style-name="T28"> </text:span><text:span text:style-name="T15">=</text:span><text:span text:style-name="T28"> </text:span>'12:30:00'</text:p>
      <text:p text:style-name="P6"><text:span text:style-name="T22">DECLARE</text:span><text:span text:style-name="T28"> @dtm </text:span><text:span text:style-name="T22">DATETIME</text:span><text:span text:style-name="T28"> </text:span><text:span text:style-name="T15">=</text:span><text:span text:style-name="T28"> </text:span>'2000-12-12 12:30:00'</text:p>
      <text:p text:style-name="P53"/>
      <text:p text:style-name="P6"><text:span text:style-name="T22">SELECT</text:span><text:span text:style-name="T28"> </text:span><text:span text:style-name="T8">SQL_VARIANT_PROPERTY</text:span><text:span text:style-name="T15">(</text:span><text:span text:style-name="T8">GETDATE</text:span><text:span text:style-name="T15">(),</text:span><text:span text:style-name="T28"> </text:span>'BaseType'<text:span text:style-name="T15">);</text:span><text:span text:style-name="T28"><text:tab/></text:span><text:span text:style-name="T43">--datetime</text:span></text:p>
      <text:p text:style-name="P6"><text:span text:style-name="T22">SELECT</text:span><text:span text:style-name="T28"> </text:span><text:span text:style-name="T8">SQL_VARIANT_PROPERTY</text:span><text:span text:style-name="T15">(</text:span><text:span text:style-name="T28">@dt</text:span><text:span text:style-name="T15">,</text:span><text:span text:style-name="T28"> </text:span>'BaseType'<text:span text:style-name="T15">);</text:span></text:p>
      <text:p text:style-name="P6"><text:span text:style-name="T22">SELECT</text:span><text:span text:style-name="T28"> </text:span><text:span text:style-name="T8">SQL_VARIANT_PROPERTY</text:span><text:span text:style-name="T15">(</text:span><text:span text:style-name="T28">@tm</text:span><text:span text:style-name="T15">,</text:span><text:span text:style-name="T28"> </text:span>'BaseType'<text:span text:style-name="T15">);</text:span></text:p>
      <text:p text:style-name="P6"><text:span text:style-name="T22">SELECT</text:span><text:span text:style-name="T28"> </text:span><text:span text:style-name="T8">SQL_VARIANT_PROPERTY</text:span><text:span text:style-name="T15">(</text:span><text:span text:style-name="T28">@dtm</text:span><text:span text:style-name="T15">,</text:span><text:span text:style-name="T28"> </text:span>'BaseType'<text:span text:style-name="T15">);</text:span></text:p>
      <text:p text:style-name="P53"/>
      <text:p text:style-name="P6"><text:span text:style-name="T22">SELECT</text:span><text:span text:style-name="T28"> </text:span><text:span text:style-name="T8">SQL_VARIANT_PROPERTY</text:span><text:span text:style-name="T15">(</text:span><text:span text:style-name="T8">CAST</text:span><text:span text:style-name="T15">(</text:span>'2000-12-12'<text:span text:style-name="T28"> </text:span><text:span text:style-name="T22">AS</text:span><text:span text:style-name="T28"> </text:span><text:span text:style-name="T22">DATE</text:span><text:span text:style-name="T15">),</text:span><text:span text:style-name="T28"> </text:span>'BaseType'<text:span text:style-name="T15">);</text:span></text:p>
      <text:p text:style-name="P6"><text:span text:style-name="T22">SELECT</text:span><text:span text:style-name="T28"> </text:span><text:span text:style-name="T8">SQL_VARIANT_PROPERTY</text:span><text:span text:style-name="T15">(</text:span><text:span text:style-name="T8">CAST</text:span><text:span text:style-name="T15">(</text:span><text:span text:style-name="T28">@dtm </text:span><text:span text:style-name="T22">AS</text:span><text:span text:style-name="T28"> </text:span><text:span text:style-name="T22">DATE</text:span><text:span text:style-name="T15">),</text:span><text:span text:style-name="T28"> </text:span>'BaseType'<text:span text:style-name="T15">);</text:span></text:p>
      <text:p text:style-name="P39"/>
      <text:p text:style-name="P5"><text:span text:style-name="T22">USE</text:span> AdventureWorksDW2014<text:span text:style-name="T15">;</text:span></text:p>
      <text:p text:style-name="P5"/>
      <text:p text:style-name="P5"><text:span text:style-name="T22">SELECT</text:span> <text:span text:style-name="T15">*</text:span> <text:span text:style-name="T22">FROM</text:span> FactInternetSales</text:p>
      <text:p text:style-name="P5"><text:span text:style-name="T22">WHERE</text:span> OrderDate <text:span text:style-name="T15">&gt;=</text:span> <text:span text:style-name="T36">'2013-01-01'</text:span> <text:span text:style-name="T15">AND</text:span> OrderDate <text:span text:style-name="T15">&lt;=</text:span> <text:span text:style-name="T36">'2013-12-31'</text:span></text:p>
      <text:p text:style-name="P5"><text:span text:style-name="T22">ORDER</text:span> <text:span text:style-name="T22">BY</text:span> 1 <text:span text:style-name="T22">ASC</text:span><text:span text:style-name="T15">;</text:span></text:p>
      <text:p text:style-name="P5"/>
      <text:p text:style-name="P5"><text:span text:style-name="T22">SELECT</text:span> <text:span text:style-name="T15">*</text:span> <text:span text:style-name="T22">FROM</text:span> FactInternetSales</text:p>
      <text:p text:style-name="P5"><text:span text:style-name="T22">WHERE</text:span> OrderDate <text:span text:style-name="T15">BETWEEN</text:span> <text:span text:style-name="T36">'2013-01-01'</text:span> <text:span text:style-name="T15">AND</text:span> <text:span text:style-name="T36">'2013-12-31'</text:span><text:span text:style-name="T15">;</text:span></text:p>
      <text:p text:style-name="P5"/>
      <text:p text:style-name="P5"><text:span text:style-name="T22">SELECT</text:span> <text:span text:style-name="T15">*</text:span> <text:span text:style-name="T22">FROM</text:span> FactInternetSales</text:p>
      <text:p text:style-name="P5"><text:span text:style-name="T22">WHERE</text:span> OrderDate <text:span text:style-name="T15">IN</text:span><text:span text:style-name="T22"> </text:span><text:span text:style-name="T15">(</text:span><text:span text:style-name="T36">'2013-01-01'</text:span><text:span text:style-name="T15">,</text:span> <text:span text:style-name="T36">'2013-01-02'</text:span><text:span text:style-name="T15">);</text:span></text:p>
      <text:p text:style-name="P5"/>
      <text:p text:style-name="P5"><text:span text:style-name="T22">SELECT</text:span> <text:span text:style-name="T15">*</text:span> <text:span text:style-name="T22">FROM</text:span> FactInternetSales</text:p>
      <text:p text:style-name="P6"><text:span text:style-name="T22">WHERE</text:span> SalesOrderNumber <text:span text:style-name="T15">LIKE</text:span> <text:span text:style-name="T36">'SO51%'</text:span><text:span text:style-name="T15">;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6"/>
      <text:p text:style-name="P26"/>
      <text:p text:style-name="P26"/>
      <text:h text:style-name="Heading_20_1" text:outline-level="1">CASE</text:h>
      <text:p text:style-name="P26"/>
      <text:p text:style-name="P26"/>
      <text:p text:style-name="P3">CASE and Logical filters</text:p>
      <text:p text:style-name="P7">CREATE TABLE List1 (id INTEGER PRIMARY KEY, indexno TEXT DEFAULT 'INxxx', category TEXT NULL, available INTEGER DEFAULT 0);</text:p>
      <text:p text:style-name="P7">INSERT INTO List1(indexno, available) VALUES('IN123', 0);</text:p>
      <text:p text:style-name="P7">INSERT INTO List1(indexno, available, category) VALUES('IN124', 1, 'bath');</text:p>
      <text:p text:style-name="P7">INSERT INTO List1(indexno) VALUES('IN125');</text:p>
      <text:p text:style-name="P7">INSERT INTO List1(available) VALUES(1);</text:p>
      <text:p text:style-name="P7">INSERT INTO List1(category, indexno, available) VALUES('', 'IN126', 0);</text:p>
      <text:p text:style-name="P7">INSERT INTO List1(category, indexno, available) VALUES('household', 'IN127', 1);</text:p>
      <text:p text:style-name="P7">INSERT INTO List1(category, indexno) VALUES('hardware', 'IN128');</text:p>
      <text:p text:style-name="P7">INSERT INTO List1(category) VALUES('household');</text:p>
      <text:p text:style-name="P7"/>
      <text:p text:style-name="P7">SELECT * FROM List1;</text:p>
      <text:p text:style-name="P7"/>
      <text:p text:style-name="P7">SELECT *, CASE WHEN available THEN 'in stock' END FROM List1;</text:p>
      <text:p text:style-name="P7">SELECT *, CASE WHEN NOT available THEN (category IS NULL) ELSE "N/A" END AS [column 4] FROM List1;</text:p>
      <text:p text:style-name="P7"><text:soft-page-break/>SELECT *, CASE WHEN NOT available THEN NOT category IS NOT NULL END FROM List1;</text:p>
      <text:p text:style-name="P7"/>
      <text:p text:style-name="P7">SELECT id, indexno, CASE WHEN category IN ('household', 'bath') THEN 'house' ELSE 'other' END AS 'Classification' FROM List1;</text:p>
      <text:p text:style-name="P7"/>
      <text:p text:style-name="P7">SELECT id, indexno, CASE WHEN category IN ('household', 'bath') AND available THEN 'house &amp; in stock' ELSE '-' END AS 'Classification' FROM List1;</text:p>
      <text:p text:style-name="P7"/>
      <text:p text:style-name="P7">SELECT id, indexno, </text:p>
      <text:p text:style-name="P7"><text:s/>CASE WHEN category IN ('household', 'bath') AND available THEN 'house &amp; in stock' ELSE '-' END AS 'Classification' </text:p>
      <text:p text:style-name="P7">FROM List1</text:p>
      <text:p text:style-name="P7">WHERE indexno NOT LIKE 'I_x%'</text:p>
      <text:p text:style-name="P7">ORDER BY indexno DESC;</text:p>
      <text:p text:style-name="P7"/>
      <text:p text:style-name="P7">DROP TABLE IF EXISTS List1;</text:p>
      <text:p text:style-name="P26"/>
      <text:p text:style-name="P26"/>
      <text:p text:style-name="P10">Three ways to use Boolean comparison with CASE</text:p>
      <text:p text:style-name="P7">CREATE TABLE List1 (id INTEGER PRIMARY KEY, indexno TEXT DEFAULT 'INxxx', category TEXT NULL, available INTEGER DEFAULT 0);</text:p>
      <text:p text:style-name="P7">INSERT INTO List1(indexno, available) VALUES('IN123', 0);</text:p>
      <text:p text:style-name="P7">INSERT INTO List1(indexno, available, category) VALUES('IN124', 1, 'bath');</text:p>
      <text:p text:style-name="P7">INSERT INTO List1(indexno) VALUES('IN125');</text:p>
      <text:p text:style-name="P7">INSERT INTO List1(available) VALUES(1);</text:p>
      <text:p text:style-name="P7">INSERT INTO List1(category, indexno, available) VALUES('', 'IN126', 0);</text:p>
      <text:p text:style-name="P7">INSERT INTO List1(category, indexno, available) VALUES('household', 'IN127', 1);</text:p>
      <text:p text:style-name="P7">INSERT INTO List1(category, indexno) VALUES('hardware', 'IN128');</text:p>
      <text:p text:style-name="P7">INSERT INTO List1(category) VALUES('household');</text:p>
      <text:p text:style-name="P7"/>
      <text:p text:style-name="P7">SELECT * FROM List1;</text:p>
      <text:p text:style-name="P7"/>
      <text:p text:style-name="P7">-- The following five lines are same in effect --</text:p>
      <text:p text:style-name="P7">SELECT id, CASE WHEN available THEN 'in stock' ELSE 'out of stock' END FROM List1;</text:p>
      <text:p text:style-name="P7">SELECT id, CASE WHEN available = 1 THEN 'in stock' ELSE 'out of stock' END AS 'Stock Status' FROM List1;</text:p>
      <text:p text:style-name="P7">SELECT id, CASE available WHEN 1 THEN 'in stock' ELSE 'out of stock' END AS 'Stock Status' FROM List1;</text:p>
      <text:p text:style-name="P7">SELECT id, CASE WHEN available IN (1) THEN 'in stock' ELSE 'out of stock' END AS 'Stock Status' FROM List1;</text:p>
      <text:p text:style-name="P7">SELECT id, CASE WHEN available IN ('1') THEN 'in stock' ELSE 'out of stock' END AS 'Stock Status' FROM List1;</text:p>
      <text:p text:style-name="P7"/>
      <text:p text:style-name="P8">DROP TABLE IF EXISTS List1;</text:p>
      <text:p text:style-name="P26"/>
      <text:p text:style-name="P26"/>
      <text:p text:style-name="P26"/>
      <text:p text:style-name="P10">Imbedded if statements and more</text:p>
      <text:p text:style-name="P7">CREATE TABLE List1 (id INTEGER PRIMARY KEY, indexno TEXT DEFAULT 'INxxx', category INTEGER NULL, color INTEGER DEFAULT NULL);</text:p>
      <text:p text:style-name="P7">INSERT INTO List1(indexno, color, category) VALUES('IN123', 0, 1);</text:p>
      <text:p text:style-name="P7">INSERT INTO List1(indexno, color, category) VALUES('IN124', 1, 1);</text:p>
      <text:p text:style-name="P7">INSERT INTO List1(indexno, category) VALUES('IN125', '-');</text:p>
      <text:p text:style-name="P7">INSERT INTO List1(color) VALUES(1);</text:p>
      <text:p text:style-name="P7">INSERT INTO List1(category, indexno, color) VALUES('', 'IN126', 0);</text:p>
      <text:p text:style-name="P7">INSERT INTO List1(category, indexno, color) VALUES(2, 'IN127', 1);</text:p>
      <text:p text:style-name="P7">INSERT INTO List1(category, indexno, color) VALUES(2, 'IN128', 0);</text:p>
      <text:p text:style-name="P7">INSERT INTO List1(category, color) VALUES(3, 0);</text:p>
      <text:p text:style-name="P7">INSERT INTO List1(category, indexno, color) VALUES(2, 'IN129', 1);</text:p>
      <text:p text:style-name="P7">INSERT INTO List1(category, indexno, color) VALUES(2, 'IN130', 0);</text:p>
      <text:p text:style-name="P7">INSERT INTO List1(category, color) VALUES(3, 0);</text:p>
      <text:p text:style-name="P7"/>
      <text:p text:style-name="P7">SELECT * FROM List1;</text:p>
      <text:p text:style-name="P7"/>
      <text:p text:style-name="P7">SELECT id, </text:p>
      <text:p text:style-name="P7"><text:s/>CASE WHEN category IS NULL OR category = '' THEN '-' ELSE category END AS 'Category(summary)',</text:p>
      <text:p text:style-name="P7"><text:s/>CASE color WHEN 0 THEN 'black' ELSE 'white' END AS 'Color(in words)'</text:p>
      <text:p text:style-name="P7">FROM List1;</text:p>
      <text:p text:style-name="P7"/>
      <text:p text:style-name="P7">SELECT id, </text:p>
      <text:p text:style-name="P7"><text:s/>CASE WHEN category = 1 THEN 'one' END AS 'Category(summary)',</text:p>
      <text:p text:style-name="P7"><text:s/>CASE color WHEN 0 THEN 'black' ELSE 'white' END AS 'Color(in words)'</text:p>
      <text:p text:style-name="P7">FROM List1;</text:p>
      <text:p text:style-name="P7"/>
      <text:p text:style-name="P7"><text:soft-page-break/>SELECT id, </text:p>
      <text:p text:style-name="P7"><text:s/>CASE WHEN category = 1 THEN 'one' ELSE 'other' END AS 'Category(summary)',</text:p>
      <text:p text:style-name="P7"><text:s/>CASE color WHEN 0 THEN 'black' ELSE 'white' END AS 'Color(in words)'</text:p>
      <text:p text:style-name="P7">FROM List1;</text:p>
      <text:p text:style-name="P7"/>
      <text:p text:style-name="P7">SELECT id, </text:p>
      <text:p text:style-name="P7"><text:s/>CASE category WHEN 1 THEN 'one' ELSE 'other' END AS 'Category(summary)',</text:p>
      <text:p text:style-name="P7"><text:s/>CASE color WHEN 0 THEN 'black' ELSE 'white' END AS 'Color(in words)'</text:p>
      <text:p text:style-name="P7">FROM List1;</text:p>
      <text:p text:style-name="P7"/>
      <text:p text:style-name="P7">SELECT id, </text:p>
      <text:p text:style-name="P7"><text:s/>CASE category WHEN 1 THEN 'one' WHEN 2 THEN 'two' ELSE 'other' END AS 'Category(summary)',</text:p>
      <text:p text:style-name="P7"><text:s/>CASE color WHEN 0 THEN 'black' ELSE 'white' END AS 'Color(in words)'</text:p>
      <text:p text:style-name="P7">FROM List1;</text:p>
      <text:p text:style-name="P7"/>
      <text:p text:style-name="P7">SELECT id, </text:p>
      <text:p text:style-name="P7"><text:s/>CASE category WHEN 1 THEN 'one' WHEN 2 THEN 'two' WHEN 3 THEN 'three' ELSE 'other' END AS 'Category(summary)',</text:p>
      <text:p text:style-name="P7"><text:s/>CASE color WHEN 0 THEN 'black' ELSE 'white' END AS 'Color(in words)'</text:p>
      <text:p text:style-name="P7">FROM List1;</text:p>
      <text:p text:style-name="P7"/>
      <text:p text:style-name="P7">SELECT id, </text:p>
      <text:p text:style-name="P7"><text:s/>CASE category WHEN 1 THEN 'one' WHEN 2 THEN 'two' WHEN 3 THEN 'three' ELSE 'other' END AS 'Category(summary)',</text:p>
      <text:p text:style-name="P7"><text:s/>CASE color WHEN 0 THEN 'black' ELSE 'white' END AS 'Color(in words)',</text:p>
      <text:p text:style-name="P7"><text:s/>CASE WHEN indexno = 'INxxx' THEN 'uncatalogued' ELSE 'standard' END AS 'indexed'</text:p>
      <text:p text:style-name="P7">FROM List1;</text:p>
      <text:p text:style-name="P7"/>
      <text:p text:style-name="P7">SELECT id, </text:p>
      <text:p text:style-name="P7"><text:s/>CASE WHEN id &gt; 4 AND id % 2 = <text:s/>0 THEN 'even' ELSE 'standard' END AS 'id-based calculation',</text:p>
      <text:p text:style-name="P7"><text:s/>CASE WHEN id &gt; 4 AND id % 2 = <text:s/>0 OR category &lt; 2 THEN 'special' ELSE 'standard' END AS 'logical operators'</text:p>
      <text:p text:style-name="P7">FROM List1;</text:p>
      <text:p text:style-name="P7"/>
      <text:p text:style-name="P7">-- LIKE operator doesnr seem to work --</text:p>
      <text:p text:style-name="P7">SELECT id, </text:p>
      <text:p text:style-name="P7"><text:s/>CASE WHEN indexno LIKE 'IN1*' THEN 'like that' ELSE 'not like that' END AS 'like operator'</text:p>
      <text:p text:style-name="P7">FROM List1;</text:p>
      <text:p text:style-name="P7"/>
      <text:p text:style-name="P7">DROP TABLE IF EXISTS List1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Two constructs of CASE</text:p>
      <text:p text:style-name="P26"/>
      <text:p text:style-name="P7">SELECT * FROM Product;</text:p>
      <text:p text:style-name="P72"/>
      <text:p text:style-name="P13">CASE Field WHEN</text:p>
      <text:p text:style-name="P7">SELECT </text:p>
      <text:p text:style-name="P7"><text:s/>ProductID,</text:p>
      <text:p text:style-name="P7"><text:s text:c="3"/>CASE Item</text:p>
      <text:p text:style-name="P7"><text:s text:c="5"/>WHEN 'Product 1' THEN 'Soap Set'</text:p>
      <text:p text:style-name="P7"><text:s text:c="5"/>WHEN 'Product 2' THEN 'Bath Set'</text:p>
      <text:p text:style-name="P7"><text:s text:c="5"/>WHEN 'Product 3' THEN 'Bath Foam'</text:p>
      <text:p text:style-name="P7"><text:s text:c="5"/>ELSE 'Other Product'</text:p>
      <text:p text:style-name="P7"><text:s text:c="3"/>END AS 'Item Title',</text:p>
      <text:p text:style-name="P7"><text:s/>Price</text:p>
      <text:p text:style-name="P7">FROM Product;</text:p>
      <text:p text:style-name="P26"/>
      <text:p text:style-name="P26"/>
      <text:p text:style-name="P13">CASE WHEN</text:p>
      <text:p text:style-name="P7">SELECT </text:p>
      <text:p text:style-name="P7"><text:s/>ProductID,</text:p>
      <text:p text:style-name="P7"><text:s/>Price,</text:p>
      <text:p text:style-name="P7"><text:s text:c="2"/>CASE WHEN Item = 'Product 1' THEN 'luxury line'</text:p>
      <text:p text:style-name="P7"><text:s text:c="7"/>WHEN Item &gt;= 'Product 8' THEN 'new product'</text:p>
      <text:p text:style-name="P7"><text:s text:c="7"/>WHEN Price &gt;= 70 AND Price &lt;=80 THEN 'budget line'</text:p>
      <text:p text:style-name="P7"><text:s text:c="7"/>WHEN ProductID &gt; 10 AND Price &gt; 50 THEN 'high-end'</text:p>
      <text:p text:style-name="P7"><text:s text:c="7"/>ELSE 'other'</text:p>
      <text:p text:style-name="P7"><text:soft-page-break/><text:s text:c="2"/>END AS 'Notes'</text:p>
      <text:p text:style-name="P7">FROM Product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_2e_SQLite">SELECT *,</text:p>
      <text:p text:style-name="_2e_SQLite"><text:tab/>CASE country</text:p>
      <text:p text:style-name="_2e_SQLite"><text:tab/><text:tab/>WHEN 'UK' THEN 'United Kingdom'</text:p>
      <text:p text:style-name="_2e_SQLite"><text:tab/><text:tab/>WHEN 'US' THEN 'United States'</text:p>
      <text:p text:style-name="_2e_SQLite"><text:tab/><text:tab/>ELSE country</text:p>
      <text:p text:style-name="_2e_SQLite"><text:tab/>END AS [column 8]</text:p>
      <text:p text:style-name="_2e_SQLite">FROM products;</text:p>
      <text:p text:style-name="P26"/>
      <text:p text:style-name="_2e_SQLite">SELECT *,</text:p>
      <text:p text:style-name="_2e_SQLite"><text:tab/>CASE</text:p>
      <text:p text:style-name="_2e_SQLite"><text:tab/><text:tab/>WHEN price &gt; 50.00 THEN 'luxury item'</text:p>
      <text:p text:style-name="_2e_SQLite"><text:tab/><text:tab/>WHEN price &lt; 50.00 AND country IN ('India', 'Turkey') THEN 'asian quality'</text:p>
      <text:p text:style-name="_2e_SQLite"><text:tab/><text:tab/>ELSE 'other'</text:p>
      <text:p text:style-name="_2e_SQLite"><text:tab/>END AS [column 8]</text:p>
      <text:p text:style-name="_2e_SQLite">FROM products;</text:p>
      <text:p text:style-name="P26"/>
      <text:p text:style-name="P26"/>
      <text:p text:style-name="P26"/>
      <text:p text:style-name="P25"/>
      <text:p text:style-name="P26"/>
      <text:p text:style-name="P15"><text:span text:style-name="T44">CASE Field WHEN</text:span> <text:s/><text:tab/>is incompatible with LIKE, IN, AND/OR</text:p>
      <text:p text:style-name="P15"><text:span text:style-name="T44">CASE WHEN</text:span> <text:s/><text:tab/><text:tab/>can use IN, AND/OR</text:p>
      <text:p text:style-name="P15"><text:tab/><text:tab/><text:tab/>neither can use LIKE</text:p>
      <text:p text:style-name="P26"/>
      <text:p text:style-name="P26"/>
      <text:p text:style-name="P26"/>
      <text:p text:style-name="P26"/>
      <text:p text:style-name="P26"/>
      <text:p text:style-name="P26"/>
      <text:p text:style-name="P7">-- Code SurfaceArea IndepYear GNPOld</text:p>
      <text:p text:style-name="P7">SELECT TYPEOF(Code) FROM Country LIMIT 1;</text:p>
      <text:p text:style-name="P7"/>
      <text:p text:style-name="P7">SELECT </text:p>
      <text:p text:style-name="P7"><text:s/>CASE WHEN (SELECT TYPEOF(Code) FROM Country LIMIT 1) = 'text' THEN 'Text.'</text:p>
      <text:p text:style-name="P7"><text:s text:c="6"/>WHEN (SELECT TYPEOF(Code) FROM Country LIMIT 1) = 'integer' THEN 'Integer.'</text:p>
      <text:p text:style-name="P7"><text:s text:c="6"/>WHEN (SELECT TYPEOF(Code) FROM Country LIMIT 1) = 'real' THEN 'Real.'</text:p>
      <text:p text:style-name="P7"><text:s text:c="6"/>WHEN (SELECT TYPEOF(Code) FROM Country LIMIT 1) = 'null' THEN 'Null.'</text:p>
      <text:p text:style-name="P7"><text:s text:c="6"/>ELSE 'undefined'</text:p>
      <text:p text:style-name="P7"><text:s/>END AS [TypeOf];</text:p>
      <text:p text:style-name="P7"/>
      <text:p text:style-name="P7">SELECT * FROM Country;</text:p>
      <text:p text:style-name="P26"/>
      <text:p text:style-name="P9">More efficient than the above one:</text:p>
      <text:p text:style-name="P7">SELECT </text:p>
      <text:p text:style-name="P7"><text:s/>CASE (SELECT TYPEOF(IndepYear) FROM Country LIMIT 1)</text:p>
      <text:p text:style-name="P7"><text:s text:c="6"/>WHEN <text:s/>'text' THEN 'Text.'</text:p>
      <text:p text:style-name="P7"><text:s text:c="6"/>WHEN <text:s/>'integer' THEN 'Integer.'</text:p>
      <text:p text:style-name="P7"><text:s text:c="6"/>WHEN <text:s/>'real' THEN 'Real.'</text:p>
      <text:p text:style-name="P7"><text:s text:c="6"/>WHEN <text:s/>'null' THEN 'Null.'</text:p>
      <text:p text:style-name="P7"><text:s text:c="6"/>ELSE 'undefined'</text:p>
      <text:p text:style-name="P7"><text:s/>END AS [TypeOf];</text:p>
      <text:p text:style-name="P26"/>
      <text:p text:style-name="P26"/>
      <text:p text:style-name="P5"><text:span text:style-name="T22">USE</text:span> PracticeDatabase<text:span text:style-name="T15">;</text:span></text:p>
      <text:p text:style-name="P5"/>
      <text:p text:style-name="P5"><text:span text:style-name="T22">DROP</text:span> <text:span text:style-name="T22">VIEW</text:span> <text:span text:style-name="T22">IF</text:span> <text:span text:style-name="T15">EXISTS</text:span> QueryView<text:span text:style-name="T15">;</text:span></text:p>
      <text:p text:style-name="P62">GO</text:p>
      <text:p text:style-name="P5"/>
      <text:p text:style-name="P5"><text:span text:style-name="T22">CREATE</text:span> <text:span text:style-name="T22">VIEW</text:span> QueryView <text:span text:style-name="T22">AS</text:span></text:p>
      <text:p text:style-name="P5"><text:span text:style-name="T22">SELECT</text:span> <text:span text:style-name="T22">Name</text:span> <text:span text:style-name="T22">AS</text:span> <text:span text:style-name="T36">'Country Name'</text:span><text:span text:style-name="T15">,</text:span></text:p>
      <text:p text:style-name="P5"/>
      <text:p text:style-name="P5"><text:tab/><text:tab/><text:span text:style-name="T22">CASE</text:span> Continent</text:p>
      <text:p text:style-name="P5"><text:soft-page-break/><text:tab/><text:tab/> <text:span text:style-name="T22">WHEN</text:span> <text:span text:style-name="T36">'Europe'</text:span> <text:span text:style-name="T22">THEN</text:span> <text:span text:style-name="T36">'EUR'</text:span></text:p>
      <text:p text:style-name="P5"><text:tab/><text:tab/> <text:span text:style-name="T22">WHEN</text:span> <text:span text:style-name="T36">'Asia'</text:span> <text:span text:style-name="T22">THEN</text:span> <text:span text:style-name="T36">'ASIA-'</text:span> <text:span text:style-name="T15">+</text:span> <text:span text:style-name="T8">STR</text:span><text:span text:style-name="T15">(</text:span>AreaCode<text:span text:style-name="T15">,</text:span> <text:span text:style-name="T8">LEN</text:span><text:span text:style-name="T15">(</text:span>AreaCode<text:span text:style-name="T15">))</text:span></text:p>
      <text:p text:style-name="P5"><text:tab/><text:tab/> <text:span text:style-name="T22">WHEN</text:span> <text:span text:style-name="T36">'Africa'</text:span> <text:span text:style-name="T22">THEN</text:span> <text:span text:style-name="T36">'AFR'</text:span> <text:span text:style-name="T15">+</text:span> <text:span text:style-name="T8">STR</text:span><text:span text:style-name="T15">((</text:span><text:span text:style-name="T22">SELECT</text:span> <text:span text:style-name="T8">COUNT</text:span><text:span text:style-name="T15">(*)</text:span> <text:span text:style-name="T22">FROM</text:span> Country<text:span text:style-name="T15">))</text:span></text:p>
      <text:p text:style-name="P5"><text:tab/><text:tab/> <text:span text:style-name="T22">ELSE</text:span> <text:span text:style-name="T36">'other'</text:span></text:p>
      <text:p text:style-name="P5"><text:tab/><text:tab/><text:span text:style-name="T22">END</text:span> <text:span text:style-name="T22">AS</text:span> <text:span text:style-name="T36">'Continent Code'</text:span><text:span text:style-name="T15">,</text:span></text:p>
      <text:p text:style-name="P5"/>
      <text:p text:style-name="P5"><text:tab/><text:tab/><text:span text:style-name="T22">CASE</text:span> </text:p>
      <text:p text:style-name="P5"><text:tab/><text:tab/> <text:span text:style-name="T22">WHEN</text:span> AreaCode <text:span text:style-name="T15">IS</text:span> <text:span text:style-name="T15">NULL</text:span> <text:span text:style-name="T22">THEN</text:span> Code </text:p>
      <text:p text:style-name="P5"><text:tab/><text:tab/> <text:span text:style-name="T22">ELSE</text:span> Code <text:span text:style-name="T15">+</text:span> <text:span text:style-name="T36">'-'</text:span> <text:span text:style-name="T15">+</text:span> <text:span text:style-name="T8">STR</text:span><text:span text:style-name="T15">(</text:span>AreaCode<text:span text:style-name="T15">,</text:span> <text:span text:style-name="T8">LEN</text:span><text:span text:style-name="T15">(</text:span>AreaCode<text:span text:style-name="T15">))</text:span></text:p>
      <text:p text:style-name="P5"><text:tab/> <text:s text:c="3"/><text:span text:style-name="T22">END</text:span> <text:span text:style-name="T22">AS</text:span> <text:span text:style-name="T36">'Combined Coding'</text:span></text:p>
      <text:p text:style-name="P5"><text:span text:style-name="T22">FROM</text:span> Country<text:span text:style-name="T15">;</text:span> </text:p>
      <text:p text:style-name="P62">GO</text:p>
      <text:p text:style-name="P5"/>
      <text:p text:style-name="P6"><text:span text:style-name="T22">SELECT</text:span> <text:span text:style-name="T15">*</text:span> <text:span text:style-name="T22">FROM</text:span> QueryView <text:span text:style-name="T22">ORDER</text:span> <text:span text:style-name="T22">BY</text:span> [Country Name]<text:span text:style-name="T15">;</text:span></text:p>
      <text:p text:style-name="P26"/>
      <text:p text:style-name="P5"><text:span text:style-name="T22">USE</text:span> PracticeDatabase<text:span text:style-name="T15">;</text:span></text:p>
      <text:p text:style-name="P5"/>
      <text:p text:style-name="P5"><text:span text:style-name="T22">SELECT</text:span> <text:span text:style-name="T15">*</text:span> <text:span text:style-name="T22">FROM</text:span> Country<text:span text:style-name="T15">;</text:span></text:p>
      <text:p text:style-name="P5"/>
      <text:p text:style-name="P5"><text:span text:style-name="T22">SELECT</text:span> <text:span text:style-name="T22">Name</text:span> <text:span text:style-name="T22">AS</text:span> [Country Name]<text:span text:style-name="T15">,</text:span></text:p>
      <text:p text:style-name="P5"><text:tab/><text:span text:style-name="T22">CASE</text:span> </text:p>
      <text:p text:style-name="P5"><text:tab/><text:tab/><text:span text:style-name="T22">WHEN</text:span> Code <text:span text:style-name="T15">LIKE</text:span> <text:span text:style-name="T36">'A%'</text:span> <text:span text:style-name="T22">THEN</text:span> Code</text:p>
      <text:p text:style-name="P5"><text:tab/><text:tab/><text:span text:style-name="T22">WHEN</text:span> AreaCode <text:span text:style-name="T15">&gt;</text:span> 1000 <text:span text:style-name="T22">THEN</text:span> <text:span text:style-name="T8">STR</text:span><text:span text:style-name="T15">(</text:span>AreaCode<text:span text:style-name="T15">)</text:span></text:p>
      <text:p text:style-name="P5"><text:tab/><text:tab/><text:span text:style-name="T22">WHEN</text:span> Continent <text:span text:style-name="T15">=</text:span> <text:span text:style-name="T36">'Asia'</text:span> <text:span text:style-name="T22">THEN</text:span> <text:span text:style-name="T36">'ASIA'</text:span></text:p>
      <text:p text:style-name="P5"><text:tab/><text:tab/><text:span text:style-name="T22">ELSE</text:span> <text:span text:style-name="T36">'n/a'</text:span></text:p>
      <text:p text:style-name="P5"><text:tab/><text:span text:style-name="T22">END</text:span> <text:span text:style-name="T22">AS</text:span> <text:span text:style-name="T36">'Case Column'</text:span></text:p>
      <text:p text:style-name="P5"><text:span text:style-name="T22">FROM</text:span> Country<text:span text:style-name="T15">;</text:span></text:p>
      <text:p text:style-name="P5"/>
      <text:p text:style-name="P5"><text:span text:style-name="T22">select</text:span> <text:span text:style-name="T22">name</text:span> <text:span text:style-name="T22">as</text:span> [country name]<text:span text:style-name="T15">,</text:span></text:p>
      <text:p text:style-name="P5"><text:tab/><text:span text:style-name="T22">case</text:span></text:p>
      <text:p text:style-name="P5"><text:tab/><text:tab/><text:span text:style-name="T22">when</text:span> AreaCode <text:span text:style-name="T15">&gt;</text:span> 1000 <text:span text:style-name="T22">then</text:span> AreaCode<text:tab/><text:span text:style-name="T43">-- the Field will be numerical</text:span></text:p>
      <text:p text:style-name="P5"><text:tab/><text:tab/><text:span text:style-name="T22">when</text:span> Continent <text:span text:style-name="T15">IN</text:span><text:span text:style-name="T22"> </text:span><text:span text:style-name="T15">(</text:span><text:span text:style-name="T36">'Africa'</text:span><text:span text:style-name="T15">,</text:span> <text:span text:style-name="T36">'Asia'</text:span><text:span text:style-name="T15">)</text:span> <text:span text:style-name="T22">then</text:span> SurfaceArea</text:p>
      <text:p text:style-name="P5"><text:tab/><text:tab/><text:span text:style-name="T22">when</text:span> <text:span text:style-name="T22">Name</text:span> <text:span text:style-name="T15">NOT</text:span> <text:span text:style-name="T15">LIKE</text:span> <text:span text:style-name="T36">'%ia'</text:span> <text:span text:style-name="T22">then</text:span> <text:span text:style-name="T8">len</text:span><text:span text:style-name="T15">(</text:span>Region<text:span text:style-name="T15">)+</text:span>100000</text:p>
      <text:p text:style-name="P5"><text:tab/><text:tab/><text:span text:style-name="T22">else</text:span> <text:span text:style-name="T15">NULL</text:span></text:p>
      <text:p text:style-name="P5"><text:tab/><text:span text:style-name="T22">end</text:span> <text:span text:style-name="T22">as</text:span> <text:span text:style-name="T36">'case column'</text:span><text:span text:style-name="T15">,</text:span></text:p>
      <text:p text:style-name="P5"/>
      <text:p text:style-name="P5"><text:tab/><text:span text:style-name="T22">case</text:span> Continent</text:p>
      <text:p text:style-name="P6"><text:tab/><text:tab/><text:span text:style-name="T22">when</text:span> <text:span text:style-name="T36">'Asia'</text:span> <text:span text:style-name="T22">then</text:span> <text:span text:style-name="T36">'ASIA'</text:span></text:p>
      <text:p text:style-name="P6"><text:span text:style-name="T40"><text:tab/><text:tab/></text:span><text:span text:style-name="T25">when</text:span><text:span text:style-name="T32"> </text:span><text:span text:style-name="T41">'Africa'</text:span><text:span text:style-name="T32"> </text:span><text:span text:style-name="T25">then</text:span><text:span text:style-name="T32"> Code</text:span></text:p>
      <text:p text:style-name="P5"><text:tab/><text:tab/><text:span text:style-name="T22">else</text:span> <text:span text:style-name="T15">NULL</text:span></text:p>
      <text:p text:style-name="P5"><text:tab/><text:span text:style-name="T22">end</text:span> <text:span text:style-name="T22">as</text:span> <text:span text:style-name="T36">'case field'</text:span></text:p>
      <text:p text:style-name="P6"><text:span text:style-name="T22">from</text:span> country<text:span text:style-name="T15">;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IN (SELECT ..</text:h>
      <text:p text:style-name="P26"/>
      <text:p text:style-name="P85">Different approaches to constructing a query: </text:p>
      <text:p text:style-name="P86">list the albums that contain a track or tracks with a duration of less than 90 seconds.</text:p>
      <text:p text:style-name="P26"/>
      <text:p text:style-name="P7">SELECT * FROM Track WHERE duration &lt;= 90;</text:p>
      <text:p text:style-name="P7">SELECT * FROM Album AS l INNER JOIN Track AS r ON r.[album_id] = l.id;</text:p>
      <text:p text:style-name="P7">SELECT * FROM (SELECT * FROM Album AS l INNER JOIN Track AS r ON r.[album_id] = l.id) WHERE duration &lt;= 90;</text:p>
      <text:p text:style-name="P7">SELECT * FROM (SELECT * FROM Album AS l INNER JOIN Track AS r ON r.[album_id] = l.id) WHERE id IN (SELECT DISTINCT album_id FROM Track WHERE duration &lt;= 90);</text:p>
      <text:p text:style-name="P7"/>
      <text:p text:style-name="P7">-- another approach:</text:p>
      <text:p text:style-name="P7">SELECT DISTINCT album_id FROM Track WHERE duration &lt;= 90;</text:p>
      <text:p text:style-name="P7">-- incorect way because the following query returns just one row</text:p>
      <text:p text:style-name="P7">SELECT * FROM Album WHERE id = (SELECT DISTINCT album_id FROM Track WHERE duration &lt;= 90);</text:p>
      <text:p text:style-name="P7">-- correct way to do it:</text:p>
      <text:p text:style-name="P7"><text:soft-page-break/>SELECT * FROM Album WHERE id IN (SELECT DISTINCT album_id FROM Track WHERE duration &lt;= 90);</text:p>
      <text:p text:style-name="P7"/>
      <text:p text:style-name="P7">-- a third way to do it:</text:p>
      <text:p text:style-name="P7">SELECT * FROM Album JOIN (SELECT * FROM Track WHERE duration &lt;= 90) AS t ON t.album_id = Album.id;</text:p>
      <text:p text:style-name="P7"/>
      <text:p text:style-name="P7">SELECT album.title FROM album JOIN track ON album.id = track.album_id WHERE duration &lt;= 90;</text:p>
      <text:p text:style-name="P26"/>
      <text:p text:style-name="P26"/>
      <text:p text:style-name="P26"/>
      <text:p text:style-name="P3">Another example</text:p>
      <text:p text:style-name="P9">Raw data:</text:p>
      <text:p text:style-name="P7">DROP TABLE IF EXISTS Employee; DROP TABLE IF EXISTS Dept;</text:p>
      <text:p text:style-name="P7"/>
      <text:p text:style-name="P7">CREATE TABLE Employee( EmployeeID INTEGER PRIMARY KEY, Name TEXT UNIQUE NOT NULL, DeptID INTEGER DEFAULT 1, Status INTEGER DEFAULT 1);</text:p>
      <text:p text:style-name="P7">INSERT INTO Employee(Name, DeptID) VALUES('John White', 2);</text:p>
      <text:p text:style-name="P7">INSERT INTO Employee(Name, DeptID) VALUES('Mark Boldwin', 1);</text:p>
      <text:p text:style-name="P7">INSERT INTO Employee(Name, DeptID) VALUES('Mary Hansen', 3);</text:p>
      <text:p text:style-name="P7">INSERT INTO Employee(Name, DeptID) VALUES('Lynda Black', NULL);</text:p>
      <text:p text:style-name="P7">INSERT INTO Employee(Name) VALUES('Bill Green');</text:p>
      <text:p text:style-name="P7">INSERT INTO Employee VALUES(10, 'Rufus Johnson', 2, 5);</text:p>
      <text:p text:style-name="P7">INSERT INTO Employee(Name) VALUES('');</text:p>
      <text:p text:style-name="P7"/>
      <text:p text:style-name="P7">CREATE TABLE Dept(DeptID INTEGER PRIMARY KEY, DeptName TEXT UNIQUE, [Number of Employees] INT);</text:p>
      <text:p text:style-name="P7">INSERT INTO Dept(DeptName, [Number of Employees]) VALUES('Sales', 10);</text:p>
      <text:p text:style-name="P7">INSERT INTO Dept(DeptName, [Number of Employees]) VALUES('Marketing', 5);</text:p>
      <text:p text:style-name="P7">INSERT INTO Dept(DeptName, [Number of Employees]) VALUES('R&amp;D', 15);</text:p>
      <text:p text:style-name="P7">INSERT INTO Dept(DeptName, [Number of Employees]) VALUES(NULL, 0);</text:p>
      <text:p text:style-name="P7"/>
      <text:p text:style-name="P7">SELECT * FROM Employee; SELECT * FROM Dept;</text:p>
      <text:p text:style-name="P26"/>
      <text:p text:style-name="P26"/>
      <text:p text:style-name="P9">Queries:</text:p>
      <text:p text:style-name="P7">SELECT DISTINCT DeptID FROM Dept WHERE Dept.[Number of Employees] &gt;= 10;</text:p>
      <text:p text:style-name="P7">SELECT * FROM Employee WHERE DeptID IN (SELECT DISTINCT DeptID FROM Dept WHERE Dept.[Number of Employees] &gt;= 10);</text:p>
      <text:p text:style-name="P7"/>
      <text:p text:style-name="P7">SELECT * </text:p>
      <text:p text:style-name="P7">FROM Employee </text:p>
      <text:p text:style-name="P7">INNER JOIN Dept</text:p>
      <text:p text:style-name="P7">ON Dept.DeptID = Employee.DeptID</text:p>
      <text:p text:style-name="P7">WHERE Employee.DeptID IN (SELECT DISTINCT DeptID FROM Dept WHERE Dept.[Number of Employees] &gt;= 10);</text:p>
      <text:p text:style-name="P7"/>
      <text:p text:style-name="P7">SELECT Employee.*, Dept.*</text:p>
      <text:p text:style-name="P7">FROM Employee </text:p>
      <text:p text:style-name="P7">INNER JOIN Dept</text:p>
      <text:p text:style-name="P7">ON Dept.DeptID = Employee.DeptID</text:p>
      <text:p text:style-name="P7">WHERE Employee.DeptID IN (SELECT DISTINCT DeptID FROM Dept WHERE Dept.[Number of Employees] &gt;= 10);</text:p>
      <text:p text:style-name="P7"/>
      <text:p text:style-name="P7">-- same as the preceeding query but with fewer columns:</text:p>
      <text:p text:style-name="P7">SELECT Name, DeptName </text:p>
      <text:p text:style-name="P7">FROM Employee </text:p>
      <text:p text:style-name="P7">INNER JOIN Dept</text:p>
      <text:p text:style-name="P7">ON Dept.DeptID = Employee.DeptID</text:p>
      <text:p text:style-name="P7">WHERE Employee.DeptID IN (SELECT DISTINCT DeptID FROM Dept WHERE Dept.[Number of Employees] &gt;= 10)</text:p>
      <text:p text:style-name="P7">ORDER BY DeptName ASC;</text:p>
      <text:p text:style-name="P26"/>
      <text:p text:style-name="P26"/>
      <text:p text:style-name="P26"/>
      <text:p text:style-name="P26"/>
      <text:p text:style-name="P26"/>
      <text:p text:style-name="P28">Exercise</text:p>
      <text:p text:style-name="P28"/>
      <text:p text:style-name="_2e_SQLite">SELECT</text:p>
      <text:p text:style-name="_2e_SQLite">STRFTIME("%Y-%W", Date) AS Week, </text:p>
      <text:p text:style-name="_2e_SQLite">SUM(Qty) AS TotalWeeklySales,</text:p>
      <text:p text:style-name="_2e_SQLite">COUNT(DISTINCT(Item)) AS [Number of unique items]</text:p>
      <text:p text:style-name="_2e_SQLite"><text:tab/>FROM Sales</text:p>
      <text:p text:style-name="_2e_SQLite"><text:tab/>GROUP BY Week</text:p>
      <text:p text:style-name="_2e_SQLite"><text:tab/>ORDER BY TotalWeeklySales DESC</text:p>
      <text:p text:style-name="_2e_SQLite"><text:soft-page-break/><text:tab/>LIMIT 10;</text:p>
      <text:p text:style-name="P28"/>
      <text:p text:style-name="P26"/>
      <text:p text:style-name="_2e_SQLite">SELECT</text:p>
      <text:p text:style-name="_2e_SQLite">CAST(STRFTIME("%m", Date) AS INTEGER) AS Month,</text:p>
      <text:p text:style-name="_2e_SQLite">COUNT(DISTINCT(Item)) AS [Number of items sold in a given month],</text:p>
      <text:p text:style-name="_2e_SQLite">ROUND(SUM(Qty) / CAST((SELECT SUM(Qty) FROM Sales WHERE Date BETWEEN "2000" and "2002") AS REAL), 2) AS [Percentage of items sold for a given month]</text:p>
      <text:p text:style-name="_2e_SQLite"><text:tab/>FROM Sales</text:p>
      <text:p text:style-name="_2e_SQLite"><text:tab/>WHERE Date BETWEEN "2000" and "2002"</text:p>
      <text:p text:style-name="_2e_SQLite"><text:tab/>GROUP BY Month</text:p>
      <text:p text:style-name="_2e_SQLite"><text:tab/>ORDER BY Month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LIKE</text:h>
      <text:p text:style-name="Standard"/>
      <text:p text:style-name="Standard"/>
      <text:p text:style-name="P7">SELECT * FROM Country WHERE Continent LIKE 'A%' AND IndepYear LIKE '195_';</text:p>
      <text:p text:style-name="P7">SELECT * FROM Country WHERE Name LIKE '%ia' AND IndepYear &gt; 1900 AND GNPOld IS NOT NULL;</text:p>
      <text:p text:style-name="P71"/>
      <text:p text:style-name="P7">SELECT * FROM Country WHERE Name NOT LIKE '%stan';</text:p>
      <text:p text:style-name="P7">SELECT * FROM Country WHERE Name NOT LIKE '%stan' AND Name NOT LIKE '%ia' AND Region NOT LIKE "% %";</text:p>
      <text:p text:style-name="P26"/>
      <text:p text:style-name="P88">% = *</text:p>
      <text:p text:style-name="P88">_ = ?</text:p>
      <text:p text:style-name="P26"/>
      <text:p text:style-name="P7">-- Compare these twio queries --</text:p>
      <text:p text:style-name="P7">SELECT * FROM Country WHERE Name LIKE '%land_' ORDER BY Name;</text:p>
      <text:p text:style-name="P7">SELECT * FROM Country WHERE Name LIKE '%land%' ORDER BY Name;</text:p>
      <text:p text:style-name="P26"/>
      <text:p text:style-name="P26"/>
      <text:p text:style-name="P6"><text:span text:style-name="T22">SELECT</text:span><text:span text:style-name="T28"> </text:span>'ABC'<text:span text:style-name="T28"> </text:span><text:span text:style-name="T22">WHERE</text:span><text:span text:style-name="T28"> </text:span>'ABC'<text:span text:style-name="T28"> </text:span><text:span text:style-name="T15">LIKE</text:span><text:span text:style-name="T28"> </text:span>'A%'<text:span text:style-name="T15">;</text:span></text:p>
      <text:p text:style-name="P6"><text:span text:style-name="T22">SELECT</text:span><text:span text:style-name="T28"> </text:span>'ABC'<text:span text:style-name="T28"> </text:span><text:span text:style-name="T22">WHERE</text:span><text:span text:style-name="T28"> </text:span>'ABC'<text:span text:style-name="T28"> </text:span><text:span text:style-name="T15">LIKE</text:span><text:span text:style-name="T28"> </text:span>'A_C'<text:span text:style-name="T15">;</text:span></text:p>
      <text:p text:style-name="P6"><text:span text:style-name="T22">SELECT</text:span><text:span text:style-name="T28"> </text:span>'ABC'<text:span text:style-name="T28"> </text:span><text:span text:style-name="T22">WHERE</text:span><text:span text:style-name="T28"> </text:span>'ABC'<text:span text:style-name="T28"> </text:span><text:span text:style-name="T15">NOT</text:span><text:span text:style-name="T28"> </text:span><text:span text:style-name="T15">LIKE</text:span><text:span text:style-name="T28"> </text:span>'_BC_'<text:span text:style-name="T15">;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ORDER BY</text:h>
      <text:p text:style-name="P91"/>
      <text:p text:style-name="P5"><text:soft-page-break/>select<text:span text:style-name="T28"> </text:span>top<text:span text:style-name="T28"> 10 </text:span><text:span text:style-name="T15">*</text:span><text:span text:style-name="T28"> </text:span>from<text:span text:style-name="T28"> Country </text:span>order<text:span text:style-name="T28"> </text:span>by<text:span text:style-name="T28"> 2</text:span></text:p>
      <text:p text:style-name="P72"/>
      <text:p text:style-name="P3">ORDER BY 1</text:p>
      <text:p text:style-name="P5"><text:span text:style-name="T22">use</text:span> AdventureWorksDW2014<text:span text:style-name="T15">;</text:span></text:p>
      <text:p text:style-name="P5"/>
      <text:p text:style-name="P5"><text:span text:style-name="T22">select</text:span> <text:span text:style-name="T22">top</text:span> 10 <text:span text:style-name="T15">*</text:span> <text:span text:style-name="T22">from</text:span> FactInternetSales <text:span text:style-name="T22">order</text:span> <text:span text:style-name="T22">by</text:span> 1<text:span text:style-name="T15">;</text:span></text:p>
      <text:p text:style-name="P5"><text:span text:style-name="T22">select</text:span> <text:span text:style-name="T22">top</text:span> 10 <text:span text:style-name="T15">*</text:span> <text:span text:style-name="T22">from</text:span> DimProduct <text:span text:style-name="T22">order</text:span> <text:span text:style-name="T22">by</text:span> 1<text:span text:style-name="T15">;</text:span></text:p>
      <text:p text:style-name="P5"/>
      <text:p text:style-name="P5"><text:span text:style-name="T22">select</text:span> <text:span text:style-name="T15">*</text:span></text:p>
      <text:p text:style-name="P5"><text:span text:style-name="T22">from</text:span> FactInternetSales <text:span text:style-name="T22">AS</text:span> Orders</text:p>
      <text:p text:style-name="P5"><text:span text:style-name="T15">inner</text:span> <text:span text:style-name="T15">join</text:span> DimProduct <text:span text:style-name="T22">AS</text:span> ProductList</text:p>
      <text:p text:style-name="P5"><text:tab/><text:span text:style-name="T22">on</text:span><text:tab/>Orders<text:span text:style-name="T15">.</text:span>ProductKey <text:span text:style-name="T15">=</text:span> ProductList<text:span text:style-name="T15">.</text:span>ProductKey </text:p>
      <text:p text:style-name="P5"><text:tab/><text:span text:style-name="T15">and</text:span><text:tab/>Orders<text:span text:style-name="T15">.</text:span>OrderDate <text:span text:style-name="T15">&lt;</text:span> <text:span text:style-name="T36">'2013-01-01'</text:span></text:p>
      <text:p text:style-name="P6"><text:span text:style-name="T22">order</text:span> <text:span text:style-name="T22">by</text:span> 5</text:p>
      <text:p text:style-name="P91"/>
      <text:p text:style-name="P7">SELECT * FROM CountryTable ORDER BY RegeonColumn;</text:p>
      <text:p text:style-name="P7">SELECT * FROM CountryTable ORDER BY RegeonColumn, PopulationColumn;</text:p>
      <text:p text:style-name="P7">SELECT NameColumn, PopulationColumn FROM CountryTable ORDER BY RegeonColumn, PopulationColumn;</text:p>
      <text:p text:style-name="P26"/>
      <text:p text:style-name="P7">SELECT </text:p>
      <text:p text:style-name="P7"><text:s/>Name AS 'Country Name', </text:p>
      <text:p text:style-name="P7"><text:s/>Population </text:p>
      <text:p text:style-name="P7">FROM Country </text:p>
      <text:p text:style-name="P7">WHERE Continent = 'Asia' AND Name &gt; "Q" </text:p>
      <text:p text:style-name="P7">ORDER BY Name;</text:p>
      <text:p text:style-name="P26"/>
      <text:p text:style-name="P7">SELECT </text:p>
      <text:p text:style-name="P7"><text:s/>Name AS 'Country Name', </text:p>
      <text:p text:style-name="P7"><text:s/>Continent</text:p>
      <text:p text:style-name="P7">FROM Country </text:p>
      <text:p text:style-name="P7">WHERE Continent = 'Asia' AND (Name &gt; "Q" OR Name &lt; "B")</text:p>
      <text:p text:style-name="P7">ORDER BY Name; <text:s/>-- compare the result without the brackets</text:p>
      <text:p text:style-name="P26"/>
      <text:p text:style-name="P7">SELECT</text:p>
      <text:p text:style-name="P7"><text:s/>Continent,</text:p>
      <text:p text:style-name="P7"><text:s/>Region,</text:p>
      <text:p text:style-name="P7"><text:s/>Name As 'Country Name',</text:p>
      <text:p text:style-name="P7"><text:s/>ROUND(Population / 1000000.0, 1) AS 'Population in mln'</text:p>
      <text:p text:style-name="P7">FROM Country</text:p>
      <text:p text:style-name="P7">WHERE Population &gt; 10000000 AND Continent &lt; "B"</text:p>
      <text:p text:style-name="P7">ORDER BY Continent, Region, Name;</text:p>
      <text:p text:style-name="P26"/>
      <text:p text:style-name="P7">SELECT </text:p>
      <text:p text:style-name="P7"><text:s/>Name AS 'Country Name', </text:p>
      <text:p text:style-name="P7"><text:s/>Population / 1000000 AS 'Population in mln', </text:p>
      <text:p text:style-name="P7"><text:s/>IndepYear AS 'Independence' </text:p>
      <text:p text:style-name="P7">FROM Country </text:p>
      <text:p text:style-name="P7">WHERE Continent = 'Asia' AND IndepYear &gt; 1960 </text:p>
      <text:p text:style-name="P7">ORDER BY </text:p>
      <text:p text:style-name="P7"><text:s/>ROUND(Population / 1000000) DESC, </text:p>
      <text:p text:style-name="P7"><text:s/>IndepYear </text:p>
      <text:p text:style-name="P7">LIMIT 10; -- put 'DESC' after IndepYear in ORDER BY and watch Armenia and Singapore</text:p>
      <text:p text:style-name="P59"/>
      <text:p text:style-name="P7">SELECT * FROM Country ORDER BY Continent, Region, GovernmentForm, IndepYear ASC, SurfaceArea DESC;</text:p>
      <text:p text:style-name="P7"/>
      <text:p text:style-name="P7">SELECT * FROM Country WHERE HeadOfState IN ('Elisabeth II') ORDER BY Continent, Region, GovernmentForm, IndepYear ASC, HeadOfState, SurfaceArea DESC;</text:p>
      <text:p text:style-name="P26"/>
      <text:p text:style-name="P26"/>
      <text:p text:style-name="P7">SELECT Name AS 'Country', Population, SurfaceArea AS 'Area', Population / SurfaceArea AS 'Density' FROM Country ORDER BY Population / SurfaceArea DESC;</text:p>
      <text:p text:style-name="P7"/>
      <text:p text:style-name="P7">SELECT Name AS 'Country', Population, SurfaceArea AS 'Area', Population / SurfaceArea AS 'Density' FROM Country ORDER BY Density DESC;</text:p>
      <text:p text:style-name="P7"/>
      <text:p text:style-name="P7">SELECT Name AS 'Country', Population, SurfaceArea AS 'Area', Population / SurfaceArea AS 'Density' FROM Country AS t ORDER BY Density DESC;</text:p>
      <text:p text:style-name="P26"/>
      <text:p text:style-name="P26"/>
      <text:p text:style-name="P7">DROP TABLE IF EXISTS Employee;</text:p>
      <text:p text:style-name="P7"><text:soft-page-break/>CREATE TABLE Employee( EmployeeID INTEGER PRIMARY KEY UNIQUE, FirstName TEXT, LastName TEXT, DeptID INTEGER DEFAULT 1);</text:p>
      <text:p text:style-name="P7">INSERT INTO Employee(FirstName, LastName, DeptID) VALUES('John', 'White', 2);</text:p>
      <text:p text:style-name="P7">INSERT INTO Employee(FirstName, LastName, DeptID) VALUES('Mark', 'Boldwin', 1);</text:p>
      <text:p text:style-name="P7">INSERT INTO Employee(FirstName, LastName, DeptID) VALUES('Mary', 'Hansen', 3);</text:p>
      <text:p text:style-name="P7">INSERT INTO Employee(FirstName, LastName, DeptID) VALUES('Lynda', 'Black', NULL);</text:p>
      <text:p text:style-name="P7">INSERT INTO Employee(FirstName, LastName) VALUES('Bill', 'Green');</text:p>
      <text:p text:style-name="P7">INSERT INTO Employee VALUES(10, 'Rufus', 'Johnson', 4);</text:p>
      <text:p text:style-name="P7">INSERT INTO Employee(FirstName, LastName) VALUES('', NULL);</text:p>
      <text:p text:style-name="P7"/>
      <text:p text:style-name="P7">SELECT * FROM Employee;</text:p>
      <text:p text:style-name="P7">SELECT FirstName || ' ' || LastName AS 'Full Name', DeptID FROM Employee <text:span text:style-name="T1">ORDER BY [Full Name]</text:span>;</text:p>
      <text:p text:style-name="P3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Heading_20_1" text:outline-level="1">LIMIT, FETCH</text:h>
      <text:p text:style-name="P26"/>
      <text:p text:style-name="P26"/>
      <text:p text:style-name="P7">SELECT GNP, Continent, Name AS 'Country', Code </text:p>
      <text:p text:style-name="P7">FROM Country </text:p>
      <text:p text:style-name="P7">WHERE Continent = 'Asia' AND GNP &gt; 100 </text:p>
      <text:p text:style-name="P7">ORDER BY GNP DESC </text:p>
      <text:p text:style-name="P7">LIMIT 5;</text:p>
      <text:p text:style-name="P26"/>
      <text:p text:style-name="P26"/>
      <text:p text:style-name="P7">SELECT Name AS 'Country', Population / 1000000 AS 'Population in Mln' FROM Country WHERE Population &gt; 100000000 <text:span text:style-name="T1">ORDER BY Name</text:span> LIMIT 5; <text:s/>-- WRONG</text:p>
      <text:p text:style-name="P7"/>
      <text:p text:style-name="P7">SELECT Name AS 'Country', Population / 1000000 AS 'Population in Mln' FROM Country WHERE Population &gt; 100000000 <text:span text:style-name="T1">ORDER BY Population</text:span> DESC LIMIT 5;</text:p>
      <text:p text:style-name="P26"/>
      <text:p text:style-name="P26"/>
      <text:p text:style-name="P7">-- Select top 10 populated countries in Euroasia:</text:p>
      <text:p text:style-name="P7">SELECT</text:p>
      <text:p text:style-name="P7">Population, Continent, Name AS 'Country Name'</text:p>
      <text:p text:style-name="P7">FROM Country</text:p>
      <text:p text:style-name="P7">WHERE Continent = 'Asia' OR Continent = 'Europe'</text:p>
      <text:p text:style-name="P7">ORDER BY Population DESC</text:p>
      <text:p text:style-name="P7">LIMIT 10;</text:p>
      <text:p text:style-name="P26"/>
      <text:p text:style-name="P7">-- Country with the largest population --</text:p>
      <text:p text:style-name="P7">SELECT Name, Population FROM Country ORDER BY Population DESC LIMIT 1;</text:p>
      <text:p text:style-name="P26"/>
      <text:p text:style-name="P26"/>
      <text:p text:style-name="P39"/>
      <text:p text:style-name="P39"/>
      <text:p text:style-name="P16">FA JO WGHOLO</text:p>
      <text:p text:style-name="P71"/>
      <text:p text:style-name="P71"/>
      <text:p text:style-name="P71"/>
      <text:p text:style-name="P7">select * from Employee LIMIT 3 OFFSET 10;</text:p>
      <text:p text:style-name="P71"/>
      <text:p text:style-name="P5"><text:span text:style-name="T22">SELECT</text:span> <text:span text:style-name="T22">TOP </text:span><text:span text:style-name="T15">(</text:span>2<text:span text:style-name="T15">)</text:span> <text:span text:style-name="T15">*</text:span> <text:span text:style-name="T22">FROM</text:span> [Employee];</text:p>
      <text:p text:style-name="P6"><text:span text:style-name="T22">SELECT</text:span> <text:span text:style-name="T22">TOP</text:span> 2 <text:span text:style-name="T8">CONVERT</text:span><text:span text:style-name="T15">(</text:span><text:span text:style-name="T22">varchar</text:span><text:span text:style-name="T15">,</text:span> FirstName<text:span text:style-name="T15">)</text:span> <text:span text:style-name="T15">+</text:span> <text:span text:style-name="T36">' '</text:span> <text:span text:style-name="T15">+</text:span> <text:span text:style-name="T8">CONVERT</text:span><text:span text:style-name="T15">(</text:span><text:span text:style-name="T22">varchar</text:span><text:span text:style-name="T15">,</text:span> LastName<text:span text:style-name="T15">)</text:span> <text:span text:style-name="T22">FROM</text:span> [Employee]<text:span text:style-name="T15">;</text:span></text:p>
      <text:p text:style-name="P90"/>
      <text:p text:style-name="P72"/>
      <text:p text:style-name="P5"><text:span text:style-name="T22">USE</text:span> PracticeDatabase<text:span text:style-name="T15">;</text:span></text:p>
      <text:p text:style-name="P5"/>
      <text:p text:style-name="P5"><text:span text:style-name="T22">SELECT</text:span> <text:span text:style-name="T15">*</text:span> <text:span text:style-name="T22">FROM</text:span> Country </text:p>
      <text:p text:style-name="P5"><text:span text:style-name="T22">ORDER</text:span> <text:span text:style-name="T22">BY</text:span> CountryID</text:p>
      <text:p text:style-name="P5">OFFSET 50 <text:span text:style-name="T22">ROWS</text:span></text:p>
      <text:p text:style-name="P6"><text:soft-page-break/><text:span text:style-name="T22">FETCH</text:span> <text:span text:style-name="T22">NEXT</text:span> 10 <text:span text:style-name="T22">ROWS</text:span> ONLY<text:span text:style-name="T15">;</text:span></text:p>
      <text:p text:style-name="P72"/>
      <text:p text:style-name="P72"/>
      <text:p text:style-name="P11">OFFSET X ROWS</text:p>
      <text:p text:style-name="P11">FETCH NEXT Y ROWS ONLY</text:p>
      <text:p text:style-name="P72"/>
      <text:p text:style-name="P11">Jo-WGHO-OF</text:p>
      <text:p text:style-name="P91"/>
      <text:p text:style-name="P54">offset x rows fetch next x rows only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38"/>
      <text:p text:style-name="P39"/>
      <text:h text:style-name="Heading_20_1" text:outline-level="1">Constraints</text:h>
      <text:p text:style-name="P7">CREATE TABLE PriceList(</text:p>
      <text:p text:style-name="P7"><text:s/>id INTEGER UNIQUE NOT NULL,</text:p>
      <text:p text:style-name="P7"><text:s/>product TEXT NOT NULL,</text:p>
      <text:p text:style-name="P7"><text:s/>description TEXT DEFAULT 'n/a',</text:p>
      <text:p text:style-name="P7"><text:s/>price DOUBLE DEFAULT 0);</text:p>
      <text:p text:style-name="P7"/>
      <text:p text:style-name="P7">INSERT INTO PriceList VALUES(1, 'Bathroom Set', 'made in China', 120.50);</text:p>
      <text:p text:style-name="P7">INSERT INTO PriceList(id, product) VALUES(2, 'Chandelier');</text:p>
      <text:p text:style-name="P7">INSERT INTO PriceList(id, product) VALUES(3, 'Soap Assortment');</text:p>
      <text:p text:style-name="P7"/>
      <text:p text:style-name="P7">SELECT * FROM PriceList;</text:p>
      <text:p text:style-name="P7"/>
      <text:p text:style-name="P7">SELECT * FROM PriceList WHERE id = 3;</text:p>
      <text:p text:style-name="P7">UPDATE PriceList SET description = '', price = NULL WHERE id = 3;</text:p>
      <text:p text:style-name="P7"/>
      <text:p text:style-name="P7">SELECT * FROM PriceList;</text:p>
      <text:p text:style-name="P7">DROP TABLE PriceList;</text:p>
      <text:p text:style-name="P39"/>
      <text:p text:style-name="P3">Another demo on Constraints</text:p>
      <text:p text:style-name="P7">CREATE TABLE PriceList(</text:p>
      <text:p text:style-name="P7"><text:s/>id INTEGER UNIQUE NOT NULL,</text:p>
      <text:p text:style-name="P7"><text:s/>product TEXT UNIQUE NULL,</text:p>
      <text:p text:style-name="P7"><text:s/>indexnumber INTEGER UNIQUE DEFAULT 1000, -- will insert 1000 only once</text:p>
      <text:p text:style-name="P7"><text:s/>description TEXT DEFAULT 'n/a',</text:p>
      <text:p text:style-name="P7"><text:s/>price DOUBLE DEFAULT 0);</text:p>
      <text:p text:style-name="P7"/>
      <text:p text:style-name="P7">INSERT INTO PriceList VALUES(1, 'Bathroom Set', 1001, 'made in China', 120.50);</text:p>
      <text:p text:style-name="P7">INSERT INTO PriceList(id, product) VALUES(2, 'Chandelier'); -- the indexnumber 1000 has been used here</text:p>
      <text:p text:style-name="P7">INSERT INTO PriceList(id, indexnumber) VALUES(3, 1002);</text:p>
      <text:p text:style-name="P7">INSERT INTO PriceList(id, indexnumber) VALUES(4, 1003);</text:p>
      <text:p text:style-name="P7">SELECT * FROM PriceList;</text:p>
      <text:p text:style-name="P7"/>
      <text:p text:style-name="P7">ALTER TABLE PriceList ADD notes1 TEXT;</text:p>
      <text:p text:style-name="P7">ALTER TABLE PriceList ADD notes2 TEXT NULL;</text:p>
      <text:p text:style-name="P7">ALTER TABLE PriceList ADD notes3 TEXT DEFAULT '-';</text:p>
      <text:p text:style-name="P7">-- ALTER TABLE PriceList ADD notes4 TEXT UNIQUE NULL;</text:p>
      <text:p text:style-name="P7"/>
      <text:p text:style-name="P7">ALTER TABLE PriceList ADD notes5;</text:p>
      <text:p text:style-name="P7">ALTER TABLE PriceList ADD notes6 NULL;</text:p>
      <text:p text:style-name="P7">ALTER TABLE PriceList ADD notes7 DEFAULT '-';</text:p>
      <text:p text:style-name="P7"/>
      <text:p text:style-name="P7">UPDATE PriceList SET notes1 = -123.5, notes2 = -123.5, notes3 = -123.5 WHERE id = 1;</text:p>
      <text:p text:style-name="P7">UPDATE PriceList SET notes1 = -123.5, notes2 = -123.5, notes3 = -123.5 WHERE notes5 IS NULL;</text:p>
      <text:p text:style-name="P7"><text:soft-page-break/></text:p>
      <text:p text:style-name="P7">ALTER TABLE PriceList ADD notes8 INTEGER;</text:p>
      <text:p text:style-name="P7">UPDATE PriceList SET notes8 = 'zero' WHERE id = 2;</text:p>
      <text:p text:style-name="P7"/>
      <text:p text:style-name="P7">SELECT * FROM PriceList;</text:p>
      <text:p text:style-name="P7">SELECT notes1 * 2 FROM PriceList WHERE id = 1;</text:p>
      <text:p text:style-name="P7">DROP TABLE PriceList;</text:p>
      <text:p text:style-name="P39"/>
      <text:p text:style-name="P39"/>
      <text:p text:style-name="P15">You use either DEFAULT or NULL / NOT NULL</text:p>
      <text:p text:style-name="P39"/>
      <text:p text:style-name="P45">INTEGER PRIMARY KEY</text:p>
      <text:p text:style-name="P45">TEXT UNIQUE PRIMARY KEY</text:p>
      <text:p text:style-name="P45">TEXT UNIQUE NOT NULL</text:p>
      <text:p text:style-name="P45">REAL UNIQUE NOT NULL</text:p>
      <text:p text:style-name="P39"/>
      <text:p text:style-name="P39"/>
      <text:p text:style-name="P3">Constraints and more</text:p>
      <text:p text:style-name="P84">DROP TABLE IF EXISTS Region; </text:p>
      <text:p text:style-name="P84">DROP TABLE IF EXISTS tblRegion;</text:p>
      <text:p text:style-name="P7">CREATE TABLE Region (RegionID TEXT UNIQUE PRIMARY KEY, RegionName TEXT UNIQUE NOT NULL, RegionCode INT UNIQUE DEFAULT 0);</text:p>
      <text:p text:style-name="P7">INSERT INTO Region VALUES ('AX', 'Axandia', 190);</text:p>
      <text:p text:style-name="P7">INSERT INTO Region VALUES ('LA', 'Laplandia', 50);</text:p>
      <text:p text:style-name="P7">INSERT INTO Region VALUES ('NX', 'Nixonia', 15);</text:p>
      <text:p text:style-name="P7">INSERT INTO Region (RegionID, RegionName) VALUES ('FX', 'Fuxonia');</text:p>
      <text:p text:style-name="P7">INSERT INTO Region VALUES ('LV', 'Latvondia', 123);</text:p>
      <text:p text:style-name="P7">SELECT * FROM Region;</text:p>
      <text:p text:style-name="P7"/>
      <text:p text:style-name="P82">ALTER TABLE Region RENAME TO tblRegion;</text:p>
      <text:p text:style-name="P7">ALTER TABLE tblRegion ADD DistrictName TEXT NULL;</text:p>
      <text:p text:style-name="P7">UPDATE tblRegion SET DistrictName = 'West', RegionCode = RegionCode + 100 WHERE RegionCode &gt; 50;</text:p>
      <text:p text:style-name="P7"/>
      <text:p text:style-name="P7">SELECT * FROM tblRegion;</text:p>
      <text:p text:style-name="P39"/>
      <text:p text:style-name="P39"/>
      <text:p text:style-name="P3">Exercise with state names</text:p>
      <text:p text:style-name="P14">DROP TABLE IF EXISTS State;</text:p>
      <text:p text:style-name="P14">CREATE TABLE State (StateID TEXT UNIQUE PRIMARY KEY, StateName TEXT UNIQUE NOT NULL, RegionName TEXT DEFAULT 'n/a'); </text:p>
      <text:p text:style-name="P14"/>
      <text:p text:style-name="P14">BEGIN TRANSACTION;</text:p>
      <text:p text:style-name="P14">INSERT INTO State VALUES('IA', 'Iowa', 'Midwest');</text:p>
      <text:p text:style-name="P14">INSERT INTO State VALUES('IL', 'Illinois', 'Midwest');</text:p>
      <text:p text:style-name="P14">INSERT INTO State VALUES('IN', 'Indiana', 'Midwest');</text:p>
      <text:p text:style-name="P14">INSERT INTO State VALUES('KS', 'Kansas', 'Midwest');</text:p>
      <text:p text:style-name="P14">INSERT INTO State VALUES('MI', 'Michigan', 'Midwest');</text:p>
      <text:p text:style-name="P14">INSERT INTO State VALUES('MN', 'Minnesota', 'Midwest');</text:p>
      <text:p text:style-name="P14">INSERT INTO State VALUES('MO', 'Missouri', 'Midwest');</text:p>
      <text:p text:style-name="P14">INSERT INTO State VALUES('ND', 'North Dakota', 'Midwest');</text:p>
      <text:p text:style-name="P14">INSERT INTO State VALUES('NE', 'Nebraska', 'Midwest');</text:p>
      <text:p text:style-name="P14">INSERT INTO State VALUES('OH', 'Ohio', 'Midwest');</text:p>
      <text:p text:style-name="P14">INSERT INTO State VALUES('SD', 'South Dakota', 'Midwest');</text:p>
      <text:p text:style-name="P14">INSERT INTO State VALUES('WI', 'Wisconsin', 'Midwest');</text:p>
      <text:p text:style-name="P14">INSERT INTO State VALUES('CT', 'Connecticut', 'Northeast');</text:p>
      <text:p text:style-name="P14">INSERT INTO State VALUES('MA', 'Massachusetts', 'Northeast');</text:p>
      <text:p text:style-name="P14">INSERT INTO State VALUES('ME', 'Maine', 'Northeast');</text:p>
      <text:p text:style-name="P14">INSERT INTO State VALUES('NH', 'New Hampshire', 'Northeast');</text:p>
      <text:p text:style-name="P14">INSERT INTO State VALUES('NJ', 'New Jersey', 'Northeast');</text:p>
      <text:p text:style-name="P14">INSERT INTO State VALUES('NY', 'New York', 'Northeast');</text:p>
      <text:p text:style-name="P14">INSERT INTO State VALUES('PA', 'Pennsylvania', 'Northeast');</text:p>
      <text:p text:style-name="P14">INSERT INTO State VALUES('RI', 'Rhode Island', 'Northeast');</text:p>
      <text:p text:style-name="P14">INSERT INTO State VALUES('VT', 'Vermont', 'Northeast');</text:p>
      <text:p text:style-name="P14">INSERT INTO State VALUES('AL', 'Alabama', 'South');</text:p>
      <text:p text:style-name="P14">INSERT INTO State VALUES('AR', 'Arkansas', 'South');</text:p>
      <text:p text:style-name="P14">INSERT INTO State VALUES('DC', 'District of Columbia', 'South');</text:p>
      <text:p text:style-name="P14">INSERT INTO State VALUES('DE', 'Delaware', 'South');</text:p>
      <text:p text:style-name="P14">INSERT INTO State VALUES('FL', 'Florida', 'South');</text:p>
      <text:p text:style-name="P14">INSERT INTO State VALUES('GA', 'Georgia', 'South');</text:p>
      <text:p text:style-name="P14">INSERT INTO State VALUES('KY', 'Kentucky', 'South');</text:p>
      <text:p text:style-name="P14">INSERT INTO State VALUES('LA', 'Louisiana', 'South');</text:p>
      <text:p text:style-name="P14">INSERT INTO State VALUES('MD', 'Maryland', 'South');</text:p>
      <text:p text:style-name="P14">INSERT INTO State VALUES('MS', 'Mississippi', 'South');</text:p>
      <text:p text:style-name="P14">INSERT INTO State VALUES('NC', 'North Carolina', 'South');</text:p>
      <text:p text:style-name="P14"><text:soft-page-break/>INSERT INTO State VALUES('OK', 'Oklahoma', 'South');</text:p>
      <text:p text:style-name="P14">INSERT INTO State VALUES('SC', 'South Carolina', 'South');</text:p>
      <text:p text:style-name="P14">INSERT INTO State VALUES('TN', 'Tennessee', 'South');</text:p>
      <text:p text:style-name="P14">INSERT INTO State VALUES('TX', 'Texas', 'South');</text:p>
      <text:p text:style-name="P14">INSERT INTO State VALUES('VA', 'Virginia', 'South');</text:p>
      <text:p text:style-name="P14">INSERT INTO State VALUES('WV', 'West Virginia', 'South');</text:p>
      <text:p text:style-name="P14">INSERT INTO State VALUES('AK', 'Alaska', 'West');</text:p>
      <text:p text:style-name="P14">INSERT INTO State VALUES('AZ', 'Arizona', 'West');</text:p>
      <text:p text:style-name="P14">INSERT INTO State VALUES('CA', 'California', 'West');</text:p>
      <text:p text:style-name="P14">INSERT INTO State VALUES('CO', 'Colorado', 'West');</text:p>
      <text:p text:style-name="P14">INSERT INTO State VALUES('HI', 'Hawaii', 'West');</text:p>
      <text:p text:style-name="P14">INSERT INTO State VALUES('ID', 'Idaho', 'West');</text:p>
      <text:p text:style-name="P14">INSERT INTO State VALUES('MT', 'Montana', 'West');</text:p>
      <text:p text:style-name="P14">INSERT INTO State VALUES('NM', 'New Mexico', 'West');</text:p>
      <text:p text:style-name="P14">INSERT INTO State VALUES('NV', 'Nevada', 'West');</text:p>
      <text:p text:style-name="P14">INSERT INTO State VALUES('OR', 'Oregon', 'West');</text:p>
      <text:p text:style-name="P14">INSERT INTO State VALUES('UT', 'Utah', 'West');</text:p>
      <text:p text:style-name="P14">INSERT INTO State VALUES('WA', 'Washington', 'West');</text:p>
      <text:p text:style-name="P14">INSERT INTO State VALUES('WY', 'Wyoming', 'West');</text:p>
      <text:p text:style-name="P14">END TRANSACTION;</text:p>
      <text:p text:style-name="P14"/>
      <text:p text:style-name="P14">SELECT * FROM State;</text:p>
      <text:p text:style-name="P39"/>
      <text:p text:style-name="P9">Sort the state names</text:p>
      <text:p text:style-name="P7">SELECT * FROM State;</text:p>
      <text:p text:style-name="P7"/>
      <text:p text:style-name="P7">DROP TABLE IF EXISTS StateTemp;</text:p>
      <text:p text:style-name="P7">CREATE TABLE StateTemp(StateID_temp, StateName_temp, RegionName_temp);</text:p>
      <text:p text:style-name="P7"><text:span text:style-name="T2">INSERT INTO StateTemp SELECT * FROM State ORDER BY StateID ASC</text:span>;</text:p>
      <text:p text:style-name="P7">SELECT * FROM StateTemp;</text:p>
      <text:p text:style-name="P7"/>
      <text:p text:style-name="P7">DELETE FROM State WHERE StateID IS NOT NULL OR StateID LIKE '*';</text:p>
      <text:p text:style-name="P7">INSERT INTO State SELECT * FROM StateTemp;</text:p>
      <text:p text:style-name="P7">SELECT * FROM State;</text:p>
      <text:p text:style-name="P7">DROP TABLE StateTemp;</text:p>
      <text:p text:style-name="P39"/>
      <text:p text:style-name="P39"/>
      <text:p text:style-name="P39"/>
      <text:p text:style-name="P39"/>
      <text:p text:style-name="P39"/>
      <text:h text:style-name="Heading_20_1" text:outline-level="1">ALTER</text:h>
      <text:p text:style-name="P91"/>
      <text:p text:style-name="P7">DROP TABLE IF EXISTS PriceList; <text:s/>DROP TABLE IF EXISTS tblPriceList; </text:p>
      <text:p text:style-name="P7"/>
      <text:p text:style-name="P7">CREATE TABLE PriceList(</text:p>
      <text:p text:style-name="P7"><text:s/>id INTEGER UNIQUE NOT NULL,</text:p>
      <text:p text:style-name="P7"><text:s/>product TEXT NOT NULL,</text:p>
      <text:p text:style-name="P7"><text:s/>description TEXT DEFAULT 'n/a',</text:p>
      <text:p text:style-name="P7"><text:s/>price DOUBLE DEFAULT 0);</text:p>
      <text:p text:style-name="P7"/>
      <text:p text:style-name="P7">INSERT INTO PriceList VALUES(1, 'Bathroom Set', 'made in China', 120.50);</text:p>
      <text:p text:style-name="P7">INSERT INTO PriceList(id, product) VALUES(2, 'Chandelier');</text:p>
      <text:p text:style-name="P7">INSERT INTO PriceList(id, product) VALUES(3, 'Soap Assortment');</text:p>
      <text:p text:style-name="P7">SELECT * FROM PriceList;</text:p>
      <text:p text:style-name="P7"/>
      <text:p text:style-name="P7">ALTER TABLE PriceList ADD manufacturer TEXT;</text:p>
      <text:p text:style-name="P7">ALTER TABLE PriceList ADD dept TEXT DEFAULT 'household';</text:p>
      <text:p text:style-name="P82">ALTER TABLE PriceList ADD qty INTEGER NOT NULL DEFAULT 10;</text:p>
      <text:p text:style-name="P7">ALTER TABLE PriceList RENAME TO tblPriceList;</text:p>
      <text:p text:style-name="P7"/>
      <text:p text:style-name="P7">SELECT * FROM tblPriceList;</text:p>
      <text:p text:style-name="P39"/>
      <text:p text:style-name="P7">ALTER TABLE TableName RENAME TO NewTableName;</text:p>
      <text:p text:style-name="P39"/>
      <text:p text:style-name="P39"/>
      <text:p text:style-name="P104"/>
      <text:p text:style-name="P12"><text:span text:style-name="T22">ALTER</text:span> <text:span text:style-name="T22">TABLE</text:span> <text:span text:style-name="T63">t</text:span> <text:span text:style-name="T22">ADD</text:span> <text:span text:style-name="T63">f</text:span> <text:span text:style-name="T22">INT</text:span><text:span text:style-name="T15">;</text:span></text:p>
      <text:p text:style-name="P104"/>
      <text:p text:style-name="P60"><text:soft-page-break/></text:p>
      <text:p text:style-name="P60"/>
      <text:p text:style-name="P60"/>
      <text:p text:style-name="P26"/>
      <text:p text:style-name="P26"/>
      <text:p text:style-name="P26"/>
      <text:h text:style-name="Heading_20_1" text:outline-level="1">INSERT INTO .. SELECT</text:h>
      <text:p text:style-name="P26"/>
      <text:p text:style-name="P26"/>
      <text:p text:style-name="P15">NOTE that no brackets are used in UPDATE while two sets of brackets are used in INSERT INTO</text:p>
      <text:p text:style-name="P26"/>
      <text:p text:style-name="P87">INSERT INTO Table (..) VALUES (..);</text:p>
      <text:p text:style-name="P87"><text:s text:c="5"/>UPDATE Table SET Column1 = ‘Value1’ WHERE ..;</text:p>
      <text:p text:style-name="P87"/>
      <text:p text:style-name="P87">SELECT * FROM Table WHERE ..;</text:p>
      <text:p text:style-name="P87"><text:s text:c="2"/>DELETE FROM Table WHERE ..;</text:p>
      <text:p text:style-name="P26"/>
      <text:p text:style-name="P26"/>
      <text:p text:style-name="P26"/>
      <text:p text:style-name="P123">INSERT INTO new_table SELECT * FROM t;</text:p>
      <text:p text:style-name="P31"/>
      <text:p text:style-name="P26"/>
      <text:p text:style-name="P26"/>
      <text:p text:style-name="P10">INSERT INTO (selected columns) SELECT ..</text:p>
      <text:p text:style-name="P7">DROP TABLE IF EXISTS Album2;</text:p>
      <text:p text:style-name="P7">CREATE TABLE Album2(id INTEGER PRIMARY KEY, title TEXT DEFAULT 'n/a', artist TEXT NULL, [release date] TEXT DEFAULT '2000-01-02');</text:p>
      <text:p text:style-name="P7"/>
      <text:p text:style-name="P7">SELECT title, artist, released FROM Album;</text:p>
      <text:p text:style-name="P7">INSERT INTO Album2(title, artist, [release date]) SELECT title, artist, released FROM Album;</text:p>
      <text:p text:style-name="P7"/>
      <text:p text:style-name="P7">SELECT * FROM Album2;</text:p>
      <text:p text:style-name="P7">SELECT TYPEOF(Album2.[release date]) FROM Album2 LIMIT 1;</text:p>
      <text:p text:style-name="P26"/>
      <text:p text:style-name="P26"/>
      <text:p text:style-name="P7">DROP TABLE IF EXISTS CountryList;</text:p>
      <text:p text:style-name="P7"/>
      <text:p text:style-name="P7">CREATE TABLE CountryList (CountryID TEXT UNIQUE PRIMARY KEY NOT NULL, Name TEXT NOT NULL, Continent TEXT NOT NULL, Population INT NULL);</text:p>
      <text:p text:style-name="P7">ALTER TABLE CountryList ADD Surface REAL NULL;</text:p>
      <text:p text:style-name="P7">ALTER TABLE CountryList ADD Independence INT NULL DEFAULT 1900;</text:p>
      <text:p text:style-name="P7"/>
      <text:p text:style-name="P7">-- Query 1 --</text:p>
      <text:p text:style-name="P7">SELECT Code, Name, Continent, Population, SurfaceArea, IndepYear FROM Country WHERE Code LIKE 'A%' LIMIT 10;</text:p>
      <text:p text:style-name="P7">INSERT INTO CountryList SELECT Code, Name, Continent, Population, SurfaceArea, IndepYear FROM Country WHERE Code LIKE 'A%' LIMIT 10;</text:p>
      <text:p text:style-name="P7"/>
      <text:p text:style-name="P7">-- Query 2 --</text:p>
      <text:p text:style-name="P7">SELECT Continent, Name, Code FROM Country WHERE Continent IN ('Oceania') ORDER BY Code DESC LIMIT 5;</text:p>
      <text:p text:style-name="P7">INSERT INTO CountryList (Continent, Name, CountryID) SELECT Continent, Name, Code FROM Country WHERE Continent IN ('Oceania') ORDER BY Code DESC LIMIT 5;</text:p>
      <text:p text:style-name="P7"/>
      <text:p text:style-name="P7">SELECT * FROM CountryList; <text:s/>SELECT * FROM Country LIMIT 5;</text:p>
      <text:p text:style-name="P26"/>
      <text:p text:style-name="P26"/>
      <text:p text:style-name="P26"/>
      <text:p text:style-name="P26"/>
      <text:p text:style-name="P43"/>
      <text:p text:style-name="P125">INSERT INTO new_table SELECT * FROM t;</text:p>
      <text:p text:style-name="P43"/>
      <text:p text:style-name="P32"/>
      <text:p text:style-name="P26"/>
      <text:p text:style-name="P26"/>
      <text:p text:style-name="P26"><text:soft-page-break/></text:p>
      <text:p text:style-name="P26"/>
      <text:p text:style-name="P26"><text:bookmark text:name="Bookmark 1"/></text:p>
      <text:p text:style-name="P39"/>
      <text:p text:style-name="P39"/>
      <text:p text:style-name="P39"/>
      <text:p text:style-name="P39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39"/>
      <text:h text:style-name="Heading_20_1" text:outline-level="1">MULTIPLE JOIN</text:h>
      <text:p text:style-name="P91"><text:bookmark text:name="Bookmark 2"/></text:p>
      <text:p text:style-name="P3">"3D JOIN“</text:p>
      <text:p text:style-name="P5">SELECT CountryName, SUM(Amount) AS 'Total' </text:p>
      <text:p text:style-name="P5">FROM (tblCountry INNER JOIN tblCustomer ON tblCountry.CountryID = tblCustomer.CountryID) </text:p>
      <text:p text:style-name="P5">INNER JOIN tblSales ON tblSales.CustomerID = tblCustomer.CustomerID</text:p>
      <text:p text:style-name="P5">GROUP BY CountryName</text:p>
      <text:p text:style-name="P5">ORDER BY Total DESC;</text:p>
      <text:p text:style-name="P72"/>
      <text:p text:style-name="P67"/>
      <text:p text:style-name="P9">Through a junction table</text:p>
      <text:p text:style-name="P7">SELECT c.name AS Cust, i.name AS Item, s.quantity</text:p>
      <text:p text:style-name="P7">FROM Customer AS c</text:p>
      <text:p text:style-name="P7">JOIN sale AS s ON s.customer_id = c.id</text:p>
      <text:p text:style-name="P7">JOIN item AS i ON s.item_id = i.id</text:p>
      <text:p text:style-name="P7">ORDER BY Cust, Item;</text:p>
      <text:p text:style-name="P7"/>
      <text:p text:style-name="P7">SELECT c.name AS Cust, i.name AS Item, s.quantity</text:p>
      <text:p text:style-name="P7">FROM Customer AS c</text:p>
      <text:p text:style-name="P7">JOIN item AS i ON s.item_id = i.id</text:p>
      <text:p text:style-name="P7">JOIN sale AS s ON s.customer_id = c.id</text:p>
      <text:p text:style-name="P7">ORDER BY Cust, Item;</text:p>
      <text:p text:style-name="P7"/>
      <text:p text:style-name="P7">SELECT t.Cust, t.Item, sum(t.quantity)</text:p>
      <text:p text:style-name="P7">FROM </text:p>
      <text:p text:style-name="P7"><text:s/>(SELECT c.name AS Cust, i.name AS Item, s.quantity</text:p>
      <text:p text:style-name="P7"><text:s/>FROM Customer AS c</text:p>
      <text:p text:style-name="P7"><text:s/>JOIN item AS i ON s.item_id = i.id</text:p>
      <text:p text:style-name="P7"><text:s/>JOIN sale AS s ON s.customer_id = c.id</text:p>
      <text:p text:style-name="P7"><text:s/>ORDER BY Cust, Item) AS t</text:p>
      <text:p text:style-name="P7">GROUP BY t.Item, t.Cust</text:p>
      <text:p text:style-name="P7">ORDER BY t.Cust;</text:p>
      <text:p text:style-name="P7"/>
      <text:p text:style-name="P7">SELECT t.Cust, t.Item, sum(t.quantity)</text:p>
      <text:p text:style-name="P7">FROM </text:p>
      <text:p text:style-name="P7"><text:s/>(SELECT c.name AS Cust, i.name AS Item, s.quantity</text:p>
      <text:p text:style-name="P7"><text:s/>FROM Customer AS c</text:p>
      <text:p text:style-name="P7"><text:s/>JOIN item AS i ON s.item_id = i.id</text:p>
      <text:p text:style-name="P7"><text:s/>JOIN sale AS s ON s.customer_id = c.id</text:p>
      <text:p text:style-name="P7"><text:s/>ORDER BY Cust, Item) AS t</text:p>
      <text:p text:style-name="P7">GROUP BY t.Item, t.Cust</text:p>
      <text:p text:style-name="P7">HAVING sum(t.quantity) &gt; 1</text:p>
      <text:p text:style-name="P7">ORDER BY t.Cust;</text:p>
      <text:p text:style-name="P7"/>
      <text:p text:style-name="P7">-- wrong result due to wrong use of WHERE/HAVING --</text:p>
      <text:p text:style-name="P7">SELECT t.Cust, t.Item, sum(t.quantity)</text:p>
      <text:p text:style-name="P7">FROM </text:p>
      <text:p text:style-name="P7"><text:s/>(SELECT c.name AS Cust, i.name AS Item, s.quantity</text:p>
      <text:p text:style-name="P7"><text:s/>FROM Customer AS c</text:p>
      <text:p text:style-name="P7"><text:s/>JOIN item AS i ON s.item_id = i.id</text:p>
      <text:p text:style-name="P7"><text:s/>JOIN sale AS s ON s.customer_id = c.id</text:p>
      <text:p text:style-name="P7"><text:soft-page-break/><text:s/>ORDER BY Cust, Item) AS t</text:p>
      <text:p text:style-name="P7">WHERE t.quantity &gt; 1</text:p>
      <text:p text:style-name="P7">GROUP BY t.Item, t.Cust</text:p>
      <text:p text:style-name="P7">ORDER BY t.Cust;</text:p>
      <text:p text:style-name="P7"/>
      <text:p text:style-name="P7">SELECT * FROM Customer;</text:p>
      <text:p text:style-name="P7">SELECT * FROM item;</text:p>
      <text:p text:style-name="P7">SELECT * FROM sale;</text:p>
      <text:p text:style-name="P39"/>
      <text:p text:style-name="P39"/>
      <text:p text:style-name="P39"/>
      <text:p text:style-name="P3">Another example of making a query/table based on three tables, one of which is in effect a junction table</text:p>
      <text:p text:style-name="P9">The raw data:</text:p>
      <text:p text:style-name="P7">CREATE TABLE Product (id INTEGER PRIMARY KEY, item TEXT, coding TEXT UNIQUE NOT NULL, price INTEGER DEFAULT 99.00);</text:p>
      <text:p text:style-name="P7">INSERT INTO Product(item, coding, price) VALUES('Soap Set', 'XS-123', 23.99);</text:p>
      <text:p text:style-name="P7">INSERT INTO Product(item, coding, price) VALUES('Sponge Set', 'XS-124', 15.99);</text:p>
      <text:p text:style-name="P7">INSERT INTO Product(item, coding, price) VALUES('Bath Tap', 'XB-125', 75.99);</text:p>
      <text:p text:style-name="P7">INSERT INTO Product(item, coding, price) VALUES('', 'XX-125', 11.99);</text:p>
      <text:p text:style-name="P7">INSERT INTO Product(coding) VALUES('SX-125');</text:p>
      <text:p text:style-name="P7"/>
      <text:p text:style-name="P7">CREATE TABLE Customer (id INTEGER PRIMARY KEY, name TEXT NOT NULL, address TEXT);</text:p>
      <text:p text:style-name="P7">INSERT INTO Customer(name, address) VALUES('Mark Spencer', '123 Queens Road');</text:p>
      <text:p text:style-name="P7">INSERT INTO Customer(name, address) VALUES('Linda Cocks', '13 Kings Road');</text:p>
      <text:p text:style-name="P7">INSERT INTO Customer(name, address) VALUES('Rufus Johnson', '3 Earls Street');</text:p>
      <text:p text:style-name="P7"/>
      <text:p text:style-name="P7">CREATE TABLE Sales (id INTEGER PRIMARY KEY, date TEXT NULL, customer INTEGER NOT NULL, product INTEGER NOT NULL, qty INTEGER DEFAULT 1);</text:p>
      <text:p text:style-name="P7">INSERT INTO Sales(date, customer, product, qty) VALUES('30/12/2000', 1, 3, 2);</text:p>
      <text:p text:style-name="P7">INSERT INTO Sales(date, customer, product, qty) VALUES('10/01/2001', 1, 1, 3);</text:p>
      <text:p text:style-name="P7">INSERT INTO Sales(date, customer, product, qty) VALUES('10/01/2001', 1, 2, 1);</text:p>
      <text:p text:style-name="P7">INSERT INTO Sales(date, customer, product, qty) VALUES('11/02/2001', 3, 1, 2);</text:p>
      <text:p text:style-name="P7">INSERT INTO Sales(date, customer, product, qty) VALUES('11/02/2001', 2, 1, 5);</text:p>
      <text:p text:style-name="P7">INSERT INTO Sales(date, customer, product, qty) VALUES('11/02/2001', 1, 5, 1);</text:p>
      <text:p text:style-name="P7">INSERT INTO Sales(date, customer, product, qty) VALUES('17/02/2001', 2, 2, 2);</text:p>
      <text:p text:style-name="P7">INSERT INTO Sales(date, customer, product) VALUES('17/03/2001', 3, 1);</text:p>
      <text:p text:style-name="P7">INSERT INTO Sales(date, customer, product) VALUES('19/03/2001', 2, 2);</text:p>
      <text:p text:style-name="P7"/>
      <text:p text:style-name="P7">SELECT * FROM Product; SELECT * FROM Customer; SELECT * FROM Sales;</text:p>
      <text:p text:style-name="P72"/>
      <text:p text:style-name="P7">SELECT * FROM Product; SELECT * FROM Customer; SELECT * FROM Sales;</text:p>
      <text:p text:style-name="P7">-- DROP TABLE IF EXISTS Product; DROP TABLE IF EXISTS Customer; DROP TABLE IF EXISTS Sales;</text:p>
      <text:p text:style-name="P91"/>
      <text:p text:style-name="P91"/>
      <text:p text:style-name="P92">The same data fro SQL Server:</text:p>
      <text:p text:style-name="P5"><text:span text:style-name="T22">USE</text:span> PracticeSQL<text:span text:style-name="T15">;</text:span></text:p>
      <text:p text:style-name="P5"/>
      <text:p text:style-name="P5"><text:span text:style-name="T22">DROP</text:span> <text:span text:style-name="T22">TABLE</text:span> <text:span text:style-name="T22">IF</text:span> <text:span text:style-name="T15">EXISTS</text:span> Product<text:span text:style-name="T15">;</text:span> <text:span text:style-name="T22">DROP</text:span> <text:span text:style-name="T22">TABLE</text:span> <text:span text:style-name="T22">IF</text:span> <text:span text:style-name="T15">EXISTS</text:span> Customer<text:span text:style-name="T15">;</text:span> <text:span text:style-name="T22">DROP</text:span> <text:span text:style-name="T22">TABLE</text:span> <text:span text:style-name="T22">IF</text:span> <text:span text:style-name="T15">EXISTS</text:span> Sales<text:span text:style-name="T15">;</text:span></text:p>
      <text:p text:style-name="P5"/>
      <text:p text:style-name="P5"><text:span text:style-name="T22">CREATE</text:span> <text:span text:style-name="T22">TABLE</text:span> Product<text:span text:style-name="T22"> </text:span><text:span text:style-name="T15">(</text:span>id <text:span text:style-name="T22">INT</text:span> <text:span text:style-name="T15">NOT</text:span> <text:span text:style-name="T15">NULL</text:span> <text:span text:style-name="T22">IDENTITY</text:span><text:span text:style-name="T15">(</text:span>1<text:span text:style-name="T15">,</text:span>101<text:span text:style-name="T15">)</text:span> <text:span text:style-name="T22">PRIMARY</text:span> <text:span text:style-name="T22">KEY</text:span><text:span text:style-name="T15">,</text:span> item <text:span text:style-name="T22">NVARCHAR</text:span><text:span text:style-name="T15">(</text:span>20<text:span text:style-name="T15">),</text:span> coding <text:span text:style-name="T22">CHAR</text:span><text:span text:style-name="T15">(</text:span>6<text:span text:style-name="T15">)</text:span> <text:span text:style-name="T15">NOT</text:span> <text:span text:style-name="T15">NULL,</text:span> price <text:span text:style-name="T22">MONEY</text:span> <text:span text:style-name="T22">DEFAULT</text:span> 99.00<text:span text:style-name="T15">);</text:span></text:p>
      <text:p text:style-name="P5"><text:span text:style-name="T22">INSERT</text:span> <text:span text:style-name="T22">INTO</text:span> Product<text:span text:style-name="T15">(</text:span>item<text:span text:style-name="T15">,</text:span> coding<text:span text:style-name="T15">,</text:span> price<text:span text:style-name="T15">)</text:span> <text:span text:style-name="T22">VALUES</text:span><text:span text:style-name="T15">(</text:span><text:span text:style-name="T36">'Soäp Set'</text:span><text:span text:style-name="T15">,</text:span> <text:span text:style-name="T36">'XS-123'</text:span><text:span text:style-name="T15">,</text:span> 23.99<text:span text:style-name="T15">);</text:span></text:p>
      <text:p text:style-name="P5"><text:span text:style-name="T22">INSERT</text:span> <text:span text:style-name="T22">INTO</text:span> Product<text:span text:style-name="T15">(</text:span>item<text:span text:style-name="T15">,</text:span> coding<text:span text:style-name="T15">,</text:span> price<text:span text:style-name="T15">)</text:span> <text:span text:style-name="T22">VALUES</text:span><text:span text:style-name="T15">(</text:span><text:span text:style-name="T36">'Spönge Set'</text:span><text:span text:style-name="T15">,</text:span> <text:span text:style-name="T36">'XS-124'</text:span><text:span text:style-name="T15">,</text:span> 15.99<text:span text:style-name="T15">);</text:span></text:p>
      <text:p text:style-name="P5"><text:span text:style-name="T22">INSERT</text:span> <text:span text:style-name="T22">INTO</text:span> Product<text:span text:style-name="T15">(</text:span>item<text:span text:style-name="T15">,</text:span> coding<text:span text:style-name="T15">,</text:span> price<text:span text:style-name="T15">)</text:span> <text:span text:style-name="T22">VALUES</text:span><text:span text:style-name="T15">(</text:span><text:span text:style-name="T36">'Bath Tap'</text:span><text:span text:style-name="T15">,</text:span> <text:span text:style-name="T36">'XB-125'</text:span><text:span text:style-name="T15">,</text:span> 75.99<text:span text:style-name="T15">);</text:span></text:p>
      <text:p text:style-name="P5"><text:span text:style-name="T22">INSERT</text:span> <text:span text:style-name="T22">INTO</text:span> Product<text:span text:style-name="T15">(</text:span>item<text:span text:style-name="T15">,</text:span> coding<text:span text:style-name="T15">,</text:span> price<text:span text:style-name="T15">)</text:span> <text:span text:style-name="T22">VALUES</text:span><text:span text:style-name="T15">(</text:span><text:span text:style-name="T36">''</text:span><text:span text:style-name="T15">,</text:span> <text:span text:style-name="T36">'XX-125'</text:span><text:span text:style-name="T15">,</text:span> 11.99<text:span text:style-name="T15">);</text:span></text:p>
      <text:p text:style-name="P5"><text:span text:style-name="T22">INSERT</text:span> <text:span text:style-name="T22">INTO</text:span> Product<text:span text:style-name="T15">(</text:span>coding<text:span text:style-name="T15">)</text:span> <text:span text:style-name="T22">VALUES</text:span><text:span text:style-name="T15">(</text:span><text:span text:style-name="T36">'SX-125'</text:span><text:span text:style-name="T15">);</text:span></text:p>
      <text:p text:style-name="P5"/>
      <text:p text:style-name="P5"><text:span text:style-name="T22">CREATE</text:span> <text:span text:style-name="T22">TABLE</text:span> Customer<text:span text:style-name="T22"> </text:span><text:span text:style-name="T15">(</text:span>id <text:span text:style-name="T22">INT</text:span> <text:span text:style-name="T15">NOT</text:span> <text:span text:style-name="T15">NULL</text:span> <text:span text:style-name="T22">IDENTITY</text:span><text:span text:style-name="T15">(</text:span>1<text:span text:style-name="T15">,</text:span>1001<text:span text:style-name="T15">)</text:span> <text:span text:style-name="T22">PRIMARY</text:span> <text:span text:style-name="T22">KEY</text:span><text:span text:style-name="T15">,</text:span> <text:span text:style-name="T22">name</text:span> <text:span text:style-name="T22">NVARCHAR</text:span><text:span text:style-name="T15">(</text:span>20<text:span text:style-name="T15">)</text:span> <text:span text:style-name="T15">NOT</text:span> <text:span text:style-name="T15">NULL,</text:span> <text:span text:style-name="T22">address</text:span> <text:span text:style-name="T22">NVARCHAR</text:span><text:span text:style-name="T15">(</text:span>30<text:span text:style-name="T15">));</text:span></text:p>
      <text:p text:style-name="P5"><text:span text:style-name="T22">INSERT</text:span> <text:span text:style-name="T22">INTO</text:span> Customer<text:span text:style-name="T15">(</text:span><text:span text:style-name="T22">name</text:span><text:span text:style-name="T15">,</text:span> <text:span text:style-name="T22">address</text:span><text:span text:style-name="T15">)</text:span> <text:span text:style-name="T22">VALUES</text:span><text:span text:style-name="T15">(</text:span><text:span text:style-name="T36">'Mark Spencer'</text:span><text:span text:style-name="T15">,</text:span> <text:span text:style-name="T36">'123 Queens Road'</text:span><text:span text:style-name="T15">);</text:span></text:p>
      <text:p text:style-name="P5"><text:span text:style-name="T22">INSERT</text:span> <text:span text:style-name="T22">INTO</text:span> Customer<text:span text:style-name="T15">(</text:span><text:span text:style-name="T22">name</text:span><text:span text:style-name="T15">,</text:span> <text:span text:style-name="T22">address</text:span><text:span text:style-name="T15">)</text:span> <text:span text:style-name="T22">VALUES</text:span><text:span text:style-name="T15">(</text:span><text:span text:style-name="T36">'Linda Cocks'</text:span><text:span text:style-name="T15">,</text:span> <text:span text:style-name="T36">'13 Kings Road'</text:span><text:span text:style-name="T15">);</text:span></text:p>
      <text:p text:style-name="P5"><text:span text:style-name="T22">INSERT</text:span> <text:span text:style-name="T22">INTO</text:span> Customer<text:span text:style-name="T15">(</text:span><text:span text:style-name="T22">name</text:span><text:span text:style-name="T15">,</text:span> <text:span text:style-name="T22">address</text:span><text:span text:style-name="T15">)</text:span> <text:span text:style-name="T22">VALUES</text:span><text:span text:style-name="T15">(</text:span><text:span text:style-name="T36">'Rufus Johnson'</text:span><text:span text:style-name="T15">,</text:span> <text:span text:style-name="T36">'3 Earls Street'</text:span><text:span text:style-name="T15">);</text:span></text:p>
      <text:p text:style-name="P5"/>
      <text:p text:style-name="P5"><text:span text:style-name="T22">CREATE</text:span> <text:span text:style-name="T22">TABLE</text:span> Sales<text:span text:style-name="T22"> </text:span><text:span text:style-name="T15">(</text:span>id <text:span text:style-name="T22">INT</text:span> <text:span text:style-name="T15">NOT</text:span> <text:span text:style-name="T15">NULL</text:span> <text:span text:style-name="T22">IDENTITY</text:span><text:span text:style-name="T15">(</text:span>1<text:span text:style-name="T15">,</text:span>1<text:span text:style-name="T15">)</text:span> <text:span text:style-name="T22">PRIMARY</text:span> <text:span text:style-name="T22">KEY</text:span><text:span text:style-name="T15">,</text:span> <text:span text:style-name="T22">date</text:span> <text:span text:style-name="T22">DATE</text:span> <text:span text:style-name="T15">NULL,</text:span> customer <text:span text:style-name="T22">INT</text:span> <text:span text:style-name="T15">NOT</text:span> <text:span text:style-name="T15">NULL,</text:span> product <text:span text:style-name="T22">INT</text:span> <text:span text:style-name="T15">NOT</text:span> <text:span text:style-name="T15">NULL,</text:span> qty <text:span text:style-name="T22">INT</text:span> <text:span text:style-name="T22">DEFAULT</text:span> 1<text:span text:style-name="T15">);</text:span></text:p>
      <text:p text:style-name="P5"><text:span text:style-name="T22">INSERT</text:span> <text:span text:style-name="T22">INTO</text:span> Sales<text:span text:style-name="T15">(</text:span><text:span text:style-name="T22">date</text:span><text:span text:style-name="T15">,</text:span> customer<text:span text:style-name="T15">,</text:span> product<text:span text:style-name="T15">,</text:span> qty<text:span text:style-name="T15">)</text:span> <text:span text:style-name="T22">VALUES</text:span><text:span text:style-name="T15">(</text:span><text:span text:style-name="T8">CONVERT</text:span><text:span text:style-name="T15">(</text:span><text:span text:style-name="T22">DATETIME</text:span><text:span text:style-name="T15">,</text:span> <text:span text:style-name="T36">'12/30/2000'</text:span><text:span text:style-name="T15">),</text:span> 1<text:span text:style-name="T15">,</text:span> 3<text:span text:style-name="T15">,</text:span> 2<text:span text:style-name="T15">);</text:span></text:p>
      <text:p text:style-name="P5"><text:span text:style-name="T22">INSERT</text:span> <text:span text:style-name="T22">INTO</text:span> Sales<text:span text:style-name="T15">(</text:span><text:span text:style-name="T22">date</text:span><text:span text:style-name="T15">,</text:span> customer<text:span text:style-name="T15">,</text:span> product<text:span text:style-name="T15">,</text:span> qty<text:span text:style-name="T15">)</text:span> <text:span text:style-name="T22">VALUES</text:span><text:span text:style-name="T15">(</text:span><text:span text:style-name="T8">CAST</text:span><text:span text:style-name="T15">(</text:span><text:span text:style-name="T36">'12/30/2001'</text:span> <text:span text:style-name="T22">AS</text:span> <text:span text:style-name="T22">DATE</text:span><text:span text:style-name="T15">),</text:span> 1<text:span text:style-name="T15">,</text:span> 1<text:span text:style-name="T15">,</text:span> 3<text:span text:style-name="T15">);</text:span></text:p>
      <text:p text:style-name="P5"><text:span text:style-name="T22">INSERT</text:span> <text:span text:style-name="T22">INTO</text:span> Sales<text:span text:style-name="T15">(</text:span><text:span text:style-name="T22">date</text:span><text:span text:style-name="T15">,</text:span> customer<text:span text:style-name="T15">,</text:span> product<text:span text:style-name="T15">,</text:span> qty<text:span text:style-name="T15">)</text:span> <text:span text:style-name="T22">VALUES</text:span><text:span text:style-name="T15">(</text:span><text:span text:style-name="T36">'10/01/2001'</text:span><text:span text:style-name="T15">,</text:span> 1<text:span text:style-name="T15">,</text:span> 2<text:span text:style-name="T15">,</text:span> 1<text:span text:style-name="T15">);</text:span></text:p>
      <text:p text:style-name="P5"><text:span text:style-name="T22">INSERT</text:span> <text:span text:style-name="T22">INTO</text:span> Sales<text:span text:style-name="T15">(</text:span><text:span text:style-name="T22">date</text:span><text:span text:style-name="T15">,</text:span> customer<text:span text:style-name="T15">,</text:span> product<text:span text:style-name="T15">,</text:span> qty<text:span text:style-name="T15">)</text:span> <text:span text:style-name="T22">VALUES</text:span><text:span text:style-name="T15">(</text:span><text:span text:style-name="T36">'11/02/2001'</text:span><text:span text:style-name="T15">,</text:span> 3<text:span text:style-name="T15">,</text:span> 1<text:span text:style-name="T15">,</text:span> 2<text:span text:style-name="T15">);</text:span></text:p>
      <text:p text:style-name="P5"><text:soft-page-break/><text:span text:style-name="T22">INSERT</text:span> <text:span text:style-name="T22">INTO</text:span> Sales<text:span text:style-name="T15">(</text:span><text:span text:style-name="T22">date</text:span><text:span text:style-name="T15">,</text:span> customer<text:span text:style-name="T15">,</text:span> product<text:span text:style-name="T15">,</text:span> qty<text:span text:style-name="T15">)</text:span> <text:span text:style-name="T22">VALUES</text:span><text:span text:style-name="T15">(</text:span><text:span text:style-name="T36">'11/02/2001'</text:span><text:span text:style-name="T15">,</text:span> 2<text:span text:style-name="T15">,</text:span> 1<text:span text:style-name="T15">,</text:span> 5<text:span text:style-name="T15">);</text:span></text:p>
      <text:p text:style-name="P5"><text:span text:style-name="T22">INSERT</text:span> <text:span text:style-name="T22">INTO</text:span> Sales<text:span text:style-name="T15">(</text:span><text:span text:style-name="T22">date</text:span><text:span text:style-name="T15">,</text:span> customer<text:span text:style-name="T15">,</text:span> product<text:span text:style-name="T15">,</text:span> qty<text:span text:style-name="T15">)</text:span> <text:span text:style-name="T22">VALUES</text:span><text:span text:style-name="T15">(</text:span><text:span text:style-name="T36">'11/02/2001'</text:span><text:span text:style-name="T15">,</text:span> 1<text:span text:style-name="T15">,</text:span> 5<text:span text:style-name="T15">,</text:span> 1<text:span text:style-name="T15">);</text:span></text:p>
      <text:p text:style-name="P5"><text:span text:style-name="T22">INSERT</text:span> <text:span text:style-name="T22">INTO</text:span> Sales<text:span text:style-name="T15">(</text:span><text:span text:style-name="T22">date</text:span><text:span text:style-name="T15">,</text:span> customer<text:span text:style-name="T15">,</text:span> product<text:span text:style-name="T15">,</text:span> qty<text:span text:style-name="T15">)</text:span> <text:span text:style-name="T22">VALUES</text:span><text:span text:style-name="T15">(</text:span><text:span text:style-name="T36">'12/02/2001'</text:span><text:span text:style-name="T15">,</text:span> 2<text:span text:style-name="T15">,</text:span> 2<text:span text:style-name="T15">,</text:span> 2<text:span text:style-name="T15">);</text:span></text:p>
      <text:p text:style-name="P5"><text:span text:style-name="T22">INSERT</text:span> <text:span text:style-name="T22">INTO</text:span> Sales<text:span text:style-name="T15">(</text:span><text:span text:style-name="T22">date</text:span><text:span text:style-name="T15">,</text:span> customer<text:span text:style-name="T15">,</text:span> product<text:span text:style-name="T15">)</text:span> <text:span text:style-name="T22">VALUES</text:span><text:span text:style-name="T15">(</text:span><text:span text:style-name="T36">'12/03/2001'</text:span><text:span text:style-name="T15">,</text:span> 3<text:span text:style-name="T15">,</text:span> 1<text:span text:style-name="T15">);</text:span></text:p>
      <text:p text:style-name="P5"><text:span text:style-name="T22">INSERT</text:span> <text:span text:style-name="T22">INTO</text:span> Sales<text:span text:style-name="T15">(</text:span><text:span text:style-name="T22">date</text:span><text:span text:style-name="T15">,</text:span> customer<text:span text:style-name="T15">,</text:span> product<text:span text:style-name="T15">)</text:span> <text:span text:style-name="T22">VALUES</text:span><text:span text:style-name="T15">(</text:span><text:span text:style-name="T36">'12/03/2001'</text:span><text:span text:style-name="T15">,</text:span> 2<text:span text:style-name="T15">,</text:span> 2<text:span text:style-name="T15">);</text:span></text:p>
      <text:p text:style-name="P5"/>
      <text:p text:style-name="P5"><text:span text:style-name="T22">SELECT</text:span> <text:span text:style-name="T15">*</text:span> <text:span text:style-name="T22">FROM</text:span> Product<text:span text:style-name="T15">;</text:span> <text:span text:style-name="T22">SELECT</text:span> <text:span text:style-name="T15">*</text:span> <text:span text:style-name="T22">FROM</text:span> Customer<text:span text:style-name="T15">;</text:span> <text:span text:style-name="T22">SELECT</text:span> <text:span text:style-name="T15">*</text:span> <text:span text:style-name="T22">FROM</text:span> Sales<text:span text:style-name="T15">;</text:span></text:p>
      <text:p text:style-name="P91"/>
      <text:p text:style-name="P91"/>
      <text:p text:style-name="P91"/>
      <text:p text:style-name="P9">Quries<text:span text:style-name="T6">:</text:span></text:p>
      <text:p text:style-name="P3">Sales (by Customer, Item bought, Date of the sale)</text:p>
      <text:p text:style-name="P7">SELECT * FROM Product; SELECT * FROM Customer; SELECT * FROM Sales;</text:p>
      <text:p text:style-name="P7"/>
      <text:p text:style-name="P7">SELECT c.name, p.item, s.date</text:p>
      <text:p text:style-name="P7">FROM Customer AS c</text:p>
      <text:p text:style-name="P7">JOIN Sales AS s ON s.customer = c.id</text:p>
      <text:p text:style-name="P7">JOIN Product AS p ON s.product = p.id;</text:p>
      <text:p text:style-name="P7"/>
      <text:p text:style-name="P46"/>
      <text:p text:style-name="P39"/>
      <text:p text:style-name="P3">Consize version of the above query</text:p>
      <text:p text:style-name="P7">SELECT * FROM Product; SELECT * FROM Customer; SELECT * FROM Sales;</text:p>
      <text:p text:style-name="P7"/>
      <text:p text:style-name="P7">-- Sales (by Customer, Item bought, Date of the sale) --</text:p>
      <text:p text:style-name="P7">SELECT c.name, p.item, s.date</text:p>
      <text:p text:style-name="P7">FROM Customer AS c</text:p>
      <text:p text:style-name="P7">JOIN Product AS p ON p.id = s.product</text:p>
      <text:p text:style-name="P7">JOIN Sales AS s ON s.customer = c.id;</text:p>
      <text:p text:style-name="P39"/>
      <text:p text:style-name="P39"/>
      <text:p text:style-name="P3">Group by different fields</text:p>
      <text:p text:style-name="P7">SELECT * FROM Product; SELECT * FROM Customer; SELECT * FROM Sales;</text:p>
      <text:p text:style-name="P7"/>
      <text:p text:style-name="P7">SELECT </text:p>
      <text:p text:style-name="P7"><text:s/>s.id AS 'Order ID',</text:p>
      <text:p text:style-name="P7"><text:s/>s.date AS 'Order Date',</text:p>
      <text:p text:style-name="P7"><text:s/>c.name AS 'Customer Name',</text:p>
      <text:p text:style-name="P7"><text:s/>p.item AS 'Ordered Product',</text:p>
      <text:p text:style-name="P7"><text:s/>s.qty AS 'Quantity'</text:p>
      <text:p text:style-name="P7">FROM Sales AS s</text:p>
      <text:p text:style-name="P7">JOIN Customer AS c ON c.id = s.customer</text:p>
      <text:p text:style-name="P7">JOIN Product AS p ON p.id = s.product;</text:p>
      <text:p text:style-name="P7"/>
      <text:p text:style-name="P7">SELECT </text:p>
      <text:p text:style-name="P7"><text:s/>s.id AS 'Order ID',</text:p>
      <text:p text:style-name="P7"><text:s/>s.date AS 'Order Date',</text:p>
      <text:p text:style-name="P7"><text:s/>c.name AS 'Customer Name',</text:p>
      <text:p text:style-name="P7"><text:s/>p.item AS 'Ordered Product',</text:p>
      <text:p text:style-name="P7"><text:s/>p.price AS 'Item Price',</text:p>
      <text:p text:style-name="P7"><text:s/>s.qty AS 'Quantity',</text:p>
      <text:p text:style-name="P7"><text:s/>p.price * s.qty AS 'Total'</text:p>
      <text:p text:style-name="P7">FROM Sales AS s</text:p>
      <text:p text:style-name="P7">JOIN Customer AS c ON c.id = s.customer</text:p>
      <text:p text:style-name="P7">JOIN Product AS p ON p.id = s.product;</text:p>
      <text:p text:style-name="P7"/>
      <text:p text:style-name="P7">-- Group by date --</text:p>
      <text:p text:style-name="P7">SELECT </text:p>
      <text:p text:style-name="P7"><text:s/>s.date AS 'Order Date',</text:p>
      <text:p text:style-name="P7"><text:s/>SUM(p.price * s.qty) AS 'Income per date'</text:p>
      <text:p text:style-name="P7">FROM Sales AS s</text:p>
      <text:p text:style-name="P7">JOIN Customer AS c ON c.id = s.customer</text:p>
      <text:p text:style-name="P7">JOIN Product AS p ON p.id = s.product</text:p>
      <text:p text:style-name="P7">GROUP BY s.date;</text:p>
      <text:p text:style-name="P7"/>
      <text:p text:style-name="P7">-- Group by customer --</text:p>
      <text:p text:style-name="P7">SELECT </text:p>
      <text:p text:style-name="P7"><text:s/>c.name AS 'Customer Name',</text:p>
      <text:p text:style-name="P7"><text:s/>SUM(p.price * s.qty) AS 'Income per customer'</text:p>
      <text:p text:style-name="P7">FROM Sales AS s</text:p>
      <text:p text:style-name="P7">JOIN Customer AS c ON c.id = s.customer</text:p>
      <text:p text:style-name="P7"><text:soft-page-break/>JOIN Product AS p ON p.id = s.product</text:p>
      <text:p text:style-name="P7">GROUP BY c.name;</text:p>
      <text:p text:style-name="P7"/>
      <text:p text:style-name="P7">-- Group by product--</text:p>
      <text:p text:style-name="P7">SELECT </text:p>
      <text:p text:style-name="P7"><text:s/>p.item AS 'Ordered Product',</text:p>
      <text:p text:style-name="P7"><text:s/>p.price AS 'Item Price',</text:p>
      <text:p text:style-name="P7"><text:s/>SUM(p.price * s.qty) AS 'Total Income for product',</text:p>
      <text:p text:style-name="P7"><text:s/>COUNT(s.id) AS 'Total number of orders',</text:p>
      <text:p text:style-name="P7"><text:s/>SUM(s.qty) AS 'Total no of items sold',</text:p>
      <text:p text:style-name="P7"><text:s/>(CAST(SUM(s.qty) AS REAL) / COUNT(s.id)) AS 'Items ordered per order'</text:p>
      <text:p text:style-name="P7">FROM Sales AS s</text:p>
      <text:p text:style-name="P7">JOIN Customer AS c ON c.id = s.customer</text:p>
      <text:p text:style-name="P7">JOIN Product AS p ON p.id = s.product</text:p>
      <text:p text:style-name="P7">WHERE p.item IS NOT NULL</text:p>
      <text:p text:style-name="P7">GROUP BY p.item;</text:p>
      <text:p text:style-name="P46"/>
      <text:p text:style-name="P39"/>
      <text:p text:style-name="P3">Product Popularity exluding the least popular product</text:p>
      <text:p text:style-name="P7">SELECT * FROM Product; SELECT * FROM Customer; SELECT * FROM Sales;</text:p>
      <text:p text:style-name="P7"/>
      <text:p text:style-name="P7">-- Most popular products (based on qty ordered) --</text:p>
      <text:p text:style-name="P7">SELECT </text:p>
      <text:p text:style-name="P7"><text:s/>p.item AS 'Ordered Product',</text:p>
      <text:p text:style-name="P7"><text:s/>p.price AS 'Item Price',</text:p>
      <text:p text:style-name="P7"><text:s/>SUM(p.price * s.qty) AS 'Total Income for product',</text:p>
      <text:p text:style-name="P7"><text:s/>COUNT(s.id) AS 'Total number of orders',</text:p>
      <text:p text:style-name="P7"><text:s/>SUM(s.qty) AS 'Total no of items sold',</text:p>
      <text:p text:style-name="P7"><text:s/>(SUM(s.qty) / CAST(COUNT(s.id) AS REAL)) AS 'Items ordered per order)'</text:p>
      <text:p text:style-name="P7">FROM Sales AS s</text:p>
      <text:p text:style-name="P7">JOIN Customer AS c ON c.id = s.customer</text:p>
      <text:p text:style-name="P7">JOIN Product AS p ON p.id = s.product</text:p>
      <text:p text:style-name="P7">WHERE p.item IS NOT NULL</text:p>
      <text:p text:style-name="P7">GROUP BY p.item</text:p>
      <text:p text:style-name="P7">HAVING SUM(s.qty) &gt; 2;</text:p>
      <text:p text:style-name="P7"/>
      <text:p text:style-name="P7">-- The least popular product(s) --</text:p>
      <text:p text:style-name="P7">SELECT product, SUM(qty) FROM Sales GROUP BY product;</text:p>
      <text:p text:style-name="P7">SELECT s.product, SUM(s.qty) FROM Sales AS s GROUP BY s.product;</text:p>
      <text:p text:style-name="P7"/>
      <text:p text:style-name="P7">SELECT p.item, SUM(s.qty) FROM Sales AS s </text:p>
      <text:p text:style-name="P7">JOIN Product AS p ON p.id = s.product</text:p>
      <text:p text:style-name="P7">WHERE p.item IS NOT NULL</text:p>
      <text:p text:style-name="P7">GROUP BY p.item;</text:p>
      <text:p text:style-name="P7"/>
      <text:p text:style-name="P7">SELECT MIN(t.Quantity)</text:p>
      <text:p text:style-name="P7">FROM (SELECT p.item, SUM(s.qty) AS 'Quantity' FROM Sales AS s JOIN Product AS p ON p.id = s.product WHERE p.item IS NOT NULL GROUP BY p.item)</text:p>
      <text:p text:style-name="P7">AS t;</text:p>
      <text:p text:style-name="P7"/>
      <text:p text:style-name="P7">-- final combined table for Product Popularity exluding the least popular product --</text:p>
      <text:p text:style-name="P7">SELECT </text:p>
      <text:p text:style-name="P7"><text:s/>p.item AS 'Ordered Product',</text:p>
      <text:p text:style-name="P7"><text:s/>p.price AS 'Item Price',</text:p>
      <text:p text:style-name="P7"><text:s/>SUM(p.price * s.qty) AS 'Total Income for product',</text:p>
      <text:p text:style-name="P7"><text:s/>COUNT(s.id) AS 'Total number of orders',</text:p>
      <text:p text:style-name="P7"><text:s/>SUM(s.qty) AS 'Total no of items sold',</text:p>
      <text:p text:style-name="P7"><text:s/>(CAST(SUM(s.qty) AS REAL)/ COUNT(s.id)) AS 'Items ordered per order'</text:p>
      <text:p text:style-name="P7">FROM Sales AS s</text:p>
      <text:p text:style-name="P7">JOIN Customer AS c ON c.id = s.customer</text:p>
      <text:p text:style-name="P7">JOIN Product AS p ON p.id = s.product</text:p>
      <text:p text:style-name="P7">WHERE p.item IS NOT NULL</text:p>
      <text:p text:style-name="P7">GROUP BY p.item</text:p>
      <text:p text:style-name="P7">HAVING SUM(s.qty) &gt; (</text:p>
      <text:p text:style-name="P7"><text:s/>SELECT MIN(t.Quantity)</text:p>
      <text:p text:style-name="P7"><text:s/>FROM (SELECT p.item, SUM(s.qty) AS 'Quantity' </text:p>
      <text:p text:style-name="P7"><text:s text:c="7"/>FROM Sales AS s </text:p>
      <text:p text:style-name="P7"><text:s text:c="7"/>JOIN Product AS p ON p.id = s.product </text:p>
      <text:p text:style-name="P7"><text:s text:c="7"/>WHERE p.item IS NOT NULL </text:p>
      <text:p text:style-name="P7"><text:s text:c="7"/>GROUP BY p.item)</text:p>
      <text:p text:style-name="P7"><text:s/>AS t);</text:p>
      <text:p text:style-name="P39"/>
      <text:p text:style-name="P39"/>
      <text:p text:style-name="P39"/>
      <text:p text:style-name="P39"><text:soft-page-break/></text:p>
      <text:p text:style-name="P39"/>
      <text:p text:style-name="P39"/>
      <text:h text:style-name="Heading_20_1" text:outline-level="1">IMBEDDED JOIN</text:h>
      <text:p text:style-name="P3">Step by step example with 4 tables: <text:s/></text:p>
      <text:p text:style-name="P39"/>
      <text:p text:style-name="P4">SELECT * FROM tblOrder </text:p>
      <text:p text:style-name="P4">INNER JOIN tblProduct </text:p>
      <text:p text:style-name="P4">ON tblProduct.ProductID = tblOrder.ProductID;</text:p>
      <text:p text:style-name="P39"/>
      <text:p text:style-name="P4">SELECT Title, Date </text:p>
      <text:p text:style-name="P4">FROM </text:p>
      <text:p text:style-name="P4">tblOrder INNER JOIN tblProduct ON tblProduct.ProductID = tblOrder.ProductID</text:p>
      <text:p text:style-name="P4">ORDER BY Title, Date;</text:p>
      <text:p text:style-name="P39"/>
      <text:p text:style-name="P4">SELECT LastName, Title, Date </text:p>
      <text:p text:style-name="P4">FROM tblCustomer INNER JOIN</text:p>
      <text:p text:style-name="P4">(tblOrder INNER JOIN tblProduct ON tblProduct.ProductID = tblOrder.ProductID) </text:p>
      <text:p text:style-name="P4">ON tblCustomer.CustomerID = tblOrder.CustomerID</text:p>
      <text:p text:style-name="P4">ORDER BY Title, Date;</text:p>
      <text:p text:style-name="P39"/>
      <text:p text:style-name="P4">SELECT RegionName, LastName, Title, Date </text:p>
      <text:p text:style-name="P4">FROM tblRegion INNER JOIN</text:p>
      <text:p text:style-name="P4"><text:s/>(tblCustomer INNER JOIN</text:p>
      <text:p text:style-name="P4"><text:s/>(tblOrder INNER JOIN tblProduct ON tblProduct.ProductID = tblOrder.ProductID) </text:p>
      <text:p text:style-name="P4"><text:s/>ON tblCustomer.CustomerID = tblOrder.CustomerID)</text:p>
      <text:p text:style-name="P4">ON tblRegion.StateID = tblCustomer.StateID</text:p>
      <text:p text:style-name="P4">ORDER BY Title, Date;</text:p>
      <text:p text:style-name="P39"/>
      <text:p text:style-name="P4">SELECT </text:p>
      <text:p text:style-name="P4">tblRegion.RegionName, </text:p>
      <text:p text:style-name="P4">Count(tblOrder.Date) AS [Total Orders], </text:p>
      <text:p text:style-name="P4">Sum(Price*Qty) AS [Total Revenue]</text:p>
      <text:p text:style-name="P4"/>
      <text:p text:style-name="P4">FROM tblRegion INNER JOIN</text:p>
      <text:p text:style-name="P4"><text:s/>(tblCustomer INNER JOIN</text:p>
      <text:p text:style-name="P4"><text:s/>(tblOrder INNER JOIN tblProduct ON tblProduct.ProductID = tblOrder.ProductID) </text:p>
      <text:p text:style-name="P4"><text:s/>ON tblCustomer.CustomerID = tblOrder.CustomerID)</text:p>
      <text:p text:style-name="P4">ON tblRegion.StateID = tblCustomer.StateID</text:p>
      <text:p text:style-name="P4"/>
      <text:p text:style-name="P4">GROUP BY tblRegion.RegionName;</text:p>
      <text:p text:style-name="P39"/>
      <text:p text:style-name="P4">SELECT </text:p>
      <text:p text:style-name="P4">tblRegion.RegionName, </text:p>
      <text:p text:style-name="P4">Count(tblOrder.Date) AS [Total Orders], </text:p>
      <text:p text:style-name="P4">Sum(Price*Qty) AS [Total Revenue], </text:p>
      <text:p text:style-name="P4">Avg(Qty) AS [Average qty per Order]</text:p>
      <text:p text:style-name="P4"/>
      <text:p text:style-name="P4">FROM tblRegion INNER JOIN</text:p>
      <text:p text:style-name="P4"><text:s/>(tblCustomer INNER JOIN</text:p>
      <text:p text:style-name="P4"><text:s/>(tblOrder INNER JOIN tblProduct ON tblProduct.ProductID = tblOrder.ProductID) </text:p>
      <text:p text:style-name="P4"><text:s/>ON tblCustomer.CustomerID = tblOrder.CustomerID)</text:p>
      <text:p text:style-name="P4">ON tblRegion.StateID = tblCustomer.StateID</text:p>
      <text:p text:style-name="P4"/>
      <text:p text:style-name="P4">GROUP BY tblRegion.RegionName;</text:p>
      <text:p text:style-name="P39"/>
      <text:p text:style-name="P39"/>
      <text:p text:style-name="P15">“Imbedded Join” does not seem to work in MySQL. Use Double Join instead.</text:p>
      <text:p text:style-name="P39"/>
      <text:p text:style-name="P39"/>
      <text:p text:style-name="P39"/>
      <text:p text:style-name="P39"/>
      <text:p text:style-name="P10">Multiple Join instead of Imbedded Join</text:p>
      <text:p text:style-name="P39"><text:soft-page-break/></text:p>
      <text:p text:style-name="P3">Product, Sales, Customer, Region <text:s text:c="2"/></text:p>
      <text:p text:style-name="P39"/>
      <text:p text:style-name="P39">1.</text:p>
      <text:p text:style-name="P7">SELECT * FROM Product; SELECT * FROM Sales; SELECT * FROM Customer; SELECT * FROM Region;</text:p>
      <text:p text:style-name="P39"/>
      <text:p text:style-name="P39">2.</text:p>
      <text:p text:style-name="P7">SELECT *</text:p>
      <text:p text:style-name="P7">FROM Product</text:p>
      <text:p text:style-name="P7">INNER JOIN Sales</text:p>
      <text:p text:style-name="P7">ON Sales.ProductID = Product.ProductID;</text:p>
      <text:p text:style-name="P7"/>
      <text:p text:style-name="P7">SELECT Item, Date FROM Product INNER JOIN Sales ON Sales.ProductID = Product.ProductID ORDER BY Item ASC;</text:p>
      <text:p text:style-name="P39"/>
      <text:p text:style-name="P39">3. “Imbedded join” doesn’t seem to work in SQLite</text:p>
      <text:p text:style-name="P4">SELECT * FROM Customer</text:p>
      <text:p text:style-name="P4">INNER JOIN (Sales INNER JOIN Product ON Product.ProductID = Sales.ProductID) ON Customer.CustomerID = Sales.CustomerID;</text:p>
      <text:p text:style-name="P39"/>
      <text:p text:style-name="P39">3. use double join instead</text:p>
      <text:p text:style-name="P7">-- different variaons - same query --</text:p>
      <text:p text:style-name="P7">SELECT * </text:p>
      <text:p text:style-name="P7">FROM Customer</text:p>
      <text:p text:style-name="P7">INNER JOIN Sales ON Sales.CustomerID = Customer.CustomerID</text:p>
      <text:p text:style-name="P7">INNER JOIN Product ON Product.ProductID = Sales.ProductID;</text:p>
      <text:p text:style-name="P7"/>
      <text:p text:style-name="P7">SELECT * </text:p>
      <text:p text:style-name="P7">FROM Customer AS l</text:p>
      <text:p text:style-name="P7">INNER JOIN Sales AS j ON j.CustomerID = l.CustomerID</text:p>
      <text:p text:style-name="P7">INNER JOIN Product AS r ON r.ProductID = j.ProductID;</text:p>
      <text:p text:style-name="P7"/>
      <text:p text:style-name="P7">SELECT l.LastName AS 'Last Name', j.Date, r.Item AS [Product Name]</text:p>
      <text:p text:style-name="P7">FROM Customer AS l</text:p>
      <text:p text:style-name="P7">INNER JOIN Sales AS j ON j.CustomerID = l.CustomerID</text:p>
      <text:p text:style-name="P7">INNER JOIN Product AS r ON r.ProductID = j.ProductID;</text:p>
      <text:p text:style-name="P39"/>
      <text:p text:style-name="P39">4.</text:p>
      <text:p text:style-name="P7">SELECT *</text:p>
      <text:p text:style-name="P7">FROM Region</text:p>
      <text:p text:style-name="P7">INNER JOIN Customer ON Customer.StateID = Region.StateID</text:p>
      <text:p text:style-name="P7">INNER JOIN Sales ON Sales.CustomerID = Customer.CustomerID</text:p>
      <text:p text:style-name="P7">INNER JOIN Product ON Product.ProductID = Sales.ProductID</text:p>
      <text:p text:style-name="P7">ORDER BY StateID ASC, Item ASC;</text:p>
      <text:p text:style-name="P39"/>
      <text:p text:style-name="P7">SELECT *</text:p>
      <text:p text:style-name="P7">FROM Region</text:p>
      <text:p text:style-name="P7">LEFT JOIN Customer ON Customer.StateID = Region.StateID</text:p>
      <text:p text:style-name="P7">LEFT JOIN Sales ON Sales.CustomerID = Customer.CustomerID</text:p>
      <text:p text:style-name="P7">LEFT JOIN Product ON Product.ProductID = Sales.ProductID</text:p>
      <text:p text:style-name="P7">ORDER BY StateID ASC, Item ASC;</text:p>
      <text:p text:style-name="P39"/>
      <text:p text:style-name="P39">5. Group by</text:p>
      <text:p text:style-name="P7">SELECT </text:p>
      <text:p text:style-name="P7"><text:s/>RegionName, </text:p>
      <text:p text:style-name="P7"><text:s/>COUNT(Date) AS 'Total number of orders in the region',</text:p>
      <text:p text:style-name="P7"><text:s/>SUM(Qty) AS 'Total items purchased by the region',</text:p>
      <text:p text:style-name="P7"><text:s/>(SUM(CAST(Qty AS REAL)) / COUNT(Date)) AS 'Average number of items per order',</text:p>
      <text:p text:style-name="P7"><text:s/>SUM(Qty * Price) AS 'Total revenue generated by the region'</text:p>
      <text:p text:style-name="P7">FROM Region</text:p>
      <text:p text:style-name="P7">INNER JOIN Customer ON Customer.StateID = Region.StateID</text:p>
      <text:p text:style-name="P7">INNER JOIN Sales ON Sales.CustomerID = Customer.CustomerID</text:p>
      <text:p text:style-name="P7">INNER JOIN Product ON Product.ProductID = Sales.ProductID</text:p>
      <text:p text:style-name="P7">GROUP BY RegionName</text:p>
      <text:p text:style-name="P7">ORDER BY RegionName ASC;</text:p>
      <text:p text:style-name="P39"/>
      <text:p text:style-name="P39"/>
      <text:p text:style-name="P3">Imbedded vs Parallel Join</text:p>
      <text:p text:style-name="P5"><text:soft-page-break/>-- Imbedded Join</text:p>
      <text:p text:style-name="P5">SELECT *</text:p>
      <text:p text:style-name="P5">FROM Sales AS S</text:p>
      <text:p text:style-name="P5">JOIN </text:p>
      <text:p text:style-name="P5">(SELECT id, address FROM Customer WHERE Name LIKE 'M%' OR Name LIKE 'L%') AS C</text:p>
      <text:p text:style-name="P5">ON C.id = S.customer;</text:p>
      <text:p text:style-name="P5"/>
      <text:p text:style-name="P5">-- Parallel Join</text:p>
      <text:p text:style-name="P5">SELECT *</text:p>
      <text:p text:style-name="P5">FROM Sales AS S</text:p>
      <text:p text:style-name="P5">JOIN Customer AS C</text:p>
      <text:p text:style-name="P5">ON C.id = S.customer</text:p>
      <text:p text:style-name="P5">WHERE C.Name LIKE 'M%' OR C.Name LIKE 'L%'</text:p>
      <text:p text:style-name="P39"/>
      <text:p text:style-name="P39"/>
      <text:p text:style-name="P39"/>
      <text:h text:style-name="Heading_20_1" text:outline-level="1">UPDATE, DELETE in conjunction with JOIN</text:h>
      <text:p text:style-name="P39"/>
      <text:p text:style-name="P4">UPDATE States INNER JOIN (Customers INNER JOIN Orders ON Customers.CustomerID = Orders.Customer) ON States.StateAbbr = Customers.State SET Orders.[Purchase Date] = [Purchase Date]+365*10</text:p>
      <text:p text:style-name="P4">WHERE (((States.RegionName)='West'));</text:p>
      <text:p text:style-name="P39"/>
      <text:p text:style-name="P39"/>
      <text:p text:style-name="P3">Use the same database from the preceeding chapter</text:p>
      <text:p text:style-name="P39"/>
      <text:p text:style-name="P9">Update the Qty field in Sales where the Item bought was Procuct 3 (increase the Qty by one)</text:p>
      <text:p text:style-name="P39"/>
      <text:p text:style-name="P39">1.</text:p>
      <text:p text:style-name="P7">SELECT * </text:p>
      <text:p text:style-name="P7">FROM Sales</text:p>
      <text:p text:style-name="P7">INNER JOIN Product</text:p>
      <text:p text:style-name="P7">ON Product.ProductID = Sales.ProductID;</text:p>
      <text:p text:style-name="P39"/>
      <text:p text:style-name="P39">2. None of these seem to work in SQLite:</text:p>
      <text:p text:style-name="P68">UPDATE Sales </text:p>
      <text:p text:style-name="P68">JOIN Product</text:p>
      <text:p text:style-name="P68">ON Product.ProductID = Sales.SalesID</text:p>
      <text:p text:style-name="P68">SET Qty = Qty + 10</text:p>
      <text:p text:style-name="P68">WHERE Product.Item = 'Product 3';</text:p>
      <text:p text:style-name="P68"/>
      <text:p text:style-name="P68">UPDATE (SELECT * FROM Sales INNER JOIN Product ON Product.ProductID = Sales.ProductID) AS t </text:p>
      <text:p text:style-name="P68">SET t.Qty = t.Qty + 100</text:p>
      <text:p text:style-name="P68">WHERE t.ProductID = 10;</text:p>
      <text:p text:style-name="P68"/>
      <text:p text:style-name="P68">UPDATE (SELECT * FROM Sales INNER JOIN Product ON Product.ProductID = Sales.ProductID) </text:p>
      <text:p text:style-name="P68">SET Qty = Qty + 100</text:p>
      <text:p text:style-name="P68">WHERE ProductID = 10;</text:p>
      <text:p text:style-name="P39"/>
      <text:p text:style-name="P39"/>
      <text:p text:style-name="P5"><text:span text:style-name="T22">SELECT</text:span> <text:span text:style-name="T15">*</text:span> <text:span text:style-name="T22">FROM</text:span> Product <text:span text:style-name="T22">WHERE</text:span> price <text:span text:style-name="T15">&gt;</text:span> 20<text:span text:style-name="T15">;</text:span></text:p>
      <text:p text:style-name="P5"/>
      <text:p text:style-name="P5"><text:span text:style-name="T8">UPDATE</text:span> Product </text:p>
      <text:p text:style-name="P5"><text:span text:style-name="T22">SET</text:span> item <text:span text:style-name="T15">=</text:span> item <text:span text:style-name="T15">+</text:span><text:span text:style-name="T36">'new'</text:span></text:p>
      <text:p text:style-name="P6"><text:span text:style-name="T22">WHERE</text:span> price <text:span text:style-name="T15">&gt;</text:span> 20</text:p>
      <text:p text:style-name="P39"/>
      <text:p text:style-name="P39"/>
      <text:p text:style-name="P39"/>
      <text:p text:style-name="P6">DROP<text:span text:style-name="T28"> </text:span>TABLE<text:span text:style-name="T28"> </text:span>IF<text:span text:style-name="T28"> </text:span><text:span text:style-name="T15">EXISTS</text:span><text:span text:style-name="T28"> Employee</text:span><text:span text:style-name="T15">;</text:span><text:span text:style-name="T28"> </text:span>DROP<text:span text:style-name="T28"> </text:span>TABLE<text:span text:style-name="T28"> </text:span>IF<text:span text:style-name="T28"> </text:span><text:span text:style-name="T15">EXISTS</text:span><text:span text:style-name="T28"> Dept</text:span><text:span text:style-name="T15">;</text:span></text:p>
      <text:p text:style-name="P6"><text:soft-page-break/>CREATE<text:span text:style-name="T28"> </text:span>TABLE<text:span text:style-name="T28"> Employee</text:span><text:span text:style-name="T15">(</text:span><text:span text:style-name="T28">EmployeeID </text:span>INT<text:span text:style-name="T28"> </text:span><text:span text:style-name="T15">NOT</text:span><text:span text:style-name="T28"> </text:span><text:span text:style-name="T15">NULL</text:span><text:span text:style-name="T28"> </text:span>IDENTITY<text:span text:style-name="T15">(</text:span><text:span text:style-name="T28">1</text:span><text:span text:style-name="T15">,</text:span><text:span text:style-name="T28">1</text:span><text:span text:style-name="T15">)</text:span><text:span text:style-name="T28"> </text:span>PRIMARY<text:span text:style-name="T28"> </text:span>KEY<text:span text:style-name="T15">,</text:span><text:span text:style-name="T28"> FullName </text:span>TEXT<text:span text:style-name="T28"> </text:span><text:span text:style-name="T15">NOT</text:span><text:span text:style-name="T28"> </text:span><text:span text:style-name="T15">NULL,</text:span><text:span text:style-name="T28"> DeptID </text:span>INTEGER<text:span text:style-name="T28"> </text:span>DEFAULT<text:span text:style-name="T28"> 1</text:span><text:span text:style-name="T15">);</text:span></text:p>
      <text:p text:style-name="P6">INSERT<text:span text:style-name="T28"> </text:span>INTO<text:span text:style-name="T28"> Employee</text:span><text:span text:style-name="T15">(</text:span><text:span text:style-name="T28">FullName</text:span><text:span text:style-name="T15">,</text:span><text:span text:style-name="T28"> DeptID</text:span><text:span text:style-name="T15">)</text:span><text:span text:style-name="T28"> </text:span>VALUES<text:span text:style-name="T15">(</text:span><text:span text:style-name="T36">'John White'</text:span><text:span text:style-name="T15">,</text:span><text:span text:style-name="T28"> 2</text:span><text:span text:style-name="T15">);</text:span></text:p>
      <text:p text:style-name="P6">INSERT<text:span text:style-name="T28"> </text:span>INTO<text:span text:style-name="T28"> Employee</text:span><text:span text:style-name="T15">(</text:span><text:span text:style-name="T28">FullName</text:span><text:span text:style-name="T15">,</text:span><text:span text:style-name="T28"> DeptID</text:span><text:span text:style-name="T15">)</text:span><text:span text:style-name="T28"> </text:span>VALUES<text:span text:style-name="T15">(</text:span><text:span text:style-name="T36">'Mark Boldwin'</text:span><text:span text:style-name="T15">,</text:span><text:span text:style-name="T28"> 1</text:span><text:span text:style-name="T15">);</text:span></text:p>
      <text:p text:style-name="P6">INSERT<text:span text:style-name="T28"> </text:span>INTO<text:span text:style-name="T28"> Employee</text:span><text:span text:style-name="T15">(</text:span><text:span text:style-name="T28">FullName</text:span><text:span text:style-name="T15">,</text:span><text:span text:style-name="T28"> DeptID</text:span><text:span text:style-name="T15">)</text:span><text:span text:style-name="T28"> </text:span>VALUES<text:span text:style-name="T15">(</text:span><text:span text:style-name="T36">'Mary Hansen'</text:span><text:span text:style-name="T15">,</text:span><text:span text:style-name="T28"> 3</text:span><text:span text:style-name="T15">);</text:span></text:p>
      <text:p text:style-name="P6">INSERT<text:span text:style-name="T28"> </text:span>INTO<text:span text:style-name="T28"> Employee</text:span><text:span text:style-name="T15">(</text:span><text:span text:style-name="T28">FullName</text:span><text:span text:style-name="T15">,</text:span><text:span text:style-name="T28"> DeptID</text:span><text:span text:style-name="T15">)</text:span><text:span text:style-name="T28"> </text:span>VALUES<text:span text:style-name="T15">(</text:span><text:span text:style-name="T36">'Lynda Black'</text:span><text:span text:style-name="T15">,</text:span><text:span text:style-name="T28"> </text:span><text:span text:style-name="T15">NULL);</text:span></text:p>
      <text:p text:style-name="P6">INSERT<text:span text:style-name="T28"> </text:span>INTO<text:span text:style-name="T28"> Employee</text:span><text:span text:style-name="T15">(</text:span><text:span text:style-name="T28">FullName</text:span><text:span text:style-name="T15">)</text:span><text:span text:style-name="T28"> </text:span>VALUES<text:span text:style-name="T15">(</text:span><text:span text:style-name="T36">'Bill Green'</text:span><text:span text:style-name="T15">);</text:span></text:p>
      <text:p text:style-name="P6">INSERT<text:span text:style-name="T28"> </text:span>INTO<text:span text:style-name="T28"> Employee </text:span>VALUES<text:span text:style-name="T15">(</text:span><text:span text:style-name="T36">'Rufus Johnson'</text:span><text:span text:style-name="T15">,</text:span><text:span text:style-name="T28"> 4</text:span><text:span text:style-name="T15">);</text:span></text:p>
      <text:p text:style-name="P6">INSERT<text:span text:style-name="T28"> </text:span>INTO<text:span text:style-name="T28"> Employee</text:span><text:span text:style-name="T15">(</text:span><text:span text:style-name="T28">FullName</text:span><text:span text:style-name="T15">,</text:span><text:span text:style-name="T28"> DeptID</text:span><text:span text:style-name="T15">)</text:span><text:span text:style-name="T28"> </text:span>VALUES<text:span text:style-name="T15">(</text:span><text:span text:style-name="T36">'Henry Jackson'</text:span><text:span text:style-name="T15">,</text:span><text:span text:style-name="T28"> </text:span><text:span text:style-name="T15">NULL);</text:span></text:p>
      <text:p text:style-name="P53"/>
      <text:p text:style-name="P6">CREATE<text:span text:style-name="T28"> </text:span>TABLE<text:span text:style-name="T28"> Dept</text:span><text:span text:style-name="T15">(</text:span><text:span text:style-name="T28">DeptID </text:span>INT<text:span text:style-name="T28"> </text:span><text:span text:style-name="T15">NOT</text:span><text:span text:style-name="T28"> </text:span><text:span text:style-name="T15">NULL</text:span><text:span text:style-name="T28"> </text:span>IDENTITY<text:span text:style-name="T15">(</text:span><text:span text:style-name="T28">1</text:span><text:span text:style-name="T15">,</text:span><text:span text:style-name="T28">1</text:span><text:span text:style-name="T15">)</text:span><text:span text:style-name="T28"> </text:span>PRIMARY<text:span text:style-name="T28"> </text:span>KEY<text:span text:style-name="T15">,</text:span><text:span text:style-name="T28"> DeptName </text:span>TEXT<text:span text:style-name="T15">);</text:span></text:p>
      <text:p text:style-name="P6">INSERT<text:span text:style-name="T28"> </text:span>INTO<text:span text:style-name="T28"> Dept</text:span><text:span text:style-name="T15">(</text:span><text:span text:style-name="T28">DeptName</text:span><text:span text:style-name="T15">)</text:span><text:span text:style-name="T28"> </text:span>VALUES<text:span text:style-name="T15">(</text:span><text:span text:style-name="T36">'Sales'</text:span><text:span text:style-name="T15">);</text:span></text:p>
      <text:p text:style-name="P6">INSERT<text:span text:style-name="T28"> </text:span>INTO<text:span text:style-name="T28"> Dept</text:span><text:span text:style-name="T15">(</text:span><text:span text:style-name="T28">DeptName</text:span><text:span text:style-name="T15">)</text:span><text:span text:style-name="T28"> </text:span>VALUES<text:span text:style-name="T15">(</text:span><text:span text:style-name="T36">'Marketing'</text:span><text:span text:style-name="T15">);</text:span></text:p>
      <text:p text:style-name="P6">INSERT<text:span text:style-name="T28"> </text:span>INTO<text:span text:style-name="T28"> Dept</text:span><text:span text:style-name="T15">(</text:span><text:span text:style-name="T28">DeptName</text:span><text:span text:style-name="T15">)</text:span><text:span text:style-name="T28"> </text:span>VALUES<text:span text:style-name="T15">(</text:span><text:span text:style-name="T36">'R&amp;D'</text:span><text:span text:style-name="T15">);</text:span></text:p>
      <text:p text:style-name="P6">INSERT<text:span text:style-name="T28"> </text:span>INTO<text:span text:style-name="T28"> Dept</text:span><text:span text:style-name="T15">(</text:span><text:span text:style-name="T28">DeptName</text:span><text:span text:style-name="T15">)</text:span><text:span text:style-name="T28"> </text:span>VALUES<text:span text:style-name="T15">(</text:span><text:span text:style-name="T36">'HR'</text:span><text:span text:style-name="T15">);</text:span></text:p>
      <text:p text:style-name="P53"/>
      <text:p text:style-name="P6">SELECT<text:span text:style-name="T28"> </text:span><text:span text:style-name="T15">*</text:span><text:span text:style-name="T28"> </text:span>FROM<text:span text:style-name="T28"> Employee</text:span><text:span text:style-name="T15">;</text:span><text:span text:style-name="T28"> </text:span>SELECT<text:span text:style-name="T28"> </text:span><text:span text:style-name="T15">*</text:span><text:span text:style-name="T28"> </text:span>FROM<text:span text:style-name="T28"> Dept</text:span><text:span text:style-name="T15">;</text:span><text:span text:style-name="T28"> </text:span></text:p>
      <text:p text:style-name="P53"/>
      <text:p text:style-name="P52">-- INNER vs LEFT JOIN without Table aliases --</text:p>
      <text:p text:style-name="P6">SELECT<text:span text:style-name="T28"> EmployeeID</text:span><text:span text:style-name="T15">,</text:span><text:span text:style-name="T28"> FullName</text:span><text:span text:style-name="T15">,</text:span><text:span text:style-name="T28"> DeptName</text:span></text:p>
      <text:p text:style-name="P6">FROM<text:span text:style-name="T28"> Employee</text:span></text:p>
      <text:p text:style-name="P6"><text:span text:style-name="T15">INNER</text:span><text:span text:style-name="T28"> </text:span><text:span text:style-name="T15">JOIN</text:span><text:span text:style-name="T28"> Dept </text:span>ON<text:span text:style-name="T28"> Dept</text:span><text:span text:style-name="T15">.</text:span><text:span text:style-name="T28">DeptID </text:span><text:span text:style-name="T15">=</text:span><text:span text:style-name="T28"> Employee</text:span><text:span text:style-name="T15">.</text:span><text:span text:style-name="T28">DeptID</text:span><text:span text:style-name="T15">;</text:span></text:p>
      <text:p text:style-name="P53"/>
      <text:p text:style-name="P6">SELECT<text:span text:style-name="T28"> EmployeeID</text:span><text:span text:style-name="T15">,</text:span><text:span text:style-name="T28"> FullName</text:span><text:span text:style-name="T15">,</text:span><text:span text:style-name="T28"> DeptName</text:span></text:p>
      <text:p text:style-name="P6">FROM<text:span text:style-name="T28"> Employee</text:span></text:p>
      <text:p text:style-name="P6"><text:span text:style-name="T15">LEFT</text:span><text:span text:style-name="T28"> </text:span><text:span text:style-name="T15">JOIN</text:span><text:span text:style-name="T28"> Dept </text:span>ON<text:span text:style-name="T28"> Dept</text:span><text:span text:style-name="T15">.</text:span><text:span text:style-name="T28">DeptID </text:span><text:span text:style-name="T15">=</text:span><text:span text:style-name="T28"> Employee</text:span><text:span text:style-name="T15">.</text:span><text:span text:style-name="T28">DeptID</text:span><text:span text:style-name="T15">;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Heading_20_1" text:outline-level="1">UNION</text:h>
      <text:p text:style-name="P39"/>
      <text:p text:style-name="P3">Employees from two departments</text:p>
      <text:p text:style-name="P7">DROP TABLE IF EXISTS SalesDeptEmployee; DROP TABLE IF EXISTS MarketingDeptEmployee;</text:p>
      <text:p text:style-name="P7">CREATE TABLE SalesDeptEmployee(SalesDeptEmployeeID INTEGER PRIMARY KEY, Name TEXT UNIQUE NOT NULL, Status INTEGER DEFAULT 1);</text:p>
      <text:p text:style-name="P7">INSERT INTO SalesDeptEmployee(Name, Status) VALUES('John White', 2);</text:p>
      <text:p text:style-name="P7">INSERT INTO SalesDeptEmployee(Name, Status) VALUES('Mark Boldwin', 1);</text:p>
      <text:p text:style-name="P7">INSERT INTO SalesDeptEmployee(Name, Status) VALUES('Mary Hansen', 3);</text:p>
      <text:p text:style-name="P7">INSERT INTO SalesDeptEmployee(Name, Status) VALUES('Lynda Black', NULL);</text:p>
      <text:p text:style-name="P7">INSERT INTO SalesDeptEmployee(Name) VALUES('Bill Green');</text:p>
      <text:p text:style-name="P7">INSERT INTO SalesDeptEmployee VALUES(10, 'Rufus Johnson', 5);</text:p>
      <text:p text:style-name="P7">INSERT INTO SalesDeptEmployee(Name) VALUES('');</text:p>
      <text:p text:style-name="P7"/>
      <text:p text:style-name="P7"/>
      <text:p text:style-name="P7">CREATE TABLE MarketingDeptEmployee(MarketingDeptEmployeeID INTEGER PRIMARY KEY, Name TEXT UNIQUE NOT NULL, Status INTEGER DEFAULT 1);</text:p>
      <text:p text:style-name="P7">INSERT INTO MarketingDeptEmployee(Name, Status) VALUES('Larry White', 2);</text:p>
      <text:p text:style-name="P7">INSERT INTO MarketingDeptEmployee(Name, Status) VALUES('Rufus Boldwin', 1);</text:p>
      <text:p text:style-name="P7">INSERT INTO MarketingDeptEmployee(Name, Status) VALUES('Spencer Hansen', 3);</text:p>
      <text:p text:style-name="P7">INSERT INTO MarketingDeptEmployee(Name) VALUES('Billy Grey');</text:p>
      <text:p text:style-name="P7">INSERT INTO MarketingDeptEmployee VALUES(20, 'Monica Johnson', 5);</text:p>
      <text:p text:style-name="P7"/>
      <text:p text:style-name="P7">SELECT SalesDeptEmployee.* FROM SalesDeptEmployee; SELECT MarketingDeptEmployee.* FROM MarketingDeptEmployee;</text:p>
      <text:p text:style-name="P7"/>
      <text:p text:style-name="P7">SELECT * FROM SalesDeptEmployee UNION SELECT * FROM MarketingDeptEmployee;</text:p>
      <text:p text:style-name="P7">SELECT SalesDeptEmployeeID AS 'id', Name, Status FROM SalesDeptEmployee UNION SELECT MarketingDeptEmployeeID AS 'id', Name, Status FROM MarketingDeptEmployee;</text:p>
      <text:p text:style-name="P7"/>
      <text:p text:style-name="P80">SELECT SalesDeptEmployeeID AS 'id', Name, Status, 'Table1' AS Source FROM SalesDeptEmployee UNION SELECT MarketingDeptEmployeeID AS 'id', Name, Status, 'Table2' FROM MarketingDeptEmployee;</text:p>
      <text:p text:style-name="P39"/>
      <text:p text:style-name="P39"/>
      <text:p text:style-name="P3"><text:soft-page-break/>UNION</text:p>
      <text:p text:style-name="P20"><text:a xlink:type="simple" xlink:href="https://docs.microsoft.com/en-us/sql/t-sql/language-elements/set-operators-union-transact-sql" text:style-name="Internet_20_link" text:visited-style-name="Visited_20_Internet_20_Link"><text:span text:style-name="T34">https://docs.microsoft.com/en-us/sql/t-sql/language-elements/set-operators-union-transact-sql</text:span></text:a> </text:p>
      <text:p text:style-name="P39"/>
      <text:p text:style-name="P39"/>
      <text:p text:style-name="P39"/>
      <text:p text:style-name="P39"/>
      <text:p text:style-name="P3">Experimenting</text:p>
      <text:p text:style-name="P9">Raw Data</text:p>
      <text:p text:style-name="P7">DROP TABLE IF EXISTS Employee; <text:s/>DROP TABLE IF EXISTS Dept;</text:p>
      <text:p text:style-name="P7">CREATE TABLE Employee( EmployeeID INTEGER PRIMARY KEY, Name TEXT UNIQUE NOT NULL, DeptID INTEGER DEFAULT 1, Status INTEGER DEFAULT 1);</text:p>
      <text:p text:style-name="P7">INSERT INTO Employee(Name, DeptID) VALUES('John White', 2);</text:p>
      <text:p text:style-name="P7">INSERT INTO Employee(Name, DeptID) VALUES('Mark Boldwin', 1);</text:p>
      <text:p text:style-name="P7">INSERT INTO Employee(Name, DeptID) VALUES('Mary Hansen', 3);</text:p>
      <text:p text:style-name="P7">INSERT INTO Employee(Name, DeptID) VALUES('Lynda Black', NULL);</text:p>
      <text:p text:style-name="P7">INSERT INTO Employee(Name) VALUES('Bill Green');</text:p>
      <text:p text:style-name="P7">INSERT INTO Employee VALUES(10, 'Rufus Johnson', 2, 5);</text:p>
      <text:p text:style-name="P7">INSERT INTO Employee(Name) VALUES('');</text:p>
      <text:p text:style-name="P7"/>
      <text:p text:style-name="P7">CREATE TABLE Dept(DeptID INTEGER PRIMARY KEY, DeptName TEXT UNIQUE, InternalCode TEXT DEFAULT 'n/a');</text:p>
      <text:p text:style-name="P7">INSERT INTO Dept(DeptName) VALUES('Sales');</text:p>
      <text:p text:style-name="P7">INSERT INTO Dept(DeptName) VALUES('Marketing');</text:p>
      <text:p text:style-name="P7">INSERT INTO Dept(DeptName) VALUES('R&amp;D');</text:p>
      <text:p text:style-name="P7">INSERT INTO Dept(DeptName) VALUES(NULL);</text:p>
      <text:p text:style-name="P7"/>
      <text:p text:style-name="P7">SELECT Employee.* FROM Employee; SELECT Dept.* FROM Dept;</text:p>
      <text:p text:style-name="P46"/>
      <text:p text:style-name="P39"/>
      <text:p text:style-name="P9">Union queries</text:p>
      <text:p text:style-name="P7">SELECT * FROM Employee; <text:s text:c="5"/>SELECT * FROM Dept;</text:p>
      <text:p text:style-name="P7">SELECT * FROM Employee UNION SELECT *, NULL FROM Dept;</text:p>
      <text:p text:style-name="P7">SELECT Name AS 'Column1', DeptID FROM Employee UNION SELECT DeptName AS 'Column1', DeptID FROM Dept;</text:p>
      <text:p text:style-name="P39"/>
      <text:p text:style-name="P7">SELECT * FROM Employee UNION SELECT NULL,* FROM Dept;</text:p>
      <text:p text:style-name="P7">SELECT *, DeptId AS 'nonsense' <text:s/>FROM Dept UNION SELECT * FROM Employee;</text:p>
      <text:p text:style-name="P39"/>
      <text:p text:style-name="P39"/>
      <text:p text:style-name="P39"/>
      <text:h text:style-name="Heading_20_1" text:outline-level="1">TRANSACTION</text:h>
      <text:p text:style-name="P39"/>
      <text:p text:style-name="P7">DROP TABLE IF EXISTS Inventory; DROP TABLE IF EXISTS Sales; DROP TABLE IF EXISTS Balance; </text:p>
      <text:p text:style-name="P7"/>
      <text:p text:style-name="P7">CREATE TABLE Inventory (ItemID INTEGER PRIMARY KEY, Item TEXT DEFAULT 'noname', Price REAL DEFAULT 10, Qty INTEGER NOT NULL);</text:p>
      <text:p text:style-name="P7">CREATE TABLE Sales (OrderID INTEGER PRIMARY KEY, ItemID INTEGER, Qty INTEGER);</text:p>
      <text:p text:style-name="P7">CREATE TABLE Balance (Balance REAL);</text:p>
      <text:p text:style-name="P7"/>
      <text:p text:style-name="P7">BEGIN TRANSACTION;</text:p>
      <text:p text:style-name="P7">INSERT INTO Inventory(Item, Price, Qty) VALUES('Item 1', 25.95, 5);</text:p>
      <text:p text:style-name="P7">INSERT INTO Inventory(Item, Price, Qty) VALUES('Item 2', 15.50, 10);</text:p>
      <text:p text:style-name="P7">INSERT INTO Inventory(Qty) VALUES(15);</text:p>
      <text:p text:style-name="P7">INSERT INTO Balance([Balance]) VALUES(0);</text:p>
      <text:p text:style-name="P7">END TRANSACTION;</text:p>
      <text:p text:style-name="P7"/>
      <text:p text:style-name="P7">SELECT * FROM Inventory; SELECT * FROM Balance;</text:p>
      <text:p text:style-name="P7"/>
      <text:p text:style-name="P7">-- Recording Sales --</text:p>
      <text:p text:style-name="P7">BEGIN TRANSACTION;</text:p>
      <text:p text:style-name="P7">INSERT INTO Sales(ItemID, Qty) VALUES(2, 3);</text:p>
      <text:p text:style-name="P7">UPDATE Inventory SET Qty = Qty - 3 WHERE ItemID = 2;</text:p>
      <text:p text:style-name="P7">SELECT Price * 3 AS 'Intermediate Calculation' FROM Inventory WHERE ItemId = 2;</text:p>
      <text:p text:style-name="P7"><text:soft-page-break/>UPDATE Balance SET Balance = Balance + (SELECT Price * 3 FROM Inventory WHERE ItemId = 2);</text:p>
      <text:p text:style-name="P7">END TRANSACTION;</text:p>
      <text:p text:style-name="P7"/>
      <text:p text:style-name="P7">SELECT * FROM Sales; SELECT * FROM Inventory; SELECT * FROM Balance;</text:p>
      <text:p text:style-name="P7"/>
      <text:p text:style-name="P7">-- Rolling Back --</text:p>
      <text:p text:style-name="P7">BEGIN TRANSACTION;</text:p>
      <text:p text:style-name="P7">INSERT INTO Sales(ItemID, Qty) VALUES(1, 5);</text:p>
      <text:p text:style-name="P7">UPDATE Inventory SET Qty = Qty - 5 WHERE ItemID = 1;</text:p>
      <text:p text:style-name="P7">ROLLBACK;</text:p>
      <text:p text:style-name="P7"/>
      <text:p text:style-name="P7">SELECT * FROM Sales; SELECT * FROM Inventory; SELECT * FROM Balance;</text:p>
      <text:p text:style-name="P39"/>
      <text:p text:style-name="P24">Apparently GO is the equiveent for BEGIN / END TRANSACTION n SQL Server</text:p>
      <text:p text:style-name="P39"/>
      <text:p text:style-name="P39"/>
      <text:p text:style-name="P5"><text:span text:style-name="T22">USE</text:span> PracticeDatabase</text:p>
      <text:p text:style-name="P62">GO</text:p>
      <text:p text:style-name="P5"/>
      <text:p text:style-name="P5"><text:span text:style-name="T22">DROP</text:span> <text:span text:style-name="T22">TABLE</text:span> <text:span text:style-name="T22">IF</text:span> <text:span text:style-name="T15">EXISTS</text:span> Inventory<text:span text:style-name="T15">;</text:span> <text:span text:style-name="T22">DROP</text:span> <text:span text:style-name="T22">TABLE</text:span> <text:span text:style-name="T22">IF</text:span> <text:span text:style-name="T15">EXISTS</text:span> Sales<text:span text:style-name="T15">;</text:span> <text:span text:style-name="T22">DROP</text:span> <text:span text:style-name="T22">TABLE</text:span> <text:span text:style-name="T22">IF</text:span> <text:span text:style-name="T15">EXISTS</text:span> Balance<text:span text:style-name="T15">;</text:span> </text:p>
      <text:p text:style-name="P5"><text:span text:style-name="T22">GO</text:span> </text:p>
      <text:p text:style-name="P5"/>
      <text:p text:style-name="P5"><text:span text:style-name="T22">CREATE</text:span> <text:span text:style-name="T22">TABLE</text:span> Inventory<text:span text:style-name="T22"> </text:span><text:span text:style-name="T15">(</text:span>ItemID <text:span text:style-name="T22">INTEGER</text:span> <text:span text:style-name="T22">PRIMARY</text:span> <text:span text:style-name="T22">KEY</text:span> <text:span text:style-name="T22">IDENTITY</text:span><text:span text:style-name="T15">(</text:span>1<text:span text:style-name="T15">,</text:span>1<text:span text:style-name="T15">)</text:span> <text:span text:style-name="T15">NOT</text:span> <text:span text:style-name="T15">NULL,</text:span> Item <text:span text:style-name="T22">TEXT</text:span> <text:span text:style-name="T22">DEFAULT</text:span> <text:span text:style-name="T36">'noname'</text:span><text:span text:style-name="T15">,</text:span> Price <text:span text:style-name="T22">REAL</text:span> <text:span text:style-name="T22">DEFAULT</text:span> 10<text:span text:style-name="T15">,</text:span> Qty <text:span text:style-name="T22">INTEGER</text:span> <text:span text:style-name="T15">NOT</text:span> <text:span text:style-name="T15">NULL);</text:span></text:p>
      <text:p text:style-name="P5"><text:span text:style-name="T22">CREATE</text:span> <text:span text:style-name="T22">TABLE</text:span> Sales<text:span text:style-name="T22"> </text:span><text:span text:style-name="T15">(</text:span>OrderID <text:span text:style-name="T22">INTEGER</text:span> <text:span text:style-name="T22">PRIMARY</text:span> <text:span text:style-name="T22">KEY</text:span> <text:span text:style-name="T22">IDENTITY</text:span><text:span text:style-name="T15">(</text:span>1<text:span text:style-name="T15">,</text:span>1<text:span text:style-name="T15">)</text:span> <text:span text:style-name="T15">NOT</text:span> <text:span text:style-name="T15">NULL,</text:span> ItemID <text:span text:style-name="T22">INTEGER</text:span><text:span text:style-name="T15">,</text:span> Qty <text:span text:style-name="T22">INTEGER</text:span><text:span text:style-name="T15">);</text:span></text:p>
      <text:p text:style-name="P5"><text:span text:style-name="T22">CREATE</text:span> <text:span text:style-name="T22">TABLE</text:span> Balance<text:span text:style-name="T22"> </text:span><text:span text:style-name="T15">(</text:span>Balance <text:span text:style-name="T22">REAL</text:span><text:span text:style-name="T15">);</text:span></text:p>
      <text:p text:style-name="P62">GO</text:p>
      <text:p text:style-name="P5"/>
      <text:p text:style-name="P5"><text:span text:style-name="T22">INSERT</text:span> <text:span text:style-name="T22">INTO</text:span> Inventory<text:span text:style-name="T15">(</text:span>Item<text:span text:style-name="T15">,</text:span> Price<text:span text:style-name="T15">,</text:span> Qty<text:span text:style-name="T15">)</text:span> <text:span text:style-name="T22">VALUES</text:span><text:span text:style-name="T15">(</text:span><text:span text:style-name="T36">'Item 1'</text:span><text:span text:style-name="T15">,</text:span> 25.95<text:span text:style-name="T15">,</text:span> 5<text:span text:style-name="T15">);</text:span></text:p>
      <text:p text:style-name="P5"><text:span text:style-name="T22">INSERT</text:span> <text:span text:style-name="T22">INTO</text:span> Inventory<text:span text:style-name="T15">(</text:span>Item<text:span text:style-name="T15">,</text:span> Price<text:span text:style-name="T15">,</text:span> Qty<text:span text:style-name="T15">)</text:span> <text:span text:style-name="T22">VALUES</text:span><text:span text:style-name="T15">(</text:span><text:span text:style-name="T36">'Item 2'</text:span><text:span text:style-name="T15">,</text:span> 15.50<text:span text:style-name="T15">,</text:span> 10<text:span text:style-name="T15">);</text:span></text:p>
      <text:p text:style-name="P5"><text:span text:style-name="T22">INSERT</text:span> <text:span text:style-name="T22">INTO</text:span> Inventory<text:span text:style-name="T15">(</text:span>Qty<text:span text:style-name="T15">)</text:span> <text:span text:style-name="T22">VALUES</text:span><text:span text:style-name="T15">(</text:span>15<text:span text:style-name="T15">);</text:span></text:p>
      <text:p text:style-name="P5"><text:span text:style-name="T22">INSERT</text:span> <text:span text:style-name="T22">INTO</text:span> Balance<text:span text:style-name="T15">(</text:span>[Balance]<text:span text:style-name="T15">)</text:span> <text:span text:style-name="T22">VALUES</text:span><text:span text:style-name="T15">(</text:span>0<text:span text:style-name="T15">);</text:span></text:p>
      <text:p text:style-name="P63">GO</text:p>
      <text:p text:style-name="P39"/>
      <text:p text:style-name="P39"/>
      <text:p text:style-name="P39"/>
      <text:p text:style-name="P46"/>
      <text:p text:style-name="P39"/>
      <text:p text:style-name="P39"/>
      <text:p text:style-name="P39"/>
      <text:h text:style-name="Heading_20_1" text:outline-level="1">TRIGGERS</text:h>
      <text:p text:style-name="P39"/>
      <text:p text:style-name="P10">Triggers in SQL Server</text:p>
      <text:p text:style-name="P39"/>
      <text:p text:style-name="P3">Create tables</text:p>
      <text:p text:style-name="P5"><text:span text:style-name="T22">USE</text:span> PracticeDatabase</text:p>
      <text:p text:style-name="P62">GO</text:p>
      <text:p text:style-name="P5"/>
      <text:p text:style-name="P5"><text:span text:style-name="T22">DROP</text:span> <text:span text:style-name="T22">TABLE</text:span> <text:span text:style-name="T22">IF</text:span> <text:span text:style-name="T15">EXISTS</text:span> Employee<text:span text:style-name="T15">;</text:span> <text:span text:style-name="T22">DROP</text:span> <text:span text:style-name="T22">TABLE</text:span> <text:span text:style-name="T22">IF</text:span> <text:span text:style-name="T15">EXISTS</text:span> Warning<text:span text:style-name="T15">;</text:span></text:p>
      <text:p text:style-name="P5"><text:span text:style-name="T22">CREATE</text:span> <text:span text:style-name="T22">TABLE</text:span> Employee<text:span text:style-name="T22"> </text:span><text:span text:style-name="T15">(</text:span>EmployeeID <text:span text:style-name="T22">INTEGER</text:span> <text:span text:style-name="T22">PRIMARY</text:span> <text:span text:style-name="T22">KEY</text:span> <text:span text:style-name="T22">IDENTITY</text:span><text:span text:style-name="T15">(</text:span>1<text:span text:style-name="T15">,</text:span>1<text:span text:style-name="T15">)</text:span> <text:span text:style-name="T15">NOT</text:span> <text:span text:style-name="T15">NULL,</text:span> "Full Name" <text:span text:style-name="T22">TEXT</text:span><text:span text:style-name="T15">,</text:span> [Total Warnings] <text:span text:style-name="T22">INTEGER</text:span> <text:span text:style-name="T22">DEFAULT</text:span> 0<text:span text:style-name="T15">);</text:span></text:p>
      <text:p text:style-name="P6"><text:span text:style-name="T25">CREATE</text:span><text:span text:style-name="T32"> </text:span><text:span text:style-name="T25">TABLE</text:span><text:span text:style-name="T32"> Warning</text:span><text:span text:style-name="T25"> </text:span><text:span text:style-name="T19">(</text:span><text:span text:style-name="T32">WarningID </text:span><text:span text:style-name="T25">INTEGER</text:span><text:span text:style-name="T32"> </text:span><text:span text:style-name="T25">PRIMARY</text:span><text:span text:style-name="T32"> </text:span><text:span text:style-name="T25">KEY</text:span><text:span text:style-name="T32"> </text:span><text:span text:style-name="T25">IDENTITY</text:span><text:span text:style-name="T19">(</text:span><text:span text:style-name="T32">1</text:span><text:span text:style-name="T19">,</text:span><text:span text:style-name="T32">1</text:span><text:span text:style-name="T19">)</text:span><text:span text:style-name="T32"> </text:span><text:span text:style-name="T19">NOT</text:span><text:span text:style-name="T32"> </text:span><text:span text:style-name="T19">NULL,</text:span><text:span text:style-name="T32"> </text:span><text:span text:style-name="T25">Date</text:span><text:span text:style-name="T32"> </text:span><text:span text:style-name="T25">DATE</text:span><text:span text:style-name="T32"> </text:span><text:span text:style-name="T25">DEFAULT</text:span><text:span text:style-name="T32"> </text:span><text:span text:style-name="T12">GETDATE</text:span><text:span text:style-name="T19">(),</text:span><text:span text:style-name="T32"> EmployeeID </text:span><text:span text:style-name="T25">INTEGER</text:span><text:span text:style-name="T19">,</text:span><text:span text:style-name="T32"> Reason </text:span><text:span text:style-name="T25">TEXT</text:span><text:span text:style-name="T32"> </text:span><text:span text:style-name="T19">NULL);</text:span></text:p>
      <text:p text:style-name="P62">GO</text:p>
      <text:p text:style-name="P5"/>
      <text:p text:style-name="P5"><text:span text:style-name="T22">INSERT</text:span> <text:span text:style-name="T22">INTO</text:span> Employee<text:span text:style-name="T15">(</text:span>"Full Name"<text:span text:style-name="T15">)</text:span> <text:span text:style-name="T22">VALUES</text:span><text:span text:style-name="T15">(</text:span><text:span text:style-name="T36">'Mary Johnson'</text:span><text:span text:style-name="T15">);</text:span></text:p>
      <text:p text:style-name="P5"><text:span text:style-name="T22">INSERT</text:span> <text:span text:style-name="T22">INTO</text:span> Employee<text:span text:style-name="T15">(</text:span>[Full Name]<text:span text:style-name="T15">)</text:span> <text:span text:style-name="T22">VALUES</text:span><text:span text:style-name="T15">(</text:span><text:span text:style-name="T36">'Jim Conan'</text:span><text:span text:style-name="T15">);</text:span></text:p>
      <text:p text:style-name="P5"><text:span text:style-name="T22">INSERT</text:span> <text:span text:style-name="T22">INTO</text:span> Employee<text:span text:style-name="T15">(</text:span>[Full Name]<text:span text:style-name="T15">)</text:span> <text:span text:style-name="T22">VALUES</text:span><text:span text:style-name="T15">(</text:span><text:span text:style-name="T36">'Mark Greenspan'</text:span><text:span text:style-name="T15">);</text:span></text:p>
      <text:p text:style-name="P5"><text:span text:style-name="T22">INSERT</text:span> <text:span text:style-name="T22">INTO</text:span> Employee<text:span text:style-name="T15">(</text:span>"Full Name"<text:span text:style-name="T15">)</text:span> <text:span text:style-name="T22">VALUES</text:span><text:span text:style-name="T15">(</text:span><text:span text:style-name="T36">'Linda Wilson'</text:span><text:span text:style-name="T15">);</text:span></text:p>
      <text:p text:style-name="P62">GO</text:p>
      <text:p text:style-name="P5"/>
      <text:p text:style-name="P6"><text:span text:style-name="T22">SELECT</text:span> <text:span text:style-name="T15">*</text:span> <text:span text:style-name="T22">FROM</text:span> Employee<text:span text:style-name="T15">;</text:span></text:p>
      <text:p text:style-name="P39"/>
      <text:p text:style-name="P3"><text:soft-page-break/>Create a trigger</text:p>
      <text:p text:style-name="P6">DROP<text:span text:style-name="T28"> </text:span>TRIGGER<text:span text:style-name="T28"> </text:span>IF<text:span text:style-name="T28"> </text:span><text:span text:style-name="T15">EXISTS</text:span><text:span text:style-name="T28"> Trigger1</text:span><text:span text:style-name="T15">;</text:span></text:p>
      <text:p text:style-name="P6">GO</text:p>
      <text:p text:style-name="P53"/>
      <text:p text:style-name="P6">CREATE<text:span text:style-name="T28"> </text:span>TRIGGER<text:span text:style-name="T28"> Trigger1</text:span></text:p>
      <text:p text:style-name="P6">ON<text:span text:style-name="T28"> Warning</text:span></text:p>
      <text:p text:style-name="P6">AFTER<text:span text:style-name="T28"> </text:span>INSERT<text:span text:style-name="T28"> </text:span>AS<text:span text:style-name="T28"> </text:span></text:p>
      <text:p text:style-name="P6">BEGIN<text:span text:style-name="T28"> </text:span></text:p>
      <text:p text:style-name="P6"><text:span text:style-name="T8">UPDATE</text:span><text:span text:style-name="T28"> Employee </text:span>SET<text:span text:style-name="T28"> Employee</text:span><text:span text:style-name="T15">.</text:span><text:span text:style-name="T28">[Total Warnings] </text:span><text:span text:style-name="T15">=</text:span> <text:span text:style-name="T15">(</text:span><text:span text:style-name="T28">Employee</text:span><text:span text:style-name="T15">.</text:span><text:span text:style-name="T28">[Total Warnings] </text:span><text:span text:style-name="T15">+</text:span><text:span text:style-name="T28"> 1</text:span><text:span text:style-name="T15">)</text:span><text:span text:style-name="T28"> </text:span></text:p>
      <text:p text:style-name="P6">FROM<text:span text:style-name="T28"> inserted </text:span>WHERE<text:span text:style-name="T28"> Employee</text:span><text:span text:style-name="T15">.</text:span><text:span text:style-name="T28">EmployeeID </text:span><text:span text:style-name="T15">=</text:span><text:span text:style-name="T28"> inserted</text:span><text:span text:style-name="T15">.</text:span><text:span text:style-name="T28">EmployeeID</text:span><text:span text:style-name="T15">;</text:span></text:p>
      <text:p text:style-name="P6">END<text:span text:style-name="T15">;</text:span></text:p>
      <text:p text:style-name="P39"/>
      <text:p text:style-name="P39"/>
      <text:p text:style-name="P18"><text:a xlink:type="simple" xlink:href="https://docs.microsoft.com/en-us/sql/t-sql/statements/create-trigger-transact-sql" text:style-name="Internet_20_link" text:visited-style-name="Visited_20_Internet_20_Link">https://docs.microsoft.com/en-us/sql/t-sql/statements/create-trigger-transact-sql</text:a> </text:p>
      <text:p text:style-name="P39"/>
      <text:p text:style-name="P39"/>
      <text:p text:style-name="P11"><text:span text:style-name="T1">CREATE</text:span> <text:span text:style-name="T1">TRIGGER</text:span> Trigger1 <text:span text:style-name="T1">ON</text:span> TableName</text:p>
      <text:p text:style-name="P11"><text:span text:style-name="T1">AFTER</text:span> <text:span text:style-name="T1">INSERT</text:span> AS </text:p>
      <text:p text:style-name="P81">BEGIN </text:p>
      <text:p text:style-name="P11">UPDATE TableName SET TableName.Field1 = TableName.Field1+inserted.Field1 <text:span text:style-name="T1">FROM</text:span> <text:span text:style-name="T1">inserted</text:span> WHERE TableName.ID = <text:span text:style-name="T1">inserted</text:span>.ID;</text:p>
      <text:p text:style-name="P11"><text:span text:style-name="T1">END</text:span>;</text:p>
      <text:p text:style-name="P39"/>
      <text:p text:style-name="P39"/>
      <text:p text:style-name="P39"/>
      <text:p text:style-name="P39"/>
      <text:p text:style-name="P10">Example: Employees and their accumulated Warnings</text:p>
      <text:p text:style-name="P9">Create tables</text:p>
      <text:p text:style-name="P7">DROP TABLE IF EXISTS Employee; DROP TABLE IF EXISTS Warning;</text:p>
      <text:p text:style-name="P7">CREATE TABLE Employee (EmployeeID INTEGER PRIMARY KEY, 'Full Name' TEXT, [Total Warnings] INTEGER DEFAULT 0);</text:p>
      <text:p text:style-name="P7">CREATE TABLE Warning (WarningID INTEGER PRIMARY KEY, Date DATE NULL, EmployeeID INTEGER, Reason TEXT NULL);</text:p>
      <text:p text:style-name="P7"/>
      <text:p text:style-name="P7">BEGIN TRANSACTION;</text:p>
      <text:p text:style-name="P7">INSERT INTO Employee('Full Name') VALUES('Mary Johnson');</text:p>
      <text:p text:style-name="P7">INSERT INTO Employee([Full Name]) VALUES('Jim Conan');</text:p>
      <text:p text:style-name="P7">INSERT INTO Employee([Full Name]) VALUES('Mark Greenspan');</text:p>
      <text:p text:style-name="P7">INSERT INTO Employee('Full Name') VALUES('Linda Wilson');</text:p>
      <text:p text:style-name="P7">END TRANSACTION;</text:p>
      <text:p text:style-name="P7"/>
      <text:p text:style-name="P7">SELECT * FROM Employee;</text:p>
      <text:p text:style-name="P39"/>
      <text:p text:style-name="P9">Create a trigger</text:p>
      <text:p text:style-name="P7">SELECT * FROM Employee;</text:p>
      <text:p text:style-name="P74">CREATE TRIGGER Trigger1</text:p>
      <text:p text:style-name="P74">AFTER INSERT</text:p>
      <text:p text:style-name="P74">ON Warning</text:p>
      <text:p text:style-name="P74">BEGIN</text:p>
      <text:p text:style-name="P74"><text:s/>UPDATE Employee SET [Total Warnings] = ([Total Warnings] + 1) WHERE Employee.EmployeeID = NEW.EmployeeID;</text:p>
      <text:p text:style-name="P74">END;</text:p>
      <text:p text:style-name="P39"/>
      <text:p text:style-name="P9">Insert records and induce the trigger</text:p>
      <text:p text:style-name="P7">INSERT INTO Warning (EmployeeID) VALUES(2);</text:p>
      <text:p text:style-name="P7">INSERT INTO Warning (EmployeeID) VALUES(2);</text:p>
      <text:p text:style-name="P7">SELECT * FROM Employee; SELECT * FROM Warning;</text:p>
      <text:p text:style-name="P7"/>
      <text:p text:style-name="P7">BEGIN TRANSACTION;</text:p>
      <text:p text:style-name="P7">INSERT INTO Warning(EmployeeID, Reason, Date) VALUES(3, 'truancy', '12/31/2000'); </text:p>
      <text:p text:style-name="P7">INSERT INTO Warning(EmployeeID, Reason, Date) VALUES(2, 'slopiness', '02/02/2001'); </text:p>
      <text:p text:style-name="P7">END TRANSACTION;</text:p>
      <text:p text:style-name="P7"/>
      <text:p text:style-name="P7">SELECT * FROM Employee; SELECT * FROM Warning;</text:p>
      <text:p text:style-name="P39"/>
      <text:p text:style-name="P39"><text:soft-page-break/></text:p>
      <text:p text:style-name="P39"/>
      <text:p text:style-name="P39"/>
      <text:p text:style-name="P3">Employees and their accumulated Warnings</text:p>
      <text:p text:style-name="P9">Same as above, plus one more updating column</text:p>
      <text:p text:style-name="P39"/>
      <text:p text:style-name="P7">DROP TABLE IF EXISTS Employee; DROP TABLE IF EXISTS Warning;</text:p>
      <text:p text:style-name="P7">CREATE TABLE Employee (EmployeeID INTEGER PRIMARY KEY, 'Full Name' TEXT, [Total Warnings] INTEGER DEFAULT 0, LastWarningID INTEGER NULL);</text:p>
      <text:p text:style-name="P7">CREATE TABLE Warning (WarningID INTEGER PRIMARY KEY, Date DATE NULL, EmployeeID INTEGER, Reason TEXT NULL);</text:p>
      <text:p text:style-name="P7"/>
      <text:p text:style-name="P7">BEGIN TRANSACTION;</text:p>
      <text:p text:style-name="P7">INSERT INTO Employee('Full Name') VALUES('Mary Johnson');</text:p>
      <text:p text:style-name="P7">INSERT INTO Employee([Full Name]) VALUES('Jim Conan');</text:p>
      <text:p text:style-name="P7">INSERT INTO Employee([Full Name]) VALUES('Mark Greenspan');</text:p>
      <text:p text:style-name="P7">INSERT INTO Employee('Full Name') VALUES('Linda Wilson');</text:p>
      <text:p text:style-name="P7">END TRANSACTION;</text:p>
      <text:p text:style-name="P7"/>
      <text:p text:style-name="P7">SELECT * FROM Employee;</text:p>
      <text:p text:style-name="P39"/>
      <text:p text:style-name="P39"/>
      <text:p text:style-name="P39"/>
      <text:p text:style-name="P7">SELECT * FROM Employee;</text:p>
      <text:p text:style-name="P7">CREATE TRIGGER Trigger1</text:p>
      <text:p text:style-name="P7">AFTER INSERT</text:p>
      <text:p text:style-name="P7">ON Warning</text:p>
      <text:p text:style-name="P7">BEGIN</text:p>
      <text:p text:style-name="P7"><text:s/>UPDATE Employee SET [Total Warnings] = ([Total Warnings] + 1) WHERE Employee.EmployeeID = NEW.EmployeeID;</text:p>
      <text:p text:style-name="P7"><text:s/>UPDATE Employee SET LastWarningID = NEW.WarningID WHERE Employee.EmployeeID = NEW.EmployeeID;</text:p>
      <text:p text:style-name="P7">END;</text:p>
      <text:p text:style-name="P39"/>
      <text:p text:style-name="P39"/>
      <text:p text:style-name="P7">INSERT INTO Warning (EmployeeID) VALUES(2);</text:p>
      <text:p text:style-name="P7">INSERT INTO Warning (EmployeeID) VALUES(2);</text:p>
      <text:p text:style-name="P7">SELECT * FROM Employee; SELECT * FROM Warning;</text:p>
      <text:p text:style-name="P7"/>
      <text:p text:style-name="P7">BEGIN TRANSACTION;</text:p>
      <text:p text:style-name="P7">INSERT INTO Warning(EmployeeID, Reason, Date) VALUES(3, 'truancy', '12/31/2000'); </text:p>
      <text:p text:style-name="P7">INSERT INTO Warning(EmployeeID, Reason, Date) VALUES(2, 'slopiness', '02/02/2001'); </text:p>
      <text:p text:style-name="P7">END TRANSACTION;</text:p>
      <text:p text:style-name="P7"/>
      <text:p text:style-name="P7">SELECT * FROM Employee; SELECT * FROM Warning;</text:p>
      <text:p text:style-name="P46"/>
      <text:p text:style-name="P7">SELECT * FROM</text:p>
      <text:p text:style-name="P7">Employee INNER JOIN Warning ON Warning.WarningID = Employee.LastWarningID;</text:p>
      <text:p text:style-name="P7"/>
      <text:p text:style-name="P7">SELECT * FROM</text:p>
      <text:p text:style-name="P7">Employee LEFT JOIN Warning ON Warning.WarningID = Employee.LastWarningID;</text:p>
      <text:p text:style-name="P46"/>
      <text:p text:style-name="P46"/>
      <text:p text:style-name="P46"/>
      <text:p text:style-name="P46"/>
      <text:p text:style-name="P46"/>
      <text:p text:style-name="P10">Example: Sales, Returns</text:p>
      <text:p text:style-name="P9">Create tables</text:p>
      <text:p text:style-name="P7">DROP TABLE IF EXISTS Inventory; DROP TABLE IF EXISTS Sales; DROP TABLE IF EXISTS Balance; DROP TABLE IF EXISTS Return;</text:p>
      <text:p text:style-name="P7"/>
      <text:p text:style-name="P7">CREATE TABLE Inventory (ItemID INTEGER PRIMARY KEY, Item TEXT DEFAULT 'noname', Price REAL DEFAULT 10, Qty INTEGER NOT NULL);</text:p>
      <text:p text:style-name="P7">CREATE TABLE Sales (OrderID INTEGER PRIMARY KEY, OrderIndex TEXT DEFAULT 'Invoice-', ItemID INTEGER, Qty INTEGER);</text:p>
      <text:p text:style-name="P7">CREATE TABLE Balance (Balance REAL);</text:p>
      <text:p text:style-name="P7">CREATE TABLE Return (ReturnID INTEGER PRIMARY KEY, Date DATE, OrderIndex TEXT NOT NULL, ItemID INTEGER NULL, Qty INTEGER NULL);</text:p>
      <text:p text:style-name="P7"><text:soft-page-break/></text:p>
      <text:p text:style-name="P7">BEGIN TRANSACTION;</text:p>
      <text:p text:style-name="P7">INSERT INTO Inventory(Item, Price, Qty) VALUES('Item 1', 25.95, 5);</text:p>
      <text:p text:style-name="P7">INSERT INTO Inventory(Item, Price, Qty) VALUES('Item 2', 15.50, 10);</text:p>
      <text:p text:style-name="P7">INSERT INTO Inventory(Qty) VALUES(15);</text:p>
      <text:p text:style-name="P7">INSERT INTO Balance([Balance]) VALUES(0);</text:p>
      <text:p text:style-name="P7">END TRANSACTION;</text:p>
      <text:p text:style-name="P7"/>
      <text:p text:style-name="P7">SELECT * FROM Inventory; SELECT * FROM Balance;</text:p>
      <text:p text:style-name="P46"/>
      <text:p text:style-name="P5"><text:span text:style-name="T22">DROP</text:span> <text:span text:style-name="T22">TABLE</text:span> <text:span text:style-name="T22">IF</text:span> <text:span text:style-name="T15">EXISTS</text:span> Inventory<text:span text:style-name="T15">;</text:span> <text:span text:style-name="T22">DROP</text:span> <text:span text:style-name="T22">TABLE</text:span> <text:span text:style-name="T22">IF</text:span> <text:span text:style-name="T15">EXISTS</text:span> Sales<text:span text:style-name="T15">;</text:span> <text:span text:style-name="T22">DROP</text:span> <text:span text:style-name="T22">TABLE</text:span> <text:span text:style-name="T22">IF</text:span> <text:span text:style-name="T15">EXISTS</text:span> Balance<text:span text:style-name="T15">;</text:span> <text:span text:style-name="T22">DROP</text:span> <text:span text:style-name="T22">TABLE</text:span> <text:span text:style-name="T22">IF</text:span> <text:span text:style-name="T15">EXISTS</text:span> [Return]<text:span text:style-name="T15">;</text:span></text:p>
      <text:p text:style-name="P5"/>
      <text:p text:style-name="P5"><text:span text:style-name="T22">CREATE</text:span> <text:span text:style-name="T22">TABLE</text:span> Inventory<text:span text:style-name="T22"> </text:span><text:span text:style-name="T15">(</text:span>ItemID <text:span text:style-name="T22">INTEGER</text:span> <text:span text:style-name="T22">PRIMARY</text:span> <text:span text:style-name="T22">KEY</text:span> <text:span text:style-name="T22">IDENTITY</text:span><text:span text:style-name="T15">(</text:span>1<text:span text:style-name="T15">,</text:span>1<text:span text:style-name="T15">)</text:span> <text:span text:style-name="T15">NOT</text:span> <text:span text:style-name="T15">NULL,</text:span> Item <text:span text:style-name="T22">TEXT</text:span> <text:span text:style-name="T22">DEFAULT</text:span> <text:span text:style-name="T36">'noname'</text:span><text:span text:style-name="T15">,</text:span> Price <text:span text:style-name="T22">REAL</text:span> <text:span text:style-name="T22">DEFAULT</text:span> 10<text:span text:style-name="T15">,</text:span> Qty <text:span text:style-name="T22">INTEGER</text:span> <text:span text:style-name="T15">NOT</text:span> <text:span text:style-name="T15">NULL);</text:span></text:p>
      <text:p text:style-name="P5"><text:span text:style-name="T22">CREATE</text:span> <text:span text:style-name="T22">TABLE</text:span> Sales<text:span text:style-name="T22"> </text:span><text:span text:style-name="T15">(</text:span>OrderID <text:span text:style-name="T22">INTEGER</text:span> <text:span text:style-name="T22">PRIMARY</text:span> <text:span text:style-name="T22">KEY</text:span> <text:span text:style-name="T22">IDENTITY</text:span><text:span text:style-name="T15">(</text:span>1<text:span text:style-name="T15">,</text:span>1<text:span text:style-name="T15">)</text:span> <text:span text:style-name="T15">NOT</text:span> <text:span text:style-name="T15">NULL,</text:span> OrderIndex <text:span text:style-name="T22">TEXT</text:span> <text:span text:style-name="T22">DEFAULT</text:span> <text:span text:style-name="T36">'Invoice-'</text:span><text:span text:style-name="T15">,</text:span> ItemID <text:span text:style-name="T22">INTEGER</text:span><text:span text:style-name="T15">,</text:span> Qty <text:span text:style-name="T22">INTEGER</text:span><text:span text:style-name="T15">);</text:span></text:p>
      <text:p text:style-name="P5"><text:span text:style-name="T22">CREATE</text:span> <text:span text:style-name="T22">TABLE</text:span> Balance<text:span text:style-name="T22"> </text:span><text:span text:style-name="T15">(</text:span>Balance <text:span text:style-name="T22">REAL</text:span><text:span text:style-name="T15">);</text:span></text:p>
      <text:p text:style-name="P5"><text:span text:style-name="T22">CREATE</text:span> <text:span text:style-name="T22">TABLE</text:span> [Return]<text:span text:style-name="T22"> </text:span><text:span text:style-name="T15">(</text:span>ReturnID <text:span text:style-name="T22">INTEGER</text:span> <text:span text:style-name="T22">PRIMARY</text:span> <text:span text:style-name="T22">KEY</text:span> <text:span text:style-name="T22">IDENTITY</text:span><text:span text:style-name="T15">(</text:span>1<text:span text:style-name="T15">,</text:span>1<text:span text:style-name="T15">)</text:span> <text:span text:style-name="T15">NOT</text:span> <text:span text:style-name="T15">NULL,</text:span> OrderIndex <text:span text:style-name="T22">TEXT</text:span> <text:span text:style-name="T15">NOT</text:span> <text:span text:style-name="T15">NULL,</text:span> ItemID <text:span text:style-name="T22">INTEGER</text:span> <text:span text:style-name="T15">NULL,</text:span> Qty <text:span text:style-name="T22">INTEGER</text:span> <text:span text:style-name="T15">NULL);</text:span></text:p>
      <text:p text:style-name="P5"/>
      <text:p text:style-name="P5"><text:span text:style-name="T22">INSERT</text:span> <text:span text:style-name="T22">INTO</text:span> Inventory<text:span text:style-name="T15">(</text:span>Item<text:span text:style-name="T15">,</text:span> Price<text:span text:style-name="T15">,</text:span> Qty<text:span text:style-name="T15">)</text:span> <text:span text:style-name="T22">VALUES</text:span><text:span text:style-name="T15">(</text:span><text:span text:style-name="T36">'Item 1'</text:span><text:span text:style-name="T15">,</text:span> 25.95<text:span text:style-name="T15">,</text:span> 5<text:span text:style-name="T15">);</text:span></text:p>
      <text:p text:style-name="P5"><text:span text:style-name="T22">INSERT</text:span> <text:span text:style-name="T22">INTO</text:span> Inventory<text:span text:style-name="T15">(</text:span>Item<text:span text:style-name="T15">,</text:span> Price<text:span text:style-name="T15">,</text:span> Qty<text:span text:style-name="T15">)</text:span> <text:span text:style-name="T22">VALUES</text:span><text:span text:style-name="T15">(</text:span><text:span text:style-name="T36">'Item 2'</text:span><text:span text:style-name="T15">,</text:span> 15.50<text:span text:style-name="T15">,</text:span> 10<text:span text:style-name="T15">);</text:span></text:p>
      <text:p text:style-name="P5"><text:span text:style-name="T22">INSERT</text:span> <text:span text:style-name="T22">INTO</text:span> Inventory<text:span text:style-name="T15">(</text:span>Qty<text:span text:style-name="T15">)</text:span> <text:span text:style-name="T22">VALUES</text:span><text:span text:style-name="T15">(</text:span>15<text:span text:style-name="T15">);</text:span></text:p>
      <text:p text:style-name="P5"><text:span text:style-name="T22">INSERT</text:span> <text:span text:style-name="T22">INTO</text:span> Balance<text:span text:style-name="T15">(</text:span>[Balance]<text:span text:style-name="T15">)</text:span> <text:span text:style-name="T22">VALUES</text:span><text:span text:style-name="T15">(</text:span>0<text:span text:style-name="T15">);</text:span></text:p>
      <text:p text:style-name="P5"/>
      <text:p text:style-name="P6"><text:span text:style-name="T22">SELECT</text:span> <text:span text:style-name="T15">*</text:span> <text:span text:style-name="T22">FROM</text:span> Inventory<text:span text:style-name="T15">;</text:span> <text:span text:style-name="T22">SELECT</text:span> <text:span text:style-name="T15">*</text:span> <text:span text:style-name="T22">FROM</text:span> Balance<text:span text:style-name="T15">;</text:span></text:p>
      <text:p text:style-name="P46"/>
      <text:p text:style-name="P46"/>
      <text:p text:style-name="P46"/>
      <text:p text:style-name="P9">Create a trigger for Sales</text:p>
      <text:p text:style-name="P7">SELECT * FROM Inventory; SELECT * FROM Balance;</text:p>
      <text:p text:style-name="P7">DROP TRIGGER IF EXISTS TriggerSale;</text:p>
      <text:p text:style-name="P7"/>
      <text:p text:style-name="P7">CREATE TRIGGER TriggerSale</text:p>
      <text:p text:style-name="P7">AFTER INSERT</text:p>
      <text:p text:style-name="P7">ON Sales</text:p>
      <text:p text:style-name="P7"><text:s/>BEGIN</text:p>
      <text:p text:style-name="P7"><text:s text:c="2"/>UPDATE Inventory SET Qty = Qty - NEW.Qty WHERE Inventory.ItemID = NEW.ItemID;</text:p>
      <text:p text:style-name="P7"><text:s text:c="2"/>UPDATE Balance SET Balance = Balance + (NEW.Qty * (SELECT Price FROM Inventory WHERE Inventory.ItemID = NEW.ItemID));</text:p>
      <text:p text:style-name="P8"><text:s/>END;</text:p>
      <text:p text:style-name="P39"/>
      <text:p text:style-name="P5"><text:span text:style-name="T22">DROP</text:span> <text:span text:style-name="T22">TRIGGER</text:span> <text:span text:style-name="T22">IF</text:span> <text:span text:style-name="T15">EXISTS</text:span> TriggerSale<text:span text:style-name="T15">;</text:span> </text:p>
      <text:p text:style-name="P62">GO</text:p>
      <text:p text:style-name="P5"><text:span text:style-name="T22">CREATE</text:span> <text:span text:style-name="T22">TRIGGER</text:span> TriggerSale <text:span text:style-name="T22">ON</text:span> Sales</text:p>
      <text:p text:style-name="P5"><text:span text:style-name="T22">AFTER</text:span> <text:span text:style-name="T22">INSERT</text:span> <text:span text:style-name="T22">AS</text:span></text:p>
      <text:p text:style-name="P5"><text:s/><text:span text:style-name="T22">BEGIN</text:span></text:p>
      <text:p text:style-name="P5"><text:s text:c="2"/><text:span text:style-name="T8">UPDATE</text:span> Inventory <text:span text:style-name="T22">SET</text:span> Inventory<text:span text:style-name="T15">.</text:span>Qty <text:span text:style-name="T15">=</text:span> Inventory<text:span text:style-name="T15">.</text:span>Qty <text:span text:style-name="T15">-</text:span> inserted<text:span text:style-name="T15">.</text:span>Qty <text:span text:style-name="T22">FROM</text:span> inserted <text:span text:style-name="T22">WHERE</text:span> Inventory<text:span text:style-name="T15">.</text:span>ItemID <text:span text:style-name="T15">=</text:span> inserted<text:span text:style-name="T15">.</text:span>ItemID<text:span text:style-name="T15">;</text:span></text:p>
      <text:p text:style-name="P5"><text:s text:c="2"/><text:span text:style-name="T8">UPDATE</text:span> Balance <text:span text:style-name="T22">SET</text:span> Balance <text:span text:style-name="T15">=</text:span> Balance <text:span text:style-name="T15">+</text:span><text:span text:style-name="T22"> </text:span><text:span text:style-name="T15">(</text:span>inserted<text:span text:style-name="T15">.</text:span>Qty <text:span text:style-name="T15">*</text:span><text:span text:style-name="T22"> </text:span><text:span text:style-name="T15">(</text:span><text:span text:style-name="T22">SELECT</text:span> Price <text:span text:style-name="T22">FROM</text:span> Inventory <text:span text:style-name="T22">WHERE</text:span> Inventory<text:span text:style-name="T15">.</text:span>ItemID <text:span text:style-name="T15">=</text:span> inserted<text:span text:style-name="T15">.</text:span>ItemID<text:span text:style-name="T15">))</text:span> <text:span text:style-name="T22">FROM</text:span> inserted<text:span text:style-name="T15">;</text:span></text:p>
      <text:p text:style-name="P6"><text:s/><text:span text:style-name="T22">END</text:span><text:span text:style-name="T15">;</text:span></text:p>
      <text:p text:style-name="P39"/>
      <text:p text:style-name="P39"/>
      <text:p text:style-name="P9">Test the trigger for Sales</text:p>
      <text:p text:style-name="P7">SELECT * FROM Inventory; SELECT * FROM Balance;</text:p>
      <text:p text:style-name="P7"/>
      <text:p text:style-name="P7">BEGIN TRANSACTION;</text:p>
      <text:p text:style-name="P7">INSERT INTO Sales(OrderIndex, ItemID, Qty) VALUES('Invoice-001', 2, 5);</text:p>
      <text:p text:style-name="P7">INSERT INTO Sales(OrderIndex, ItemID, Qty) VALUES('Invoice-00' || ((SELECT MAX(OrderID) FROM Sales) + 1), 1, 3);</text:p>
      <text:p text:style-name="P7">INSERT INTO Sales(OrderIndex, ItemID, Qty) VALUES('Invoice-00' || ((SELECT MAX(OrderID) FROM Sales) + 1), 3, 2);</text:p>
      <text:p text:style-name="P7">INSERT INTO Sales(ItemID, Qty) VALUES(3, 3);</text:p>
      <text:p text:style-name="P7">END TRANSACTION;</text:p>
      <text:p text:style-name="P7"/>
      <text:p text:style-name="P7">SELECT * FROM Inventory; SELECT * FROM Balance; SELECT * FROM Sales;</text:p>
      <text:p text:style-name="P39"/>
      <text:p text:style-name="P5"><text:span text:style-name="T22">SELECT</text:span> <text:span text:style-name="T15">*</text:span> <text:span text:style-name="T22">FROM</text:span> Inventory<text:span text:style-name="T15">;</text:span> <text:span text:style-name="T22">SELECT</text:span> <text:span text:style-name="T15">*</text:span> <text:span text:style-name="T22">FROM</text:span> Balance<text:span text:style-name="T15">;</text:span></text:p>
      <text:p text:style-name="P5"><text:soft-page-break/></text:p>
      <text:p text:style-name="P5"><text:span text:style-name="T22">INSERT</text:span> <text:span text:style-name="T22">INTO</text:span> Sales<text:span text:style-name="T15">(</text:span>OrderIndex<text:span text:style-name="T15">,</text:span> ItemID<text:span text:style-name="T15">,</text:span> Qty<text:span text:style-name="T15">)</text:span> <text:span text:style-name="T22">VALUES</text:span><text:span text:style-name="T15">(</text:span><text:span text:style-name="T36">'Invoice-001'</text:span><text:span text:style-name="T15">,</text:span> 2<text:span text:style-name="T15">,</text:span> 5<text:span text:style-name="T15">);</text:span></text:p>
      <text:p text:style-name="P5"><text:span text:style-name="T22">INSERT</text:span> <text:span text:style-name="T22">INTO</text:span> Sales<text:span text:style-name="T15">(</text:span>OrderIndex<text:span text:style-name="T15">,</text:span> ItemID<text:span text:style-name="T15">,</text:span> Qty<text:span text:style-name="T15">)</text:span> <text:span text:style-name="T22">VALUES</text:span><text:span text:style-name="T15">(</text:span><text:span text:style-name="T36">'Invoice-00'</text:span> <text:span text:style-name="T15">+</text:span> <text:span text:style-name="T8">format</text:span><text:span text:style-name="T15">((</text:span><text:span text:style-name="T22">SELECT</text:span> <text:span text:style-name="T8">MAX</text:span><text:span text:style-name="T15">(</text:span>OrderID<text:span text:style-name="T15">)</text:span> <text:span text:style-name="T22">FROM</text:span> Sales<text:span text:style-name="T15">)+</text:span>1<text:span text:style-name="T15">,</text:span> <text:span text:style-name="T36">''</text:span><text:span text:style-name="T15">),</text:span> 1<text:span text:style-name="T15">,</text:span> 3<text:span text:style-name="T15">);</text:span></text:p>
      <text:p text:style-name="P5"><text:span text:style-name="T22">INSERT</text:span> <text:span text:style-name="T22">INTO</text:span> Sales<text:span text:style-name="T15">(</text:span>OrderIndex<text:span text:style-name="T15">,</text:span> ItemID<text:span text:style-name="T15">,</text:span> Qty<text:span text:style-name="T15">)</text:span> <text:span text:style-name="T22">VALUES</text:span><text:span text:style-name="T15">(</text:span><text:span text:style-name="T36">'Invoice-00'</text:span> <text:span text:style-name="T15">+</text:span> <text:span text:style-name="T8">format</text:span><text:span text:style-name="T15">((</text:span><text:span text:style-name="T22">SELECT</text:span> <text:span text:style-name="T8">MAX</text:span><text:span text:style-name="T15">(</text:span>OrderID<text:span text:style-name="T15">)</text:span> <text:span text:style-name="T22">FROM</text:span> Sales<text:span text:style-name="T15">)+</text:span>1<text:span text:style-name="T15">,</text:span> <text:span text:style-name="T36">''</text:span><text:span text:style-name="T15">),</text:span> 3<text:span text:style-name="T15">,</text:span> 2<text:span text:style-name="T15">);</text:span></text:p>
      <text:p text:style-name="P5"><text:span text:style-name="T22">INSERT</text:span> <text:span text:style-name="T22">INTO</text:span> Sales<text:span text:style-name="T15">(</text:span>ItemID<text:span text:style-name="T15">,</text:span> Qty<text:span text:style-name="T15">)</text:span> <text:span text:style-name="T22">VALUES</text:span><text:span text:style-name="T15">(</text:span>3<text:span text:style-name="T15">,</text:span> 3<text:span text:style-name="T15">);</text:span></text:p>
      <text:p text:style-name="P5"/>
      <text:p text:style-name="P6"><text:span text:style-name="T22">SELECT</text:span> <text:span text:style-name="T15">*</text:span> <text:span text:style-name="T22">FROM</text:span> Inventory<text:span text:style-name="T15">;</text:span> <text:span text:style-name="T22">SELECT</text:span> <text:span text:style-name="T15">*</text:span> <text:span text:style-name="T22">FROM</text:span> Balance<text:span text:style-name="T15">;</text:span> <text:span text:style-name="T22">SELECT</text:span> <text:span text:style-name="T15">*</text:span> <text:span text:style-name="T22">FROM</text:span> Sales<text:span text:style-name="T15">;</text:span></text:p>
      <text:p text:style-name="P39"/>
      <text:p text:style-name="P9">Create a trigger for returns </text:p>
      <text:p text:style-name="P9">(triple trigger: Inventory, Balance, Sales –delete the returned sale)</text:p>
      <text:p text:style-name="P7">SELECT * FROM Inventory; SELECT * FROM Balance; SELECT * FROM Sales;</text:p>
      <text:p text:style-name="P7">DROP TRIGGER IF EXISTS TriggerReturn;</text:p>
      <text:p text:style-name="P7"/>
      <text:p text:style-name="P7">CREATE TRIGGER TriggerReturn</text:p>
      <text:p text:style-name="P7">AFTER INSERT</text:p>
      <text:p text:style-name="P7">ON Return</text:p>
      <text:p text:style-name="P7"><text:s/>BEGIN</text:p>
      <text:p text:style-name="P7"><text:s text:c="2"/>UPDATE Inventory SET Qty = Qty + (SELECT Qty FROM Sales WHERE Sales.OrderIndex = NEW.OrderIndex) WHERE Inventory.ItemID = (</text:p>
      <text:p text:style-name="P7"><text:s text:c="4"/>SELECT Sales.ItemID FROM Sales JOIN Return ON Return.OrderIndex = Sales.OrderIndex);</text:p>
      <text:p text:style-name="P7"><text:s text:c="2"/></text:p>
      <text:p text:style-name="P7"><text:s text:c="2"/>UPDATE Balance SET Balance = Balance + (SELECT Qty FROM Sales WHERE Sales.OrderIndex = NEW.OrderIndex) * (</text:p>
      <text:p text:style-name="P7"><text:s text:c="3"/>SELECT l.Price FROM Inventory AS l</text:p>
      <text:p text:style-name="P7"><text:s text:c="3"/>JOIN Sales AS j ON j.ItemID = l.ItemID</text:p>
      <text:p text:style-name="P7"><text:s text:c="3"/>JOIN Return AS r ON r.OrderIndex = j.OrderIndex</text:p>
      <text:p text:style-name="P7"><text:s text:c="3"/>WHERE j.OrderIndex = NEW.OrderIndex LIMIT 1);</text:p>
      <text:p text:style-name="P7"/>
      <text:p text:style-name="P7"><text:s text:c="2"/>UPDATE Return SET ItemID = (SELECT Sales.ItemID FROM Sales WHERE Sales.OrderIndex = NEW.OrderIndex) WHERE Return.OrderIndex = NEW.OrderIndex;</text:p>
      <text:p text:style-name="P7"><text:s text:c="2"/>UPDATE Return SET Qty = (SELECT Sales.Qty FROM Sales WHERE Sales.OrderIndex = NEW.OrderIndex) WHERE Return.OrderIndex = NEW.OrderIndex;</text:p>
      <text:p text:style-name="P7"><text:s text:c="2"/>DELETE FROM Sales WHERE Sales.OrderIndex = NEW.OrderIndex;</text:p>
      <text:p text:style-name="P7">END;</text:p>
      <text:p text:style-name="P39"/>
      <text:p text:style-name="P9">A return transaction</text:p>
      <text:p text:style-name="P7">SELECT * FROM Inventory; SELECT * FROM Balance; SELECT * FROM Sales;</text:p>
      <text:p text:style-name="P7"/>
      <text:p text:style-name="P7">INSERT INTO Return(Date, OrderIndex) VALUES('31/12/1999', 'Invoice-002');</text:p>
      <text:p text:style-name="P7"/>
      <text:p text:style-name="P7">SELECT * FROM Inventory; SELECT * FROM Balance; SELECT * FROM Sales; SELECT * FROM Return;</text:p>
      <text:p text:style-name="P39"/>
      <text:p text:style-name="P9">Another sales and return transaction</text:p>
      <text:p text:style-name="P7">SELECT * FROM Inventory; SELECT * FROM Balance; SELECT * FROM Sales; SELECT * FROM Return;</text:p>
      <text:p text:style-name="P7">BEGIN TRANSACTION;</text:p>
      <text:p text:style-name="P7">INSERT INTO Sales(OrderIndex, ItemID, Qty) VALUES('Invoice-999', 3, 1);</text:p>
      <text:p text:style-name="P7">INSERT INTO Return(Date, OrderIndex) VALUES('12/10/2000', 'Invoice-001');</text:p>
      <text:p text:style-name="P7">END TRANSACTION;</text:p>
      <text:p text:style-name="P7">SELECT * FROM Inventory; SELECT * FROM Balance; SELECT * FROM Sales; SELECT * FROM Return;</text:p>
      <text:p text:style-name="P39"/>
      <text:p text:style-name="P39"/>
      <text:p text:style-name="P39"/>
      <text:p text:style-name="P39"/>
      <text:p text:style-name="P5">CREATE TRIGGER TriggerName</text:p>
      <text:p text:style-name="P5"><text:s/>AFTER INSERT</text:p>
      <text:p text:style-name="P5"><text:s/>ON TableName</text:p>
      <text:p text:style-name="P5"><text:s text:c="2"/>BEGIN</text:p>
      <text:p text:style-name="P5"><text:s text:c="4"/>...;</text:p>
      <text:p text:style-name="P5"><text:s text:c="4"/>...;</text:p>
      <text:p text:style-name="P5"><text:s text:c="2"/>END;</text:p>
      <text:p text:style-name="P39"/>
      <text:p text:style-name="P39"/>
      <text:p text:style-name="P5">BEFORE UPDATE</text:p>
      <text:p text:style-name="P5">AFTER UPDATE</text:p>
      <text:p text:style-name="P5">BEFORE INSERT</text:p>
      <text:p text:style-name="P5">AFTER INSERT</text:p>
      <text:p text:style-name="P5"><text:soft-page-break/>BEFORE DELETE</text:p>
      <text:p text:style-name="P5">AFTER DELETE</text:p>
      <text:p text:style-name="P39"/>
      <text:p text:style-name="P39"/>
      <text:p text:style-name="P39"/>
      <text:p text:style-name="P3">After Update example</text:p>
      <text:p text:style-name="P7">DROP TABLE IF EXISTS TriggerTest;</text:p>
      <text:p text:style-name="P7">CREATE TABLE TriggerTest (ValueField, [Type of Value] TEXT);</text:p>
      <text:p text:style-name="P7">INSERT INTO TriggerTest VALUES(NULL, '(null)');</text:p>
      <text:p text:style-name="P7">SELECT * FROM TriggerTest;</text:p>
      <text:p text:style-name="P3"/>
      <text:p text:style-name="P3"/>
      <text:p text:style-name="P9">Simpler version of the trigger:</text:p>
      <text:p text:style-name="P7">SELECT * FROM TriggerTest;</text:p>
      <text:p text:style-name="P7"/>
      <text:p text:style-name="P7">DROP TRIGGER IF EXISTS TriggerTypeOf;</text:p>
      <text:p text:style-name="P7">CREATE TRIGGER TriggerTypeOf</text:p>
      <text:p text:style-name="P7"><text:s/>AFTER UPDATE</text:p>
      <text:p text:style-name="P7"><text:s/>ON TriggerTest</text:p>
      <text:p text:style-name="P7"><text:s text:c="2"/>BEGIN</text:p>
      <text:p text:style-name="P7"><text:s text:c="3"/>UPDATE TriggerTest SET [Type of Value] = (SELECT TYPEOF(ValueField) FROM TriggerTest LIMIT 1);</text:p>
      <text:p text:style-name="P8"><text:s text:c="2"/>END;</text:p>
      <text:p text:style-name="P39"/>
      <text:p text:style-name="P9">Testing the trigger:</text:p>
      <text:p text:style-name="P7">SELECT * FROM TriggerTest;</text:p>
      <text:p text:style-name="P7">UPDATE TriggerTest SET ValueField = '-12.5';</text:p>
      <text:p text:style-name="P7">SELECT * FROM TriggerTest;</text:p>
      <text:p text:style-name="P7">UPDATE TriggerTest SET ValueField = NULL;</text:p>
      <text:p text:style-name="P7">SELECT * FROM TriggerTest;</text:p>
      <text:p text:style-name="P7">UPDATE TriggerTest SET ValueField = -12.4;</text:p>
      <text:p text:style-name="P7">SELECT * FROM TriggerTest;</text:p>
      <text:p text:style-name="P39"/>
      <text:p text:style-name="P39"/>
      <text:p text:style-name="P9">Building up a more complex trigger:</text:p>
      <text:p text:style-name="P7">SELECT * FROM TriggerTest;</text:p>
      <text:p text:style-name="P7"/>
      <text:p text:style-name="P7">DROP TRIGGER IF EXISTS TriggerTypeOf;</text:p>
      <text:p text:style-name="P7">CREATE TRIGGER TriggerTypeOf</text:p>
      <text:p text:style-name="P7"><text:s/>AFTER UPDATE</text:p>
      <text:p text:style-name="P7"><text:s/>ON TriggerTest</text:p>
      <text:p text:style-name="P7"><text:s text:c="2"/>BEGIN</text:p>
      <text:p text:style-name="P7"><text:s text:c="3"/>UPDATE TriggerTest SET [Type of Value] = (SELECT * FROM (SELECT TYPEOF(ValueField) FROM TriggerTest LIMIT 1));</text:p>
      <text:p text:style-name="P7"><text:s text:c="2"/>END;</text:p>
      <text:p text:style-name="P39"/>
      <text:p text:style-name="P7">SELECT CASE WHEN (SELECT TYPEOF(ValueField) FROM TriggerTest LIMIT 1) = 'real' THEN 'a real one' ELSE 'else' END;</text:p>
      <text:p text:style-name="P39"/>
      <text:p text:style-name="P9">This trigger doesn’t seem to work – throws an error:</text:p>
      <text:p text:style-name="P68">CREATE TRIGGER TriggerTypeOf</text:p>
      <text:p text:style-name="P68"><text:s/>AFTER UPDATE</text:p>
      <text:p text:style-name="P68"><text:s/>ON TriggerTest</text:p>
      <text:p text:style-name="P68"><text:s text:c="2"/>BEGIN</text:p>
      <text:p text:style-name="P68"><text:s text:c="3"/>UPDATE TriggerTest SET [Type of Value] = (SELECT CASE WHEN (SELECT TYPEOF(ValueField) FROM TriggerTest LIMIT 1) = 'real' THEN 'a real one' ELSE 'else' END AS t LIMIT 1);</text:p>
      <text:p text:style-name="P68"><text:s text:c="2"/>END;</text:p>
      <text:p text:style-name="P39"/>
      <text:p text:style-name="P39"/>
      <text:p text:style-name="P39"/>
      <text:p text:style-name="P10">SELECT within a TRIGGER won’t be printed</text:p>
      <text:p text:style-name="P7">SELECT * FROM Region;</text:p>
      <text:p text:style-name="P7">DROP TRIGGER IF EXISTS TestTrigger;</text:p>
      <text:p text:style-name="P7">CREATE TRIGGER TestTrigger</text:p>
      <text:p text:style-name="P7">BEFORE DELETE</text:p>
      <text:p text:style-name="P7">ON Region</text:p>
      <text:p text:style-name="P7"><text:soft-page-break/>BEGIN</text:p>
      <text:p text:style-name="P7"><text:s/>SELECT(TIME());</text:p>
      <text:p text:style-name="P7"><text:s/>SELECT DATETIME('now', '+1 hour'); <text:s/>-- these queries won't be printed</text:p>
      <text:p text:style-name="P7">END;</text:p>
      <text:p text:style-name="P39"/>
      <text:p text:style-name="P39"/>
      <text:p text:style-name="P39"/>
      <text:p text:style-name="P39"/>
      <text:p text:style-name="P39"/>
      <text:p text:style-name="P39"/>
      <text:p text:style-name="P3">Record Table and Log Table</text:p>
      <text:p text:style-name="P9">Create tables</text:p>
      <text:p text:style-name="P7">BEGIN TRANSACTION;</text:p>
      <text:p text:style-name="P7">DROP TABLE IF EXISTS Log; DROP TABLE IF EXISTS Record;</text:p>
      <text:p text:style-name="P7">CREATE TABLE Record(RecordID INTEGER PRIMARY KEY, RecordText TEXT, RecordDate DATE); </text:p>
      <text:p text:style-name="P7">CREATE TABLE Log (LogID INTEGER PRIMARY KEY, 'Date and Time', Notes TEXT DEFAULT '(none)');</text:p>
      <text:p text:style-name="P7">INSERT INTO Record(RecordText, RecordDate) VALUES('first record', DATE());</text:p>
      <text:p text:style-name="P7">INSERT INTO Record(RecordText, RecordDate) VALUES('second record', TIME('now', '+1 hour'));</text:p>
      <text:p text:style-name="P7">END TRANSACTION;</text:p>
      <text:p text:style-name="P7">SELECT * FROM Record;</text:p>
      <text:p text:style-name="P39"/>
      <text:p text:style-name="P9">Insert trigger</text:p>
      <text:p text:style-name="P7">SELECT * FROM Record; SELECT * FROM Log;</text:p>
      <text:p text:style-name="P7">DROP TRIGGER IF EXISTS TriggerInsert;</text:p>
      <text:p text:style-name="P7"/>
      <text:p text:style-name="P7">CREATE TRIGGER TriggerInsert AFTER INSERT ON Record BEGIN</text:p>
      <text:p text:style-name="P7"><text:s/>INSERT INTO Log('Date and Time', Notes) VALUES(DATETIME('now', '+1 hour'), NEW.RecordID || ' ' || NEW.RecordText);</text:p>
      <text:p text:style-name="P7">END;</text:p>
      <text:p text:style-name="P39"/>
      <text:p text:style-name="P9">Test the insert trigger</text:p>
      <text:p text:style-name="P7">SELECT * FROM Record; SELECT * FROM Log;</text:p>
      <text:p text:style-name="P7">INSERT INTO Record(RecordText, RecordDate) VALUES('third record', DATE());</text:p>
      <text:p text:style-name="P7">SELECT * FROM Record; SELECT * FROM Log;</text:p>
      <text:p text:style-name="P39"/>
      <text:p text:style-name="P9">Update trigger</text:p>
      <text:p text:style-name="P7">SELECT * FROM Record; SELECT * FROM Log;</text:p>
      <text:p text:style-name="P7">DROP TRIGGER IF EXISTS TriggerUpdate;</text:p>
      <text:p text:style-name="P7"/>
      <text:p text:style-name="P7">CREATE TRIGGER TriggerUpdate AFTER UPDATE ON Record BEGIN</text:p>
      <text:p text:style-name="P7"><text:s/>INSERT INTO Log('Date and Time', Notes) VALUES(DATETIME('now', '+1 hour'), OLD.RecordText || ' / ' || NEW.RecordText);</text:p>
      <text:p text:style-name="P7">END;</text:p>
      <text:p text:style-name="P39"/>
      <text:p text:style-name="P39"/>
      <text:p text:style-name="P9">Test insert trigger</text:p>
      <text:p text:style-name="P7">SELECT * FROM Record; SELECT * FROM Log;</text:p>
      <text:p text:style-name="P7">UPDATE Record SET RecordText = RecordText || '*' WHERE RecordID = 2;</text:p>
      <text:p text:style-name="P7">SELECT * FROM Record; SELECT * FROM Log;</text:p>
      <text:p text:style-name="P39"/>
      <text:p text:style-name="P39"/>
      <text:p text:style-name="P9">Delete trigger</text:p>
      <text:p text:style-name="P7">SELECT * FROM Record; SELECT * FROM Log;</text:p>
      <text:p text:style-name="P7">DROP TRIGGER IF EXISTS TriggerDelete;</text:p>
      <text:p text:style-name="P7"/>
      <text:p text:style-name="P7">CREATE TRIGGER TriggerDelete AFTER DELETE ON Record BEGIN</text:p>
      <text:p text:style-name="P7"><text:s/>INSERT INTO Log('Date and Time', Notes) VALUES(DATETIME('now', '+1 hour'), OLD.RecordText || ' (deleted)');</text:p>
      <text:p text:style-name="P7">END;</text:p>
      <text:p text:style-name="P39"/>
      <text:p text:style-name="P39"/>
      <text:p text:style-name="P9">Test delete trigger</text:p>
      <text:p text:style-name="P7">SELECT * FROM Record; SELECT * FROM Log;</text:p>
      <text:p text:style-name="P7">DELETE FROM Record WHERE RecordID = 1;</text:p>
      <text:p text:style-name="P7"><text:soft-page-break/>SELECT * FROM Record; SELECT * FROM Log;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">Make it impossible to insert, update, delete</text:p>
      <text:p text:style-name="P9">Create table</text:p>
      <text:p text:style-name="P7">BEGIN TRANSACTION;</text:p>
      <text:p text:style-name="P7">DROP TABLE IF EXISTS Record;</text:p>
      <text:p text:style-name="P7">CREATE TABLE Record(RecordID INTEGER PRIMARY KEY, RecordText TEXT, RecordDate DATE); </text:p>
      <text:p text:style-name="P7">INSERT INTO Record(RecordText, RecordDate) VALUES('first record', DATE());</text:p>
      <text:p text:style-name="P7">INSERT INTO Record(RecordText, RecordDate) VALUES('second record', TIME('now', '+1 hour'));</text:p>
      <text:p text:style-name="P7">END TRANSACTION;</text:p>
      <text:p text:style-name="P8">SELECT * FROM Record;</text:p>
      <text:p text:style-name="P46"/>
      <text:p text:style-name="P39"/>
      <text:p text:style-name="P9">Three triggers</text:p>
      <text:p text:style-name="P7">SELECT * FROM Record;</text:p>
      <text:p text:style-name="P7"/>
      <text:p text:style-name="P7">BEGIN TRANSACTION;</text:p>
      <text:p text:style-name="P7">DROP TRIGGER IF EXISTS TriggerInsert;</text:p>
      <text:p text:style-name="P7">CREATE TRIGGER TriggerInsert BEFORE INSERT ON Record BEGIN</text:p>
      <text:p text:style-name="P7"><text:s/><text:span text:style-name="T1">SELECT RAISE(ROLLBACK, 'Inserting not allowed')</text:span>;</text:p>
      <text:p text:style-name="P7">END;</text:p>
      <text:p text:style-name="P7"/>
      <text:p text:style-name="P7">DROP TRIGGER IF EXISTS TriggerUpdate;</text:p>
      <text:p text:style-name="P7">CREATE TRIGGER TriggerUpdate BEFORE UPDATE ON Record BEGIN</text:p>
      <text:p text:style-name="P7"><text:s/>SELECT RAISE(ROLLBACK, 'Updating not allowed');</text:p>
      <text:p text:style-name="P7">END;</text:p>
      <text:p text:style-name="P7"/>
      <text:p text:style-name="P7">DROP TRIGGER IF EXISTS TriggerDelete;</text:p>
      <text:p text:style-name="P7">CREATE TRIGGER TriggerDelete BEFORE DELETE ON Record BEGIN</text:p>
      <text:p text:style-name="P7"><text:s/>SELECT RAISE(ROLLBACK, 'Deletion not allowed');</text:p>
      <text:p text:style-name="P7">END;</text:p>
      <text:p text:style-name="P7">END TRANSACTION;</text:p>
      <text:p text:style-name="P39"/>
      <text:p text:style-name="P39"/>
      <text:p text:style-name="P9">Test the triggers</text:p>
      <text:p text:style-name="P7">SELECT * FROM Record;</text:p>
      <text:p text:style-name="P7">INSERT INTO Record(RecordText) VALUES ('is this table blocked?');</text:p>
      <text:p text:style-name="P7">UPDATE Record SET RecordText = '' WHERE RecordID = 1;</text:p>
      <text:p text:style-name="P7">DELETE FROM Record WHERE RecordID = 2;</text:p>
      <text:p text:style-name="P7">UPDATE Record SET RecordText = '' WHERE RecordID = 100;</text:p>
      <text:p text:style-name="P7">SELECT * FROM Record;</text:p>
      <text:p text:style-name="P39"/>
      <text:p text:style-name="P39"/>
      <text:p text:style-name="P39"/>
      <text:p text:style-name="P6">SELECT RAISE(ROLLBACK, 'your error message')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"><text:soft-page-break/>Exercise: A team with max of 5 ppl. </text:p>
      <text:p text:style-name="P3">Each team member can have max 3 tasks. </text:p>
      <text:p text:style-name="P3">A member can be removed only if s/he has 0 tasks.</text:p>
      <text:p text:style-name="P39"/>
      <text:p text:style-name="P9">Create TeamMemeber table</text:p>
      <text:p text:style-name="P7">DROP TABLE IF EXISTS TeamMember;</text:p>
      <text:p text:style-name="P7">CREATE TABLE TeamMember (TeamMemberID INTEGER PRIMARY KEY, 'Full Name' TEXT, Hierarchy INTEGER UNIQUE DEFAULT NULL, [Tasks Assigned] INTEGER DEFAULT 0);</text:p>
      <text:p text:style-name="P7"/>
      <text:p text:style-name="P7">BEGIN TRANSACTION;</text:p>
      <text:p text:style-name="P7">INSERT INTO TeamMember('Full Name', [Tasks Assigned]) VALUES('Mary Johnson', 2);</text:p>
      <text:p text:style-name="P7">INSERT INTO TeamMember([Full Name], 'Tasks Assigned') VALUES('Jim Conan', 3);</text:p>
      <text:p text:style-name="P7">INSERT INTO TeamMember([Full Name]) VALUES('Henry White');</text:p>
      <text:p text:style-name="P7">INSERT INTO TeamMember([Full Name], Hierarchy, [Tasks Assigned]) VALUES('Mark Greenspan', 1, 3);</text:p>
      <text:p text:style-name="P7">INSERT INTO TeamMember('Full Name', Hierarchy) VALUES('Linda Wilson', 2);</text:p>
      <text:p text:style-name="P7">END TRANSACTION;</text:p>
      <text:p text:style-name="P7"/>
      <text:p text:style-name="P7">SELECT * FROM TeamMember;</text:p>
      <text:p text:style-name="P39"/>
      <text:p text:style-name="P9">Insert trigger</text:p>
      <text:p text:style-name="P7">SELECT * FROM TeamMember;</text:p>
      <text:p text:style-name="P7">DROP TRIGGER IF EXISTS TiggerInsert;</text:p>
      <text:p text:style-name="P7"/>
      <text:p text:style-name="P7">CREATE TRIGGER TiggerInsert BEFORE INSERT ON TeamMember BEGIN</text:p>
      <text:p text:style-name="P7"><text:s/>SELECT RAISE(ROLLBACK, 'Max of 5 ppl allowed on this team!') FROM TeamMember WHERE (SELECT COUNT(*) FROM TeamMember) &gt;= 5;</text:p>
      <text:p text:style-name="P7">END;</text:p>
      <text:p text:style-name="P39"/>
      <text:p text:style-name="P9">Test the insert trigger</text:p>
      <text:p text:style-name="P7">SELECT * FROM TeamMember;</text:p>
      <text:p text:style-name="P7">INSERT INTO TeamMember('Full Name') VALUES('Aaron Neumann');</text:p>
      <text:p text:style-name="P7">SELECT * FROM TeamMember;</text:p>
      <text:p text:style-name="P39"/>
      <text:p text:style-name="P7">SELECT * FROM TeamMember;</text:p>
      <text:p text:style-name="P7">DELETE FROM TeamMember WHERE TeamMember.'Full Name' = 'Henry White';</text:p>
      <text:p text:style-name="P7">INSERT INTO TeamMember('Full Name') VALUES('Aaron Neumann');</text:p>
      <text:p text:style-name="P7">SELECT * FROM TeamMember;</text:p>
      <text:p text:style-name="P39"/>
      <text:p text:style-name="P9">Create an update trigger</text:p>
      <text:p text:style-name="P7">SELECT * FROM TeamMember;</text:p>
      <text:p text:style-name="P7">DROP TRIGGER IF EXISTS TriggerUpdate;</text:p>
      <text:p text:style-name="P7">CREATE TRIGGER TriggerUpdate BEFORE UPDATE ON TeamMember BEGIN</text:p>
      <text:p text:style-name="P7"><text:s/>SELECT RAISE(ROLLBACK, 'Max of 3 tasks per team memeber are allowed') FROM TeamMember WHERE (TeamMemberID = NEW.TeamMemberID) AND (NEW.[Tasks Assigned] &gt;3);</text:p>
      <text:p text:style-name="P7">END;</text:p>
      <text:p text:style-name="P7"/>
      <text:p text:style-name="P7">DROP TRIGGER IF EXISTS TriggerUpdate2;</text:p>
      <text:p text:style-name="P7">CREATE TRIGGER TriggerUpdate2 BEFORE UPDATE ON TeamMember BEGIN</text:p>
      <text:p text:style-name="P7"><text:s/>SELECT RAISE(ROLLBACK, 'Invalid value!') FROM TeamMember WHERE (TeamMemberID = NEW.TeamMemberID) AND (NEW.[Tasks Assigned] &lt; 0);</text:p>
      <text:p text:style-name="P7">END;</text:p>
      <text:p text:style-name="P39"/>
      <text:p text:style-name="P9">Test the update trigger</text:p>
      <text:p text:style-name="P7">SELECT * FROM TeamMember;</text:p>
      <text:p text:style-name="P7">UPDATE TeamMember SET [Tasks Assigned] = [Tasks Assigned] + 1 WHERE TeamMember.[Full Name] = 'Linda Wilson';</text:p>
      <text:p text:style-name="P7">SELECT * FROM TeamMember;</text:p>
      <text:p text:style-name="P39"/>
      <text:p text:style-name="P39"/>
      <text:p text:style-name="P7">SELECT * FROM TeamMember;</text:p>
      <text:p text:style-name="P7">UPDATE TeamMember SET [Tasks Assigned] = [Tasks Assigned] + 1 WHERE TeamMember.[Full Name] = 'Jim Conan';</text:p>
      <text:p text:style-name="P7">SELECT * FROM TeamMember;</text:p>
      <text:p text:style-name="P39"/>
      <text:p text:style-name="P39"/>
      <text:p text:style-name="P7">SELECT * FROM TeamMember;</text:p>
      <text:p text:style-name="P7"><text:soft-page-break/>UPDATE TeamMember SET [Tasks Assigned] = [Tasks Assigned] + 1 WHERE TeamMember.[Full Name] = 'Mary Johnson';</text:p>
      <text:p text:style-name="P7">SELECT * FROM TeamMember;</text:p>
      <text:p text:style-name="P39"/>
      <text:p text:style-name="P7">UPDATE TeamMember SET [Tasks Assigned] = 0 WHERE TeamMember.[Full Name] = 'Mary Johnson';</text:p>
      <text:p text:style-name="P7">SELECT * FROM TeamMember;</text:p>
      <text:p text:style-name="P39"/>
      <text:p text:style-name="P7">UPDATE TeamMember SET [Tasks Assigned] = -1 WHERE TeamMember.[Full Name] = 'Mary Johnson';</text:p>
      <text:p text:style-name="P7">SELECT * FROM TeamMember;</text:p>
      <text:p text:style-name="P39"/>
      <text:p text:style-name="P7">UPDATE TeamMember SET [Tasks Assigned] = 'text' WHERE TeamMember.[Full Name] = 'Mary Johnson';</text:p>
      <text:p text:style-name="P7">SELECT * FROM TeamMember; <text:s/>-- (note that SELECT 'text' &gt; 3 <text:s/>returns 1 meaning True)</text:p>
      <text:p text:style-name="P39"/>
      <text:p text:style-name="P9">Create delete trigger</text:p>
      <text:p text:style-name="P7">SELECT * FROM TeamMember; <text:s/></text:p>
      <text:p text:style-name="P7">DROP TRIGGER IF EXISTS TriggerDelete;</text:p>
      <text:p text:style-name="P7"/>
      <text:p text:style-name="P7">CREATE TRIGGER TriggerDelete BEFORE DELETE ON TeamMember BEGIN</text:p>
      <text:p text:style-name="P7"><text:s/>SELECT RAISE(ROLLBACK, 'Removing a team member with active tasks not allowed!') FROM TeamMember WHERE (TeamMemberID = OLD.TeamMemberID) AND (TeamMember.[Tasks Assigned] &gt; 0);</text:p>
      <text:p text:style-name="P7">END;</text:p>
      <text:p text:style-name="P39"/>
      <text:p text:style-name="P9">Test the delete trigger</text:p>
      <text:p text:style-name="P7">SELECT * FROM TeamMember; <text:s/></text:p>
      <text:p text:style-name="P7">DELETE FROM TeamMember WHERE TeamMember.[Full Name] = 'Mark Greenspan';</text:p>
      <text:p text:style-name="P7">SELECT * FROM TeamMember;</text:p>
      <text:p text:style-name="P39"/>
      <text:p text:style-name="P39"/>
      <text:p text:style-name="P39"/>
      <text:p text:style-name="P39"/>
      <text:p text:style-name="P3">Sales, Returns (enhanced)</text:p>
      <text:p text:style-name="P9">Create tables</text:p>
      <text:p text:style-name="P7">DROP TABLE IF EXISTS Item; DROP TABLE IF EXISTS Sales; DROP TABLE IF EXISTS Balance; DROP TABLE IF EXISTS Return;</text:p>
      <text:p text:style-name="P7"/>
      <text:p text:style-name="P7">CREATE TABLE Item (ItemID INTEGER PRIMARY KEY, Item TEXT DEFAULT 'noname', Price REAL DEFAULT 10, Qty INTEGER NOT NULL);</text:p>
      <text:p text:style-name="P7">CREATE TABLE Sales (SalesID INTEGER PRIMARY KEY, SalesIndex TEXT DEFAULT 'Invoice-', ItemID INTEGER, Qty INTEGER);</text:p>
      <text:p text:style-name="P7">CREATE TABLE Balance (Balance REAL);</text:p>
      <text:p text:style-name="P7">CREATE TABLE Return (ReturnID INTEGER PRIMARY KEY, Date DATE, SalesIndex TEXT NOT NULL, ItemID INTEGER NULL, Qty INTEGER NULL);</text:p>
      <text:p text:style-name="P7"/>
      <text:p text:style-name="P7">BEGIN TRANSACTION;</text:p>
      <text:p text:style-name="P7">INSERT INTO Item(Item, Price, Qty) VALUES('Item 1', 25.95, 5);</text:p>
      <text:p text:style-name="P7">INSERT INTO Item(Item, Price, Qty) VALUES('Item 2', 15.50, 10);</text:p>
      <text:p text:style-name="P7">INSERT INTO Item(Qty) VALUES(15);</text:p>
      <text:p text:style-name="P7">INSERT INTO Balance([Balance]) VALUES(0);</text:p>
      <text:p text:style-name="P7">END TRANSACTION;</text:p>
      <text:p text:style-name="P7"/>
      <text:p text:style-name="P7">SELECT * FROM Item; SELECT * FROM Balance;</text:p>
      <text:p text:style-name="P46"/>
      <text:p text:style-name="P9">Create triggers for Sales</text:p>
      <text:p text:style-name="P7">SELECT * FROM Item; SELECT * FROM Balance;</text:p>
      <text:p text:style-name="P7">DROP TRIGGER IF EXISTS TriggerSaleAfterInsert; DROP TRIGGER IF EXISTS TriggerSaleBeforeInsert;</text:p>
      <text:p text:style-name="P7"/>
      <text:p text:style-name="P7">CREATE TRIGGER TriggerSaleBeforeInsert BEFORE INSERT ON Sales BEGIN</text:p>
      <text:p text:style-name="P7"><text:s/>SELECT RAISE(ROLLBACK, 'Not enough items in stock') FROM Item WHERE (NEW.ItemID = Item.ItemID) AND (Item.Qty - NEW.Qty &lt; 0);</text:p>
      <text:p text:style-name="P7">END;</text:p>
      <text:p text:style-name="P7"/>
      <text:p text:style-name="P7">CREATE TRIGGER TriggerSaleAfterInsert</text:p>
      <text:p text:style-name="P7">AFTER INSERT</text:p>
      <text:p text:style-name="P7">ON Sales</text:p>
      <text:p text:style-name="P7"><text:s/>BEGIN</text:p>
      <text:p text:style-name="P7"><text:s text:c="2"/>UPDATE Item SET Qty = Qty - NEW.Qty WHERE Item.ItemID = NEW.ItemID;</text:p>
      <text:p text:style-name="P7"><text:s text:c="2"/>UPDATE Balance SET Balance = Balance + (NEW.Qty * (SELECT Price FROM Item WHERE Item.ItemID = NEW.ItemID));</text:p>
      <text:p text:style-name="P7"><text:soft-page-break/><text:s/>END;</text:p>
      <text:p text:style-name="P39"/>
      <text:p text:style-name="P9">Test the triggers for Sales</text:p>
      <text:p text:style-name="P7">SELECT * FROM Item; SELECT * FROM Balance;</text:p>
      <text:p text:style-name="P7"/>
      <text:p text:style-name="P7">BEGIN TRANSACTION;</text:p>
      <text:p text:style-name="P7">INSERT INTO Sales(SalesIndex, ItemID, Qty) VALUES('Invoice-001', 2, 5);</text:p>
      <text:p text:style-name="P7">INSERT INTO Sales(SalesIndex, ItemID, Qty) VALUES('Invoice-00' || ((SELECT MAX(SalesID) FROM Sales) + 1), 1, 3);</text:p>
      <text:p text:style-name="P7">INSERT INTO Sales(SalesIndex, ItemID, Qty) VALUES('Invoice-00' || ((SELECT MAX(SalesID) FROM Sales) + 1), 3, 2);</text:p>
      <text:p text:style-name="P7">INSERT INTO Sales(ItemID, Qty) VALUES(3, 3);</text:p>
      <text:p text:style-name="P7">END TRANSACTION;</text:p>
      <text:p text:style-name="P7"/>
      <text:p text:style-name="P7">SELECT * FROM Item; SELECT * FROM Balance; SELECT * FROM Sales;</text:p>
      <text:p text:style-name="P39"/>
      <text:p text:style-name="P7">SELECT * FROM Item; SELECT * FROM Balance; SELECT * FROM Sales;</text:p>
      <text:p text:style-name="P7">INSERT INTO Sales(SalesIndex, ItemID, Qty) VALUES('Invoice-' || (SELECT MAX(SalesID)+1 FROM Sales), 1, 2);</text:p>
      <text:p text:style-name="P7">SELECT * FROM Item; SELECT * FROM Balance; SELECT * FROM Sales;</text:p>
      <text:p text:style-name="P7">INSERT INTO Sales(SalesIndex, ItemID, Qty) VALUES('Invoice-' || (SELECT MAX(SalesID)+1 FROM Sales), 1, 2);</text:p>
      <text:p text:style-name="P7">SELECT * FROM Item; SELECT * FROM Balance; SELECT * FROM Sales;</text:p>
      <text:p text:style-name="P39"/>
      <text:p text:style-name="P7">SELECT * FROM Item; SELECT * FROM Balance; SELECT * FROM Sales;</text:p>
      <text:p text:style-name="P7">INSERT INTO Sales(SalesIndex, ItemID, Qty) VALUES('Invoice-' || (SELECT MAX(SalesID)+1 FROM Sales), 2, 6);</text:p>
      <text:p text:style-name="P7">SELECT * FROM Item; SELECT * FROM Balance; SELECT * FROM Sales;</text:p>
      <text:p text:style-name="P39"/>
      <text:p text:style-name="P9">Create a multi-action trigger for returns </text:p>
      <text:p text:style-name="P7">SELECT * FROM Item; SELECT * FROM Balance; SELECT * FROM Sales;</text:p>
      <text:p text:style-name="P7">DROP TRIGGER IF EXISTS TriggerReturnAfterInsert; DROP TRIGGER IF EXISTS TriggerReturnBeforeInsert;</text:p>
      <text:p text:style-name="P7"/>
      <text:p text:style-name="P7">CREATE TRIGGER TriggerReturnBeforeInsert BEFORE INSERT ON Return BEGIN</text:p>
      <text:p text:style-name="P7"><text:s/>SELECT RAISE(ROLLBACK, 'No such Order!') FROM Sales WHERE (SELECT COUNT(*) FROM Sales WHERE Sales.SalesIndex = NEW.SalesIndex) = 0;</text:p>
      <text:p text:style-name="P7">END;</text:p>
      <text:p text:style-name="P7"/>
      <text:p text:style-name="P7">CREATE TRIGGER TriggerReturnAfterInsert</text:p>
      <text:p text:style-name="P7">AFTER INSERT</text:p>
      <text:p text:style-name="P7">ON Return</text:p>
      <text:p text:style-name="P7"><text:s/>BEGIN</text:p>
      <text:p text:style-name="P7"><text:s text:c="2"/>UPDATE Item SET Qty = Qty + (SELECT Qty FROM Sales WHERE Sales.SalesIndex = NEW.SalesIndex) WHERE Item.ItemID = (</text:p>
      <text:p text:style-name="P7"><text:s text:c="4"/>SELECT Sales.ItemID FROM Sales JOIN Return ON Return.SalesIndex = Sales.SalesIndex);</text:p>
      <text:p text:style-name="P7"><text:s text:c="2"/></text:p>
      <text:p text:style-name="P7"><text:s text:c="2"/>UPDATE Balance SET Balance = Balance + (SELECT Qty FROM Sales WHERE Sales.SalesIndex = NEW.SalesIndex) * (</text:p>
      <text:p text:style-name="P7"><text:s text:c="3"/>SELECT l.Price FROM Item AS l</text:p>
      <text:p text:style-name="P7"><text:s text:c="3"/>JOIN Sales AS j ON j.ItemID = l.ItemID</text:p>
      <text:p text:style-name="P7"><text:s text:c="3"/>JOIN Return AS r ON r.SalesIndex = j.SalesIndex</text:p>
      <text:p text:style-name="P7"><text:s text:c="3"/>WHERE j.SalesIndex = NEW.SalesIndex LIMIT 1);</text:p>
      <text:p text:style-name="P7"/>
      <text:p text:style-name="P7"><text:s text:c="2"/>UPDATE Return SET ItemID = (SELECT Sales.ItemID FROM Sales WHERE Sales.SalesIndex = NEW.SalesIndex) WHERE Return.SalesIndex = NEW.SalesIndex;</text:p>
      <text:p text:style-name="P7"><text:s text:c="2"/>UPDATE Return SET Qty = (SELECT Sales.Qty FROM Sales WHERE Sales.SalesIndex = NEW.SalesIndex) WHERE Return.SalesIndex = NEW.SalesIndex;</text:p>
      <text:p text:style-name="P7"><text:s text:c="2"/>DELETE FROM Sales WHERE Sales.SalesIndex = NEW.SalesIndex;</text:p>
      <text:p text:style-name="P7">END;</text:p>
      <text:p text:style-name="P39"/>
      <text:p text:style-name="P9">A return transaction</text:p>
      <text:p text:style-name="P7">SELECT * FROM Item; SELECT * FROM Balance; SELECT * FROM Sales;</text:p>
      <text:p text:style-name="P7">INSERT INTO Return(Date, SalesIndex) VALUES('31/12/1999', 'Invoice-002');</text:p>
      <text:p text:style-name="P7">SELECT * FROM Item; SELECT * FROM Balance; SELECT * FROM Sales; SELECT * FROM Return;</text:p>
      <text:p text:style-name="P7">INSERT INTO Return(Date, SalesIndex) VALUES('31/12/1999', 'Invoice-002');</text:p>
      <text:p text:style-name="P7">SELECT * FROM Item; SELECT * FROM Balance; SELECT * FROM Sales; SELECT * FROM Return;</text:p>
      <text:p text:style-name="P7">INSERT INTO Return(Date, SalesIndex) VALUES('31/12/1999', 'Invoice-7');</text:p>
      <text:p text:style-name="P7">SELECT * FROM Item; SELECT * FROM Balance; SELECT * FROM Sales; SELECT * FROM Return;</text:p>
      <text:p text:style-name="P39"/>
      <text:p text:style-name="P39"><text:soft-page-break/></text:p>
      <text:p text:style-name="P39"/>
      <text:p text:style-name="P39"/>
      <text:p text:style-name="P39"/>
      <text:h text:style-name="Heading_20_1" text:outline-level="1">CREATE VIEW</text:h>
      <text:p text:style-name="P39"/>
      <text:p text:style-name="P39"/>
      <text:p text:style-name="P39"/>
      <text:p text:style-name="P12">CREATE<text:span text:style-name="T28"> </text:span>VIEW<text:span text:style-name="T28"> QueryName </text:span>AS<text:span text:style-name="T28"> </text:span>SELECT<text:span text:style-name="T28"> </text:span><text:span text:style-name="T15">...</text:span></text:p>
      <text:p text:style-name="P12">SELECT<text:span text:style-name="T28"> </text:span><text:span text:style-name="T15">*</text:span><text:span text:style-name="T28"> </text:span>FROM<text:span text:style-name="T28"> QueryName</text:span><text:span text:style-name="T15">;</text:span></text:p>
      <text:p text:style-name="P39"/>
      <text:p text:style-name="P7">DROP VIEW IF EXISTS QueryOne;</text:p>
      <text:p text:style-name="P7">CREATE VIEW QueryOne AS</text:p>
      <text:p text:style-name="P7">SELECT Code, Name AS 'Country Name', Continent, Population FROM Country WHERE Continent IN ('Asia', 'Europe') ORDER BY Population DESC LIMIT 10;</text:p>
      <text:p text:style-name="P7">SELECT * FROM QueryOne;</text:p>
      <text:p text:style-name="P39"/>
      <text:p text:style-name="P39"/>
      <text:p text:style-name="P39"/>
      <text:p text:style-name="P39"/>
      <text:p text:style-name="P39"/>
      <text:p text:style-name="P39"/>
      <text:h text:style-name="P70" text:outline-level="2">STORED PROCEDURES</text:h>
      <text:p text:style-name="P39">SQLite doesn’t have them</text:p>
      <text:p text:style-name="P39"/>
      <text:p text:style-name="P15">For SQL Server:</text:p>
      <text:p text:style-name="P15"><text:a xlink:type="simple" xlink:href="https://www.mssqltips.com/sqlservertutorial/161/creating-a-simple-stored-procedure/" text:style-name="Internet_20_link" text:visited-style-name="Visited_20_Internet_20_Link"><text:span text:style-name="T35">https://www.mssqltips.com/sqlservertutorial/161/creating-a-simple-stored-procedure/</text:span></text:a> </text:p>
      <text:p text:style-name="P15"/>
      <text:p text:style-name="P15"><text:a xlink:type="simple" xlink:href="https://msdn.microsoft.com/en-GB/library/ms345415.aspx" text:style-name="Internet_20_link" text:visited-style-name="Visited_20_Internet_20_Link"><text:span text:style-name="T35">https://msdn.microsoft.com/en-GB/library/ms345415.aspx</text:span></text:a></text:p>
      <text:p text:style-name="P15"/>
      <text:p text:style-name="P15"><text:a xlink:type="simple" xlink:href="https://msdn.microsoft.com/en-us/library/ms187926.aspx" text:style-name="Internet_20_link" text:visited-style-name="Visited_20_Internet_20_Link"><text:span text:style-name="T35">https://msdn.microsoft.com/en-us/library/ms187926.aspx</text:span></text:a> </text:p>
      <text:p text:style-name="P39"/>
      <text:p text:style-name="P39"/>
      <text:p text:style-name="P39"/>
      <text:p text:style-name="P39"/>
      <text:h text:style-name="P70" text:outline-level="2">MERGE (SQL Server)</text:h>
      <text:p text:style-name="P39"/>
      <text:p text:style-name="P3">MERGE</text:p>
      <text:p text:style-name="P11"><text:span text:style-name="T1">MERGE</text:span> TableToBeUpdated</text:p>
      <text:p text:style-name="P11"><text:span text:style-name="T1">USING</text:span> TableWithUpdates</text:p>
      <text:p text:style-name="P11"><text:span text:style-name="T1">ON</text:span> TableToBeUpdated.ID = TableWithUpdates.ID</text:p>
      <text:p text:style-name="P11"><text:span text:style-name="T1">WHEN</text:span> <text:span text:style-name="T1">MATCHED</text:span> </text:p>
      <text:p text:style-name="P11"><text:span text:style-name="T1">AND</text:span> TableWithUpdates.FieldX IS NOT NULL</text:p>
      <text:p text:style-name="P81">THEN</text:p>
      <text:p text:style-name="P81">UPDATE</text:p>
      <text:p text:style-name="P11"><text:span text:style-name="T1">SET</text:span> TableToBeUpdated.FieldX = TableWithUpdates.FieldX;</text:p>
      <text:p text:style-name="P91"/>
      <text:p text:style-name="P91"/>
      <text:p text:style-name="P15">TableToBeUpdated is the TARGET table</text:p>
      <text:p text:style-name="P91"/>
      <text:p text:style-name="P91"><text:soft-page-break/></text:p>
      <text:p text:style-name="P91"/>
      <text:p text:style-name="P11"><text:span text:style-name="T1">MERGE</text:span> TableToBeUpdated</text:p>
      <text:p text:style-name="P11"><text:span text:style-name="T1">USING</text:span> TableWithUpdates</text:p>
      <text:p text:style-name="P11"><text:span text:style-name="T1">ON</text:span> TableToBeUpdated.ID = TableWithUpdates.ID</text:p>
      <text:p text:style-name="P11"><text:span text:style-name="T1">WHEN</text:span> <text:span text:style-name="T1">NOT MATCHED</text:span> <text:span text:style-name="T1">BY TARGET</text:span> </text:p>
      <text:p text:style-name="P81">THEN</text:p>
      <text:p text:style-name="P11"><text:span text:style-name="T1">INSERT</text:span> (FirstName, LastName, Phone)</text:p>
      <text:p text:style-name="P11"><text:span text:style-name="T1">VALUES</text:span> (TableWithUpdates.FirstName, TableWithUpdates.LastName, TableWithUpdates.Phone);</text:p>
      <text:p text:style-name="P91"/>
      <text:p text:style-name="P91"/>
      <text:p text:style-name="P5"><text:span text:style-name="T22">USE</text:span> PracticeDatabase<text:span text:style-name="T15">;</text:span></text:p>
      <text:p text:style-name="P51">--Create tables</text:p>
      <text:p text:style-name="P5"><text:span text:style-name="T22">DROP</text:span> <text:span text:style-name="T22">TABLE</text:span> <text:span text:style-name="T22">IF</text:span> <text:span text:style-name="T15">EXISTS</text:span> TableToBeUpdated<text:span text:style-name="T15">;</text:span><text:span text:style-name="T22">DROP</text:span> <text:span text:style-name="T22">TABLE</text:span> <text:span text:style-name="T22">IF</text:span> <text:span text:style-name="T15">EXISTS</text:span> TableWithUpdates<text:span text:style-name="T15">;</text:span></text:p>
      <text:p text:style-name="P5"><text:span text:style-name="T22">CREATE</text:span> <text:span text:style-name="T22">TABLE</text:span> TableToBeUpdated<text:span text:style-name="T15">(</text:span>ID <text:span text:style-name="T22">INTEGER</text:span> <text:span text:style-name="T22">PRIMARY</text:span> <text:span text:style-name="T22">KEY</text:span> <text:span text:style-name="T22">IDENTITY</text:span><text:span text:style-name="T15">(</text:span>1<text:span text:style-name="T15">,</text:span>1<text:span text:style-name="T15">)</text:span> <text:span text:style-name="T15">NOT</text:span> <text:span text:style-name="T15">NULL,</text:span> Field1 <text:span text:style-name="T22">INTEGER</text:span> <text:span text:style-name="T22">DEFAULT</text:span> 1<text:span text:style-name="T15">,</text:span> Field2 <text:span text:style-name="T22">TEXT</text:span> <text:span text:style-name="T15">NULL);</text:span></text:p>
      <text:p text:style-name="P5"><text:span text:style-name="T22">CREATE</text:span> <text:span text:style-name="T22">TABLE</text:span> TableWithUpdates<text:span text:style-name="T15">(</text:span>ID <text:span text:style-name="T22">INTEGER</text:span> <text:span text:style-name="T22">PRIMARY</text:span> <text:span text:style-name="T22">KEY</text:span> <text:span text:style-name="T15">NOT</text:span> <text:span text:style-name="T15">NULL,</text:span> Field1 <text:span text:style-name="T22">INTEGER</text:span> <text:span text:style-name="T22">DEFAULT</text:span> 1<text:span text:style-name="T15">,</text:span> Field2 <text:span text:style-name="T22">TEXT</text:span> <text:span text:style-name="T15">NULL);</text:span></text:p>
      <text:p text:style-name="P62">GO</text:p>
      <text:p text:style-name="P51">--Insert rows</text:p>
      <text:p text:style-name="P5"><text:span text:style-name="T22">INSERT</text:span> <text:span text:style-name="T22">INTO</text:span> TableToBeUpdated <text:span text:style-name="T22">VALUES</text:span><text:span text:style-name="T15">(</text:span>100<text:span text:style-name="T15">,</text:span> <text:span text:style-name="T36">'one'</text:span><text:span text:style-name="T15">);</text:span></text:p>
      <text:p text:style-name="P5"><text:span text:style-name="T22">INSERT</text:span> <text:span text:style-name="T22">INTO</text:span> TableToBeUpdated <text:span text:style-name="T22">VALUES</text:span><text:span text:style-name="T15">(</text:span>200<text:span text:style-name="T15">,</text:span> <text:span text:style-name="T36">'two'</text:span><text:span text:style-name="T15">);</text:span></text:p>
      <text:p text:style-name="P5"><text:span text:style-name="T22">INSERT</text:span> <text:span text:style-name="T22">INTO</text:span> TableToBeUpdated <text:span text:style-name="T22">VALUES</text:span><text:span text:style-name="T15">(</text:span>300<text:span text:style-name="T15">,</text:span> <text:span text:style-name="T36">'three'</text:span><text:span text:style-name="T15">);</text:span></text:p>
      <text:p text:style-name="P5"/>
      <text:p text:style-name="P5"><text:span text:style-name="T22">INSERT</text:span> <text:span text:style-name="T22">INTO</text:span> TableWithUpdates <text:span text:style-name="T22">VALUES</text:span><text:span text:style-name="T15">(</text:span>3<text:span text:style-name="T15">,</text:span> 333<text:span text:style-name="T15">,</text:span> <text:span text:style-name="T36">'drei'</text:span><text:span text:style-name="T15">);</text:span></text:p>
      <text:p text:style-name="P5"><text:span text:style-name="T22">INSERT</text:span> <text:span text:style-name="T22">INTO</text:span> TableWithUpdates <text:span text:style-name="T22">VALUES</text:span><text:span text:style-name="T15">(</text:span>4<text:span text:style-name="T15">,</text:span> 400<text:span text:style-name="T15">,</text:span> <text:span text:style-name="T36">'new'</text:span><text:span text:style-name="T15">);</text:span></text:p>
      <text:p text:style-name="P5"/>
      <text:p text:style-name="P5"><text:span text:style-name="T22">SELECT</text:span> <text:span text:style-name="T15">*</text:span> <text:span text:style-name="T22">FROM</text:span> TableToBeUpdated<text:span text:style-name="T15">;</text:span><text:span text:style-name="T22">SELECT</text:span> <text:span text:style-name="T15">*</text:span> <text:span text:style-name="T22">FROM</text:span> TableWithUpdates<text:span text:style-name="T15">;</text:span></text:p>
      <text:p text:style-name="P51">--Demonstrate merging</text:p>
      <text:p text:style-name="P5"><text:span text:style-name="T22">MERGE</text:span> TableToBeUpdated <text:span text:style-name="T22">USING</text:span> TableWithUpdates <text:span text:style-name="T22">ON</text:span> TableToBeUpdated<text:span text:style-name="T15">.</text:span>ID <text:span text:style-name="T15">=</text:span> TableWithUpdates<text:span text:style-name="T15">.</text:span>ID</text:p>
      <text:p text:style-name="P5"><text:span text:style-name="T22">WHEN</text:span> <text:span text:style-name="T15">MATCHED</text:span> <text:span text:style-name="T22">THEN</text:span></text:p>
      <text:p text:style-name="P5"><text:span text:style-name="T8">UPDATE</text:span> <text:span text:style-name="T22">SET</text:span> TableToBeUpdated<text:span text:style-name="T15">.</text:span>Field1 <text:span text:style-name="T15">=</text:span> TableWithUpdates<text:span text:style-name="T15">.</text:span>Field1<text:span text:style-name="T15">,</text:span> TableToBeUpdated<text:span text:style-name="T15">.</text:span>Field2 <text:span text:style-name="T15">=</text:span> TableWithUpdates<text:span text:style-name="T15">.</text:span>Field2<text:span text:style-name="T15">;</text:span></text:p>
      <text:p text:style-name="P5"/>
      <text:p text:style-name="P5"><text:span text:style-name="T22">MERGE</text:span> TableToBeUpdated <text:span text:style-name="T22">USING</text:span> TableWithUpdates <text:span text:style-name="T22">ON</text:span> TableToBeUpdated<text:span text:style-name="T15">.</text:span>ID <text:span text:style-name="T15">=</text:span> TableWithUpdates<text:span text:style-name="T15">.</text:span>ID</text:p>
      <text:p text:style-name="P5"><text:span text:style-name="T22">WHEN</text:span> <text:span text:style-name="T15">NOT</text:span> <text:span text:style-name="T15">MATCHED</text:span> <text:span text:style-name="T22">BY</text:span> <text:span text:style-name="T22">TARGET</text:span> <text:span text:style-name="T22">THEN</text:span></text:p>
      <text:p text:style-name="P5"><text:span text:style-name="T22">INSERT </text:span><text:span text:style-name="T15">(</text:span>Field1<text:span text:style-name="T15">,</text:span> Field2<text:span text:style-name="T15">)</text:span> <text:span text:style-name="T22">VALUES </text:span><text:span text:style-name="T15">(</text:span>TableWithUpdates<text:span text:style-name="T15">.</text:span>Field1<text:span text:style-name="T15">,</text:span> TableWithUpdates<text:span text:style-name="T15">.</text:span>Field2<text:span text:style-name="T15">);</text:span></text:p>
      <text:p text:style-name="P5"/>
      <text:p text:style-name="P5"><text:span text:style-name="T22">SELECT</text:span> <text:span text:style-name="T15">*</text:span> <text:span text:style-name="T22">FROM</text:span> TableToBeUpdated<text:span text:style-name="T15">;</text:span></text:p>
      <text:p text:style-name="P91"/>
      <text:p text:style-name="P91"/>
      <text:p text:style-name="P91"/>
      <text:p text:style-name="P3">more consice formulas:</text:p>
      <text:p text:style-name="P11"><text:span text:style-name="T1">MERGE</text:span> TableToBeUpdated <text:span text:style-name="T1">USING</text:span> TableWithUpdates <text:span text:style-name="T1">ON</text:span> TableToBeUpdated.ID = TableWithUpdates.ID</text:p>
      <text:p text:style-name="P11"><text:span text:style-name="T1">WHEN</text:span> <text:span text:style-name="T1">MATCHED</text:span> <text:span text:style-name="T1">THEN</text:span></text:p>
      <text:p text:style-name="P11">UPDATE SET <text:span text:style-name="T47">TableToBeUpdated.Field1 = TableWithUpdates.Field1, TableToBeUpdated.Field2 = TableWithUpdates.Field2;</text:span></text:p>
      <text:p text:style-name="P55"/>
      <text:p text:style-name="P11"><text:span text:style-name="T1">MERGE</text:span> TableToBeUpdated <text:span text:style-name="T1">USING</text:span> TableWithUpdates <text:span text:style-name="T1">ON</text:span> TableToBeUpdated.ID = TableWithUpdates.ID</text:p>
      <text:p text:style-name="P11"><text:span text:style-name="T1">WHEN</text:span> <text:span text:style-name="T1">NOT</text:span> <text:span text:style-name="T1">MATCHED</text:span> <text:span text:style-name="T1">BY</text:span> <text:span text:style-name="T1">TARGET</text:span> <text:span text:style-name="T1">THEN</text:span></text:p>
      <text:p text:style-name="P11">INSERT (Field1, Field2) VALUES (TableWithUpdates.Field1, TableWithUpdates.Field2);</text:p>
      <text:p text:style-name="P91"/>
      <text:p text:style-name="P91"/>
      <text:p text:style-name="P91"/>
      <text:p text:style-name="P91"/>
      <text:p text:style-name="P91"/>
      <text:p text:style-name="P91"/>
      <text:h text:style-name="Heading_20_1" text:outline-level="1"><text:soft-page-break/>INDEX</text:h>
      <text:p text:style-name="P91"/>
      <text:p text:style-name="P91"/>
      <text:p text:style-name="P78"/>
      <text:p text:style-name="P121">CREATE INDEX</text:p>
      <text:p text:style-name="P121">CREATE INDEX person_index ON stars (person_id);</text:p>
      <text:p text:style-name="P121">CREATE INDEX show_index ON stars (show_id);</text:p>
      <text:p text:style-name="P121">CREATE INDEX name_index ON people (name);</text:p>
      <text:p text:style-name="P78"/>
      <text:p text:style-name="P78"/>
      <text:p text:style-name="P91"/>
      <text:p text:style-name="_2e_Vocabulary">DROP INDEX IF EXISTS <text:span text:style-name="T62">ix</text:span>;</text:p>
      <text:p text:style-name="_2e_Vocabulary">CREATE INDEX <text:span text:style-name="T62">ix </text:span>ON <text:span text:style-name="T62">t</text:span> (<text:span text:style-name="T62">field</text:span>);</text:p>
      <text:p text:style-name="P46"/>
      <text:p text:style-name="P46"/>
      <text:p text:style-name="P46"/>
      <text:p text:style-name="P46"/>
      <text:p text:style-name="P46"/>
      <text:p text:style-name="P46"/>
      <text:p text:style-name="P39"/>
      <text:p text:style-name="P39"/>
      <text:p text:style-name="P39"/>
      <text:h text:style-name="P70" text:outline-level="2">VARIOUS TOPICS / EXCERCISES</text:h>
      <text:p text:style-name="P71"/>
      <text:p text:style-name="P71"/>
      <text:p text:style-name="P71"/>
      <text:p text:style-name="P71"/>
      <text:p text:style-name="P71"/>
      <text:p text:style-name="P7">CREATE TABLE Employee(</text:p>
      <text:p text:style-name="P7"><text:s/>ID INTEGER,</text:p>
      <text:p text:style-name="P7"><text:s/>Name TEXT,</text:p>
      <text:p text:style-name="P7"><text:s/>DeptID INTEGER);</text:p>
      <text:p text:style-name="P7"/>
      <text:p text:style-name="P7">SELECT * FROM Employee;</text:p>
      <text:p text:style-name="P7"/>
      <text:p text:style-name="P7">INSERT INTO Employee VALUES(1, 'John White', 2);</text:p>
      <text:p text:style-name="P7">INSERT INTO Employee VALUES(2, 'Mark Boldwin', 1);</text:p>
      <text:p text:style-name="P7">INSERT INTO Employee VALUES(3, 'Mary Hansen', NULL);</text:p>
      <text:p text:style-name="P7">INSERT INTO Employee VALUES(4, 'Lynda Black', 3);</text:p>
      <text:p text:style-name="P7">INSERT INTO Employee VALUES(5, 'Bill Green', 1);</text:p>
      <text:p text:style-name="P7">SELECT * FROM Employee;</text:p>
      <text:p text:style-name="P7"/>
      <text:p text:style-name="P7">DELETE FROM Employee;</text:p>
      <text:p text:style-name="P7">SELECT * FROM Employee;</text:p>
      <text:p text:style-name="P7"/>
      <text:p text:style-name="P7">INSERT INTO Employee VALUES(1, 'Bill Green', null);</text:p>
      <text:p text:style-name="P7">INSERT INTO Employee(ID, Name) VALUES((SELECT COUNT(*) FROM Employee)+1, 'John White');</text:p>
      <text:p text:style-name="P7">INSERT INTO Employee(ID, Name) VALUES((SELECT COUNT(*) FROM Employee)+1, 'Lynda Black');</text:p>
      <text:p text:style-name="P7">SELECT * FROM Employee;</text:p>
      <text:p text:style-name="P7"/>
      <text:p text:style-name="P7">SELECT * FROM Employee WHERE ID = (SELECT COUNT(*) FROM Employee);</text:p>
      <text:p text:style-name="P7">UPDATE Employee SET Name = 'Last Entry', DeptID = 4 WHERE ID = (SELECT COUNT(*) FROM Employee);</text:p>
      <text:p text:style-name="P7">SELECT * FROM Employee;</text:p>
      <text:p text:style-name="P7"/>
      <text:p text:style-name="P7">DROP TABLE Employee;</text:p>
      <text:p text:style-name="P7">SELECT * FROM Employee;</text:p>
      <text:p text:style-name="P71"/>
      <text:p text:style-name="P71"/>
      <text:p text:style-name="P7">SELECT Continent FROM Country GROUP BY Continent ORDER BY Continent ASC;</text:p>
      <text:p text:style-name="P7">CREATE TABLE tbl_Continent(ID INTEGER, Continent TEXT);</text:p>
      <text:p text:style-name="P7">INSERT INTO tbl_Continent(Continent) SELECT Continent FROM Country GROUP BY Continent ORDER BY Continent ASC;</text:p>
      <text:p text:style-name="P7"><text:soft-page-break/>UPDATE tbl_Continent SET ID = 1 WHERE Continent = (SELECT MIN(Continent) FROM tbl_Continent);</text:p>
      <text:p text:style-name="P7"/>
      <text:p text:style-name="P7">-- building blocks --</text:p>
      <text:p text:style-name="P7">SELECT MAX(ID)+1 FROM tbl_Continent;</text:p>
      <text:p text:style-name="P7">SELECT Continent FROM tbl_Continent WHERE ID IS NULL;</text:p>
      <text:p text:style-name="P7">SELECT MIN(Continent ) FROM (SELECT Continent FROM tbl_Continent WHERE ID IS NULL);</text:p>
      <text:p text:style-name="P7"/>
      <text:p text:style-name="P7">-- six instances of the same UPDATE query --</text:p>
      <text:p text:style-name="P7">UPDATE tbl_Continent SET ID = (SELECT MAX(ID)+1 FROM tbl_Continent) WHERE Continent = (SELECT MIN(Continent) FROM (SELECT Continent FROM tbl_Continent WHERE ID IS NULL));</text:p>
      <text:p text:style-name="P7">UPDATE tbl_Continent SET ID = (SELECT MAX(ID)+1 FROM tbl_Continent) WHERE Continent = (SELECT MIN(Continent) FROM (SELECT Continent FROM tbl_Continent WHERE ID IS NULL));</text:p>
      <text:p text:style-name="P7">UPDATE tbl_Continent SET ID = (SELECT MAX(ID)+1 FROM tbl_Continent) WHERE Continent = (SELECT MIN(Continent) FROM (SELECT Continent FROM tbl_Continent WHERE ID IS NULL));</text:p>
      <text:p text:style-name="P7">UPDATE tbl_Continent SET ID = (SELECT MAX(ID)+1 FROM tbl_Continent) WHERE Continent = (SELECT MIN(Continent) FROM (SELECT Continent FROM tbl_Continent WHERE ID IS NULL));</text:p>
      <text:p text:style-name="P7">UPDATE tbl_Continent SET ID = (SELECT MAX(ID)+1 FROM tbl_Continent) WHERE Continent = (SELECT MIN(Continent) FROM (SELECT Continent FROM tbl_Continent WHERE ID IS NULL));</text:p>
      <text:p text:style-name="P7">UPDATE tbl_Continent SET ID = (SELECT MAX(ID)+1 FROM tbl_Continent) WHERE Continent = (SELECT MIN(Continent) FROM (SELECT Continent FROM tbl_Continent WHERE ID IS NULL));</text:p>
      <text:p text:style-name="P7"/>
      <text:p text:style-name="P7">SELECT * FROM tbl_Continent;</text:p>
      <text:p text:style-name="P7"/>
      <text:p text:style-name="P7">-- final joined query --</text:p>
      <text:p text:style-name="P7">SELECT Name AS CountryName, Continent, Population FROM Country WHERE Population &gt; 50000000;</text:p>
      <text:p text:style-name="P7"/>
      <text:p text:style-name="P7">SELECT * FROM </text:p>
      <text:p text:style-name="P7">(SELECT Name AS CountryName, Continent, Population FROM Country WHERE Population &gt; 50000000) AS t1</text:p>
      <text:p text:style-name="P7">JOIN tbl_Continent</text:p>
      <text:p text:style-name="P7">ON t1.Continent = tbl_Continent.Continent;</text:p>
      <text:p text:style-name="P7"/>
      <text:p text:style-name="P7">SELECT t1.CountryName, t2.ID, t1.Population</text:p>
      <text:p text:style-name="P7">FROM (SELECT Name AS CountryName, Continent, Population FROM Country WHERE Population &gt; 50000000) AS t1</text:p>
      <text:p text:style-name="P7">JOIN tbl_Continent AS t2</text:p>
      <text:p text:style-name="P7">ON t1.Continent = t2.Continent;</text:p>
      <text:p text:style-name="P7"/>
      <text:p text:style-name="P7">SELECT t1.CountryName AS 'Country', t2.ID AS 'Continent ID', (t1.Population / 1000000) AS 'Population in millions'</text:p>
      <text:p text:style-name="P7">FROM (SELECT Name AS CountryName, Continent, Population FROM Country WHERE Population &gt; 50000000) AS t1</text:p>
      <text:p text:style-name="P7">JOIN tbl_Continent AS t2</text:p>
      <text:p text:style-name="P7">ON t1.Continent = t2.Continent</text:p>
      <text:p text:style-name="P7">ORDER BY t2.ID;</text:p>
      <text:p text:style-name="P7"/>
      <text:p text:style-name="P7">-- further experiments --</text:p>
      <text:p text:style-name="P7">SELECT <text:s/>t2.ID AS 'Continent ID', COUNT(t1.CountryName), SUM(t1.Population)</text:p>
      <text:p text:style-name="P7">FROM (SELECT Name AS CountryName, Continent, Population FROM Country WHERE Population &gt; 50000000) AS t1</text:p>
      <text:p text:style-name="P7">JOIN tbl_Continent AS t2</text:p>
      <text:p text:style-name="P7">ON t1.Continent = t2.Continent</text:p>
      <text:p text:style-name="P7">GROUP BY t2.ID;</text:p>
      <text:p text:style-name="P7"/>
      <text:p text:style-name="P7">SELECT * FROM (</text:p>
      <text:p text:style-name="P7"><text:s/>SELECT <text:s/>t2.ID AS 'Continent ID', COUNT(t1.CountryName), SUM(t1.Population)</text:p>
      <text:p text:style-name="P7"><text:s/>FROM (SELECT Name AS CountryName, Continent, Population FROM Country WHERE Population &gt; 50000000) AS t1</text:p>
      <text:p text:style-name="P7"><text:s/>JOIN tbl_Continent AS t2</text:p>
      <text:p text:style-name="P7"><text:s/>ON t1.Continent = t2.Continent</text:p>
      <text:p text:style-name="P7"><text:s/>GROUP BY t2.ID) AS t1</text:p>
      <text:p text:style-name="P7">JOIN tbl_Continent AS t2</text:p>
      <text:p text:style-name="P7">ON t1.'Continent ID' = t2.ID;</text:p>
      <text:p text:style-name="P7"/>
      <text:p text:style-name="P7">DROP TABLE IF EXISTS tbl_Continent;</text:p>
      <text:p text:style-name="P71"/>
      <text:p text:style-name="P71"/>
      <text:p text:style-name="P71"/>
      <text:p text:style-name="P7">CREATE TABLE tbl_Continent(ID INTEGER, Continent TEXT);</text:p>
      <text:p text:style-name="P7">INSERT INTO tbl_Continent(Continent) SELECT Continent FROM Country GROUP BY Continent ORDER BY Continent ASC;</text:p>
      <text:p text:style-name="P7">UPDATE tbl_Continent SET ID = 1 WHERE Continent = (SELECT MIN(Continent) FROM tbl_Continent);</text:p>
      <text:p text:style-name="P7"/>
      <text:p text:style-name="P7">UPDATE tbl_Continent SET ID = (SELECT MAX(ID)+1 FROM tbl_Continent) WHERE Continent = (SELECT MIN(Continent) FROM (SELECT Continent FROM tbl_Continent WHERE ID IS NULL));</text:p>
      <text:p text:style-name="P7"><text:soft-page-break/>UPDATE tbl_Continent SET ID = (SELECT MAX(ID)+1 FROM tbl_Continent) WHERE Continent = (SELECT MIN(Continent) FROM (SELECT Continent FROM tbl_Continent WHERE ID IS NULL));</text:p>
      <text:p text:style-name="P7">UPDATE tbl_Continent SET ID = (SELECT MAX(ID)+1 FROM tbl_Continent) WHERE Continent = (SELECT MIN(Continent) FROM (SELECT Continent FROM tbl_Continent WHERE ID IS NULL));</text:p>
      <text:p text:style-name="P7">UPDATE tbl_Continent SET ID = (SELECT MAX(ID)+1 FROM tbl_Continent) WHERE Continent = (SELECT MIN(Continent) FROM (SELECT Continent FROM tbl_Continent WHERE ID IS NULL));</text:p>
      <text:p text:style-name="P7">UPDATE tbl_Continent SET ID = (SELECT MAX(ID)+1 FROM tbl_Continent) WHERE Continent = (SELECT MIN(Continent) FROM (SELECT Continent FROM tbl_Continent WHERE ID IS NULL));</text:p>
      <text:p text:style-name="P7">UPDATE tbl_Continent SET ID = (SELECT MAX(ID)+1 FROM tbl_Continent) WHERE Continent = (SELECT MIN(Continent) FROM (SELECT Continent FROM tbl_Continent WHERE ID IS NULL));</text:p>
      <text:p text:style-name="P7"/>
      <text:p text:style-name="P7">-- BEFORE</text:p>
      <text:p text:style-name="P7">SELECT * FROM tbl_Continent; </text:p>
      <text:p text:style-name="P7"/>
      <text:p text:style-name="P7">SELECT * FROM tbl_Continent WHERE ID = 4; </text:p>
      <text:p text:style-name="P7"><text:s text:c="2"/>DELETE FROM tbl_Continent WHERE ID = 4;</text:p>
      <text:p text:style-name="P7"/>
      <text:p text:style-name="P7">-- AFTER</text:p>
      <text:p text:style-name="P7">SELECT * FROM tbl_Continent;</text:p>
      <text:p text:style-name="P7"/>
      <text:p text:style-name="P7">DROP TABLE tbl_Continent;</text:p>
      <text:p text:style-name="P71"/>
      <text:p text:style-name="P71"/>
      <text:p text:style-name="P71"/>
      <text:p text:style-name="P3">Imitating Access’s Make Table query</text:p>
      <text:p text:style-name="P7">SELECT </text:p>
      <text:p text:style-name="P7">FirstName || ' ' || LastName AS 'Full Name',</text:p>
      <text:p text:style-name="P7">Region.StateID,</text:p>
      <text:p text:style-name="P7">RegionName,</text:p>
      <text:p text:style-name="P7"><text:s/>CASE </text:p>
      <text:p text:style-name="P7"><text:s text:c="2"/>WHEN RegionName = 'South' THEN 'Süd'</text:p>
      <text:p text:style-name="P7"><text:s text:c="2"/>WHEN RegionName IN ('West', 'Midwest') THEN 'Western Region'</text:p>
      <text:p text:style-name="P7"><text:s text:c="2"/>WHEN RegionName IN ('Northeast') AND Region.StateID IN ('CT') THEN 'Connecticut'</text:p>
      <text:p text:style-name="P7"><text:s text:c="2"/>WHEN RegionName = 'Northeast' AND Region.StateID = 'NY' THEN 'the same as above WHEN construct'</text:p>
      <text:p text:style-name="P7"><text:s/>END AS 'CASE Field WHEN'</text:p>
      <text:p text:style-name="P7"/>
      <text:p text:style-name="P7">FROM Customer JOIN Region ON Region.StateID = Customer.StateID;</text:p>
      <text:p text:style-name="P7"/>
      <text:p text:style-name="P7">-- embedd the above query into a new query --</text:p>
      <text:p text:style-name="P7">SELECT </text:p>
      <text:p text:style-name="P7">t.'Full Name' AS [Full Name], </text:p>
      <text:p text:style-name="P7">t.'CASE Field WHEN' AS 'Region Notes'</text:p>
      <text:p text:style-name="P7">FROM (</text:p>
      <text:p text:style-name="P7">SELECT </text:p>
      <text:p text:style-name="P7">FirstName || ' ' || LastName AS 'Full Name',</text:p>
      <text:p text:style-name="P7">Region.StateID,</text:p>
      <text:p text:style-name="P7">RegionName,</text:p>
      <text:p text:style-name="P7"><text:s/>CASE </text:p>
      <text:p text:style-name="P7"><text:s text:c="2"/>WHEN RegionName = 'South' THEN 'Süd'</text:p>
      <text:p text:style-name="P7"><text:s text:c="2"/>WHEN RegionName IN ('West', 'Midwest') THEN 'Western Region'</text:p>
      <text:p text:style-name="P7"><text:s text:c="2"/>WHEN RegionName IN ('Northeast') AND Region.StateID IN ('CT') THEN 'Connecticut'</text:p>
      <text:p text:style-name="P7"><text:s text:c="2"/>WHEN RegionName = 'Northeast' AND Region.StateID = 'NY' THEN 'the same as above WHEN construct'</text:p>
      <text:p text:style-name="P7"><text:s/>END AS 'CASE Field WHEN'</text:p>
      <text:p text:style-name="P7">FROM Customer JOIN Region ON Region.StateID = Customer.StateID</text:p>
      <text:p text:style-name="P7">) AS t</text:p>
      <text:p text:style-name="P7">ORDER BY [Full Name];</text:p>
      <text:p text:style-name="P7"/>
      <text:p text:style-name="P7">-- Create a new table --</text:p>
      <text:p text:style-name="P7">DROP TABLE IF EXISTS NewCustomer;</text:p>
      <text:p text:style-name="P7">CREATE TABLE NewCustomer(CustomerID INTEGER PRIMARY KEY, FullName TEXT, Region TEXT);</text:p>
      <text:p text:style-name="P7"/>
      <text:p text:style-name="P7">-- Insert into the new table --</text:p>
      <text:p text:style-name="P7">INSERT INTO NewCustomer(FullName, Region) </text:p>
      <text:p text:style-name="P7">SELECT </text:p>
      <text:p text:style-name="P7">t.'Full Name' AS [Full Name], </text:p>
      <text:p text:style-name="P7">t.'CASE Field WHEN' AS 'Region Notes'</text:p>
      <text:p text:style-name="P7">FROM (</text:p>
      <text:p text:style-name="P7">SELECT </text:p>
      <text:p text:style-name="P7">FirstName || ' ' || LastName AS 'Full Name',</text:p>
      <text:p text:style-name="P7">Region.StateID,</text:p>
      <text:p text:style-name="P7">RegionName,</text:p>
      <text:p text:style-name="P7"><text:s/>CASE </text:p>
      <text:p text:style-name="P7"><text:s text:c="2"/>WHEN RegionName = 'South' THEN 'Süd'</text:p>
      <text:p text:style-name="P7"><text:soft-page-break/><text:s text:c="2"/>WHEN RegionName IN ('West', 'Midwest') THEN 'Western Region'</text:p>
      <text:p text:style-name="P7"><text:s text:c="2"/>WHEN RegionName IN ('Northeast') AND Region.StateID IN ('CT') THEN 'Connecticut'</text:p>
      <text:p text:style-name="P7"><text:s text:c="2"/>WHEN RegionName = 'Northeast' AND Region.StateID = 'NY' THEN 'the same as above WHEN construct'</text:p>
      <text:p text:style-name="P7"><text:s/>END AS 'CASE Field WHEN'</text:p>
      <text:p text:style-name="P7">FROM Customer JOIN Region ON Region.StateID = Customer.StateID</text:p>
      <text:p text:style-name="P7">) AS t</text:p>
      <text:p text:style-name="P7">ORDER BY [Full Name];</text:p>
      <text:p text:style-name="P7"/>
      <text:p text:style-name="P7">SELECT * FROM NewCustomer;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69" text:outline-level="1">ORACLE</text:h>
      <text:p text:style-name="P91"/>
      <text:p text:style-name="P18">SQL Oracle Reference</text:p>
      <text:p text:style-name="P18"><text:a xlink:type="simple" xlink:href="https://docs.oracle.com/en/database/oracle/oracle-database/18/sqlrf/Aggregate-Functions.html#GUID-62BE676B-AF18-4E63-BD14-25206FEA0848" text:style-name="Internet_20_link" text:visited-style-name="Visited_20_Internet_20_Link">https://docs.oracle.com/en/database/oracle/oracle-database/18/sqlrf/Aggregate-Functions.html#GUID-62BE676B-AF18-4E63-BD14-25206FEA0848</text:a> </text:p>
      <text:p text:style-name="P91"/>
      <text:p text:style-name="P91"/>
      <text:p text:style-name="P91"/>
      <text:p text:style-name="P111"><text:span text:style-name="T23">DECLARE</text:span><text:span text:style-name="T29"> @dt </text:span><text:span text:style-name="T23">DATE</text:span><text:span text:style-name="T29"> </text:span><text:span text:style-name="T16">=</text:span><text:span text:style-name="T29"> </text:span><text:span text:style-name="T37">'2000-01-01'</text:span></text:p>
      <text:p text:style-name="P111"><text:span text:style-name="T23">DECLARE</text:span><text:span text:style-name="T29"> @dt2 </text:span><text:span text:style-name="T23">DATE</text:span><text:span text:style-name="T29"> </text:span><text:span text:style-name="T16">=</text:span><text:span text:style-name="T29"> </text:span><text:span text:style-name="T9">GETDATE</text:span><text:span text:style-name="T16">()</text:span></text:p>
      <text:p text:style-name="P56"/>
      <text:p text:style-name="P111"><text:span text:style-name="T23">SELECT</text:span><text:span text:style-name="T29"> </text:span><text:span text:style-name="T37">'YES'</text:span><text:span text:style-name="T29"> </text:span><text:span text:style-name="T23">WHERE</text:span><text:span text:style-name="T29"> @dt </text:span><text:span text:style-name="T16">&lt;</text:span><text:span text:style-name="T29"> @dt2</text:span><text:span text:style-name="T16">;</text:span></text:p>
      <text:p text:style-name="P41"/>
      <text:p text:style-name="P41"/>
      <text:p text:style-name="P76"/>
      <text:p text:style-name="P76"/>
      <text:p text:style-name="P110">DECLARE</text:p>
      <text:p text:style-name="P111"><text:span text:style-name="T24">DECLARE</text:span><text:span text:style-name="T30"> @s </text:span><text:span text:style-name="T24">VARCHAR</text:span><text:span text:style-name="T17">(</text:span><text:span text:style-name="T30">20</text:span><text:span text:style-name="T17">)</text:span><text:span text:style-name="T30"> </text:span><text:span text:style-name="T17">=</text:span><text:span text:style-name="T30"> </text:span><text:span text:style-name="T38">'Halöchen!'</text:span><text:span text:style-name="T17">;</text:span></text:p>
      <text:p text:style-name="P111"><text:span text:style-name="T24">DECLARE</text:span><text:span text:style-name="T30"> @c </text:span><text:span text:style-name="T24">MONEY</text:span><text:span text:style-name="T30"> </text:span><text:span text:style-name="T17">=</text:span><text:span text:style-name="T30"> 12.55</text:span><text:span text:style-name="T17">,</text:span><text:span text:style-name="T30"> @r </text:span><text:span text:style-name="T24">REAL</text:span><text:span text:style-name="T30"> </text:span><text:span text:style-name="T17">=</text:span><text:span text:style-name="T30"> </text:span><text:span text:style-name="T17">-</text:span><text:span text:style-name="T30">5.75</text:span><text:span text:style-name="T17">,</text:span><text:span text:style-name="T30"> @i </text:span><text:span text:style-name="T24">INT</text:span><text:span text:style-name="T30"> </text:span><text:span text:style-name="T17">=</text:span><text:span text:style-name="T30"> 3</text:span><text:span text:style-name="T17">;</text:span></text:p>
      <text:p text:style-name="P111"><text:span text:style-name="T24">SELECT</text:span><text:span text:style-name="T30"> @s</text:span><text:span text:style-name="T17">,</text:span><text:span text:style-name="T30"> @c</text:span><text:span text:style-name="T17">,</text:span><text:span text:style-name="T30"> @r </text:span><text:span text:style-name="T17">+</text:span><text:span text:style-name="T30"> @i</text:span><text:span text:style-name="T17">,</text:span><text:span text:style-name="T30"> @i </text:span><text:span text:style-name="T17">/</text:span><text:span text:style-name="T30"> 2</text:span><text:span text:style-name="T17">,</text:span><text:span text:style-name="T30"> @i </text:span><text:span text:style-name="T17">/</text:span><text:span text:style-name="T30"> 2.0</text:span><text:span text:style-name="T17">,</text:span><text:span text:style-name="T30"> </text:span><text:span text:style-name="T10">CAST</text:span><text:span text:style-name="T17">(</text:span><text:span text:style-name="T30">@i </text:span><text:span text:style-name="T24">AS</text:span><text:span text:style-name="T30"> </text:span><text:span text:style-name="T24">REAL</text:span><text:span text:style-name="T17">)</text:span><text:span text:style-name="T30"> </text:span><text:span text:style-name="T17">/</text:span><text:span text:style-name="T30"> 2 </text:span><text:span text:style-name="T24">AS</text:span><text:span text:style-name="T30"> </text:span><text:span text:style-name="T38">'Column x'</text:span><text:span text:style-name="T17">;</text:span></text:p>
      <text:p text:style-name="P76"/>
      <text:p text:style-name="P91"/>
      <text:p text:style-name="P91"/>
      <text:p text:style-name="P3">Create a table in Oracle</text:p>
      <text:p text:style-name="P21">DROP TABLE employee PURGE;</text:p>
      <text:p text:style-name="P21"/>
      <text:p text:style-name="P21">CREATE TABLE employee</text:p>
      <text:p text:style-name="P21">( </text:p>
      <text:p text:style-name="P21"><text:s text:c="2"/>employeeid NUMBER(5) NOT NULL,</text:p>
      <text:p text:style-name="P21"><text:s text:c="2"/>fullname VARCHAR(50) NOT NULL,</text:p>
      <text:p text:style-name="P21"><text:s text:c="2"/>deptid NUMBER(1) NULL,</text:p>
      <text:p text:style-name="P21"><text:s text:c="2"/>hiredate date NULL,</text:p>
      <text:p text:style-name="P21"><text:s text:c="2"/>salary NUMBER(6,2) NULL,</text:p>
      <text:p text:style-name="P21"><text:s text:c="2"/>PRIMARY KEY (employeeid)</text:p>
      <text:p text:style-name="P21">);</text:p>
      <text:p text:style-name="P21"/>
      <text:p text:style-name="P21">INSERT INTO employee(employeeid, fullname, deptid, hiredate, salary) VALUES(1, 'John White', 9,<text:span text:style-name="T1"> '12-31-2017'</text:span>, 1750.55);</text:p>
      <text:p text:style-name="P21"><text:soft-page-break/>INSERT INTO employee(employeeid, fullname, deptid, hiredate) VALUES(2, 'Linda Cornell', 8, <text:span text:style-name="T1">'12/31/2017'</text:span>);</text:p>
      <text:p text:style-name="P21">INSERT INTO employee(employeeid, fullname, deptid, hiredate) VALUES(3, 'John Green', 8, <text:span text:style-name="T1">'12312017'</text:span>);</text:p>
      <text:p text:style-name="P91"/>
      <text:p text:style-name="P1">Dates format</text:p>
      <text:p text:style-name="P50">'12-31-2017'</text:p>
      <text:p text:style-name="P50">'12/31/2017'</text:p>
      <text:p text:style-name="P48">'12312017'</text:p>
      <text:p text:style-name="P91"/>
      <text:p text:style-name="P21">SELECT * FROM book WHERE pubdate <text:span text:style-name="T1">&gt;= '07/31/2012'</text:span></text:p>
      <text:p text:style-name="P22">SELECT * FROM book WHERE pubdate <text:span text:style-name="T1">BETWEEN '12-01-2012' AND '12/31/2012'</text:span></text:p>
      <text:p text:style-name="P91"/>
      <text:p text:style-name="P21">SELECT * FROM book</text:p>
      <text:p text:style-name="P21">WHERE type != 'business' AND type &lt;&gt; 'computer'</text:p>
      <text:p text:style-name="P21">AND title &gt;= 'G' OR title = 'Analyzing the Obsessive';</text:p>
      <text:p text:style-name="P91"/>
      <text:p text:style-name="P21">SELECT * FROM book</text:p>
      <text:p text:style-name="P21">WHERE type IN ('business','computer');</text:p>
      <text:p text:style-name="P91"/>
      <text:p text:style-name="P91"/>
      <text:p text:style-name="P10">Custom-columns</text:p>
      <text:p text:style-name="P72"/>
      <text:p text:style-name="P3">calculated columns</text:p>
      <text:p text:style-name="P21">SELECT title, price * ytd_sales * 1.05 AS "Revenue" FROM book;</text:p>
      <text:p text:style-name="P91"/>
      <text:p text:style-name="P3">dummy columns</text:p>
      <text:p text:style-name="P21">SELECT 'Column Values' AS "Column Values", name, address, 2*10, 3+10 "Column Name" FROM publisher;</text:p>
      <text:p text:style-name="P21">SELECT 'Column Values' "Column Values", 3+10 AS "Column Name", 3*10 FROM book;</text:p>
      <text:p text:style-name="P21">SELECT 'publisher' AS "Dummy Column", name, 'is based in' "Dummy Column2", address FROM publisher;</text:p>
      <text:p text:style-name="P21">SELECT CONCAT('The ','publisher') AS "Dummy Column", name, 'is based in' "Dummy Column2", city FROM publisher;</text:p>
      <text:p text:style-name="P91"/>
      <text:p text:style-name="P91"/>
      <text:p text:style-name="P107">SELECT title AS "Title", price, price*0.05 "Tax", CONCAT(price,title) AS "Bullshit", 'dummy cell' "Dummy Column" FROM book ORDER BY type,"Tax" DESC;</text:p>
      <text:p text:style-name="P91"/>
      <text:p text:style-name="P3">same</text:p>
      <text:p text:style-name="P11">SELECT * FROM author WHERE state='CA' OR state='IL'</text:p>
      <text:p text:style-name="P11">SELECT * FROM author WHERE state IN ('CA','IL')</text:p>
      <text:p text:style-name="P91"/>
      <text:p text:style-name="P3">NOT</text:p>
      <text:p text:style-name="P21">SELECT * FROM author<text:span text:style-name="T1"> WHERE NOT (</text:span>state<text:span text:style-name="T1">='CA' OR </text:span>state<text:span text:style-name="T1">='IL')</text:span></text:p>
      <text:p text:style-name="P21">SELECT * FROM author <text:span text:style-name="T1">WHERE </text:span>state<text:span text:style-name="T1"> NOT IN ('CA','IL')</text:span></text:p>
      <text:p text:style-name="P91"/>
      <text:p text:style-name="P21">SELECT * FROM author <text:span text:style-name="T1">WHERE </text:span>state<text:span text:style-name="T1"> != 'CA'</text:span>;</text:p>
      <text:p text:style-name="P21">SELECT * FROM author <text:span text:style-name="T1">WHERE NOT </text:span>state<text:span text:style-name="T1">='CA'</text:span>;</text:p>
      <text:p text:style-name="P91"/>
      <text:p text:style-name="P3">BETWEEN</text:p>
      <text:p text:style-name="P21">SELECT * FROM book <text:span text:style-name="T1">WHERE </text:span>price<text:span text:style-name="T1"> &gt;= 20 AND </text:span>price<text:span text:style-name="T1"> &lt;= 30</text:span>;</text:p>
      <text:p text:style-name="P21">SELECT * FROM book <text:span text:style-name="T1">WHERE </text:span>price<text:span text:style-name="T1"> BETWEEN 20 AND 30</text:span>;</text:p>
      <text:p text:style-name="P91"/>
      <text:p text:style-name="P3">NULL</text:p>
      <text:p text:style-name="P21">SELECT * FROM employee <text:span text:style-name="T1">WHERE </text:span>salary<text:span text:style-name="T1"> IS NOT NULL</text:span>;</text:p>
      <text:p text:style-name="P91"><text:soft-page-break/></text:p>
      <text:p text:style-name="P3">ORDER BY column number</text:p>
      <text:p text:style-name="P21">SELECT title, type, price FROM book ORDER BY 2,1</text:p>
      <text:p text:style-name="P21">SELECT title, type, price FROM book ORDER BY 2 DESC, 1 ASC</text:p>
      <text:p text:style-name="P91"/>
      <text:p text:style-name="P3">INNER JOIN</text:p>
      <text:p text:style-name="P21">SELECT name, title FROM publisher JOIN book USING (pub_id)</text:p>
      <text:p text:style-name="P21">SELECT * FROM book JOIN publisher USING (pub_id)</text:p>
      <text:p text:style-name="P21">SELECT book.title, publisher.name FROM book JOIN publisher USING (pub_id)</text:p>
      <text:p text:style-name="P21">SELECT book.title, publisher.name FROM book JOIN publisher ON book.pub_id = publisher.pub_id</text:p>
      <text:p text:style-name="P21">SELECT <text:span text:style-name="T1">book.*</text:span> FROM publisher INNER JOIN book ON (publisher.pub_id = book.pub_id)</text:p>
      <text:p text:style-name="P91"/>
      <text:p text:style-name="P21">SELECT </text:p>
      <text:p text:style-name="P21"><text:s text:c="2"/>r.*, </text:p>
      <text:p text:style-name="P21"><text:s text:c="2"/>publisher.name AS "name" </text:p>
      <text:p text:style-name="P21">FROM </text:p>
      <text:p text:style-name="P21">(publisher INNER JOIN book r ON (publisher.pub_id = r.pub_id))</text:p>
      <text:p text:style-name="P103">r = alias for book</text:p>
      <text:p text:style-name="P91"/>
      <text:p text:style-name="P21">SELECT </text:p>
      <text:p text:style-name="P21"><text:s text:c="2"/>r.*, </text:p>
      <text:p text:style-name="P21"><text:s text:c="2"/>lefttable.fieldname AS "fieldname" </text:p>
      <text:p text:style-name="P21">FROM </text:p>
      <text:p text:style-name="P21">(lefttable INNER JOIN righttable r ON (lefttable.fieldname= r.fieldname))</text:p>
      <text:p text:style-name="P91"/>
      <text:p text:style-name="P3">JOIN USING vs ON</text:p>
      <text:p text:style-name="P11">SELECT book.title, book.pub_id FROM publisher INNER JOIN book <text:span text:style-name="T1">ON</text:span> (publisher.pub_id = book.pub_id)</text:p>
      <text:p text:style-name="P11">SELECT book.title, pub_id FROM publisher INNER JOIN book <text:span text:style-name="T1">USING</text:span> (pub_id)</text:p>
      <text:p text:style-name="P91"/>
      <text:p text:style-name="P3">using aliases</text:p>
      <text:p text:style-name="P21">SELECT l.title, l.pub_id "Publisher ID", r.name AS "Publisher Name" FROM </text:p>
      <text:p text:style-name="P21">book l INNER JOIN publisher r ON (l.pub_id = r.pub_id)</text:p>
      <text:p text:style-name="P91"/>
      <text:p text:style-name="P3">compare these</text:p>
      <text:p text:style-name="P102">-- consise quirey</text:p>
      <text:p text:style-name="P21">SELECT name, title, price, advance</text:p>
      <text:p text:style-name="P21">FROM</text:p>
      <text:p text:style-name="P21">publisher JOIN book USING (pub_id)</text:p>
      <text:p text:style-name="P21">WHERE price &gt; 10 AND advance &gt; 1000</text:p>
      <text:p text:style-name="P21">ORDER BY 1,2;</text:p>
      <text:p text:style-name="P21"/>
      <text:p text:style-name="P102">-- verbose quirey</text:p>
      <text:p text:style-name="P21">SELECT publisher.name, book.title, price*0.95 AS "Price in €", advance "Advanced Amount"</text:p>
      <text:p text:style-name="P21">FROM</text:p>
      <text:p text:style-name="P21">publisher JOIN book USING (pub_id)</text:p>
      <text:p text:style-name="P21">WHERE price &gt; 10 AND book.advance &gt; 1000</text:p>
      <text:p text:style-name="P21">ORDER BY 1 ASC, 2 ASC;</text:p>
      <text:p text:style-name="P21"/>
      <text:p text:style-name="P102">-- verbose with aliases</text:p>
      <text:p text:style-name="P21">SELECT l.name, r.title, price*0.95 AS "Price in €", advance "Advanced Amount"</text:p>
      <text:p text:style-name="P21">FROM</text:p>
      <text:p text:style-name="P21">publisher <text:span text:style-name="T1">l</text:span> JOIN book <text:span text:style-name="T1">r</text:span> USING (pub_id) <text:s text:c="2"/>-- ON l.pub_id = r.pub_id</text:p>
      <text:p text:style-name="P21">WHERE price &gt; 10 AND r.advance &gt; 1000</text:p>
      <text:p text:style-name="P21">ORDER BY 1 ASC, 2 ASC;</text:p>
      <text:p text:style-name="P91"/>
      <text:p text:style-name="P91"/>
      <text:p text:style-name="P3">single row aggregate functions</text:p>
      <text:p text:style-name="P21"><text:soft-page-break/>SELECT SUM(price) FROM book;</text:p>
      <text:p text:style-name="P21">SELECT AVG(price) AS "Mean" FROM book;</text:p>
      <text:p text:style-name="P21">SELECT COUNT(title), MIN(price) "lowest", MAX(book.price) AS "highest" FROM book;</text:p>
      <text:p text:style-name="P91"/>
      <text:p text:style-name="P3">COUNT</text:p>
      <text:p text:style-name="P21">SELECT COUNT(price) FROM book; <text:s text:c="2"/>-- <text:span text:style-name="T1">counts non-nan and non-zero values</text:span></text:p>
      <text:p text:style-name="P21">SELECT COUNT(*) FROM book WHERE price &gt; 20;</text:p>
      <text:p text:style-name="P91"/>
      <text:p text:style-name="P21">SELECT COUNT(*), COUNT(salary) FROM employee;</text:p>
      <text:p text:style-name="P49">* counts rows</text:p>
      <text:p text:style-name="P49">salary counts non-NULL cells</text:p>
      <text:p text:style-name="P91"/>
      <text:p text:style-name="P91"/>
      <text:p text:style-name="P21">SELECT COUNT(*) FROM</text:p>
      <text:p text:style-name="P21">publisher INNER JOIN author USING (city)</text:p>
      <text:p text:style-name="P91"/>
      <text:p text:style-name="P21">SELECT MEDIAN(price), VARIANCE(price), VAR_SAMP(price), VAR_POP(price) FROM book</text:p>
      <text:p text:style-name="P91"/>
      <text:p text:style-name="P21">SELECT MIN(title), MAX(pubdate) FROM book</text:p>
      <text:p text:style-name="P91"/>
      <text:p text:style-name="P91"/>
      <text:p text:style-name="P11">MEDIAN(price), VARIANCE(price), VAR_SAMP(price), VAR_POP(price)</text:p>
      <text:p text:style-name="P91"/>
      <text:p text:style-name="P91"/>
      <text:p text:style-name="P3">concatination</text:p>
      <text:p text:style-name="P21">SELECT 'the mean is ' || ROUND(AVG(price),2) AS "Column Name" FROM book</text:p>
      <text:p text:style-name="P91"/>
      <text:p text:style-name="P21">SELECT title || ':' || price AS "Column Name"FROM book</text:p>
      <text:p text:style-name="P91"/>
      <text:p text:style-name="P91"/>
      <text:p text:style-name="P101">SELECT AVG(price), SUM(ytd_sales) || 'USD' AS "Column Name", COUNT(*) || ' books' "Column Name" FROM</text:p>
      <text:p text:style-name="P101">book JOIN publisher USING (pub_id)</text:p>
      <text:p text:style-name="P101">WHERE type NOT IN ('computer','cooking') AND price &gt; 20</text:p>
      <text:p text:style-name="P91"/>
      <text:p text:style-name="P91"/>
      <text:p text:style-name="P21">SELECT * FROM </text:p>
      <text:p text:style-name="P21">book JOIN bookauthor USING (ISBN) JOIN author USING (author_id) <text:s/></text:p>
      <text:p text:style-name="P21">-- book &amp; bookauthor share 'ISBN'; bookauthor &amp; author share 'author_id'; 'author_id' becomes the first column in the combined table</text:p>
      <text:p text:style-name="P91"/>
      <text:p text:style-name="P21">SELECT ssn, lastname||firstname, CONCAT(l.city, r.state) FROM</text:p>
      <text:p text:style-name="P21">author l FULL JOIN publisher r ON (l.city=r.city AND l.state=r.state)</text:p>
      <text:p text:style-name="P91"/>
      <text:p text:style-name="P21">SELECT * FROM</text:p>
      <text:p text:style-name="P21">book FULL JOIN zbookauthor USING(ISBN) JOIN zauthor ON (author_id=SSN)</text:p>
      <text:p text:style-name="P91"/>
      <text:p text:style-name="P91"/>
      <text:p text:style-name="P24">use USING if the column names are the same </text:p>
      <text:p text:style-name="P24">use ON if the column names are differend</text:p>
      <text:p text:style-name="P91"/>
      <text:p text:style-name="P91"/>
      <text:p text:style-name="P91"/>
      <text:p text:style-name="P21">SELECT DISTINCT state FROM author</text:p>
      <text:p text:style-name="P21">SELECT UNIQUE state FROM author</text:p>
      <text:p text:style-name="P21">SELECT COUNT(DISTINCT state) FROM author</text:p>
      <text:p text:style-name="P21"><text:soft-page-break/></text:p>
      <text:p text:style-name="P21">SELECT DISTINCT state, city FROM author <text:s text:c="2"/></text:p>
      <text:p text:style-name="P91"/>
      <text:p text:style-name="P91"/>
      <text:p text:style-name="P10">GROUP BY</text:p>
      <text:p text:style-name="P91"/>
      <text:p text:style-name="P21">SELECT <text:span text:style-name="T5">type</text:span>, AVG(price) AS "Mean"</text:p>
      <text:p text:style-name="P21">FROM book</text:p>
      <text:p text:style-name="P21">WHERE price IS NOT NULL</text:p>
      <text:p text:style-name="P21">GROUP BY <text:span text:style-name="T5">type</text:span>;</text:p>
      <text:p text:style-name="P91"/>
      <text:p text:style-name="P21">SELECT <text:span text:style-name="T5">name</text:span>, AVG(price), SUM(ytd_sales)||'USD' AS "Total in $" FROM</text:p>
      <text:p text:style-name="P21">book JOIN publisher USING(pub_id)</text:p>
      <text:p text:style-name="P21">GROUP BY <text:span text:style-name="T5">name</text:span></text:p>
      <text:p text:style-name="P21">ORDER BY 1</text:p>
      <text:p text:style-name="P91"/>
      <text:p text:style-name="P21">SELECT type, advance, AVG(price)</text:p>
      <text:p text:style-name="P21">FROM book</text:p>
      <text:p text:style-name="P21">WHERE price IS NOT NULL</text:p>
      <text:p text:style-name="P21">GROUP BY type, advance</text:p>
      <text:p text:style-name="P21">ORDER BY 1,2</text:p>
      <text:p text:style-name="P91"/>
      <text:p text:style-name="P3">same</text:p>
      <text:p text:style-name="P21">SELECT type FROM book GROUP BY type</text:p>
      <text:p text:style-name="P21">SELECT DISTINCT type FROM book</text:p>
      <text:p text:style-name="P21">SELECT UNIQUE type FROM book</text:p>
      <text:p text:style-name="P91"/>
      <text:p text:style-name="P3">HAVING</text:p>
      <text:p text:style-name="P21">SELECT type, AVG(price) AS "Mean" FROM book</text:p>
      <text:p text:style-name="P21">WHERE price &gt; 20</text:p>
      <text:p text:style-name="P21">GROUP BY type</text:p>
      <text:p text:style-name="P21">HAVING AVG(price) &gt; 30</text:p>
      <text:p text:style-name="P21">ORDER BY 2 DESC</text:p>
      <text:p text:style-name="P91"/>
      <text:p text:style-name="P21">SELECT type, AVG(price) FROM book</text:p>
      <text:p text:style-name="P21">WHERE price &gt; 20</text:p>
      <text:p text:style-name="P21">GROUP BY type</text:p>
      <text:p text:style-name="P21">HAVING type IN ('computer','cooking')</text:p>
      <text:p text:style-name="P21"/>
      <text:p text:style-name="P21">-- same as:</text:p>
      <text:p text:style-name="P21">SELECT type, AVG(price) FROM book</text:p>
      <text:p text:style-name="P21">WHERE price &gt; 20 AND type IN ('computer','cooking')</text:p>
      <text:p text:style-name="P21">GROUP BY type</text:p>
      <text:p text:style-name="P91"/>
      <text:p text:style-name="P91"/>
      <text:p text:style-name="P24">HAVING comes directly after GROUP BY</text:p>
      <text:p text:style-name="P91"/>
      <text:p text:style-name="P15">FJ-WG-HO</text:p>
      <text:p text:style-name="P91"/>
      <text:p text:style-name="P91"/>
      <text:p text:style-name="P21">SELECT book.type, publisher.state, AVG(price), SUM(ytd_sales)</text:p>
      <text:p text:style-name="P21">FROM</text:p>
      <text:p text:style-name="P21">book JOIN publisher USING(pub_id)</text:p>
      <text:p text:style-name="P21">WHERE state IN ('CA','NY')</text:p>
      <text:p text:style-name="P21">GROUP BY type, state</text:p>
      <text:p text:style-name="P21">HAVING AVG(price) &gt; 23 AND SUM(ytd_sales) &gt; 10000</text:p>
      <text:p text:style-name="P21">ORDER BY 1</text:p>
      <text:p text:style-name="P91"/>
      <text:p text:style-name="P91"><text:soft-page-break/></text:p>
      <text:p text:style-name="P21">SELECT * FROM </text:p>
      <text:p text:style-name="P21">book LEFT JOIN publisher USING(pub_id)</text:p>
      <text:p text:style-name="P21">WHERE advance in (2000,5000,8000) OR advance IS NULL</text:p>
      <text:p text:style-name="P91"/>
      <text:p text:style-name="P3">BETWEEN</text:p>
      <text:p text:style-name="P21">SELECT * FROM book</text:p>
      <text:p text:style-name="P21">--WHERE title &gt;= 'G' AND title &lt;= 'S'</text:p>
      <text:p text:style-name="P21">WHERE title BETWEEN 'G' AND 'S' <text:s text:c="5"/>--same</text:p>
      <text:p text:style-name="P21">ORDER BY title</text:p>
      <text:p text:style-name="P91"/>
      <text:p text:style-name="P91"/>
      <text:p text:style-name="P24">BETWEEN ranges are inclusive</text:p>
      <text:p text:style-name="P91"/>
      <text:p text:style-name="P91"/>
      <text:p text:style-name="P21">SELECT title, pubdate FROM book</text:p>
      <text:p text:style-name="P21">WHERE </text:p>
      <text:p text:style-name="P21"><text:s text:c="2"/>(title BETWEEN 'G' AND 'T') <text:s text:c="2"/>--<text:span text:style-name="T7">only book titled 'T' will be included but not anything beyond that, in effect: only upto books starting with 'S'</text:span> </text:p>
      <text:p text:style-name="P21"><text:s text:c="2"/>AND</text:p>
      <text:p text:style-name="P21"><text:s text:c="2"/>(pubdate BETWEEN '10/01/2012' AND '12/31/2012')</text:p>
      <text:p text:style-name="P21">ORDER BY 1,2</text:p>
      <text:p text:style-name="P91"/>
      <text:p text:style-name="P91"/>
      <text:p text:style-name="P10">LIKE and wild chards</text:p>
      <text:p text:style-name="P91"/>
      <text:p text:style-name="P21">SELECT * FROM author</text:p>
      <text:p text:style-name="P21">WHERE </text:p>
      <text:p text:style-name="P21"><text:s/>lastname LIKE <text:span text:style-name="T1">'S%'</text:span></text:p>
      <text:p text:style-name="P21"><text:s/>AND</text:p>
      <text:p text:style-name="P21"><text:s/>firstname LIKE <text:span text:style-name="T1">'%e'</text:span></text:p>
      <text:p text:style-name="P21">-- Singer Anne, Smith Marge</text:p>
      <text:p text:style-name="P91"/>
      <text:p text:style-name="P21">SELECT * FROM author</text:p>
      <text:p text:style-name="P21">WHERE zip LIKE <text:span text:style-name="T1">'_4%'</text:span> <text:s/>--second digit must be 4</text:p>
      <text:p text:style-name="P91"/>
      <text:p text:style-name="P24">Use single ‘quotes’ with LIKE and not double quotes</text:p>
      <text:p text:style-name="P91"/>
      <text:p text:style-name="P3">LEFT OUTER JOIN</text:p>
      <text:p text:style-name="P21">SELECT </text:p>
      <text:p text:style-name="P21"><text:s/>ssn, </text:p>
      <text:p text:style-name="P21"><text:s/>CONCAT(l.firstname,l.lastname) AS "EDITOR NAME", </text:p>
      <text:p text:style-name="P21"><text:s/>l.editor_position "EDITOR POSITION", </text:p>
      <text:p text:style-name="P21"><text:s/>r.firstname||r.lastname "AUTHOR'S NAME"</text:p>
      <text:p text:style-name="P21">FROM</text:p>
      <text:p text:style-name="P21">editor l LEFT OUTER JOIN author r USING(ssn)</text:p>
      <text:p text:style-name="P21">WHERE editor_position LIKE '%__ditor'</text:p>
      <text:p text:style-name="P91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P69" text:outline-level="1">MS SQL SERVER</text:h>
      <text:p text:style-name="P72"/>
      <text:p text:style-name="P19"><text:a xlink:type="simple" xlink:href="https://www.techonthenet.com/sql_server/where.php" text:style-name="Internet_20_link" text:visited-style-name="Visited_20_Internet_20_Link"><text:span text:style-name="T45">https://www.techonthenet.com/sql_server/where.php</text:span></text:a></text:p>
      <text:p text:style-name="P19"><text:a xlink:type="simple" xlink:href="http://msftdbprodsamples.codeplex.com/" text:style-name="Internet_20_link" text:visited-style-name="Visited_20_Internet_20_Link">http://msftdbprodsamples.codeplex.com/</text:a><text:span text:style-name="T45"> <text:s text:c="3"/>sample database</text:span></text:p>
      <text:p text:style-name="P72"/>
      <text:p text:style-name="P23"/>
      <text:p text:style-name="P72"/>
      <text:p text:style-name="P11">INTEGER PRIMARY KEY IDENTITY(1,1) NOT NULL</text:p>
      <text:p text:style-name="P72"/>
      <text:p text:style-name="P72"/>
      <text:p text:style-name="P3">Built-in Functions (Transact-SQL)</text:p>
      <text:p text:style-name="P18"><text:a xlink:type="simple" xlink:href="https://technet.microsoft.com/library/ms174318.aspx" text:style-name="Internet_20_link" text:visited-style-name="Visited_20_Internet_20_Link"><text:span text:style-name="T45">https://technet.microsoft.com/library/ms174318.aspx</text:span></text:a></text:p>
      <text:p text:style-name="P18"><text:a xlink:type="simple" xlink:href="https://technet.microsoft.com/en-gb/library/ms181984.aspx" text:style-name="Internet_20_link" text:visited-style-name="Visited_20_Internet_20_Link">https://technet.microsoft.com/en-gb/library/ms181984.aspx</text:a> <text:s/></text:p>
      <text:p text:style-name="P72"/>
      <text:p text:style-name="P72"/>
      <text:p text:style-name="P17">Add a computed column</text:p>
      <text:p text:style-name="P18">Add a computed column</text:p>
      <text:p text:style-name="P18"><text:a xlink:type="simple" xlink:href="https://msdn.microsoft.com/en-GB/library/ms188300.aspx" text:style-name="Internet_20_link" text:visited-style-name="Visited_20_Internet_20_Link"><text:span text:style-name="T45">https://msdn.microsoft.com/en-GB/library/ms188300.aspx</text:span></text:a> </text:p>
      <text:p text:style-name="P72"/>
      <text:p text:style-name="P72"/>
      <text:p text:style-name="P17">INSERT/REPLACE </text:p>
      <text:p text:style-name="P18"><text:soft-page-break/><text:a xlink:type="simple" xlink:href="https://msdn.microsoft.com/en-us/library/ms186862.aspx" text:style-name="Internet_20_link" text:visited-style-name="Visited_20_Internet_20_Link"><text:span text:style-name="T45">https://msdn.microsoft.com/en-us/library/ms186862.aspx</text:span></text:a></text:p>
      <text:p text:style-name="P18"><text:a xlink:type="simple" xlink:href="http://www.sqlitetutorial.net/sqlite-replace-statement/" text:style-name="Internet_20_link" text:visited-style-name="Visited_20_Internet_20_Link"><text:span text:style-name="T45">http://www.sqlitetutorial.net/sqlite-replace-statement/</text:span></text:a></text:p>
      <text:p text:style-name="P72"/>
      <text:p text:style-name="P72"/>
      <text:p text:style-name="P17">STORED PROCEDURES</text:p>
      <text:p text:style-name="P18">For SQL Server:</text:p>
      <text:p text:style-name="P18"><text:a xlink:type="simple" xlink:href="https://www.mssqltips.com/sqlservertutorial/161/creating-a-simple-stored-procedure/" text:style-name="Internet_20_link" text:visited-style-name="Visited_20_Internet_20_Link"><text:span text:style-name="T35">https://www.mssqltips.com/sqlservertutorial/161/creating-a-simple-stored-procedure/</text:span></text:a> </text:p>
      <text:p text:style-name="P18"/>
      <text:p text:style-name="P18"><text:a xlink:type="simple" xlink:href="https://msdn.microsoft.com/en-GB/library/ms345415.aspx" text:style-name="Internet_20_link" text:visited-style-name="Visited_20_Internet_20_Link"><text:span text:style-name="T35">https://msdn.microsoft.com/en-GB/library/ms345415.aspx</text:span></text:a></text:p>
      <text:p text:style-name="P18"/>
      <text:p text:style-name="P18"><text:a xlink:type="simple" xlink:href="https://msdn.microsoft.com/en-us/library/ms187926.aspx" text:style-name="Internet_20_link" text:visited-style-name="Visited_20_Internet_20_Link"><text:span text:style-name="T35">https://msdn.microsoft.com/en-us/library/ms187926.aspx</text:span></text:a> </text:p>
      <text:p text:style-name="P39"/>
      <text:p text:style-name="P72"/>
      <text:p text:style-name="P3">GO</text:p>
      <text:p text:style-name="P5"><text:span text:style-name="T22">use</text:span> PracticeDatabase<text:span text:style-name="T15">;</text:span></text:p>
      <text:p text:style-name="P62">go</text:p>
      <text:p text:style-name="P5"/>
      <text:p text:style-name="P5"><text:span text:style-name="T22">declare</text:span> @i <text:span text:style-name="T22">INT</text:span> <text:span text:style-name="T15">=</text:span> 5<text:span text:style-name="T15">;</text:span></text:p>
      <text:p text:style-name="P5"><text:span text:style-name="T22">select</text:span> @i<text:span text:style-name="T15">;</text:span></text:p>
      <text:p text:style-name="P5"/>
      <text:p text:style-name="P5"><text:span text:style-name="T22">go</text:span><text:tab/><text:span text:style-name="T43">--resets the variables declared above (?)</text:span></text:p>
      <text:p text:style-name="P52">--select @i; -- ERROR</text:p>
      <text:p text:style-name="P72"/>
      <text:p text:style-name="P3">example</text:p>
      <text:p text:style-name="P5"><text:span text:style-name="T22">USE</text:span> PracticeDatabase<text:span text:style-name="T15">;</text:span></text:p>
      <text:p text:style-name="P62">GO</text:p>
      <text:p text:style-name="P5"/>
      <text:p text:style-name="P5"><text:span text:style-name="T22">SELECT</text:span> L<text:span text:style-name="T15">.</text:span>ID<text:span text:style-name="T15">,</text:span> L<text:span text:style-name="T15">.</text:span><text:span text:style-name="T22">Name</text:span> <text:span text:style-name="T22">AS</text:span> <text:span text:style-name="T36">'City Name'</text:span> <text:span text:style-name="T15">,</text:span> R<text:span text:style-name="T15">.</text:span><text:span text:style-name="T22">Name</text:span> <text:span text:style-name="T36">'Country'</text:span><text:span text:style-name="T15">,</text:span> L<text:span text:style-name="T15">.</text:span><text:span text:style-name="T22">Population</text:span></text:p>
      <text:p text:style-name="P5"><text:span text:style-name="T22">FROM</text:span> City <text:span text:style-name="T22">AS</text:span> L</text:p>
      <text:p text:style-name="P5"><text:span text:style-name="T15">JOIN</text:span> Country <text:span text:style-name="T22">AS</text:span> R</text:p>
      <text:p text:style-name="P5"><text:span text:style-name="T22">ON</text:span> L<text:span text:style-name="T15">.</text:span>Code <text:span text:style-name="T15">=</text:span> R<text:span text:style-name="T15">.</text:span>Code</text:p>
      <text:p text:style-name="P5"><text:span text:style-name="T22">WHERE</text:span> R<text:span text:style-name="T15">.</text:span>Continent <text:span text:style-name="T15">IN</text:span><text:span text:style-name="T22"> </text:span><text:span text:style-name="T15">(</text:span><text:span text:style-name="T36">'Europe'</text:span><text:span text:style-name="T15">,</text:span> <text:span text:style-name="T36">'Asia'</text:span><text:span text:style-name="T15">)</text:span> <text:span text:style-name="T15">OR</text:span> R<text:span text:style-name="T15">.</text:span>Continent <text:span text:style-name="T15">=</text:span> <text:span text:style-name="T36">'Africa'</text:span> <text:span text:style-name="T15">OR</text:span> R<text:span text:style-name="T15">.</text:span>Continent <text:span text:style-name="T15">LIKE</text:span> <text:span text:style-name="T36">'%America'</text:span></text:p>
      <text:p text:style-name="P5"><text:span text:style-name="T22">ORDER</text:span> <text:span text:style-name="T22">BY</text:span> <text:span text:style-name="T36">'Country'</text:span> <text:span text:style-name="T22">ASC</text:span></text:p>
      <text:p text:style-name="P5">OFFSET 100 <text:span text:style-name="T22">ROWS</text:span> <text:span text:style-name="T22">FETCH</text:span> <text:span text:style-name="T22">NEXT</text:span> 100 <text:span text:style-name="T22">ROWS</text:span> ONLY<text:span text:style-name="T15">;</text:span></text:p>
      <text:p text:style-name="P91"/>
      <text:p text:style-name="P91"/>
      <text:p text:style-name="P91"/>
      <text:p text:style-name="P91"/>
      <text:p text:style-name="P3">Convert a string into a date</text:p>
      <text:p text:style-name="P12"><text:span text:style-name="T8">CONVERT</text:span><text:span text:style-name="T15">(</text:span><text:span text:style-name="T22">DATETIME</text:span><text:span text:style-name="T15">,</text:span><text:span text:style-name="T28"> </text:span>'12/30/2000'<text:span text:style-name="T15">)</text:span></text:p>
      <text:p text:style-name="P11"><text:span text:style-name="T8">CAST</text:span><text:span text:style-name="T15">(</text:span>'12/30/2001'<text:span text:style-name="T28"> </text:span><text:span text:style-name="T22">AS</text:span><text:span text:style-name="T28"> </text:span><text:span text:style-name="T22">DATE</text:span><text:span text:style-name="T15">)</text:span></text:p>
      <text:p text:style-name="P91"/>
      <text:p text:style-name="P91"/>
      <text:p text:style-name="P6"><text:span text:style-name="T22">SELECT</text:span><text:span text:style-name="T28"> </text:span><text:span text:style-name="T8">CONVERT</text:span><text:span text:style-name="T15">(</text:span><text:span text:style-name="T22">TIME</text:span><text:span text:style-name="T15">,</text:span><text:span text:style-name="T28"> </text:span>'2:30pm'<text:span text:style-name="T15">),</text:span><text:span text:style-name="T28"> </text:span><text:span text:style-name="T8">CONVERT</text:span><text:span text:style-name="T15">(</text:span><text:span text:style-name="T22">TIME</text:span><text:span text:style-name="T15">,</text:span><text:span text:style-name="T28"> </text:span>'23:30'<text:span text:style-name="T15">);</text:span></text:p>
      <text:p text:style-name="P6"><text:span text:style-name="T22">SELECT</text:span><text:span text:style-name="T28"> </text:span><text:span text:style-name="T8">CONVERT</text:span><text:span text:style-name="T15">(</text:span><text:span text:style-name="T22">DATE</text:span><text:span text:style-name="T15">,</text:span><text:span text:style-name="T28"> </text:span>'2017-12-31'<text:span text:style-name="T15">),</text:span><text:span text:style-name="T28"> </text:span><text:span text:style-name="T8">CONVERT</text:span><text:span text:style-name="T15">(</text:span><text:span text:style-name="T22">DATE</text:span><text:span text:style-name="T15">,</text:span><text:span text:style-name="T28"> </text:span>'12-30-2000'<text:span text:style-name="T15">),</text:span><text:span text:style-name="T28"> </text:span><text:span text:style-name="T8">CONVERT</text:span><text:span text:style-name="T15">(</text:span><text:span text:style-name="T22">DATE</text:span><text:span text:style-name="T15">,</text:span><text:span text:style-name="T28"> </text:span>'12/30/99'<text:span text:style-name="T15">);</text:span></text:p>
      <text:p text:style-name="P6"><text:span text:style-name="T22">SELECT</text:span><text:span text:style-name="T28"> </text:span><text:span text:style-name="T8">CONVERT</text:span><text:span text:style-name="T15">(</text:span><text:span text:style-name="T22">DATETIME</text:span><text:span text:style-name="T15">,</text:span><text:span text:style-name="T28"> </text:span>'12-30-17 13:45'<text:span text:style-name="T15">),</text:span><text:span text:style-name="T28"> </text:span><text:span text:style-name="T8">CONVERT</text:span><text:span text:style-name="T15">(</text:span><text:span text:style-name="T22">DATETIME</text:span><text:span text:style-name="T15">,</text:span><text:span text:style-name="T28"> </text:span>'1998/12/31 11:45pm'<text:span text:style-name="T15">);</text:span></text:p>
      <text:p text:style-name="P53"/>
      <text:p text:style-name="P6"><text:span text:style-name="T22">SELECT</text:span><text:span text:style-name="T28"> </text:span><text:span text:style-name="T8">CAST</text:span><text:span text:style-name="T15">(</text:span>'2:30pm'<text:span text:style-name="T28"> </text:span><text:span text:style-name="T22">AS</text:span><text:span text:style-name="T28"> </text:span><text:span text:style-name="T22">TIME</text:span><text:span text:style-name="T15">),</text:span><text:span text:style-name="T28"> </text:span><text:span text:style-name="T8">CAST</text:span><text:span text:style-name="T15">(</text:span>'23:30'<text:span text:style-name="T28"> </text:span><text:span text:style-name="T22">AS</text:span><text:span text:style-name="T28"> </text:span><text:span text:style-name="T22">TIME</text:span><text:span text:style-name="T15">);</text:span></text:p>
      <text:p text:style-name="P6"><text:span text:style-name="T22">SELECT</text:span><text:span text:style-name="T28"> </text:span><text:span text:style-name="T8">CAST</text:span><text:span text:style-name="T15">(</text:span>'2017-12-31'<text:span text:style-name="T28"> </text:span><text:span text:style-name="T22">AS</text:span><text:span text:style-name="T28"> </text:span><text:span text:style-name="T22">DATE</text:span><text:span text:style-name="T15">),</text:span><text:span text:style-name="T28"> </text:span><text:span text:style-name="T8">CAST</text:span><text:span text:style-name="T15">(</text:span>'12/30/99'<text:span text:style-name="T28"> </text:span><text:span text:style-name="T22">AS</text:span><text:span text:style-name="T28"> </text:span><text:span text:style-name="T22">DATE</text:span><text:span text:style-name="T15">);</text:span></text:p>
      <text:p text:style-name="P5"><text:span text:style-name="T22">SELECT</text:span><text:span text:style-name="T28"> </text:span><text:span text:style-name="T8">CAST</text:span><text:span text:style-name="T15">(</text:span>'12-30-17 13:45'<text:span text:style-name="T28"> </text:span><text:span text:style-name="T22">AS</text:span><text:span text:style-name="T28"> </text:span><text:span text:style-name="T22">DATETIME</text:span><text:span text:style-name="T15">),</text:span><text:span text:style-name="T28"> </text:span><text:span text:style-name="T8">CAST</text:span><text:span text:style-name="T15">(</text:span>'1998/12/31 11:45pm'<text:span text:style-name="T28"> </text:span><text:span text:style-name="T22">AS</text:span><text:span text:style-name="T28"> </text:span><text:span text:style-name="T22">DATETIME</text:span><text:span text:style-name="T15">);</text:span></text:p>
      <text:p text:style-name="P91"/>
      <text:p text:style-name="P91"/>
      <text:p text:style-name="P91"/>
      <text:p text:style-name="P3">CREATE VIEW</text:p>
      <text:p text:style-name="P5"><text:span text:style-name="T22">USE</text:span> PracticeDatabase<text:span text:style-name="T15">;</text:span></text:p>
      <text:p text:style-name="P5"/>
      <text:p text:style-name="P5"><text:span text:style-name="T22">DROP</text:span> <text:span text:style-name="T22">VIEW</text:span> <text:span text:style-name="T22">IF</text:span> <text:span text:style-name="T15">EXISTS</text:span> QueryOne<text:span text:style-name="T15">;</text:span></text:p>
      <text:p text:style-name="P5"/>
      <text:p text:style-name="P62">GO</text:p>
      <text:p text:style-name="P5"/>
      <text:p text:style-name="P5"><text:span text:style-name="T22">CREATE</text:span> <text:span text:style-name="T22">VIEW</text:span> QueryOne <text:span text:style-name="T22">AS</text:span></text:p>
      <text:p text:style-name="P5"><text:span text:style-name="T22">SELECT</text:span> City<text:span text:style-name="T15">.</text:span><text:span text:style-name="T22">Name</text:span> <text:span text:style-name="T22">AS</text:span> <text:span text:style-name="T36">'City Name'</text:span><text:span text:style-name="T15">,</text:span> Country<text:span text:style-name="T15">.</text:span>[Name] <text:span text:style-name="T22">AS</text:span> <text:span text:style-name="T36">'Country Name'</text:span><text:span text:style-name="T15">,</text:span> Country<text:span text:style-name="T15">.</text:span>Continent<text:span text:style-name="T15">,</text:span> Country<text:span text:style-name="T15">.</text:span>Region<text:span text:style-name="T15">,</text:span> City<text:span text:style-name="T15">.</text:span><text:span text:style-name="T22">Population</text:span> <text:span text:style-name="T22">AS</text:span> <text:span text:style-name="T36">'City Population'</text:span></text:p>
      <text:p text:style-name="P5"><text:soft-page-break/><text:span text:style-name="T22">FROM</text:span> City <text:span text:style-name="T15">JOIN</text:span> Country </text:p>
      <text:p text:style-name="P5"><text:span text:style-name="T22">ON</text:span> City<text:span text:style-name="T15">.</text:span>Code <text:span text:style-name="T15">=</text:span> Country<text:span text:style-name="T15">.</text:span>Code</text:p>
      <text:p text:style-name="P5"><text:span text:style-name="T22">WHERE</text:span> Country<text:span text:style-name="T15">.</text:span>Continent <text:span text:style-name="T15">IN</text:span><text:span text:style-name="T22"> </text:span><text:span text:style-name="T15">(</text:span><text:span text:style-name="T36">'Asia'</text:span><text:span text:style-name="T15">,</text:span> <text:span text:style-name="T36">'Europe'</text:span><text:span text:style-name="T15">);</text:span></text:p>
      <text:p text:style-name="P91"/>
      <text:p text:style-name="P91"/>
      <text:p text:style-name="P91"/>
      <text:p text:style-name="P11">CREATE<text:span text:style-name="T28"> </text:span>DATABASE<text:span text:style-name="T28"> NewDatabase</text:span><text:span text:style-name="T15">;</text:span></text:p>
      <text:p text:style-name="P91"/>
      <text:p text:style-name="P91"/>
      <text:p text:style-name="P11"><text:span text:style-name="T22">USE</text:span> PracticeSQL<text:span text:style-name="T15">;</text:span></text:p>
      <text:p text:style-name="P64">GO</text:p>
      <text:p text:style-name="P11"><text:span text:style-name="T22">CREATE</text:span> <text:span text:style-name="T22">TABLE</text:span> TableName<text:span text:style-name="T15">(</text:span>IdColumn <text:span text:style-name="T22">INT</text:span> <text:span text:style-name="T22">IDENTITY</text:span><text:span text:style-name="T15">(</text:span>1<text:span text:style-name="T15">,</text:span>1<text:span text:style-name="T15">)</text:span> <text:span text:style-name="T15">NOT</text:span> <text:span text:style-name="T15">NULL</text:span> <text:span text:style-name="T22">PRIMARY</text:span> <text:span text:style-name="T22">KEY</text:span><text:span text:style-name="T15">,</text:span> </text:p>
      <text:p text:style-name="P11"><text:tab/>NameColumn <text:span text:style-name="T22">nvarchar</text:span><text:span text:style-name="T15">(</text:span>50<text:span text:style-name="T15">)</text:span> <text:span text:style-name="T15">NOT</text:span> <text:span text:style-name="T15">NULL,</text:span></text:p>
      <text:p text:style-name="P11"><text:tab/>AgeColumn <text:span text:style-name="T22">int</text:span> <text:span text:style-name="T15">NULL,</text:span></text:p>
      <text:p text:style-name="P11"><text:tab/>GenderColumn <text:span text:style-name="T22">char</text:span><text:span text:style-name="T15">(</text:span>1<text:span text:style-name="T15">)</text:span> <text:span text:style-name="T15">NOT</text:span> <text:span text:style-name="T15">NULL,</text:span></text:p>
      <text:p text:style-name="P11"><text:tab/>HireDateColumn <text:span text:style-name="T22">date</text:span> <text:span text:style-name="T15">NOT</text:span> <text:span text:style-name="T15">NULL,</text:span></text:p>
      <text:p text:style-name="P11"><text:tab/>SalaryColumn <text:span text:style-name="T22">money</text:span> <text:span text:style-name="T15">NOT</text:span> <text:span text:style-name="T15">NULL,</text:span></text:p>
      <text:p text:style-name="P11"><text:tab/>ComissionColumn <text:span text:style-name="T22">float</text:span> <text:span text:style-name="T15">NULL)</text:span></text:p>
      <text:p text:style-name="P91"/>
      <text:p text:style-name="P91"/>
      <text:p text:style-name="P91"/>
      <text:p text:style-name="P11">GO</text:p>
      <text:p text:style-name="P11">CREATE VIEW QueryOne AS</text:p>
      <text:p text:style-name="P91"/>
      <text:p text:style-name="P91"/>
      <text:p text:style-name="P3">Add a column to a table</text:p>
      <text:p text:style-name="P11"><text:span text:style-name="T1">ALTER TABLE</text:span> TableName <text:span text:style-name="T1">ADD</text:span> NewField1 int, NewField2 nvarchar(50), NewFiled3 datetime;</text:p>
      <text:p text:style-name="P91"/>
      <text:p text:style-name="P91"/>
      <text:p text:style-name="P3">Drop a field</text:p>
      <text:p text:style-name="P11"><text:span text:style-name="T1">ALTER TABLE</text:span> TableName <text:span text:style-name="T1">DROP COLUMN</text:span> NewField1, NewField2, NewFiled3;</text:p>
      <text:p text:style-name="P91"/>
      <text:p text:style-name="P91"/>
      <text:p text:style-name="P3">Clear the table</text:p>
      <text:p text:style-name="P11">TRUNCATE TABLE TableName;</text:p>
      <text:p text:style-name="P91"/>
      <text:p text:style-name="P3">Copy all records into a new table</text:p>
      <text:p text:style-name="P11">SELECT * INTO NewTable FROM ExistingTable;</text:p>
      <text:p text:style-name="P91"/>
      <text:p text:style-name="P91"/>
      <text:p text:style-name="P5"><text:span text:style-name="T22">DROP</text:span> <text:span text:style-name="T22">TABLE</text:span> <text:span text:style-name="T22">IF</text:span> <text:span text:style-name="T15">EXISTS</text:span> PracticeDatabase<text:span text:style-name="T15">.</text:span>dbo<text:span text:style-name="T15">.</text:span>NewTable<text:span text:style-name="T15">;</text:span></text:p>
      <text:p text:style-name="P5"><text:span text:style-name="T22">SELECT</text:span> <text:span text:style-name="T15">*</text:span> <text:span text:style-name="T22">INTO</text:span> PracticeDatabase<text:span text:style-name="T15">.</text:span>dbo<text:span text:style-name="T15">.</text:span>NewTable <text:span text:style-name="T22">FROM</text:span> PracticeSQL<text:span text:style-name="T15">.</text:span>dbo<text:span text:style-name="T15">.</text:span>Customer<text:span text:style-name="T15">;</text:span></text:p>
      <text:p text:style-name="P5"/>
      <text:p text:style-name="P5"><text:span text:style-name="T22">USE</text:span> PracticeSQL</text:p>
      <text:p text:style-name="P5"><text:span text:style-name="T22">SELECT</text:span> <text:span text:style-name="T15">*</text:span> <text:span text:style-name="T22">INTO</text:span> PracticeDatabase<text:span text:style-name="T15">.</text:span>dbo<text:span text:style-name="T15">.</text:span>NewTable2 <text:span text:style-name="T22">FROM</text:span> Customer<text:span text:style-name="T15">;</text:span></text:p>
      <text:p text:style-name="P91"/>
      <text:p text:style-name="P15">Cntr+Shift+R <text:s/>refresh Inteliscense cache</text:p>
      <text:p text:style-name="P91"/>
      <text:p text:style-name="P91"/>
      <text:p text:style-name="P3">Copy table schema (workaround)</text:p>
      <text:p text:style-name="P11"><text:span text:style-name="T22">SELECT</text:span> TOP 1 <text:span text:style-name="T15">*</text:span> <text:span text:style-name="T22">INTO</text:span> NewTable <text:span text:style-name="T22">FROM</text:span> ExistingTable<text:span text:style-name="T15">;</text:span></text:p>
      <text:p text:style-name="P11"><text:span text:style-name="T22">TRUNCATE</text:span> <text:span text:style-name="T22">TABLE</text:span> NewTable<text:span text:style-name="T15">;</text:span></text:p>
      <text:p text:style-name="P91"/>
      <text:p text:style-name="P5"><text:span text:style-name="T22">USE</text:span> PracticeSQL</text:p>
      <text:p text:style-name="P5"><text:span text:style-name="T22">DROP</text:span> <text:span text:style-name="T22">TABLE</text:span> <text:span text:style-name="T22">IF</text:span> <text:span text:style-name="T15">EXISTS</text:span> NewTable<text:span text:style-name="T15">;</text:span></text:p>
      <text:p text:style-name="P5"/>
      <text:p text:style-name="P5"><text:span text:style-name="T22">SELECT</text:span> <text:span text:style-name="T15">*</text:span> <text:span text:style-name="T22">INTO</text:span> NewTable <text:span text:style-name="T22">FROM</text:span> Customer<text:span text:style-name="T15">;</text:span></text:p>
      <text:p text:style-name="P5"><text:soft-page-break/><text:span text:style-name="T22">TRUNCATE</text:span> <text:span text:style-name="T22">TABLE</text:span> NewTable<text:span text:style-name="T15">;</text:span></text:p>
      <text:p text:style-name="P91"/>
      <text:p text:style-name="P91"/>
      <text:p text:style-name="P12"><text:span text:style-name="T48">SELECT TOP * INTO FROM JOIN ON WHERE GROUP HAVING ORDER </text:span><text:span text:style-name="T33">OFFSET X ROWS FETCH NEXT X ROWS ONLY</text:span></text:p>
      <text:p text:style-name="P91"/>
      <text:p text:style-name="P11">stif</text:p>
      <text:p text:style-name="P11">Jo WG Ho </text:p>
      <text:p text:style-name="P11">orfnro</text:p>
      <text:p text:style-name="P91"/>
      <text:p text:style-name="P5">USE [PracticeDatabase]</text:p>
      <text:p text:style-name="P5">DROP TABLE IF EXISTS NewTable;</text:p>
      <text:p text:style-name="P5"/>
      <text:p text:style-name="P5"><text:span text:style-name="T50">SELECT</text:span><text:span text:style-name="T49"> </text:span>R.Name, COUNT(L.Name) AS 'Number of cities with pop over 1 mil'</text:p>
      <text:p text:style-name="P5"><text:span text:style-name="T50">INTO</text:span><text:span text:style-name="T49"> </text:span>NewTable</text:p>
      <text:p text:style-name="P5"><text:span text:style-name="T50">FROM</text:span><text:span text:style-name="T49"> </text:span>City AS L</text:p>
      <text:p text:style-name="P5"><text:span text:style-name="T50">JOIN</text:span><text:span text:style-name="T49"> </text:span>Country AS R</text:p>
      <text:p text:style-name="P5"><text:span text:style-name="T50">ON</text:span><text:span text:style-name="T49"> </text:span>R.Code = L.Code</text:p>
      <text:p text:style-name="P6"><text:span text:style-name="T50">WHERE</text:span><text:span text:style-name="T49"> </text:span>L.Population &gt; 1000000 AND R.Continent IN ('Asia', 'Europe')<text:tab/><text:span text:style-name="T51">-- cities with population over one million</text:span></text:p>
      <text:p text:style-name="P5"><text:span text:style-name="T50">GROUP</text:span><text:span text:style-name="T49"> </text:span>BY R.Name<text:tab/><text:tab/><text:tab/><text:tab/><text:tab/>-- group by country</text:p>
      <text:p text:style-name="P5"><text:span text:style-name="T50">HAVING</text:span><text:span text:style-name="T49"> </text:span>COUNT(L.Name) &gt; 2</text:p>
      <text:p text:style-name="P5"><text:span text:style-name="T50">ORDER</text:span><text:span text:style-name="T49"> </text:span>BY 'Number of cities with pop over 1 mil' DESC</text:p>
      <text:p text:style-name="P5"><text:span text:style-name="T50">OFFSET</text:span><text:span text:style-name="T49"> </text:span>1 ROWS FETCH NEXT 10 ROWS ONLY;<text:tab/>-- skip the top country (China) and show the next 10 only</text:p>
      <text:p text:style-name="P91"/>
      <text:p text:style-name="P91"/>
      <text:p text:style-name="P91"/>
      <text:p text:style-name="P91"/>
      <text:p text:style-name="P3">UPDATE</text:p>
      <text:p text:style-name="P11">SELECT * FROM <text:span text:style-name="T1">TableName</text:span> </text:p>
      <text:p text:style-name="P11"><text:span text:style-name="T1">WHERE FieldName &gt; 20</text:span>;</text:p>
      <text:p text:style-name="P11"/>
      <text:p text:style-name="P11">UPDATE <text:span text:style-name="T1">TableName</text:span> </text:p>
      <text:p text:style-name="P11">SET FieldName = FieldName +'new'</text:p>
      <text:p text:style-name="P11"><text:span text:style-name="T1">WHERE FieldName &gt; 20</text:span>;</text:p>
      <text:p text:style-name="P91"/>
      <text:p text:style-name="P91"/>
      <text:p text:style-name="P11">SELECT FieldName AS [My Column Name] FROM … </text:p>
      <text:p text:style-name="P91"/>
      <text:p text:style-name="P11">LIKE '%'<text:tab/><text:tab/>match any number of charecters</text:p>
      <text:p text:style-name="P11">LIKE '_'<text:tab/><text:tab/>match one charecter</text:p>
      <text:p text:style-name="P91"/>
      <text:p text:style-name="P91"/>
      <text:p text:style-name="P5">SELECT TOP 100 Name AS [City Name], Code AS [3-letter code], Population/1000000 AS [Population in millions]</text:p>
      <text:p text:style-name="P5">INTO NewTable</text:p>
      <text:p text:style-name="P5">FROM City</text:p>
      <text:p text:style-name="P5">WHERE Name LIKE 'A%' AND Code LIKE '___'; -- three underscores</text:p>
      <text:p text:style-name="P91"/>
      <text:p text:style-name="P91"/>
      <text:p text:style-name="P91"/>
      <text:p text:style-name="P91"/>
      <text:p text:style-name="P91"/>
      <text:p text:style-name="P3">INSERT INTO</text:p>
      <text:p text:style-name="P5"><text:span text:style-name="T22">INSERT</text:span> <text:span text:style-name="T22">INTO</text:span> Employee<text:span text:style-name="T22"> </text:span><text:span text:style-name="T15">(</text:span>FullName<text:span text:style-name="T15">,</text:span> <text:span text:style-name="T22">Status</text:span><text:span text:style-name="T15">,</text:span> DeptID<text:span text:style-name="T15">)</text:span></text:p>
      <text:p text:style-name="P5"><text:span text:style-name="T22">VALUES</text:span> </text:p>
      <text:p text:style-name="P5"><text:span text:style-name="T15">(</text:span><text:span text:style-name="T36">'Mark Johnson'</text:span><text:span text:style-name="T15">,</text:span> 1<text:span text:style-name="T15">,</text:span> 2<text:span text:style-name="T15">),</text:span></text:p>
      <text:p text:style-name="P5"><text:span text:style-name="T15">(</text:span><text:span text:style-name="T36">'Lynda Williams'</text:span><text:span text:style-name="T15">,</text:span> 2<text:span text:style-name="T15">,</text:span> 3<text:span text:style-name="T15">),</text:span></text:p>
      <text:p text:style-name="P5"><text:span text:style-name="T15">(</text:span><text:span text:style-name="T36">'Gerry Hopkins'</text:span><text:span text:style-name="T15">,</text:span> 3<text:span text:style-name="T15">,</text:span> 4<text:span text:style-name="T15">);</text:span></text:p>
      <text:p text:style-name="P91"/>
      <text:p text:style-name="P91"/>
      <text:p text:style-name="P91"><text:soft-page-break/></text:p>
      <text:p text:style-name="P3">UPDATE</text:p>
      <text:p text:style-name="P5"><text:span text:style-name="T22">SELECT</text:span> <text:span text:style-name="T15">*</text:span> <text:span text:style-name="T22">FROM</text:span> TableName</text:p>
      <text:p text:style-name="P5"><text:span text:style-name="T22">WHERE</text:span> FieldName <text:span text:style-name="T15">&lt;</text:span> 50<text:span text:style-name="T15">;</text:span></text:p>
      <text:p text:style-name="P5"/>
      <text:p text:style-name="P5"><text:span text:style-name="T8">UPDATE</text:span> TableName</text:p>
      <text:p text:style-name="P5"><text:span text:style-name="T22">SET</text:span> FieldName <text:span text:style-name="T15">=</text:span> FieldName <text:span text:style-name="T15">*</text:span> 1.10</text:p>
      <text:p text:style-name="P5"><text:span text:style-name="T22">WHERE</text:span> FieldName <text:span text:style-name="T15">&lt;</text:span> 50<text:span text:style-name="T15">;</text:span></text:p>
      <text:p text:style-name="P91"/>
      <text:p text:style-name="P91"/>
      <text:p text:style-name="P91"/>
      <text:p text:style-name="P5"><text:span text:style-name="T22">SELECT</text:span> <text:span text:style-name="T15">*</text:span> <text:span text:style-name="T22">FROM</text:span> TableName</text:p>
      <text:p text:style-name="P5"><text:span text:style-name="T22">WHERE</text:span> FieldName <text:span text:style-name="T15">&gt;</text:span> 1<text:span text:style-name="T15">;</text:span></text:p>
      <text:p text:style-name="P5"/>
      <text:p text:style-name="P5"><text:span text:style-name="T22">DELETE</text:span> <text:span text:style-name="T22">FROM</text:span> TableName</text:p>
      <text:p text:style-name="P5"><text:span text:style-name="T22">WHERE</text:span> FieldName <text:span text:style-name="T15">&gt;</text:span> 1<text:span text:style-name="T15">;</text:span></text:p>
      <text:p text:style-name="P91"/>
      <text:p text:style-name="P91"/>
      <text:p text:style-name="P91"/>
      <text:p text:style-name="P91"/>
      <text:p text:style-name="P3">ALTER TABLE</text:p>
      <text:p text:style-name="P91"/>
      <text:p text:style-name="P11"><text:span text:style-name="T22">ALTER</text:span> <text:span text:style-name="T22">TABLE</text:span> TableName</text:p>
      <text:p text:style-name="P11"><text:span text:style-name="T22">ADD</text:span> NewColumnName <text:span text:style-name="T22">nvarchar</text:span><text:span text:style-name="T15">(</text:span>50<text:span text:style-name="T15">);</text:span></text:p>
      <text:p text:style-name="P55"/>
      <text:p text:style-name="P11"><text:span text:style-name="T22">ALTER</text:span> <text:span text:style-name="T22">TABLE</text:span> TableName</text:p>
      <text:p text:style-name="P11"><text:span text:style-name="T22">ALTER</text:span> <text:span text:style-name="T22">COLUMN</text:span> NewColumnName <text:span text:style-name="T22">int</text:span> <text:span text:style-name="T15">NULL;</text:span></text:p>
      <text:p text:style-name="P91"/>
      <text:p text:style-name="P11"><text:span text:style-name="T22">ALTER</text:span> <text:span text:style-name="T22">TABLE</text:span> TableName</text:p>
      <text:p text:style-name="P11"><text:span text:style-name="T22">DROP</text:span> <text:span text:style-name="T22">COLUMN</text:span> NewColumnName<text:span text:style-name="T15">;</text:span></text:p>
      <text:p text:style-name="P91"/>
      <text:p text:style-name="P91"/>
      <text:p text:style-name="P91"/>
      <text:p text:style-name="P91"/>
      <text:p text:style-name="P6">SET<text:span text:style-name="T28"> </text:span>ANSI_NULLS<text:span text:style-name="T28"> </text:span>ON</text:p>
      <text:p text:style-name="P6">GO</text:p>
      <text:p text:style-name="P6">SET<text:span text:style-name="T28"> </text:span>QUOTED_IDENTIFIER<text:span text:style-name="T28"> </text:span>ON</text:p>
      <text:p text:style-name="P5">GO</text:p>
      <text:p text:style-name="P91"/>
      <text:p text:style-name="P18">Understanding SET QUOTED_IDENTIFIER ON/OFF and SET ANSI_NULLS ON/OFF</text:p>
      <text:p text:style-name="P18"><text:a xlink:type="simple" xlink:href="http://ranjithk.com/2010/01/10/understanding-set-quoted_identifier-onoff/" text:style-name="Internet_20_link" text:visited-style-name="Visited_20_Internet_20_Link">http://ranjithk.com/2010/01/10/understanding-set-quoted_identifier-onoff/</text:a> </text:p>
      <text:p text:style-name="P91"/>
      <text:p text:style-name="P91"/>
      <text:p text:style-name="P104"/>
      <text:p text:style-name="P6"><text:span text:style-name="T22">SELECT</text:span> <text:span text:style-name="T15">*</text:span> <text:span text:style-name="T22">FROM</text:span> Country <text:span text:style-name="T22">ORDER</text:span> <text:span text:style-name="T22">BY</text:span> <text:span text:style-name="T13">CONVERT</text:span><text:span text:style-name="T20">(</text:span><text:span text:style-name="T26">VARCHAR</text:span><text:span text:style-name="T20">,</text:span><text:span text:style-name="T52"> Continent</text:span><text:span text:style-name="T20">)</text:span> <text:span text:style-name="T22">DESC</text:span><text:span text:style-name="T15">,</text:span> IndepYear <text:span text:style-name="T22">ASC</text:span><text:span text:style-name="T15">,</text:span> SurfaceArea <text:span text:style-name="T22">DESC</text:span><text:span text:style-name="T15">;</text:span></text:p>
      <text:p text:style-name="P104"/>
      <text:p text:style-name="P5">SELECT 123 WHERE 2 = 2;</text:p>
      <text:p text:style-name="P5">SELECT 123 + 1 WHERE 3.0 = 4-1;</text:p>
      <text:p text:style-name="P104"/>
      <text:p text:style-name="P91"/>
      <text:p text:style-name="P72"/>
      <text:p text:style-name="P5"><text:span text:style-name="T22">DROP</text:span> <text:span text:style-name="T22">TABLE</text:span> <text:span text:style-name="T22">IF</text:span> <text:span text:style-name="T15">EXISTS</text:span> Employee<text:span text:style-name="T15">;</text:span></text:p>
      <text:p text:style-name="P5"><text:span text:style-name="T22">CREATE</text:span> <text:span text:style-name="T22">TABLE</text:span> Employee<text:span text:style-name="T22"> </text:span><text:span text:style-name="T15">(</text:span></text:p>
      <text:p text:style-name="P5"><text:tab/>EmployeeID <text:span text:style-name="T22">INT</text:span> <text:span text:style-name="T22">PRIMARY</text:span> <text:span text:style-name="T22">KEY</text:span> <text:span text:style-name="T15">NOT</text:span> <text:span text:style-name="T15">NULL</text:span> <text:span text:style-name="T22">IDENTITY</text:span><text:span text:style-name="T15">(</text:span>1<text:span text:style-name="T15">,</text:span>1<text:span text:style-name="T15">),</text:span></text:p>
      <text:p text:style-name="P5"><text:tab/>FirstName <text:span text:style-name="T22">TEXT</text:span> <text:span text:style-name="T15">NOT</text:span> <text:span text:style-name="T15">NULL,</text:span></text:p>
      <text:p text:style-name="P5"><text:tab/>LastName <text:span text:style-name="T22">TEXT</text:span> <text:span text:style-name="T15">NOT</text:span> <text:span text:style-name="T15">NULL,</text:span></text:p>
      <text:p text:style-name="P5"><text:tab/>Salaray <text:span text:style-name="T22">REAL</text:span> <text:span text:style-name="T22">DEFAULT</text:span> 0<text:span text:style-name="T15">,</text:span></text:p>
      <text:p text:style-name="P5"><text:tab/>JobLevel <text:span text:style-name="T22">INT</text:span> <text:span text:style-name="T15">NULL);</text:span></text:p>
      <text:p text:style-name="P5"/>
      <text:p text:style-name="P5"><text:span text:style-name="T22">INSERT</text:span> <text:span text:style-name="T22">INTO</text:span> Employee<text:span text:style-name="T22"> </text:span><text:span text:style-name="T15">(</text:span>FirstName<text:span text:style-name="T15">,</text:span> LastName<text:span text:style-name="T15">)</text:span> <text:span text:style-name="T22">VALUES </text:span><text:span text:style-name="T15">(</text:span><text:span text:style-name="T36">'John'</text:span><text:span text:style-name="T15">,</text:span> <text:span text:style-name="T36">'Blacksmith'</text:span><text:span text:style-name="T15">),</text:span><text:span text:style-name="T22"> </text:span><text:span text:style-name="T15">(</text:span><text:span text:style-name="T36">'Lynda'</text:span><text:span text:style-name="T15">,</text:span> <text:span text:style-name="T36">'Cox'</text:span><text:span text:style-name="T15">),</text:span><text:span text:style-name="T22"> </text:span><text:span text:style-name="T15">(</text:span><text:span text:style-name="T36">'Aaron'</text:span><text:span text:style-name="T15">,</text:span> <text:span text:style-name="T36">'Anderson'</text:span><text:span text:style-name="T15">);</text:span></text:p>
      <text:p text:style-name="P5"><text:soft-page-break/><text:span text:style-name="T22">SELECT</text:span> <text:span text:style-name="T15">*</text:span> <text:span text:style-name="T22">FROM</text:span> Employee <text:span text:style-name="T22">ORDER</text:span> <text:span text:style-name="T22">BY</text:span> <text:span text:style-name="T8">CONVERT</text:span><text:span text:style-name="T15">(</text:span><text:span text:style-name="T22">VARCHAR</text:span><text:span text:style-name="T15">,</text:span> LastName<text:span text:style-name="T15">)</text:span> <text:span text:style-name="T22">ASC</text:span><text:span text:style-name="T15">;</text:span></text:p>
      <text:p text:style-name="P5"/>
      <text:p text:style-name="P6"><text:span text:style-name="T27">SELECT</text:span><text:span text:style-name="T1"> </text:span><text:span text:style-name="T21">*,</text:span><text:span text:style-name="T27"> </text:span><text:span text:style-name="T21">(</text:span><text:span text:style-name="T27">SELECT</text:span><text:span text:style-name="T1"> </text:span><text:span text:style-name="T14">COUNT</text:span><text:span text:style-name="T21">(*)</text:span><text:span text:style-name="T1"> </text:span><text:span text:style-name="T27">FROM</text:span><text:span text:style-name="T1"> Employee</text:span><text:span text:style-name="T21">)</text:span><text:span text:style-name="T1"> </text:span><text:span text:style-name="T27">AS</text:span><text:span text:style-name="T1"> </text:span><text:span text:style-name="T42">'Count*'</text:span><text:span text:style-name="T1"> </text:span><text:span text:style-name="T27">FROM</text:span><text:span text:style-name="T1"> Employee</text:span><text:span text:style-name="T21">;</text:span></text:p>
      <text:p text:style-name="P6"><text:span text:style-name="T27">SELECT</text:span><text:span text:style-name="T1"> </text:span><text:span text:style-name="T14">CONVERT</text:span><text:span text:style-name="T21">(</text:span><text:span text:style-name="T27">VARCHAR</text:span><text:span text:style-name="T21">,</text:span><text:span text:style-name="T1"> FirstName</text:span><text:span text:style-name="T21">)</text:span><text:span text:style-name="T1"> </text:span><text:span text:style-name="T21">+</text:span><text:span text:style-name="T1"> </text:span><text:span text:style-name="T42">' '</text:span><text:span text:style-name="T1"> </text:span><text:span text:style-name="T21">+</text:span><text:span text:style-name="T1"> </text:span><text:span text:style-name="T14">CONVERT</text:span><text:span text:style-name="T21">(</text:span><text:span text:style-name="T27">VARCHAR</text:span><text:span text:style-name="T21">,</text:span><text:span text:style-name="T1"> LastName</text:span><text:span text:style-name="T21">)</text:span><text:span text:style-name="T1"> </text:span><text:span text:style-name="T27">AS</text:span><text:span text:style-name="T1"> </text:span><text:span text:style-name="T42">'Full Name'</text:span><text:span text:style-name="T1"> </text:span><text:span text:style-name="T27">FROM</text:span><text:span text:style-name="T1"> Employee </text:span><text:span text:style-name="T27">WHERE</text:span><text:span text:style-name="T1"> </text:span><text:span text:style-name="T42">'Full Name'</text:span><text:span text:style-name="T1"> </text:span><text:span text:style-name="T21">LIKE</text:span><text:span text:style-name="T1"> </text:span><text:span text:style-name="T42">'%'</text:span><text:span text:style-name="T21">;</text:span></text:p>
      <text:p text:style-name="P91"/>
      <text:p text:style-name="P91"/>
      <text:p text:style-name="P91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rebuchet MS" svg:font-family="'Trebuchet MS'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36pt" fo:font-weight="bold" style:font-name-asian="Calibri1" style:font-family-asian="Calibri" style:font-family-generic-asian="system" style:font-pitch-asian="variable" style:font-size-asian="72pt" style:font-weight-asian="bold" style:font-name-complex="DejaVu Sans" style:font-family-complex="'DejaVu Sans'" style:font-family-generic-complex="system" style:font-pitch-complex="variable" style:font-size-complex="16pt"/>
    </style:style>
    <style:style style:name="_2e_LongTitle" style:display-name=".LongTitle" style:family="paragraph" style:parent-style-name="Standard" style:default-outline-level="">
      <style:paragraph-properties>
        <style:tab-stops>
          <style:tab-stop style:position="0.6898in"/>
        </style:tab-stops>
      </style:paragraph-properties>
      <style:text-properties fo:color="#00b0f0" loext:opacity="100%" style:font-name="Arial" fo:font-family="Arial" style:font-family-generic="roman" style:font-pitch="variable" fo:font-size="12pt" fo:language="en" fo:country="GB" fo:font-weight="bold" style:font-size-asian="12pt" style:font-weight-asian="bold"/>
    </style:style>
    <style:style style:name="_2e_MSAccess" style:display-name=".MSAccess" style:family="paragraph" style:parent-style-name="Standard" style:default-outline-level="">
      <loext:graphic-properties draw:fill="solid" draw:fill-color="#fbe4d5"/>
      <style:paragraph-properties fo:background-color="#fbe4d5" fo:padding-left="0.0555in" fo:padding-right="0.0555in" fo:padding-top="0.0138in" fo:padding-bottom="0.0138in" fo:border="0.51pt solid #bfbfbf">
        <style:tab-stops>
          <style:tab-stop style:position="0.6898in"/>
        </style:tab-stops>
      </style:paragraph-properties>
      <style:text-properties fo:color="#000000" loext:opacity="100%" style:font-name="Courier New1" fo:font-family="'Courier New'" style:font-family-generic="roman" style:font-pitch="variable" fo:font-size="9pt" fo:language="en" fo:country="US" style:font-size-asian="9pt" style:font-name-complex="Courier New2" style:font-family-complex="'Courier New'" style:font-family-generic-complex="system" style:font-pitch-complex="variable"/>
    </style:style>
    <style:style style:name="ORACLE" style:family="paragraph" style:parent-style-name="_2e_MSAccess" style:default-outline-level="">
      <loext:graphic-properties draw:fill="solid" draw:fill-color="#e3e8ed"/>
      <style:paragraph-properties fo:background-color="#e3e8ed" fo:padding-left="0.0555in" fo:padding-right="0.0555in" fo:padding-top="0.0138in" fo:padding-bottom="0.0138in" fo:border="1.5pt solid #ff5b5b"/>
      <style:text-properties fo:color="#262626" loext:opacity="100%" style:font-name="Consolas" fo:font-family="Consolas" style:font-family-generic="roman" style:font-pitch="variable" fo:font-size="10pt" style:font-size-asian="10pt"/>
    </style:style>
    <style:style style:name="NOTES" style:family="paragraph" style:parent-style-name="Standard" style:default-outline-level="">
      <loext:graphic-properties draw:fill="solid" draw:fill-color="#deeaf6"/>
      <style:paragraph-properties fo:background-color="#deeaf6" fo:padding-left="0.0555in" fo:padding-right="0.0555in" fo:padding-top="0.0138in" fo:padding-bottom="0.0138in" fo:border="2.24pt solid #595959"/>
      <style:text-properties fo:color="#595959" loext:opacity="100%" style:font-name="Consolas" fo:font-family="Consolas" style:font-family-generic="roman" style:font-pitch="variable" fo:font-size="10pt" fo:language="en" fo:country="US" fo:font-weight="bold" style:font-size-asian="10pt" style:font-weight-asian="bold"/>
    </style:style>
    <style:style style:name="LINK" style:family="paragraph" style:parent-style-name="NOTES" style:default-outline-level="">
      <loext:graphic-properties draw:fill="solid" draw:fill-color="#c5e0b3"/>
      <style:paragraph-properties fo:background-color="#c5e0b3" fo:padding-left="0.0555in" fo:padding-right="0.0555in" fo:padding-top="0.0138in" fo:padding-bottom="0.0138in" fo:border="2.24pt solid #385623"/>
      <style:text-properties fo:color="#2f5496" loext:opacity="100%" style:font-name="Arial" fo:font-family="Arial" style:font-family-generic="roman" style:font-pitch="variable"/>
    </style:style>
    <style:style style:name="_2e_Topic" style:display-name=".Topic" style:family="paragraph" style:parent-style-name="Standard" style:default-outline-level="">
      <style:text-properties fo:color="#2f5496" loext:opacity="100%" style:font-name="Trebuchet MS" fo:font-family="'Trebuchet MS'" style:font-family-generic="roman" style:font-pitch="variable" fo:font-size="16pt" fo:language="en" fo:country="GB" fo:font-weight="bold" style:font-size-asian="16pt" style:font-weight-asian="bold" style:font-name-complex="Courier New2" style:font-family-complex="'Courier New'" style:font-family-generic-complex="system" style:font-pitch-complex="variable" style:font-size-complex="9pt"/>
    </style:style>
    <style:style style:name="_2e_SQLite" style:display-name=".SQLite" style:family="paragraph" style:parent-style-name="Standard" style:default-outline-level="">
      <loext:graphic-properties draw:fill="solid" draw:fill-color="#ffffbd"/>
      <style:paragraph-properties fo:background-color="#ffffbd" fo:padding-left="0.0555in" fo:padding-right="0.0555in" fo:padding-top="0.0138in" fo:padding-bottom="0.0138in" fo:border="0.51pt solid #bfbfbf">
        <style:tab-stops>
          <style:tab-stop style:position="0.6898in"/>
        </style:tab-stops>
      </style:paragraph-properties>
      <style:text-properties fo:color="#000000" loext:opacity="100%" style:font-name="Courier New1" fo:font-family="'Courier New'" style:font-family-generic="roman" style:font-pitch="variable" fo:font-size="9pt" fo:language="en" fo:country="US" style:font-size-asian="9pt" style:font-name-complex="Courier New2" style:font-family-complex="'Courier New'" style:font-family-generic-complex="system" style:font-pitch-complex="variable"/>
    </style:style>
    <style:style style:name="_2e_Vocabulary" style:display-name=".Vocabulary" style:family="paragraph" style:parent-style-name="_2e_SQLite" style:default-outline-level="">
      <loext:graphic-properties draw:fill="solid" draw:fill-color="#ffffbd"/>
      <style:paragraph-properties fo:background-color="#ffffbd" fo:padding-left="0.0555in" fo:padding-right="0.0555in" fo:padding-top="0.0138in" fo:padding-bottom="0.0138in" fo:border="2.24pt solid #2f5496"/>
      <style:text-properties fo:color="#1f3864" loext:opacity="100%" style:font-name="Consolas" fo:font-family="Consolas" style:font-family-generic="roman" style:font-pitch="variable" fo:font-size="10pt" style:font-size-asian="10pt"/>
    </style:style>
    <style:style style:name="_2e_Tip_2f_Comment" style:display-name=".Tip/Comment" style:family="paragraph" style:parent-style-name="_2e_Topic" style:default-outline-level="">
      <style:paragraph-properties>
        <style:tab-stops>
          <style:tab-stop style:position="0.6898in"/>
        </style:tab-stops>
      </style:paragraph-properties>
      <style:text-properties fo:color="#bfbfbf" loext:opacity="100%" style:font-name="Calibri Light" fo:font-family="'Calibri Light'" style:font-family-generic="roman" style:font-pitch="variable" fo:font-size="14pt" fo:language="en" fo:country="US" fo:font-style="italic" style:font-size-asian="14pt" style:font-style-asian="italic"/>
    </style:style>
    <style:style style:name="TIP" style:family="paragraph" style:parent-style-name="_2e_Vocabulary" style:default-outline-level="">
      <loext:graphic-properties draw:fill="solid" draw:fill-color="#ffe599"/>
      <style:paragraph-properties fo:background-color="#ffe599" style:border-line-width="0.0071in 0.0071in 0.0071in" fo:padding-left="0.0555in" fo:padding-right="0.0555in" fo:padding-top="0.0138in" fo:padding-bottom="0.0138in" fo:border="1.5pt double #538135"/>
      <style:text-properties fo:color="#262626" loext:opacity="100%" style:font-name="Cambria" fo:font-family="Cambria" style:font-family-generic="roman" style:font-pitch="variable"/>
    </style:style>
    <style:style style:name="FRAME1" style:family="paragraph" style:parent-style-name="Standard" style:default-outline-level="">
      <loext:graphic-properties draw:fill="solid" draw:fill-color="#f2f2f2"/>
      <style:paragraph-properties fo:background-color="#f2f2f2" fo:padding-left="0.0555in" fo:padding-right="0.0555in" fo:padding-top="0.0138in" fo:padding-bottom="0.0138in" fo:border="0.74pt solid #a6a6a6" style:shadow="#000000 0.0102in 0.0102in">
        <style:tab-stops>
          <style:tab-stop style:position="0.6898in"/>
        </style:tab-stops>
      </style:paragraph-properties>
      <style:text-properties fo:color="#7f7f7f" loext:opacity="100%" style:font-name="Trebuchet MS" fo:font-family="'Trebuchet MS'" style:font-family-generic="roman" style:font-pitch="variable" fo:language="en" fo:country="US" style:font-name-complex="Courier New2" style:font-family-complex="'Courier New'" style:font-family-generic-complex="system" style:font-pitch-complex="variable"/>
    </style:style>
    <style:style style:name="Exercise" style:family="paragraph" style:parent-style-name="_2e_SQLite" style:default-outline-level="">
      <loext:graphic-properties draw:fill="solid" draw:fill-color="#ffffe7"/>
      <style:paragraph-properties fo:background-color="#ffffe7"/>
      <style:text-properties fo:color="#595959" loext:opacity="100%" fo:font-size="8pt" style:font-size-asian="8pt"/>
    </style:style>
    <style:style style:name="ERROR" style:family="paragraph" style:parent-style-name="Standard" style:default-outline-level="">
      <loext:graphic-properties draw:fill="solid" draw:fill-color="#d9d9d9"/>
      <style:paragraph-properties fo:background-color="#d9d9d9"/>
      <style:text-properties fo:color="#ff0000" loext:opacity="100%" style:font-name="Courier New1" fo:font-family="'Courier New'" style:font-family-generic="roman" style:font-pitch="variable" fo:font-size="9pt" style:font-size-asian="9pt"/>
    </style:style>
    <style:style style:name="_2e_SQL_20_Server-" style:display-name=".SQL Server-" style:family="paragraph" style:parent-style-name="ERROR" style:default-outline-level="">
      <loext:graphic-properties draw:fill="solid" draw:fill-color="#d9e2f3"/>
      <style:paragraph-properties fo:background-color="#d9e2f3" fo:padding-left="0.0555in" fo:padding-right="0.0555in" fo:padding-top="0.0138in" fo:padding-bottom="0.0138in" fo:border="0.74pt solid #7f7f7f"/>
      <style:text-properties fo:color="#000000" loext:opacity="100%" style:font-name="Consolas" fo:font-family="Consolas" style:font-family-generic="roman" style:font-pitch="variable" fo:language="en" fo:country="US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text-align="center" style:justify-single-word="false" fo:keep-together="always" fo:background-color="#deeaf6" fo:keep-with-next="always"/>
      <style:text-properties fo:color="#2f5496" loext:opacity="100%" style:font-name="Trebuchet MS" fo:font-family="'Trebuchet MS'" style:font-family-generic="roman" style:font-pitch="variable" fo:font-size="30pt" fo:font-weight="bold" style:font-name-asian="Calibri1" style:font-family-asian="Calibri" style:font-family-generic-asian="system" style:font-pitch-asian="variable" style:font-size-asian="30pt" style:font-weight-asian="bold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structs" style:family="paragraph" style:parent-style-name="No_20_Spacing" style:default-outline-level="">
      <style:text-properties fo:color="#7f7f7f" loext:opacity="100%" style:font-name="Trebuchet MS" fo:font-family="'Trebuchet MS'" style:font-family-generic="roman" style:font-pitch="variable" fo:font-size="14pt" fo:language="en" fo:country="GB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0pt" fo:letter-spacing="-0.0071in" style:letter-kerning="true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8pt"/>
    </style:style>
    <style:style style:name="GreenTopics" style:family="paragraph" style:parent-style-name="_2e_Topic" style:default-outline-level="">
      <style:text-properties fo:color="#00b050" loext:opacity="100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453in" fo:margin-bottom="0.3764in" fo:margin-left="0.4736in" fo:margin-right="0.417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8:21:54.940503839</meta:creation-date>
    <dc:date>2022-11-22T14:59:15.646347648</dc:date>
    <meta:editing-duration>P1DT9H13M15S</meta:editing-duration>
    <meta:editing-cycles>79</meta:editing-cycles>
    <meta:generator>LibreOffice/7.3.7.2$Linux_X86_64 LibreOffice_project/30$Build-2</meta:generator>
    <meta:document-statistic meta:table-count="0" meta:image-count="0" meta:object-count="0" meta:page-count="62" meta:paragraph-count="2453" meta:word-count="15330" meta:character-count="106197" meta:non-whitespace-character-count="92344"/>
  </office:meta>
</office:document-meta>
</file>